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media/image3.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440">
      <style:graphic-properties fo:wrap-option="wrap" fo:padding-top="0.05in" fo:padding-bottom="0.05in" fo:padding-left="0.1in" fo:padding-right="0.1in" draw:textarea-vertical-align="middle" draw:textarea-horizontal-align="center" draw:fill="gradient" draw:fill-gradient-name="a439" draw:stroke="none" draw:auto-grow-width="false" draw:auto-grow-height="false" style:protect="position size"/>
      <style:paragraph-properties style:font-independent-line-spacing="true" style:writing-mode="lr-tb"/>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05in" fo:padding-bottom="0.05in" fo:padding-left="0.1in" fo:padding-right="0.1in" draw:textarea-vertical-align="middle" draw:textarea-horizontal-align="center" draw:fill="gradient" draw:fill-gradient-name="a443" draw:stroke="none" draw:auto-grow-width="false" draw:auto-grow-height="false" style:protect="position size"/>
      <style:paragraph-properties style:font-independent-line-spacing="true" style:writing-mode="lr-tb"/>
    </style:style>
    <style:style style:family="presentation" style:name="a445">
      <style:graphic-properties draw:fill="none" fo:clip="rect(0in, 0.19217in, 0in, 0in)" draw:stroke="none"/>
    </style:style>
    <style:style style:family="drawing-page" style:name="a38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411">
      <style:graphic-properties fo:wrap-option="wrap" fo:padding-top="0.05in" fo:padding-bottom="0.05in" fo:padding-left="0.1in" fo:padding-right="0.1in" draw:textarea-vertical-align="middle" draw:textarea-horizontal-align="center" draw:fill="solid" draw:fill-color="#ffffff" draw:opacity="14%" draw:stroke="none" draw:shadow="visible" draw:shadow-offset-x="0in" draw:shadow-offset-y="-0.16667in" draw:shadow-color="#000000" draw:shadow-opacity="10%" draw:auto-grow-width="false" draw:auto-grow-height="false"/>
      <style:paragraph-properties style:font-independent-line-spacing="true" style:writing-mode="lr-tb"/>
    </style:style>
    <style:style style:family="graphic" style:name="a384">
      <style:graphic-properties style:protect="position size"/>
    </style:style>
    <style:style style:family="drawing-page" style:name="a41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Calibri Light" fo:font-size="1in" style:font-size-asian="1in" style:font-size-complex="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1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05in" fo:padding-bottom="0.05in" fo:padding-left="0.1in" fo:padding-right="0.1in" draw:textarea-vertical-align="middle" draw:textarea-horizontal-align="center" draw:fill="gradient" draw:fill-gradient-name="a418" draw:stroke="none" draw:auto-grow-width="false" draw:auto-grow-height="false" style:protect="position size"/>
      <style:paragraph-properties style:font-independent-line-spacing="true" style:writing-mode="lr-tb"/>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3">
      <style:graphic-properties fo:wrap-option="wrap" fo:padding-top="0.05in" fo:padding-bottom="0.05in" fo:padding-left="0.1in" fo:padding-right="0.1in" draw:textarea-vertical-align="middle" draw:textarea-horizontal-align="center" draw:fill="gradient" draw:fill-gradient-name="a422" draw:stroke="none" draw:auto-grow-width="false" draw:auto-grow-height="false" style:protect="position size"/>
      <style:paragraph-properties style:font-independent-line-spacing="true" style:writing-mode="lr-tb"/>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graphic-properties fo:wrap-option="wrap" fo:padding-top="0.05in" fo:padding-bottom="0.05in" fo:padding-left="0.1in" fo:padding-right="0.1in" draw:textarea-vertical-align="middle" draw:textarea-horizontal-align="center" draw:fill="gradient" draw:fill-gradient-name="a426" draw:stroke="none" draw:auto-grow-width="false" draw:auto-grow-height="false" style:protect="position size"/>
      <style:paragraph-properties style:font-independent-line-spacing="true" style:writing-mode="lr-tb"/>
    </style:style>
    <style:style style:family="presentation" style:name="a428">
      <style:graphic-properties draw:fill="none" fo:clip="rect(0in, 0in, 0.08181in, 0in)" draw:stroke="none"/>
    </style:style>
    <style:style style:family="drawing-page" style:name="a42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05in" fo:padding-bottom="0.05in" fo:padding-left="0.1in" fo:padding-right="0.1in" draw:textarea-vertical-align="middle" draw:textarea-horizontal-align="center" draw:fill="gradient" draw:fill-gradient-name="a435" draw:stroke="none" draw:auto-grow-width="false" draw:auto-grow-height="false" style:protect="position size"/>
      <style:paragraph-properties style:font-independent-line-spacing="true" style:writing-mode="lr-tb"/>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6667in" draw:shadow-color="#000000" draw:shadow-opacity="10%" draw:auto-grow-width="false" draw:auto-grow-height="false"/>
      <style:paragraph-properties style:font-independent-line-spacing="true" style:writing-mode="lr-tb"/>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fo:wrap-option="wrap" fo:padding-top="0.05in" fo:padding-bottom="0.05in" fo:padding-left="0.1in" fo:padding-right="0.1in" draw:textarea-vertical-align="middle" draw:textarea-horizontal-align="center" draw:fill="bitmap" draw:fill-image-name="a404" style:repeat="repeat" draw:fill-image-width="1.70667in" draw:fill-image-height="1.70667in" draw:fill-image-ref-point="top-left" draw:opacity="57%" draw:stroke="none" draw:shadow="visible" draw:shadow-offset-x="0in" draw:shadow-offset-y="-0.16667in" draw:shadow-color="#000000" draw:shadow-opacity="10%" draw:auto-grow-width="false" draw:auto-grow-height="false"/>
      <style:paragraph-properties style:font-independent-line-spacing="true" style:writing-mode="lr-tb"/>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05in" fo:padding-bottom="0.05in" fo:padding-left="0.1in" fo:padding-right="0.1in" draw:textarea-vertical-align="middle" draw:textarea-horizontal-align="center" draw:fill="solid" draw:fill-color="#000000" draw:opacity="100%" draw:stroke="none" draw:shadow="visible" draw:shadow-offset-x="0in" draw:shadow-offset-y="-0.16667in" draw:shadow-color="#000000" draw:shadow-opacity="10%" draw:auto-grow-width="false" draw:auto-grow-height="false"/>
      <style:paragraph-properties style:font-independent-line-spacing="true" style:writing-mode="lr-tb"/>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presentation>
      <draw:page draw:name="Slide1" draw:style-name="a380" draw:master-page-name="Master1-Layout1-title-Rubrikbild" presentation:presentation-page-layout-name="Master1-PPL1" draw:id="Slide-256">
        <draw:custom-shape svg:x="0in" svg:y="0in" svg:width="13.33333in" svg:height="7.5in" draw:id="id63" draw:style-name="a383" draw:name="Rectangle 7">
          <svg:title/>
          <svg:desc/>
          <text:p text:style-name="a382" text:class-names="" text:cond-style-name=""><text:span text:style-name="a381" text:class-names=""/></text:p>
          <draw:enhanced-geometry xmlns:dr3d="urn:oasis:names:tc:opendocument:xmlns:dr3d:1.0" draw:type="non-primitive" svg:viewBox="0 0 21600 21600" draw:enhanced-path="M 0 0 L 21600 0 21600 21600 0 21600 Z N"/>
        </draw:custom-shape>
        <draw:g draw:name="Group 9" draw:id="id64" draw:style-name="a384">
          <svg:title/>
          <svg:desc/>
          <draw:g draw:name="Group 10" draw:id="id67">
            <svg:title/>
            <svg:desc/>
            <draw:custom-shape svg:x="0in" svg:y="4.02636in" svg:width="13.33333in" svg:height="3.47364in" draw:id="id71" draw:style-name="a408" draw:name="Freeform: Shape 14">
              <svg:title/>
              <svg:desc/>
              <text:p text:style-name="a407" text:class-names="" text:cond-style-name=""><text:span text:style-name="a406" text:class-names=""/></text:p>
              <draw:enhanced-geometry xmlns:dr3d="urn:oasis:names:tc:opendocument:xmlns:dr3d:1.0" draw:type="non-primitive" svg:viewBox="0 0 12192000 3176298" draw:enhanced-path="M 12192000 0 L 12192000 3176298 0 3176298 0 2264980 544 2264980 544 2392219 61197 2387448 C 80794 2382137 99990 2374707 119613 2369945 137898 2365563 155046 2355466 172384 2347084 205529 2331082 240965 2341178 274873 2336988 285732 2335653 296590 2334130 307259 2331461 336408 2324413 366127 2318317 394511 2308601 426709 2297743 457572 2283264 494337 2268213 507102 2272024 526724 2282312 546917 2283264 611880 2286503 672650 2268786 730754 2240780 748471 2232399 767524 2226874 785432 2218682 791717 2215826 799909 2209730 801053 2204013 807719 2170866 832486 2171436 858205 2169532 888877 2167247 919165 2161912 949646 2157340 953648 2156768 957266 2152768 960887 2150099 966411 2146099 971554 2140003 977653 2138480 1008894 2131049 1040327 2124763 1071762 2117905 1078810 2116380 1086048 2114476 1092527 2111428 1098623 2108570 1103767 2103616 1109865 2100568 1126437 2092378 1143394 2084757 1162823 2075613 1173681 2092757 1188354 2083041 1206641 2074851 1225310 2066468 1246837 2063801 1267411 2060753 1305132 2055228 1343044 2051799 1380762 2046847 1388765 2045703 1397909 2043608 1404006 2038844 1445725 2006839 1496403 1997887 1544598 2000932 1582510 2003220 1619658 2004935 1657188 2001697 1660046 2001505 1663856 2001887 1665950 2003411 1678904 2013507 1692431 2014269 1709006 2015983 1732439 2018461 1753965 2016745 1775684 2012555 1791496 2009507 1807497 2003220 1821596 1995218 1841216 1983978 1860079 1979597 1878748 1994457 1898940 2010269 1921800 2004745 1944092 2005315 1953806 2005507 1964094 2005124 1973429 2007601 2000479 2014651 2026581 2025320 2054013 2030082 2069254 2032747 2086208 2027986 2102021 2024557 2118023 2020937 2133834 2015413 2149267 2009697 2159743 2005887 2171173 2002267 2179556 1995409 2198608 1979788 2218229 1977120 2240710 1985312 2244137 1986647 2248138 1986647 2251948 1986836 2312915 1990836 2373874 1993314 2434456 1999410 2459029 2001887 2482652 2012745 2506847 2019603 2511800 2020937 2517327 2023033 2522279 2022080 2576191 2012555 2626677 2026461 2676398 2044751 2681540 2046656 2687827 2046084 2693543 2045703 2709548 2044370 2726882 2037701 2741360 2041701 2779842 2052753 2817943 2066087 2854140 2082851 2890910 2099805 2925008 2114095 2967110 2096949 2985016 2089709 3008639 2094853 3029216 2096757 3044264 2098282 3058743 2106856 3073604 2106856 3113231 2106856 3148472 2116953 3182763 2137527 3196102 2145528 3216867 2140193 3234202 2142289 3252492 2144765 3271348 2147051 3288877 2152578 3334216 2167056 3378986 2183439 3424135 2198680 3461282 2211253 3497862 2201347 3534629 2196013 3557682 2192583 3579206 2184391 3605116 2196583 3629882 2208205 3661315 2205537 3689131 2211824 3712565 2217157 3735231 2225732 3757902 2234114 3788766 2245545 3819245 2257545 3852966 2251831 3891259 2245353 3917546 2269738 3947648 2285932 3968414 2296980 3991083 2305172 4013753 2312031 4044043 2320985 4075285 2326320 4105766 2335082 4151870 2348226 4198546 2358514 4246551 2351274 4268649 2348036 4289227 2348226 4311323 2352991 4347518 2360801 4384668 2361753 4413817 2390899 4424104 2401188 4442581 2403853 4457632 2409188 4474969 2415476 4487731 2412236 4497068 2393947 4501257 2385757 4513260 2377755 4522596 2376421 4550599 2372421 4576318 2378327 4603368 2391282 4628705 2403474 4660331 2402140 4689098 2406903 4699289 2408618 4709482 2411237 4719697 2413428 L 4726469 2414298 4785776 2414298 4788661 2414047 C 4801401 2412237 4814166 2410142 4827024 2408999 4847027 2407095 4867412 2407856 4887415 2405570 4903799 2403853 4919991 2399474 4936184 2395853 4942089 2394520 4947996 2389376 4953328 2390138 5006292 2398330 5044391 2361753 5089162 2345560 5136216 2328413 5181748 2302124 5234326 2309935 5266141 2314697 5296812 2325747 5328438 2332416 5339677 2334701 5352250 2334320 5363491 2332034 5417784 2321555 5471316 2320032 5524660 2337178 5533802 2340036 5543518 2342701 5553045 2342701 5605244 2342701 5656488 2338701 5706401 2320032 5723166 2313745 5743551 2317745 5762029 2316221 5779174 2314889 5796702 2314317 5813276 2309935 5837472 2303459 5859949 2302697 5884906 2308411 5908719 2313745 5934438 2311079 5959204 2311269 5986828 2311459 6014449 2311649 6042072 2310697 6053124 2310317 6065695 2302697 6074842 2305745 6104368 2316031 6133897 2303649 6163425 2309172 6177905 2312031 6194288 2304220 6209909 2303459 6235437 2302124 6260964 2302697 6286493 2302315 6294876 2302124 6303068 2301362 6311449 2300980 6318880 2300601 6326691 2298887 6333739 2300218 6359268 2304983 6384414 2312793 6410131 2315841 6432420 2318507 6455472 2314889 6477951 2316793 6517576 2320032 6557201 2325747 6596828 2329368 6605401 2330130 6614353 2325365 6623118 2324985 6650551 2324033 6677984 2323841 6705417 2323272 6721038 2323080 6736851 2323651 6752283 2321937 6772665 2319651 6791144 2316221 6810195 2331082 6839534 2354132 6876872 2345178 6910782 2350512 6919547 2351847 6928501 2352036 6937263 2353561 6953457 2356418 6969457 2359657 6985653 2362897 6988509 2363467 6991747 2363659 6994415 2364611 7018991 2372611 7043184 2381755 7068141 2388234 7080334 2391472 7093860 2391853 7106432 2390138 7143199 2385185 7179587 2383089 7216547 2390330 7231214 2393186 7247599 2388424 7263220 2386709 7300559 2382137 7337899 2377183 7375428 2372803 7398860 2370135 7422483 2368611 7445916 2365945 7472967 2362705 7499828 2357753 7526880 2355084 7557742 2352036 7588795 2351466 7619655 2348226 7676047 2341940 7732247 2334509 7788636 2327461 7843311 2320603 7897987 2314507 7952280 2305935 7975142 2302315 7996859 2292408 8019339 2286884 8058774 2277357 8098590 2269357 8137835 2259832 8155359 2255641 8172124 2248593 8189651 2243639 8230992 2232208 8272903 2222874 8313671 2209920 8362822 2194297 8411019 2175439 8459979 2158864 8478269 2152578 8497511 2148957 8516369 2144003 8563425 2131431 8610288 2118095 8657726 2106284 8675253 2101901 8693731 2102284 8711448 2098664 8732023 2094472 8752407 2089138 8772219 2082280 8796985 2073707 8820990 2062659 8845565 2053705 8886142 2039034 8926911 2024557 8967871 2011221 8983301 2006268 9000257 2005697 9015878 2001124 9088840 1979597 9161805 1957880 9234579 1935209 9272298 1923399 9308875 1908538 9346597 1896917 9369267 1889869 9393650 1887773 9416321 1880724 9437278 1874247 9456709 1863578 9477283 1856149 9540152 1833097 9603971 1811953 9666265 1787186 9696749 1775183 9725323 1757849 9754088 1741464 9802858 1713841 9850865 1685074 9899446 1656880 9935832 1635924 9968027 1611347 9993175 1576487 10004797 1560484 10024990 1546768 10044230 1540480 10078713 1529241 10104430 1507522 10131863 1485613 10166536 1457801 10203304 1431509 10242357 1410555 10280840 1389980 10324086 1378549 10363709 1359499 10386952 1348259 10407146 1330353 10428291 1314920 10449438 1299489 10470394 1283486 10490969 1267104 10502208 1258149 10511734 1246909 10523354 1238337 10545263 1222334 10569075 1208808 10590031 1191664 10610225 1175089 10633467 1166707 10656519 1156038 10674046 1148036 10686617 1130320 10703573 1120603 10727767 1106697 10746246 1089553 10764534 1067643 10785111 1043068 10820162 1029732 10850453 1014301 10876171 1001157 10906081 995632 10929704 980201 10946279 969342 10958661 948957 10967423 930289 10987046 887995 11021146 861897 11058869 838084 11097350 813699 11133927 786836 11172600 762834 11211843 738638 11243658 706443 11275283 673676 11288238 660150 11305192 650434 11320623 639195 11338339 626241 11355296 611953 11374346 601664 11398160 588709 11424069 579757 11448453 567755 11476838 553657 11505795 539750 11532275 522605 11545039 514413 11553613 499363 11562947 486598 11599714 436305 11635529 385441 11672489 335337 11712304 281424 11763931 241608 11821656 207889 11877664 175312 11931195 138734 11986443 104824 11998443 97395 12013114 94347 12026448 88821 12072360 69580 12118083 50147 12160947 28621 L 12192000 0 Z N" draw:text-areas="?f664 ?f666 ?f665 ?f667" draw:glue-points="?f336 ?f337 ?f336 ?f338 ?f339 ?f338 ?f339 ?f340 ?f341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2 ?f484 ?f485 ?f486 ?f487 ?f488 ?f489 ?f490 ?f491 ?f492 ?f493 ?f494 ?f495 ?f496 ?f497 ?f498 ?f499 ?f500 ?f501 ?f502 ?f503 ?f504 ?f505 ?f506 ?f507 ?f508 ?f509 ?f510 ?f497 ?f511 ?f512 ?f513 ?f514 ?f515 ?f516 ?f517 ?f518 ?f519 ?f520 ?f521 ?f522 ?f523 ?f524 ?f525 ?f526 ?f527 ?f528 ?f529 ?f530 ?f531 ?f532 ?f533 ?f534 ?f535 ?f536 ?f537 ?f538 ?f539 ?f540 ?f541 ?f542 ?f543 ?f544 ?f545 ?f546 ?f547 ?f548 ?f549 ?f550 ?f551 ?f552 ?f553 ?f49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336 ?f33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3176298"/>
                <draw:equation draw:name="f8" draw:formula="12192000 * ?f5 / 12192000"/>
                <draw:equation draw:name="f9" draw:formula="0 * ?f4 / 3176298"/>
                <draw:equation draw:name="f10" draw:formula="3176298 * ?f4 / 3176298"/>
                <draw:equation draw:name="f11" draw:formula="0 * ?f5 / 12192000"/>
                <draw:equation draw:name="f12" draw:formula="2264980 * ?f4 / 3176298"/>
                <draw:equation draw:name="f13" draw:formula="544 * ?f5 / 12192000"/>
                <draw:equation draw:name="f14" draw:formula="2392219 * ?f4 / 3176298"/>
                <draw:equation draw:name="f15" draw:formula="61197 * ?f5 / 12192000"/>
                <draw:equation draw:name="f16" draw:formula="2387448 * ?f4 / 3176298"/>
                <draw:equation draw:name="f17" draw:formula="119613 * ?f5 / 12192000"/>
                <draw:equation draw:name="f18" draw:formula="2369945 * ?f4 / 3176298"/>
                <draw:equation draw:name="f19" draw:formula="172384 * ?f5 / 12192000"/>
                <draw:equation draw:name="f20" draw:formula="2347084 * ?f4 / 3176298"/>
                <draw:equation draw:name="f21" draw:formula="274873 * ?f5 / 12192000"/>
                <draw:equation draw:name="f22" draw:formula="2336988 * ?f4 / 3176298"/>
                <draw:equation draw:name="f23" draw:formula="307259 * ?f5 / 12192000"/>
                <draw:equation draw:name="f24" draw:formula="2331461 * ?f4 / 3176298"/>
                <draw:equation draw:name="f25" draw:formula="394511 * ?f5 / 12192000"/>
                <draw:equation draw:name="f26" draw:formula="2308601 * ?f4 / 3176298"/>
                <draw:equation draw:name="f27" draw:formula="494337 * ?f5 / 12192000"/>
                <draw:equation draw:name="f28" draw:formula="2268213 * ?f4 / 3176298"/>
                <draw:equation draw:name="f29" draw:formula="546917 * ?f5 / 12192000"/>
                <draw:equation draw:name="f30" draw:formula="2283264 * ?f4 / 3176298"/>
                <draw:equation draw:name="f31" draw:formula="730754 * ?f5 / 12192000"/>
                <draw:equation draw:name="f32" draw:formula="2240780 * ?f4 / 3176298"/>
                <draw:equation draw:name="f33" draw:formula="785432 * ?f5 / 12192000"/>
                <draw:equation draw:name="f34" draw:formula="2218682 * ?f4 / 3176298"/>
                <draw:equation draw:name="f35" draw:formula="801053 * ?f5 / 12192000"/>
                <draw:equation draw:name="f36" draw:formula="2204013 * ?f4 / 3176298"/>
                <draw:equation draw:name="f37" draw:formula="858205 * ?f5 / 12192000"/>
                <draw:equation draw:name="f38" draw:formula="2169532 * ?f4 / 3176298"/>
                <draw:equation draw:name="f39" draw:formula="949646 * ?f5 / 12192000"/>
                <draw:equation draw:name="f40" draw:formula="2157340 * ?f4 / 3176298"/>
                <draw:equation draw:name="f41" draw:formula="960887 * ?f5 / 12192000"/>
                <draw:equation draw:name="f42" draw:formula="2150099 * ?f4 / 3176298"/>
                <draw:equation draw:name="f43" draw:formula="977653 * ?f5 / 12192000"/>
                <draw:equation draw:name="f44" draw:formula="2138480 * ?f4 / 3176298"/>
                <draw:equation draw:name="f45" draw:formula="1071762 * ?f5 / 12192000"/>
                <draw:equation draw:name="f46" draw:formula="2117905 * ?f4 / 3176298"/>
                <draw:equation draw:name="f47" draw:formula="1092527 * ?f5 / 12192000"/>
                <draw:equation draw:name="f48" draw:formula="2111428 * ?f4 / 3176298"/>
                <draw:equation draw:name="f49" draw:formula="1109865 * ?f5 / 12192000"/>
                <draw:equation draw:name="f50" draw:formula="2100568 * ?f4 / 3176298"/>
                <draw:equation draw:name="f51" draw:formula="1162823 * ?f5 / 12192000"/>
                <draw:equation draw:name="f52" draw:formula="2075613 * ?f4 / 3176298"/>
                <draw:equation draw:name="f53" draw:formula="1206641 * ?f5 / 12192000"/>
                <draw:equation draw:name="f54" draw:formula="2074851 * ?f4 / 3176298"/>
                <draw:equation draw:name="f55" draw:formula="1267411 * ?f5 / 12192000"/>
                <draw:equation draw:name="f56" draw:formula="2060753 * ?f4 / 3176298"/>
                <draw:equation draw:name="f57" draw:formula="1380762 * ?f5 / 12192000"/>
                <draw:equation draw:name="f58" draw:formula="2046847 * ?f4 / 3176298"/>
                <draw:equation draw:name="f59" draw:formula="1404006 * ?f5 / 12192000"/>
                <draw:equation draw:name="f60" draw:formula="2038844 * ?f4 / 3176298"/>
                <draw:equation draw:name="f61" draw:formula="1544598 * ?f5 / 12192000"/>
                <draw:equation draw:name="f62" draw:formula="2000932 * ?f4 / 3176298"/>
                <draw:equation draw:name="f63" draw:formula="1657188 * ?f5 / 12192000"/>
                <draw:equation draw:name="f64" draw:formula="2001697 * ?f4 / 3176298"/>
                <draw:equation draw:name="f65" draw:formula="1665950 * ?f5 / 12192000"/>
                <draw:equation draw:name="f66" draw:formula="2003411 * ?f4 / 3176298"/>
                <draw:equation draw:name="f67" draw:formula="1709006 * ?f5 / 12192000"/>
                <draw:equation draw:name="f68" draw:formula="2015983 * ?f4 / 3176298"/>
                <draw:equation draw:name="f69" draw:formula="1775684 * ?f5 / 12192000"/>
                <draw:equation draw:name="f70" draw:formula="2012555 * ?f4 / 3176298"/>
                <draw:equation draw:name="f71" draw:formula="1821596 * ?f5 / 12192000"/>
                <draw:equation draw:name="f72" draw:formula="1995218 * ?f4 / 3176298"/>
                <draw:equation draw:name="f73" draw:formula="1878748 * ?f5 / 12192000"/>
                <draw:equation draw:name="f74" draw:formula="1994457 * ?f4 / 3176298"/>
                <draw:equation draw:name="f75" draw:formula="1944092 * ?f5 / 12192000"/>
                <draw:equation draw:name="f76" draw:formula="2005315 * ?f4 / 3176298"/>
                <draw:equation draw:name="f77" draw:formula="1973429 * ?f5 / 12192000"/>
                <draw:equation draw:name="f78" draw:formula="2007601 * ?f4 / 3176298"/>
                <draw:equation draw:name="f79" draw:formula="2054013 * ?f5 / 12192000"/>
                <draw:equation draw:name="f80" draw:formula="2030082 * ?f4 / 3176298"/>
                <draw:equation draw:name="f81" draw:formula="2102021 * ?f5 / 12192000"/>
                <draw:equation draw:name="f82" draw:formula="2024557 * ?f4 / 3176298"/>
                <draw:equation draw:name="f83" draw:formula="2149267 * ?f5 / 12192000"/>
                <draw:equation draw:name="f84" draw:formula="2009697 * ?f4 / 3176298"/>
                <draw:equation draw:name="f85" draw:formula="2179556 * ?f5 / 12192000"/>
                <draw:equation draw:name="f86" draw:formula="1995409 * ?f4 / 3176298"/>
                <draw:equation draw:name="f87" draw:formula="2240710 * ?f5 / 12192000"/>
                <draw:equation draw:name="f88" draw:formula="1985312 * ?f4 / 3176298"/>
                <draw:equation draw:name="f89" draw:formula="2251948 * ?f5 / 12192000"/>
                <draw:equation draw:name="f90" draw:formula="1986836 * ?f4 / 3176298"/>
                <draw:equation draw:name="f91" draw:formula="2434456 * ?f5 / 12192000"/>
                <draw:equation draw:name="f92" draw:formula="1999410 * ?f4 / 3176298"/>
                <draw:equation draw:name="f93" draw:formula="2506847 * ?f5 / 12192000"/>
                <draw:equation draw:name="f94" draw:formula="2019603 * ?f4 / 3176298"/>
                <draw:equation draw:name="f95" draw:formula="2522279 * ?f5 / 12192000"/>
                <draw:equation draw:name="f96" draw:formula="2022080 * ?f4 / 3176298"/>
                <draw:equation draw:name="f97" draw:formula="2676398 * ?f5 / 12192000"/>
                <draw:equation draw:name="f98" draw:formula="2044751 * ?f4 / 3176298"/>
                <draw:equation draw:name="f99" draw:formula="2693543 * ?f5 / 12192000"/>
                <draw:equation draw:name="f100" draw:formula="2045703 * ?f4 / 3176298"/>
                <draw:equation draw:name="f101" draw:formula="2741360 * ?f5 / 12192000"/>
                <draw:equation draw:name="f102" draw:formula="2041701 * ?f4 / 3176298"/>
                <draw:equation draw:name="f103" draw:formula="2854140 * ?f5 / 12192000"/>
                <draw:equation draw:name="f104" draw:formula="2082851 * ?f4 / 3176298"/>
                <draw:equation draw:name="f105" draw:formula="2967110 * ?f5 / 12192000"/>
                <draw:equation draw:name="f106" draw:formula="2096949 * ?f4 / 3176298"/>
                <draw:equation draw:name="f107" draw:formula="3029216 * ?f5 / 12192000"/>
                <draw:equation draw:name="f108" draw:formula="2096757 * ?f4 / 3176298"/>
                <draw:equation draw:name="f109" draw:formula="3073604 * ?f5 / 12192000"/>
                <draw:equation draw:name="f110" draw:formula="2106856 * ?f4 / 3176298"/>
                <draw:equation draw:name="f111" draw:formula="3182763 * ?f5 / 12192000"/>
                <draw:equation draw:name="f112" draw:formula="2137527 * ?f4 / 3176298"/>
                <draw:equation draw:name="f113" draw:formula="3234202 * ?f5 / 12192000"/>
                <draw:equation draw:name="f114" draw:formula="2142289 * ?f4 / 3176298"/>
                <draw:equation draw:name="f115" draw:formula="3288877 * ?f5 / 12192000"/>
                <draw:equation draw:name="f116" draw:formula="2152578 * ?f4 / 3176298"/>
                <draw:equation draw:name="f117" draw:formula="3424135 * ?f5 / 12192000"/>
                <draw:equation draw:name="f118" draw:formula="2198680 * ?f4 / 3176298"/>
                <draw:equation draw:name="f119" draw:formula="3534629 * ?f5 / 12192000"/>
                <draw:equation draw:name="f120" draw:formula="2196013 * ?f4 / 3176298"/>
                <draw:equation draw:name="f121" draw:formula="3605116 * ?f5 / 12192000"/>
                <draw:equation draw:name="f122" draw:formula="2196583 * ?f4 / 3176298"/>
                <draw:equation draw:name="f123" draw:formula="3689131 * ?f5 / 12192000"/>
                <draw:equation draw:name="f124" draw:formula="2211824 * ?f4 / 3176298"/>
                <draw:equation draw:name="f125" draw:formula="3757902 * ?f5 / 12192000"/>
                <draw:equation draw:name="f126" draw:formula="2234114 * ?f4 / 3176298"/>
                <draw:equation draw:name="f127" draw:formula="3852966 * ?f5 / 12192000"/>
                <draw:equation draw:name="f128" draw:formula="2251831 * ?f4 / 3176298"/>
                <draw:equation draw:name="f129" draw:formula="3947648 * ?f5 / 12192000"/>
                <draw:equation draw:name="f130" draw:formula="2285932 * ?f4 / 3176298"/>
                <draw:equation draw:name="f131" draw:formula="4013753 * ?f5 / 12192000"/>
                <draw:equation draw:name="f132" draw:formula="2312031 * ?f4 / 3176298"/>
                <draw:equation draw:name="f133" draw:formula="4105766 * ?f5 / 12192000"/>
                <draw:equation draw:name="f134" draw:formula="2335082 * ?f4 / 3176298"/>
                <draw:equation draw:name="f135" draw:formula="4246551 * ?f5 / 12192000"/>
                <draw:equation draw:name="f136" draw:formula="2351274 * ?f4 / 3176298"/>
                <draw:equation draw:name="f137" draw:formula="4311323 * ?f5 / 12192000"/>
                <draw:equation draw:name="f138" draw:formula="2352991 * ?f4 / 3176298"/>
                <draw:equation draw:name="f139" draw:formula="4413817 * ?f5 / 12192000"/>
                <draw:equation draw:name="f140" draw:formula="2390899 * ?f4 / 3176298"/>
                <draw:equation draw:name="f141" draw:formula="4457632 * ?f5 / 12192000"/>
                <draw:equation draw:name="f142" draw:formula="2409188 * ?f4 / 3176298"/>
                <draw:equation draw:name="f143" draw:formula="4497068 * ?f5 / 12192000"/>
                <draw:equation draw:name="f144" draw:formula="2393947 * ?f4 / 3176298"/>
                <draw:equation draw:name="f145" draw:formula="4522596 * ?f5 / 12192000"/>
                <draw:equation draw:name="f146" draw:formula="2376421 * ?f4 / 3176298"/>
                <draw:equation draw:name="f147" draw:formula="4603368 * ?f5 / 12192000"/>
                <draw:equation draw:name="f148" draw:formula="2391282 * ?f4 / 3176298"/>
                <draw:equation draw:name="f149" draw:formula="4689098 * ?f5 / 12192000"/>
                <draw:equation draw:name="f150" draw:formula="2406903 * ?f4 / 3176298"/>
                <draw:equation draw:name="f151" draw:formula="4719697 * ?f5 / 12192000"/>
                <draw:equation draw:name="f152" draw:formula="2413428 * ?f4 / 3176298"/>
                <draw:equation draw:name="f153" draw:formula="4726469 * ?f5 / 12192000"/>
                <draw:equation draw:name="f154" draw:formula="2414298 * ?f4 / 3176298"/>
                <draw:equation draw:name="f155" draw:formula="4785776 * ?f5 / 12192000"/>
                <draw:equation draw:name="f156" draw:formula="4788661 * ?f5 / 12192000"/>
                <draw:equation draw:name="f157" draw:formula="2414047 * ?f4 / 3176298"/>
                <draw:equation draw:name="f158" draw:formula="4827024 * ?f5 / 12192000"/>
                <draw:equation draw:name="f159" draw:formula="2408999 * ?f4 / 3176298"/>
                <draw:equation draw:name="f160" draw:formula="4887415 * ?f5 / 12192000"/>
                <draw:equation draw:name="f161" draw:formula="2405570 * ?f4 / 3176298"/>
                <draw:equation draw:name="f162" draw:formula="4936184 * ?f5 / 12192000"/>
                <draw:equation draw:name="f163" draw:formula="2395853 * ?f4 / 3176298"/>
                <draw:equation draw:name="f164" draw:formula="4953328 * ?f5 / 12192000"/>
                <draw:equation draw:name="f165" draw:formula="2390138 * ?f4 / 3176298"/>
                <draw:equation draw:name="f166" draw:formula="5089162 * ?f5 / 12192000"/>
                <draw:equation draw:name="f167" draw:formula="2345560 * ?f4 / 3176298"/>
                <draw:equation draw:name="f168" draw:formula="5234326 * ?f5 / 12192000"/>
                <draw:equation draw:name="f169" draw:formula="2309935 * ?f4 / 3176298"/>
                <draw:equation draw:name="f170" draw:formula="5328438 * ?f5 / 12192000"/>
                <draw:equation draw:name="f171" draw:formula="2332416 * ?f4 / 3176298"/>
                <draw:equation draw:name="f172" draw:formula="5363491 * ?f5 / 12192000"/>
                <draw:equation draw:name="f173" draw:formula="2332034 * ?f4 / 3176298"/>
                <draw:equation draw:name="f174" draw:formula="5524660 * ?f5 / 12192000"/>
                <draw:equation draw:name="f175" draw:formula="2337178 * ?f4 / 3176298"/>
                <draw:equation draw:name="f176" draw:formula="5553045 * ?f5 / 12192000"/>
                <draw:equation draw:name="f177" draw:formula="2342701 * ?f4 / 3176298"/>
                <draw:equation draw:name="f178" draw:formula="5706401 * ?f5 / 12192000"/>
                <draw:equation draw:name="f179" draw:formula="2320032 * ?f4 / 3176298"/>
                <draw:equation draw:name="f180" draw:formula="5762029 * ?f5 / 12192000"/>
                <draw:equation draw:name="f181" draw:formula="2316221 * ?f4 / 3176298"/>
                <draw:equation draw:name="f182" draw:formula="5813276 * ?f5 / 12192000"/>
                <draw:equation draw:name="f183" draw:formula="5884906 * ?f5 / 12192000"/>
                <draw:equation draw:name="f184" draw:formula="2308411 * ?f4 / 3176298"/>
                <draw:equation draw:name="f185" draw:formula="5959204 * ?f5 / 12192000"/>
                <draw:equation draw:name="f186" draw:formula="2311269 * ?f4 / 3176298"/>
                <draw:equation draw:name="f187" draw:formula="6042072 * ?f5 / 12192000"/>
                <draw:equation draw:name="f188" draw:formula="2310697 * ?f4 / 3176298"/>
                <draw:equation draw:name="f189" draw:formula="6074842 * ?f5 / 12192000"/>
                <draw:equation draw:name="f190" draw:formula="2305745 * ?f4 / 3176298"/>
                <draw:equation draw:name="f191" draw:formula="6163425 * ?f5 / 12192000"/>
                <draw:equation draw:name="f192" draw:formula="2309172 * ?f4 / 3176298"/>
                <draw:equation draw:name="f193" draw:formula="6209909 * ?f5 / 12192000"/>
                <draw:equation draw:name="f194" draw:formula="2303459 * ?f4 / 3176298"/>
                <draw:equation draw:name="f195" draw:formula="6286493 * ?f5 / 12192000"/>
                <draw:equation draw:name="f196" draw:formula="2302315 * ?f4 / 3176298"/>
                <draw:equation draw:name="f197" draw:formula="6311449 * ?f5 / 12192000"/>
                <draw:equation draw:name="f198" draw:formula="2300980 * ?f4 / 3176298"/>
                <draw:equation draw:name="f199" draw:formula="6333739 * ?f5 / 12192000"/>
                <draw:equation draw:name="f200" draw:formula="2300218 * ?f4 / 3176298"/>
                <draw:equation draw:name="f201" draw:formula="6410131 * ?f5 / 12192000"/>
                <draw:equation draw:name="f202" draw:formula="2315841 * ?f4 / 3176298"/>
                <draw:equation draw:name="f203" draw:formula="6477951 * ?f5 / 12192000"/>
                <draw:equation draw:name="f204" draw:formula="2316793 * ?f4 / 3176298"/>
                <draw:equation draw:name="f205" draw:formula="6596828 * ?f5 / 12192000"/>
                <draw:equation draw:name="f206" draw:formula="2329368 * ?f4 / 3176298"/>
                <draw:equation draw:name="f207" draw:formula="6623118 * ?f5 / 12192000"/>
                <draw:equation draw:name="f208" draw:formula="2324985 * ?f4 / 3176298"/>
                <draw:equation draw:name="f209" draw:formula="6705417 * ?f5 / 12192000"/>
                <draw:equation draw:name="f210" draw:formula="2323272 * ?f4 / 3176298"/>
                <draw:equation draw:name="f211" draw:formula="6752283 * ?f5 / 12192000"/>
                <draw:equation draw:name="f212" draw:formula="2321937 * ?f4 / 3176298"/>
                <draw:equation draw:name="f213" draw:formula="6810195 * ?f5 / 12192000"/>
                <draw:equation draw:name="f214" draw:formula="2331082 * ?f4 / 3176298"/>
                <draw:equation draw:name="f215" draw:formula="6910782 * ?f5 / 12192000"/>
                <draw:equation draw:name="f216" draw:formula="2350512 * ?f4 / 3176298"/>
                <draw:equation draw:name="f217" draw:formula="6937263 * ?f5 / 12192000"/>
                <draw:equation draw:name="f218" draw:formula="2353561 * ?f4 / 3176298"/>
                <draw:equation draw:name="f219" draw:formula="6985653 * ?f5 / 12192000"/>
                <draw:equation draw:name="f220" draw:formula="2362897 * ?f4 / 3176298"/>
                <draw:equation draw:name="f221" draw:formula="6994415 * ?f5 / 12192000"/>
                <draw:equation draw:name="f222" draw:formula="2364611 * ?f4 / 3176298"/>
                <draw:equation draw:name="f223" draw:formula="7068141 * ?f5 / 12192000"/>
                <draw:equation draw:name="f224" draw:formula="2388234 * ?f4 / 3176298"/>
                <draw:equation draw:name="f225" draw:formula="7106432 * ?f5 / 12192000"/>
                <draw:equation draw:name="f226" draw:formula="7216547 * ?f5 / 12192000"/>
                <draw:equation draw:name="f227" draw:formula="2390330 * ?f4 / 3176298"/>
                <draw:equation draw:name="f228" draw:formula="7263220 * ?f5 / 12192000"/>
                <draw:equation draw:name="f229" draw:formula="2386709 * ?f4 / 3176298"/>
                <draw:equation draw:name="f230" draw:formula="7375428 * ?f5 / 12192000"/>
                <draw:equation draw:name="f231" draw:formula="2372803 * ?f4 / 3176298"/>
                <draw:equation draw:name="f232" draw:formula="7445916 * ?f5 / 12192000"/>
                <draw:equation draw:name="f233" draw:formula="2365945 * ?f4 / 3176298"/>
                <draw:equation draw:name="f234" draw:formula="7526880 * ?f5 / 12192000"/>
                <draw:equation draw:name="f235" draw:formula="2355084 * ?f4 / 3176298"/>
                <draw:equation draw:name="f236" draw:formula="7619655 * ?f5 / 12192000"/>
                <draw:equation draw:name="f237" draw:formula="2348226 * ?f4 / 3176298"/>
                <draw:equation draw:name="f238" draw:formula="7788636 * ?f5 / 12192000"/>
                <draw:equation draw:name="f239" draw:formula="2327461 * ?f4 / 3176298"/>
                <draw:equation draw:name="f240" draw:formula="7952280 * ?f5 / 12192000"/>
                <draw:equation draw:name="f241" draw:formula="2305935 * ?f4 / 3176298"/>
                <draw:equation draw:name="f242" draw:formula="8019339 * ?f5 / 12192000"/>
                <draw:equation draw:name="f243" draw:formula="2286884 * ?f4 / 3176298"/>
                <draw:equation draw:name="f244" draw:formula="8137835 * ?f5 / 12192000"/>
                <draw:equation draw:name="f245" draw:formula="2259832 * ?f4 / 3176298"/>
                <draw:equation draw:name="f246" draw:formula="8189651 * ?f5 / 12192000"/>
                <draw:equation draw:name="f247" draw:formula="2243639 * ?f4 / 3176298"/>
                <draw:equation draw:name="f248" draw:formula="8313671 * ?f5 / 12192000"/>
                <draw:equation draw:name="f249" draw:formula="2209920 * ?f4 / 3176298"/>
                <draw:equation draw:name="f250" draw:formula="8459979 * ?f5 / 12192000"/>
                <draw:equation draw:name="f251" draw:formula="2158864 * ?f4 / 3176298"/>
                <draw:equation draw:name="f252" draw:formula="8516369 * ?f5 / 12192000"/>
                <draw:equation draw:name="f253" draw:formula="2144003 * ?f4 / 3176298"/>
                <draw:equation draw:name="f254" draw:formula="8657726 * ?f5 / 12192000"/>
                <draw:equation draw:name="f255" draw:formula="2106284 * ?f4 / 3176298"/>
                <draw:equation draw:name="f256" draw:formula="8711448 * ?f5 / 12192000"/>
                <draw:equation draw:name="f257" draw:formula="2098664 * ?f4 / 3176298"/>
                <draw:equation draw:name="f258" draw:formula="8772219 * ?f5 / 12192000"/>
                <draw:equation draw:name="f259" draw:formula="2082280 * ?f4 / 3176298"/>
                <draw:equation draw:name="f260" draw:formula="8845565 * ?f5 / 12192000"/>
                <draw:equation draw:name="f261" draw:formula="2053705 * ?f4 / 3176298"/>
                <draw:equation draw:name="f262" draw:formula="8967871 * ?f5 / 12192000"/>
                <draw:equation draw:name="f263" draw:formula="2011221 * ?f4 / 3176298"/>
                <draw:equation draw:name="f264" draw:formula="9015878 * ?f5 / 12192000"/>
                <draw:equation draw:name="f265" draw:formula="2001124 * ?f4 / 3176298"/>
                <draw:equation draw:name="f266" draw:formula="9234579 * ?f5 / 12192000"/>
                <draw:equation draw:name="f267" draw:formula="1935209 * ?f4 / 3176298"/>
                <draw:equation draw:name="f268" draw:formula="9346597 * ?f5 / 12192000"/>
                <draw:equation draw:name="f269" draw:formula="1896917 * ?f4 / 3176298"/>
                <draw:equation draw:name="f270" draw:formula="9416321 * ?f5 / 12192000"/>
                <draw:equation draw:name="f271" draw:formula="1880724 * ?f4 / 3176298"/>
                <draw:equation draw:name="f272" draw:formula="9477283 * ?f5 / 12192000"/>
                <draw:equation draw:name="f273" draw:formula="1856149 * ?f4 / 3176298"/>
                <draw:equation draw:name="f274" draw:formula="9666265 * ?f5 / 12192000"/>
                <draw:equation draw:name="f275" draw:formula="1787186 * ?f4 / 3176298"/>
                <draw:equation draw:name="f276" draw:formula="9754088 * ?f5 / 12192000"/>
                <draw:equation draw:name="f277" draw:formula="1741464 * ?f4 / 3176298"/>
                <draw:equation draw:name="f278" draw:formula="9899446 * ?f5 / 12192000"/>
                <draw:equation draw:name="f279" draw:formula="1656880 * ?f4 / 3176298"/>
                <draw:equation draw:name="f280" draw:formula="9993175 * ?f5 / 12192000"/>
                <draw:equation draw:name="f281" draw:formula="1576487 * ?f4 / 3176298"/>
                <draw:equation draw:name="f282" draw:formula="10044230 * ?f5 / 12192000"/>
                <draw:equation draw:name="f283" draw:formula="1540480 * ?f4 / 3176298"/>
                <draw:equation draw:name="f284" draw:formula="10131863 * ?f5 / 12192000"/>
                <draw:equation draw:name="f285" draw:formula="1485613 * ?f4 / 3176298"/>
                <draw:equation draw:name="f286" draw:formula="10242357 * ?f5 / 12192000"/>
                <draw:equation draw:name="f287" draw:formula="1410555 * ?f4 / 3176298"/>
                <draw:equation draw:name="f288" draw:formula="10363709 * ?f5 / 12192000"/>
                <draw:equation draw:name="f289" draw:formula="1359499 * ?f4 / 3176298"/>
                <draw:equation draw:name="f290" draw:formula="10428291 * ?f5 / 12192000"/>
                <draw:equation draw:name="f291" draw:formula="1314920 * ?f4 / 3176298"/>
                <draw:equation draw:name="f292" draw:formula="10490969 * ?f5 / 12192000"/>
                <draw:equation draw:name="f293" draw:formula="1267104 * ?f4 / 3176298"/>
                <draw:equation draw:name="f294" draw:formula="10523354 * ?f5 / 12192000"/>
                <draw:equation draw:name="f295" draw:formula="1238337 * ?f4 / 3176298"/>
                <draw:equation draw:name="f296" draw:formula="10590031 * ?f5 / 12192000"/>
                <draw:equation draw:name="f297" draw:formula="1191664 * ?f4 / 3176298"/>
                <draw:equation draw:name="f298" draw:formula="10656519 * ?f5 / 12192000"/>
                <draw:equation draw:name="f299" draw:formula="1156038 * ?f4 / 3176298"/>
                <draw:equation draw:name="f300" draw:formula="10703573 * ?f5 / 12192000"/>
                <draw:equation draw:name="f301" draw:formula="1120603 * ?f4 / 3176298"/>
                <draw:equation draw:name="f302" draw:formula="10764534 * ?f5 / 12192000"/>
                <draw:equation draw:name="f303" draw:formula="1067643 * ?f4 / 3176298"/>
                <draw:equation draw:name="f304" draw:formula="10850453 * ?f5 / 12192000"/>
                <draw:equation draw:name="f305" draw:formula="1014301 * ?f4 / 3176298"/>
                <draw:equation draw:name="f306" draw:formula="10929704 * ?f5 / 12192000"/>
                <draw:equation draw:name="f307" draw:formula="980201 * ?f4 / 3176298"/>
                <draw:equation draw:name="f308" draw:formula="10967423 * ?f5 / 12192000"/>
                <draw:equation draw:name="f309" draw:formula="930289 * ?f4 / 3176298"/>
                <draw:equation draw:name="f310" draw:formula="11058869 * ?f5 / 12192000"/>
                <draw:equation draw:name="f311" draw:formula="838084 * ?f4 / 3176298"/>
                <draw:equation draw:name="f312" draw:formula="11172600 * ?f5 / 12192000"/>
                <draw:equation draw:name="f313" draw:formula="762834 * ?f4 / 3176298"/>
                <draw:equation draw:name="f314" draw:formula="11275283 * ?f5 / 12192000"/>
                <draw:equation draw:name="f315" draw:formula="673676 * ?f4 / 3176298"/>
                <draw:equation draw:name="f316" draw:formula="11320623 * ?f5 / 12192000"/>
                <draw:equation draw:name="f317" draw:formula="639195 * ?f4 / 3176298"/>
                <draw:equation draw:name="f318" draw:formula="11374346 * ?f5 / 12192000"/>
                <draw:equation draw:name="f319" draw:formula="601664 * ?f4 / 3176298"/>
                <draw:equation draw:name="f320" draw:formula="11448453 * ?f5 / 12192000"/>
                <draw:equation draw:name="f321" draw:formula="567755 * ?f4 / 3176298"/>
                <draw:equation draw:name="f322" draw:formula="11532275 * ?f5 / 12192000"/>
                <draw:equation draw:name="f323" draw:formula="522605 * ?f4 / 3176298"/>
                <draw:equation draw:name="f324" draw:formula="11562947 * ?f5 / 12192000"/>
                <draw:equation draw:name="f325" draw:formula="486598 * ?f4 / 3176298"/>
                <draw:equation draw:name="f326" draw:formula="11672489 * ?f5 / 12192000"/>
                <draw:equation draw:name="f327" draw:formula="335337 * ?f4 / 3176298"/>
                <draw:equation draw:name="f328" draw:formula="11821656 * ?f5 / 12192000"/>
                <draw:equation draw:name="f329" draw:formula="207889 * ?f4 / 3176298"/>
                <draw:equation draw:name="f330" draw:formula="11986443 * ?f5 / 12192000"/>
                <draw:equation draw:name="f331" draw:formula="104824 * ?f4 / 3176298"/>
                <draw:equation draw:name="f332" draw:formula="12026448 * ?f5 / 12192000"/>
                <draw:equation draw:name="f333" draw:formula="88821 * ?f4 / 3176298"/>
                <draw:equation draw:name="f334" draw:formula="12160947 * ?f5 / 12192000"/>
                <draw:equation draw:name="f335" draw:formula="28621 * ?f4 / 3176298"/>
                <draw:equation draw:name="f336" draw:formula="?f8 / ?f6"/>
                <draw:equation draw:name="f337" draw:formula="?f9 / ?f7"/>
                <draw:equation draw:name="f338" draw:formula="?f10 / ?f7"/>
                <draw:equation draw:name="f339" draw:formula="?f11 / ?f6"/>
                <draw:equation draw:name="f340" draw:formula="?f12 / ?f7"/>
                <draw:equation draw:name="f341" draw:formula="?f13 / ?f6"/>
                <draw:equation draw:name="f342" draw:formula="?f14 / ?f7"/>
                <draw:equation draw:name="f343" draw:formula="?f15 / ?f6"/>
                <draw:equation draw:name="f344" draw:formula="?f16 / ?f7"/>
                <draw:equation draw:name="f345" draw:formula="?f17 / ?f6"/>
                <draw:equation draw:name="f346" draw:formula="?f18 / ?f7"/>
                <draw:equation draw:name="f347" draw:formula="?f19 / ?f6"/>
                <draw:equation draw:name="f348" draw:formula="?f20 / ?f7"/>
                <draw:equation draw:name="f349" draw:formula="?f21 / ?f6"/>
                <draw:equation draw:name="f350" draw:formula="?f22 / ?f7"/>
                <draw:equation draw:name="f351" draw:formula="?f23 / ?f6"/>
                <draw:equation draw:name="f352" draw:formula="?f24 / ?f7"/>
                <draw:equation draw:name="f353" draw:formula="?f25 / ?f6"/>
                <draw:equation draw:name="f354" draw:formula="?f26 / ?f7"/>
                <draw:equation draw:name="f355" draw:formula="?f27 / ?f6"/>
                <draw:equation draw:name="f356" draw:formula="?f28 / ?f7"/>
                <draw:equation draw:name="f357" draw:formula="?f29 / ?f6"/>
                <draw:equation draw:name="f358" draw:formula="?f30 / ?f7"/>
                <draw:equation draw:name="f359" draw:formula="?f31 / ?f6"/>
                <draw:equation draw:name="f360" draw:formula="?f32 / ?f7"/>
                <draw:equation draw:name="f361" draw:formula="?f33 / ?f6"/>
                <draw:equation draw:name="f362" draw:formula="?f34 / ?f7"/>
                <draw:equation draw:name="f363" draw:formula="?f35 / ?f6"/>
                <draw:equation draw:name="f364" draw:formula="?f36 / ?f7"/>
                <draw:equation draw:name="f365" draw:formula="?f37 / ?f6"/>
                <draw:equation draw:name="f366" draw:formula="?f38 / ?f7"/>
                <draw:equation draw:name="f367" draw:formula="?f39 / ?f6"/>
                <draw:equation draw:name="f368" draw:formula="?f40 / ?f7"/>
                <draw:equation draw:name="f369" draw:formula="?f41 / ?f6"/>
                <draw:equation draw:name="f370" draw:formula="?f42 / ?f7"/>
                <draw:equation draw:name="f371" draw:formula="?f43 / ?f6"/>
                <draw:equation draw:name="f372" draw:formula="?f44 / ?f7"/>
                <draw:equation draw:name="f373" draw:formula="?f45 / ?f6"/>
                <draw:equation draw:name="f374" draw:formula="?f46 / ?f7"/>
                <draw:equation draw:name="f375" draw:formula="?f47 / ?f6"/>
                <draw:equation draw:name="f376" draw:formula="?f48 / ?f7"/>
                <draw:equation draw:name="f377" draw:formula="?f49 / ?f6"/>
                <draw:equation draw:name="f378" draw:formula="?f50 / ?f7"/>
                <draw:equation draw:name="f379" draw:formula="?f51 / ?f6"/>
                <draw:equation draw:name="f380" draw:formula="?f52 / ?f7"/>
                <draw:equation draw:name="f381" draw:formula="?f53 / ?f6"/>
                <draw:equation draw:name="f382" draw:formula="?f54 / ?f7"/>
                <draw:equation draw:name="f383" draw:formula="?f55 / ?f6"/>
                <draw:equation draw:name="f384" draw:formula="?f56 / ?f7"/>
                <draw:equation draw:name="f385" draw:formula="?f57 / ?f6"/>
                <draw:equation draw:name="f386" draw:formula="?f58 / ?f7"/>
                <draw:equation draw:name="f387" draw:formula="?f59 / ?f6"/>
                <draw:equation draw:name="f388" draw:formula="?f60 / ?f7"/>
                <draw:equation draw:name="f389" draw:formula="?f61 / ?f6"/>
                <draw:equation draw:name="f390" draw:formula="?f62 / ?f7"/>
                <draw:equation draw:name="f391" draw:formula="?f63 / ?f6"/>
                <draw:equation draw:name="f392" draw:formula="?f64 / ?f7"/>
                <draw:equation draw:name="f393" draw:formula="?f65 / ?f6"/>
                <draw:equation draw:name="f394" draw:formula="?f66 / ?f7"/>
                <draw:equation draw:name="f395" draw:formula="?f67 / ?f6"/>
                <draw:equation draw:name="f396" draw:formula="?f68 / ?f7"/>
                <draw:equation draw:name="f397" draw:formula="?f69 / ?f6"/>
                <draw:equation draw:name="f398" draw:formula="?f70 / ?f7"/>
                <draw:equation draw:name="f399" draw:formula="?f71 / ?f6"/>
                <draw:equation draw:name="f400" draw:formula="?f72 / ?f7"/>
                <draw:equation draw:name="f401" draw:formula="?f73 / ?f6"/>
                <draw:equation draw:name="f402" draw:formula="?f74 / ?f7"/>
                <draw:equation draw:name="f403" draw:formula="?f75 / ?f6"/>
                <draw:equation draw:name="f404" draw:formula="?f76 / ?f7"/>
                <draw:equation draw:name="f405" draw:formula="?f77 / ?f6"/>
                <draw:equation draw:name="f406" draw:formula="?f78 / ?f7"/>
                <draw:equation draw:name="f407" draw:formula="?f79 / ?f6"/>
                <draw:equation draw:name="f408" draw:formula="?f80 / ?f7"/>
                <draw:equation draw:name="f409" draw:formula="?f81 / ?f6"/>
                <draw:equation draw:name="f410" draw:formula="?f82 / ?f7"/>
                <draw:equation draw:name="f411" draw:formula="?f83 / ?f6"/>
                <draw:equation draw:name="f412" draw:formula="?f84 / ?f7"/>
                <draw:equation draw:name="f413" draw:formula="?f85 / ?f6"/>
                <draw:equation draw:name="f414" draw:formula="?f86 / ?f7"/>
                <draw:equation draw:name="f415" draw:formula="?f87 / ?f6"/>
                <draw:equation draw:name="f416" draw:formula="?f88 / ?f7"/>
                <draw:equation draw:name="f417" draw:formula="?f89 / ?f6"/>
                <draw:equation draw:name="f418" draw:formula="?f90 / ?f7"/>
                <draw:equation draw:name="f419" draw:formula="?f91 / ?f6"/>
                <draw:equation draw:name="f420" draw:formula="?f92 / ?f7"/>
                <draw:equation draw:name="f421" draw:formula="?f93 / ?f6"/>
                <draw:equation draw:name="f422" draw:formula="?f94 / ?f7"/>
                <draw:equation draw:name="f423" draw:formula="?f95 / ?f6"/>
                <draw:equation draw:name="f424" draw:formula="?f96 / ?f7"/>
                <draw:equation draw:name="f425" draw:formula="?f97 / ?f6"/>
                <draw:equation draw:name="f426" draw:formula="?f98 / ?f7"/>
                <draw:equation draw:name="f427" draw:formula="?f99 / ?f6"/>
                <draw:equation draw:name="f428" draw:formula="?f100 / ?f7"/>
                <draw:equation draw:name="f429" draw:formula="?f101 / ?f6"/>
                <draw:equation draw:name="f430" draw:formula="?f102 / ?f7"/>
                <draw:equation draw:name="f431" draw:formula="?f103 / ?f6"/>
                <draw:equation draw:name="f432" draw:formula="?f104 / ?f7"/>
                <draw:equation draw:name="f433" draw:formula="?f105 / ?f6"/>
                <draw:equation draw:name="f434" draw:formula="?f106 / ?f7"/>
                <draw:equation draw:name="f435" draw:formula="?f107 / ?f6"/>
                <draw:equation draw:name="f436" draw:formula="?f108 / ?f7"/>
                <draw:equation draw:name="f437" draw:formula="?f109 / ?f6"/>
                <draw:equation draw:name="f438" draw:formula="?f110 / ?f7"/>
                <draw:equation draw:name="f439" draw:formula="?f111 / ?f6"/>
                <draw:equation draw:name="f440" draw:formula="?f112 / ?f7"/>
                <draw:equation draw:name="f441" draw:formula="?f113 / ?f6"/>
                <draw:equation draw:name="f442" draw:formula="?f114 / ?f7"/>
                <draw:equation draw:name="f443" draw:formula="?f115 / ?f6"/>
                <draw:equation draw:name="f444" draw:formula="?f116 / ?f7"/>
                <draw:equation draw:name="f445" draw:formula="?f117 / ?f6"/>
                <draw:equation draw:name="f446" draw:formula="?f118 / ?f7"/>
                <draw:equation draw:name="f447" draw:formula="?f119 / ?f6"/>
                <draw:equation draw:name="f448" draw:formula="?f120 / ?f7"/>
                <draw:equation draw:name="f449" draw:formula="?f121 / ?f6"/>
                <draw:equation draw:name="f450" draw:formula="?f122 / ?f7"/>
                <draw:equation draw:name="f451" draw:formula="?f123 / ?f6"/>
                <draw:equation draw:name="f452" draw:formula="?f124 / ?f7"/>
                <draw:equation draw:name="f453" draw:formula="?f125 / ?f6"/>
                <draw:equation draw:name="f454" draw:formula="?f126 / ?f7"/>
                <draw:equation draw:name="f455" draw:formula="?f127 / ?f6"/>
                <draw:equation draw:name="f456" draw:formula="?f128 / ?f7"/>
                <draw:equation draw:name="f457" draw:formula="?f129 / ?f6"/>
                <draw:equation draw:name="f458" draw:formula="?f130 / ?f7"/>
                <draw:equation draw:name="f459" draw:formula="?f131 / ?f6"/>
                <draw:equation draw:name="f460" draw:formula="?f132 / ?f7"/>
                <draw:equation draw:name="f461" draw:formula="?f133 / ?f6"/>
                <draw:equation draw:name="f462" draw:formula="?f134 / ?f7"/>
                <draw:equation draw:name="f463" draw:formula="?f135 / ?f6"/>
                <draw:equation draw:name="f464" draw:formula="?f136 / ?f7"/>
                <draw:equation draw:name="f465" draw:formula="?f137 / ?f6"/>
                <draw:equation draw:name="f466" draw:formula="?f138 / ?f7"/>
                <draw:equation draw:name="f467" draw:formula="?f139 / ?f6"/>
                <draw:equation draw:name="f468" draw:formula="?f140 / ?f7"/>
                <draw:equation draw:name="f469" draw:formula="?f141 / ?f6"/>
                <draw:equation draw:name="f470" draw:formula="?f142 / ?f7"/>
                <draw:equation draw:name="f471" draw:formula="?f143 / ?f6"/>
                <draw:equation draw:name="f472" draw:formula="?f144 / ?f7"/>
                <draw:equation draw:name="f473" draw:formula="?f145 / ?f6"/>
                <draw:equation draw:name="f474" draw:formula="?f146 / ?f7"/>
                <draw:equation draw:name="f475" draw:formula="?f147 / ?f6"/>
                <draw:equation draw:name="f476" draw:formula="?f148 / ?f7"/>
                <draw:equation draw:name="f477" draw:formula="?f149 / ?f6"/>
                <draw:equation draw:name="f478" draw:formula="?f150 / ?f7"/>
                <draw:equation draw:name="f479" draw:formula="?f151 / ?f6"/>
                <draw:equation draw:name="f480" draw:formula="?f152 / ?f7"/>
                <draw:equation draw:name="f481" draw:formula="?f153 / ?f6"/>
                <draw:equation draw:name="f482" draw:formula="?f154 / ?f7"/>
                <draw:equation draw:name="f483" draw:formula="?f155 / ?f6"/>
                <draw:equation draw:name="f484" draw:formula="?f156 / ?f6"/>
                <draw:equation draw:name="f485" draw:formula="?f157 / ?f7"/>
                <draw:equation draw:name="f486" draw:formula="?f158 / ?f6"/>
                <draw:equation draw:name="f487" draw:formula="?f159 / ?f7"/>
                <draw:equation draw:name="f488" draw:formula="?f160 / ?f6"/>
                <draw:equation draw:name="f489" draw:formula="?f161 / ?f7"/>
                <draw:equation draw:name="f490" draw:formula="?f162 / ?f6"/>
                <draw:equation draw:name="f491" draw:formula="?f163 / ?f7"/>
                <draw:equation draw:name="f492" draw:formula="?f164 / ?f6"/>
                <draw:equation draw:name="f493" draw:formula="?f165 / ?f7"/>
                <draw:equation draw:name="f494" draw:formula="?f166 / ?f6"/>
                <draw:equation draw:name="f495" draw:formula="?f167 / ?f7"/>
                <draw:equation draw:name="f496" draw:formula="?f168 / ?f6"/>
                <draw:equation draw:name="f497" draw:formula="?f169 / ?f7"/>
                <draw:equation draw:name="f498" draw:formula="?f170 / ?f6"/>
                <draw:equation draw:name="f499" draw:formula="?f171 / ?f7"/>
                <draw:equation draw:name="f500" draw:formula="?f172 / ?f6"/>
                <draw:equation draw:name="f501" draw:formula="?f173 / ?f7"/>
                <draw:equation draw:name="f502" draw:formula="?f174 / ?f6"/>
                <draw:equation draw:name="f503" draw:formula="?f175 / ?f7"/>
                <draw:equation draw:name="f504" draw:formula="?f176 / ?f6"/>
                <draw:equation draw:name="f505" draw:formula="?f177 / ?f7"/>
                <draw:equation draw:name="f506" draw:formula="?f178 / ?f6"/>
                <draw:equation draw:name="f507" draw:formula="?f179 / ?f7"/>
                <draw:equation draw:name="f508" draw:formula="?f180 / ?f6"/>
                <draw:equation draw:name="f509" draw:formula="?f181 / ?f7"/>
                <draw:equation draw:name="f510" draw:formula="?f182 / ?f6"/>
                <draw:equation draw:name="f511" draw:formula="?f183 / ?f6"/>
                <draw:equation draw:name="f512" draw:formula="?f184 / ?f7"/>
                <draw:equation draw:name="f513" draw:formula="?f185 / ?f6"/>
                <draw:equation draw:name="f514" draw:formula="?f186 / ?f7"/>
                <draw:equation draw:name="f515" draw:formula="?f187 / ?f6"/>
                <draw:equation draw:name="f516" draw:formula="?f188 / ?f7"/>
                <draw:equation draw:name="f517" draw:formula="?f189 / ?f6"/>
                <draw:equation draw:name="f518" draw:formula="?f190 / ?f7"/>
                <draw:equation draw:name="f519" draw:formula="?f191 / ?f6"/>
                <draw:equation draw:name="f520" draw:formula="?f192 / ?f7"/>
                <draw:equation draw:name="f521" draw:formula="?f193 / ?f6"/>
                <draw:equation draw:name="f522" draw:formula="?f194 / ?f7"/>
                <draw:equation draw:name="f523" draw:formula="?f195 / ?f6"/>
                <draw:equation draw:name="f524" draw:formula="?f196 / ?f7"/>
                <draw:equation draw:name="f525" draw:formula="?f197 / ?f6"/>
                <draw:equation draw:name="f526" draw:formula="?f198 / ?f7"/>
                <draw:equation draw:name="f527" draw:formula="?f199 / ?f6"/>
                <draw:equation draw:name="f528" draw:formula="?f200 / ?f7"/>
                <draw:equation draw:name="f529" draw:formula="?f201 / ?f6"/>
                <draw:equation draw:name="f530" draw:formula="?f202 / ?f7"/>
                <draw:equation draw:name="f531" draw:formula="?f203 / ?f6"/>
                <draw:equation draw:name="f532" draw:formula="?f204 / ?f7"/>
                <draw:equation draw:name="f533" draw:formula="?f205 / ?f6"/>
                <draw:equation draw:name="f534" draw:formula="?f206 / ?f7"/>
                <draw:equation draw:name="f535" draw:formula="?f207 / ?f6"/>
                <draw:equation draw:name="f536" draw:formula="?f208 / ?f7"/>
                <draw:equation draw:name="f537" draw:formula="?f209 / ?f6"/>
                <draw:equation draw:name="f538" draw:formula="?f210 / ?f7"/>
                <draw:equation draw:name="f539" draw:formula="?f211 / ?f6"/>
                <draw:equation draw:name="f540" draw:formula="?f212 / ?f7"/>
                <draw:equation draw:name="f541" draw:formula="?f213 / ?f6"/>
                <draw:equation draw:name="f542" draw:formula="?f214 / ?f7"/>
                <draw:equation draw:name="f543" draw:formula="?f215 / ?f6"/>
                <draw:equation draw:name="f544" draw:formula="?f216 / ?f7"/>
                <draw:equation draw:name="f545" draw:formula="?f217 / ?f6"/>
                <draw:equation draw:name="f546" draw:formula="?f218 / ?f7"/>
                <draw:equation draw:name="f547" draw:formula="?f219 / ?f6"/>
                <draw:equation draw:name="f548" draw:formula="?f220 / ?f7"/>
                <draw:equation draw:name="f549" draw:formula="?f221 / ?f6"/>
                <draw:equation draw:name="f550" draw:formula="?f222 / ?f7"/>
                <draw:equation draw:name="f551" draw:formula="?f223 / ?f6"/>
                <draw:equation draw:name="f552" draw:formula="?f224 / ?f7"/>
                <draw:equation draw:name="f553" draw:formula="?f225 / ?f6"/>
                <draw:equation draw:name="f554" draw:formula="?f226 / ?f6"/>
                <draw:equation draw:name="f555" draw:formula="?f227 / ?f7"/>
                <draw:equation draw:name="f556" draw:formula="?f228 / ?f6"/>
                <draw:equation draw:name="f557" draw:formula="?f229 / ?f7"/>
                <draw:equation draw:name="f558" draw:formula="?f230 / ?f6"/>
                <draw:equation draw:name="f559" draw:formula="?f231 / ?f7"/>
                <draw:equation draw:name="f560" draw:formula="?f232 / ?f6"/>
                <draw:equation draw:name="f561" draw:formula="?f233 / ?f7"/>
                <draw:equation draw:name="f562" draw:formula="?f234 / ?f6"/>
                <draw:equation draw:name="f563" draw:formula="?f235 / ?f7"/>
                <draw:equation draw:name="f564" draw:formula="?f236 / ?f6"/>
                <draw:equation draw:name="f565" draw:formula="?f237 / ?f7"/>
                <draw:equation draw:name="f566" draw:formula="?f238 / ?f6"/>
                <draw:equation draw:name="f567" draw:formula="?f239 / ?f7"/>
                <draw:equation draw:name="f568" draw:formula="?f240 / ?f6"/>
                <draw:equation draw:name="f569" draw:formula="?f241 / ?f7"/>
                <draw:equation draw:name="f570" draw:formula="?f242 / ?f6"/>
                <draw:equation draw:name="f571" draw:formula="?f243 / ?f7"/>
                <draw:equation draw:name="f572" draw:formula="?f244 / ?f6"/>
                <draw:equation draw:name="f573" draw:formula="?f245 / ?f7"/>
                <draw:equation draw:name="f574" draw:formula="?f246 / ?f6"/>
                <draw:equation draw:name="f575" draw:formula="?f247 / ?f7"/>
                <draw:equation draw:name="f576" draw:formula="?f248 / ?f6"/>
                <draw:equation draw:name="f577" draw:formula="?f249 / ?f7"/>
                <draw:equation draw:name="f578" draw:formula="?f250 / ?f6"/>
                <draw:equation draw:name="f579" draw:formula="?f251 / ?f7"/>
                <draw:equation draw:name="f580" draw:formula="?f252 / ?f6"/>
                <draw:equation draw:name="f581" draw:formula="?f253 / ?f7"/>
                <draw:equation draw:name="f582" draw:formula="?f254 / ?f6"/>
                <draw:equation draw:name="f583" draw:formula="?f255 / ?f7"/>
                <draw:equation draw:name="f584" draw:formula="?f256 / ?f6"/>
                <draw:equation draw:name="f585" draw:formula="?f257 / ?f7"/>
                <draw:equation draw:name="f586" draw:formula="?f258 / ?f6"/>
                <draw:equation draw:name="f587" draw:formula="?f259 / ?f7"/>
                <draw:equation draw:name="f588" draw:formula="?f260 / ?f6"/>
                <draw:equation draw:name="f589" draw:formula="?f261 / ?f7"/>
                <draw:equation draw:name="f590" draw:formula="?f262 / ?f6"/>
                <draw:equation draw:name="f591" draw:formula="?f263 / ?f7"/>
                <draw:equation draw:name="f592" draw:formula="?f264 / ?f6"/>
                <draw:equation draw:name="f593" draw:formula="?f265 / ?f7"/>
                <draw:equation draw:name="f594" draw:formula="?f266 / ?f6"/>
                <draw:equation draw:name="f595" draw:formula="?f267 / ?f7"/>
                <draw:equation draw:name="f596" draw:formula="?f268 / ?f6"/>
                <draw:equation draw:name="f597" draw:formula="?f269 / ?f7"/>
                <draw:equation draw:name="f598" draw:formula="?f270 / ?f6"/>
                <draw:equation draw:name="f599" draw:formula="?f271 / ?f7"/>
                <draw:equation draw:name="f600" draw:formula="?f272 / ?f6"/>
                <draw:equation draw:name="f601" draw:formula="?f273 / ?f7"/>
                <draw:equation draw:name="f602" draw:formula="?f274 / ?f6"/>
                <draw:equation draw:name="f603" draw:formula="?f275 / ?f7"/>
                <draw:equation draw:name="f604" draw:formula="?f276 / ?f6"/>
                <draw:equation draw:name="f605" draw:formula="?f277 / ?f7"/>
                <draw:equation draw:name="f606" draw:formula="?f278 / ?f6"/>
                <draw:equation draw:name="f607" draw:formula="?f279 / ?f7"/>
                <draw:equation draw:name="f608" draw:formula="?f280 / ?f6"/>
                <draw:equation draw:name="f609" draw:formula="?f281 / ?f7"/>
                <draw:equation draw:name="f610" draw:formula="?f282 / ?f6"/>
                <draw:equation draw:name="f611" draw:formula="?f283 / ?f7"/>
                <draw:equation draw:name="f612" draw:formula="?f284 / ?f6"/>
                <draw:equation draw:name="f613" draw:formula="?f285 / ?f7"/>
                <draw:equation draw:name="f614" draw:formula="?f286 / ?f6"/>
                <draw:equation draw:name="f615" draw:formula="?f287 / ?f7"/>
                <draw:equation draw:name="f616" draw:formula="?f288 / ?f6"/>
                <draw:equation draw:name="f617" draw:formula="?f289 / ?f7"/>
                <draw:equation draw:name="f618" draw:formula="?f290 / ?f6"/>
                <draw:equation draw:name="f619" draw:formula="?f291 / ?f7"/>
                <draw:equation draw:name="f620" draw:formula="?f292 / ?f6"/>
                <draw:equation draw:name="f621" draw:formula="?f293 / ?f7"/>
                <draw:equation draw:name="f622" draw:formula="?f294 / ?f6"/>
                <draw:equation draw:name="f623" draw:formula="?f295 / ?f7"/>
                <draw:equation draw:name="f624" draw:formula="?f296 / ?f6"/>
                <draw:equation draw:name="f625" draw:formula="?f297 / ?f7"/>
                <draw:equation draw:name="f626" draw:formula="?f298 / ?f6"/>
                <draw:equation draw:name="f627" draw:formula="?f299 / ?f7"/>
                <draw:equation draw:name="f628" draw:formula="?f300 / ?f6"/>
                <draw:equation draw:name="f629" draw:formula="?f301 / ?f7"/>
                <draw:equation draw:name="f630" draw:formula="?f302 / ?f6"/>
                <draw:equation draw:name="f631" draw:formula="?f303 / ?f7"/>
                <draw:equation draw:name="f632" draw:formula="?f304 / ?f6"/>
                <draw:equation draw:name="f633" draw:formula="?f305 / ?f7"/>
                <draw:equation draw:name="f634" draw:formula="?f306 / ?f6"/>
                <draw:equation draw:name="f635" draw:formula="?f307 / ?f7"/>
                <draw:equation draw:name="f636" draw:formula="?f308 / ?f6"/>
                <draw:equation draw:name="f637" draw:formula="?f309 / ?f7"/>
                <draw:equation draw:name="f638" draw:formula="?f310 / ?f6"/>
                <draw:equation draw:name="f639" draw:formula="?f311 / ?f7"/>
                <draw:equation draw:name="f640" draw:formula="?f312 / ?f6"/>
                <draw:equation draw:name="f641" draw:formula="?f313 / ?f7"/>
                <draw:equation draw:name="f642" draw:formula="?f314 / ?f6"/>
                <draw:equation draw:name="f643" draw:formula="?f315 / ?f7"/>
                <draw:equation draw:name="f644" draw:formula="?f316 / ?f6"/>
                <draw:equation draw:name="f645" draw:formula="?f317 / ?f7"/>
                <draw:equation draw:name="f646" draw:formula="?f318 / ?f6"/>
                <draw:equation draw:name="f647" draw:formula="?f319 / ?f7"/>
                <draw:equation draw:name="f648" draw:formula="?f320 / ?f6"/>
                <draw:equation draw:name="f649" draw:formula="?f321 / ?f7"/>
                <draw:equation draw:name="f650" draw:formula="?f322 / ?f6"/>
                <draw:equation draw:name="f651" draw:formula="?f323 / ?f7"/>
                <draw:equation draw:name="f652" draw:formula="?f324 / ?f6"/>
                <draw:equation draw:name="f653" draw:formula="?f325 / ?f7"/>
                <draw:equation draw:name="f654" draw:formula="?f326 / ?f6"/>
                <draw:equation draw:name="f655" draw:formula="?f327 / ?f7"/>
                <draw:equation draw:name="f656" draw:formula="?f328 / ?f6"/>
                <draw:equation draw:name="f657" draw:formula="?f329 / ?f7"/>
                <draw:equation draw:name="f658" draw:formula="?f330 / ?f6"/>
                <draw:equation draw:name="f659" draw:formula="?f331 / ?f7"/>
                <draw:equation draw:name="f660" draw:formula="?f332 / ?f6"/>
                <draw:equation draw:name="f661" draw:formula="?f333 / ?f7"/>
                <draw:equation draw:name="f662" draw:formula="?f334 / ?f6"/>
                <draw:equation draw:name="f663" draw:formula="?f335 / ?f7"/>
                <draw:equation draw:name="f664" draw:formula="?f0 / ?f6"/>
                <draw:equation draw:name="f665" draw:formula="?f1 / ?f6"/>
                <draw:equation draw:name="f666" draw:formula="?f2 / ?f7"/>
                <draw:equation draw:name="f667" draw:formula="?f3 / ?f7"/>
              </draw:enhanced-geometry>
            </draw:custom-shape>
            <draw:custom-shape svg:x="0in" svg:y="4.02636in" svg:width="13.33333in" svg:height="3.47364in" draw:id="id72" draw:style-name="a411" draw:name="Freeform: Shape 15">
              <svg:title/>
              <svg:desc/>
              <text:p text:style-name="a410" text:class-names="" text:cond-style-name=""><text:span text:style-name="a409" text:class-names=""/></text:p>
              <draw:enhanced-geometry xmlns:dr3d="urn:oasis:names:tc:opendocument:xmlns:dr3d:1.0" draw:type="non-primitive" svg:viewBox="0 0 12192000 3176298" draw:enhanced-path="M 12192000 0 L 12192000 3176298 0 3176298 0 2264980 544 2264980 544 2392219 61197 2387448 C 80794 2382137 99990 2374707 119613 2369945 137898 2365563 155046 2355466 172384 2347084 205529 2331082 240965 2341178 274873 2336988 285732 2335653 296590 2334130 307259 2331461 336408 2324413 366127 2318317 394511 2308601 426709 2297743 457572 2283264 494337 2268213 507102 2272024 526724 2282312 546917 2283264 611880 2286503 672650 2268786 730754 2240780 748471 2232399 767524 2226874 785432 2218682 791717 2215826 799909 2209730 801053 2204013 807719 2170866 832486 2171436 858205 2169532 888877 2167247 919165 2161912 949646 2157340 953648 2156768 957266 2152768 960887 2150099 966411 2146099 971554 2140003 977653 2138480 1008894 2131049 1040327 2124763 1071762 2117905 1078810 2116380 1086048 2114476 1092527 2111428 1098623 2108570 1103767 2103616 1109865 2100568 1126437 2092378 1143394 2084757 1162823 2075613 1173681 2092757 1188354 2083041 1206641 2074851 1225310 2066468 1246837 2063801 1267411 2060753 1305132 2055228 1343044 2051799 1380762 2046847 1388765 2045703 1397909 2043608 1404006 2038844 1445725 2006839 1496403 1997887 1544598 2000932 1582510 2003220 1619658 2004935 1657188 2001697 1660046 2001505 1663856 2001887 1665950 2003411 1678904 2013507 1692431 2014269 1709006 2015983 1732439 2018461 1753965 2016745 1775684 2012555 1791496 2009507 1807497 2003220 1821596 1995218 1841216 1983978 1860079 1979597 1878748 1994457 1898940 2010269 1921800 2004745 1944092 2005315 1953806 2005507 1964094 2005124 1973429 2007601 2000479 2014651 2026581 2025320 2054013 2030082 2069254 2032747 2086208 2027986 2102021 2024557 2118023 2020937 2133834 2015413 2149267 2009697 2159743 2005887 2171173 2002267 2179556 1995409 2198608 1979788 2218229 1977120 2240710 1985312 2244137 1986647 2248138 1986647 2251948 1986836 2312915 1990836 2373874 1993314 2434456 1999410 2459029 2001887 2482652 2012745 2506847 2019603 2511800 2020937 2517327 2023033 2522279 2022080 2576191 2012555 2626677 2026461 2676398 2044751 2681540 2046656 2687827 2046084 2693543 2045703 2709548 2044370 2726882 2037701 2741360 2041701 2779842 2052753 2817943 2066087 2854140 2082851 2890910 2099805 2925008 2114095 2967110 2096949 2985016 2089709 3008639 2094853 3029216 2096757 3044264 2098282 3058743 2106856 3073604 2106856 3113231 2106856 3148472 2116953 3182763 2137527 3196102 2145528 3216867 2140193 3234202 2142289 3252492 2144765 3271348 2147051 3288877 2152578 3334216 2167056 3378986 2183439 3424135 2198680 3461282 2211253 3497862 2201347 3534629 2196013 3557682 2192583 3579206 2184391 3605116 2196583 3629882 2208205 3661315 2205537 3689131 2211824 3712565 2217157 3735231 2225732 3757902 2234114 3788766 2245545 3819245 2257545 3852966 2251831 3891259 2245353 3917546 2269738 3947648 2285932 3968414 2296980 3991083 2305172 4013753 2312031 4044043 2320985 4075285 2326320 4105766 2335082 4151870 2348226 4198546 2358514 4246551 2351274 4268649 2348036 4289227 2348226 4311323 2352991 4347518 2360801 4384668 2361753 4413817 2390899 4424104 2401188 4442581 2403853 4457632 2409188 4474969 2415476 4487731 2412236 4497068 2393947 4501257 2385757 4513260 2377755 4522596 2376421 4550599 2372421 4576318 2378327 4603368 2391282 4628705 2403474 4660331 2402140 4689098 2406903 4699289 2408618 4709482 2411237 4719697 2413428 L 4726469 2414298 4785776 2414298 4788661 2414047 C 4801401 2412237 4814166 2410142 4827024 2408999 4847027 2407095 4867412 2407856 4887415 2405570 4903799 2403853 4919991 2399474 4936184 2395853 4942089 2394520 4947996 2389376 4953328 2390138 5006292 2398330 5044391 2361753 5089162 2345560 5136216 2328413 5181748 2302124 5234326 2309935 5266141 2314697 5296812 2325747 5328438 2332416 5339677 2334701 5352250 2334320 5363491 2332034 5417784 2321555 5471316 2320032 5524660 2337178 5533802 2340036 5543518 2342701 5553045 2342701 5605244 2342701 5656488 2338701 5706401 2320032 5723166 2313745 5743551 2317745 5762029 2316221 5779174 2314889 5796702 2314317 5813276 2309935 5837472 2303459 5859949 2302697 5884906 2308411 5908719 2313745 5934438 2311079 5959204 2311269 5986828 2311459 6014449 2311649 6042072 2310697 6053124 2310317 6065695 2302697 6074842 2305745 6104368 2316031 6133897 2303649 6163425 2309172 6177905 2312031 6194288 2304220 6209909 2303459 6235437 2302124 6260964 2302697 6286493 2302315 6294876 2302124 6303068 2301362 6311449 2300980 6318880 2300601 6326691 2298887 6333739 2300218 6359268 2304983 6384414 2312793 6410131 2315841 6432420 2318507 6455472 2314889 6477951 2316793 6517576 2320032 6557201 2325747 6596828 2329368 6605401 2330130 6614353 2325365 6623118 2324985 6650551 2324033 6677984 2323841 6705417 2323272 6721038 2323080 6736851 2323651 6752283 2321937 6772665 2319651 6791144 2316221 6810195 2331082 6839534 2354132 6876872 2345178 6910782 2350512 6919547 2351847 6928501 2352036 6937263 2353561 6953457 2356418 6969457 2359657 6985653 2362897 6988509 2363467 6991747 2363659 6994415 2364611 7018991 2372611 7043184 2381755 7068141 2388234 7080334 2391472 7093860 2391853 7106432 2390138 7143199 2385185 7179587 2383089 7216547 2390330 7231214 2393186 7247599 2388424 7263220 2386709 7300559 2382137 7337899 2377183 7375428 2372803 7398860 2370135 7422483 2368611 7445916 2365945 7472967 2362705 7499828 2357753 7526880 2355084 7557742 2352036 7588795 2351466 7619655 2348226 7676047 2341940 7732247 2334509 7788636 2327461 7843311 2320603 7897987 2314507 7952280 2305935 7975142 2302315 7996859 2292408 8019339 2286884 8058774 2277357 8098590 2269357 8137835 2259832 8155359 2255641 8172124 2248593 8189651 2243639 8230992 2232208 8272903 2222874 8313671 2209920 8362822 2194297 8411019 2175439 8459979 2158864 8478269 2152578 8497511 2148957 8516369 2144003 8563425 2131431 8610288 2118095 8657726 2106284 8675253 2101901 8693731 2102284 8711448 2098664 8732023 2094472 8752407 2089138 8772219 2082280 8796985 2073707 8820990 2062659 8845565 2053705 8886142 2039034 8926911 2024557 8967871 2011221 8983301 2006268 9000257 2005697 9015878 2001124 9088840 1979597 9161805 1957880 9234579 1935209 9272298 1923399 9308875 1908538 9346597 1896917 9369267 1889869 9393650 1887773 9416321 1880724 9437278 1874247 9456709 1863578 9477283 1856149 9540152 1833097 9603971 1811953 9666265 1787186 9696749 1775183 9725323 1757849 9754088 1741464 9802858 1713841 9850865 1685074 9899446 1656880 9935832 1635924 9968027 1611347 9993175 1576487 10004797 1560484 10024990 1546768 10044230 1540480 10078713 1529241 10104430 1507522 10131863 1485613 10166536 1457801 10203304 1431509 10242357 1410555 10280840 1389980 10324086 1378549 10363709 1359499 10386952 1348259 10407146 1330353 10428291 1314920 10449438 1299489 10470394 1283486 10490969 1267104 10502208 1258149 10511734 1246909 10523354 1238337 10545263 1222334 10569075 1208808 10590031 1191664 10610225 1175089 10633467 1166707 10656519 1156038 10674046 1148036 10686617 1130320 10703573 1120603 10727767 1106697 10746246 1089553 10764534 1067643 10785111 1043068 10820162 1029732 10850453 1014301 10876171 1001157 10906081 995632 10929704 980201 10946279 969342 10958661 948957 10967423 930289 10987046 887995 11021146 861897 11058869 838084 11097350 813699 11133927 786836 11172600 762834 11211843 738638 11243658 706443 11275283 673676 11288238 660150 11305192 650434 11320623 639195 11338339 626241 11355296 611953 11374346 601664 11398160 588709 11424069 579757 11448453 567755 11476838 553657 11505795 539750 11532275 522605 11545039 514413 11553613 499363 11562947 486598 11599714 436305 11635529 385441 11672489 335337 11712304 281424 11763931 241608 11821656 207889 11877664 175312 11931195 138734 11986443 104824 11998443 97395 12013114 94347 12026448 88821 12072360 69580 12118083 50147 12160947 28621 L 12192000 0 Z N" draw:text-areas="?f664 ?f666 ?f665 ?f667" draw:glue-points="?f336 ?f337 ?f336 ?f338 ?f339 ?f338 ?f339 ?f340 ?f341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2 ?f484 ?f485 ?f486 ?f487 ?f488 ?f489 ?f490 ?f491 ?f492 ?f493 ?f494 ?f495 ?f496 ?f497 ?f498 ?f499 ?f500 ?f501 ?f502 ?f503 ?f504 ?f505 ?f506 ?f507 ?f508 ?f509 ?f510 ?f497 ?f511 ?f512 ?f513 ?f514 ?f515 ?f516 ?f517 ?f518 ?f519 ?f520 ?f521 ?f522 ?f523 ?f524 ?f525 ?f526 ?f527 ?f528 ?f529 ?f530 ?f531 ?f532 ?f533 ?f534 ?f535 ?f536 ?f537 ?f538 ?f539 ?f540 ?f541 ?f542 ?f543 ?f544 ?f545 ?f546 ?f547 ?f548 ?f549 ?f550 ?f551 ?f552 ?f553 ?f49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336 ?f33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3176298"/>
                <draw:equation draw:name="f8" draw:formula="12192000 * ?f5 / 12192000"/>
                <draw:equation draw:name="f9" draw:formula="0 * ?f4 / 3176298"/>
                <draw:equation draw:name="f10" draw:formula="3176298 * ?f4 / 3176298"/>
                <draw:equation draw:name="f11" draw:formula="0 * ?f5 / 12192000"/>
                <draw:equation draw:name="f12" draw:formula="2264980 * ?f4 / 3176298"/>
                <draw:equation draw:name="f13" draw:formula="544 * ?f5 / 12192000"/>
                <draw:equation draw:name="f14" draw:formula="2392219 * ?f4 / 3176298"/>
                <draw:equation draw:name="f15" draw:formula="61197 * ?f5 / 12192000"/>
                <draw:equation draw:name="f16" draw:formula="2387448 * ?f4 / 3176298"/>
                <draw:equation draw:name="f17" draw:formula="119613 * ?f5 / 12192000"/>
                <draw:equation draw:name="f18" draw:formula="2369945 * ?f4 / 3176298"/>
                <draw:equation draw:name="f19" draw:formula="172384 * ?f5 / 12192000"/>
                <draw:equation draw:name="f20" draw:formula="2347084 * ?f4 / 3176298"/>
                <draw:equation draw:name="f21" draw:formula="274873 * ?f5 / 12192000"/>
                <draw:equation draw:name="f22" draw:formula="2336988 * ?f4 / 3176298"/>
                <draw:equation draw:name="f23" draw:formula="307259 * ?f5 / 12192000"/>
                <draw:equation draw:name="f24" draw:formula="2331461 * ?f4 / 3176298"/>
                <draw:equation draw:name="f25" draw:formula="394511 * ?f5 / 12192000"/>
                <draw:equation draw:name="f26" draw:formula="2308601 * ?f4 / 3176298"/>
                <draw:equation draw:name="f27" draw:formula="494337 * ?f5 / 12192000"/>
                <draw:equation draw:name="f28" draw:formula="2268213 * ?f4 / 3176298"/>
                <draw:equation draw:name="f29" draw:formula="546917 * ?f5 / 12192000"/>
                <draw:equation draw:name="f30" draw:formula="2283264 * ?f4 / 3176298"/>
                <draw:equation draw:name="f31" draw:formula="730754 * ?f5 / 12192000"/>
                <draw:equation draw:name="f32" draw:formula="2240780 * ?f4 / 3176298"/>
                <draw:equation draw:name="f33" draw:formula="785432 * ?f5 / 12192000"/>
                <draw:equation draw:name="f34" draw:formula="2218682 * ?f4 / 3176298"/>
                <draw:equation draw:name="f35" draw:formula="801053 * ?f5 / 12192000"/>
                <draw:equation draw:name="f36" draw:formula="2204013 * ?f4 / 3176298"/>
                <draw:equation draw:name="f37" draw:formula="858205 * ?f5 / 12192000"/>
                <draw:equation draw:name="f38" draw:formula="2169532 * ?f4 / 3176298"/>
                <draw:equation draw:name="f39" draw:formula="949646 * ?f5 / 12192000"/>
                <draw:equation draw:name="f40" draw:formula="2157340 * ?f4 / 3176298"/>
                <draw:equation draw:name="f41" draw:formula="960887 * ?f5 / 12192000"/>
                <draw:equation draw:name="f42" draw:formula="2150099 * ?f4 / 3176298"/>
                <draw:equation draw:name="f43" draw:formula="977653 * ?f5 / 12192000"/>
                <draw:equation draw:name="f44" draw:formula="2138480 * ?f4 / 3176298"/>
                <draw:equation draw:name="f45" draw:formula="1071762 * ?f5 / 12192000"/>
                <draw:equation draw:name="f46" draw:formula="2117905 * ?f4 / 3176298"/>
                <draw:equation draw:name="f47" draw:formula="1092527 * ?f5 / 12192000"/>
                <draw:equation draw:name="f48" draw:formula="2111428 * ?f4 / 3176298"/>
                <draw:equation draw:name="f49" draw:formula="1109865 * ?f5 / 12192000"/>
                <draw:equation draw:name="f50" draw:formula="2100568 * ?f4 / 3176298"/>
                <draw:equation draw:name="f51" draw:formula="1162823 * ?f5 / 12192000"/>
                <draw:equation draw:name="f52" draw:formula="2075613 * ?f4 / 3176298"/>
                <draw:equation draw:name="f53" draw:formula="1206641 * ?f5 / 12192000"/>
                <draw:equation draw:name="f54" draw:formula="2074851 * ?f4 / 3176298"/>
                <draw:equation draw:name="f55" draw:formula="1267411 * ?f5 / 12192000"/>
                <draw:equation draw:name="f56" draw:formula="2060753 * ?f4 / 3176298"/>
                <draw:equation draw:name="f57" draw:formula="1380762 * ?f5 / 12192000"/>
                <draw:equation draw:name="f58" draw:formula="2046847 * ?f4 / 3176298"/>
                <draw:equation draw:name="f59" draw:formula="1404006 * ?f5 / 12192000"/>
                <draw:equation draw:name="f60" draw:formula="2038844 * ?f4 / 3176298"/>
                <draw:equation draw:name="f61" draw:formula="1544598 * ?f5 / 12192000"/>
                <draw:equation draw:name="f62" draw:formula="2000932 * ?f4 / 3176298"/>
                <draw:equation draw:name="f63" draw:formula="1657188 * ?f5 / 12192000"/>
                <draw:equation draw:name="f64" draw:formula="2001697 * ?f4 / 3176298"/>
                <draw:equation draw:name="f65" draw:formula="1665950 * ?f5 / 12192000"/>
                <draw:equation draw:name="f66" draw:formula="2003411 * ?f4 / 3176298"/>
                <draw:equation draw:name="f67" draw:formula="1709006 * ?f5 / 12192000"/>
                <draw:equation draw:name="f68" draw:formula="2015983 * ?f4 / 3176298"/>
                <draw:equation draw:name="f69" draw:formula="1775684 * ?f5 / 12192000"/>
                <draw:equation draw:name="f70" draw:formula="2012555 * ?f4 / 3176298"/>
                <draw:equation draw:name="f71" draw:formula="1821596 * ?f5 / 12192000"/>
                <draw:equation draw:name="f72" draw:formula="1995218 * ?f4 / 3176298"/>
                <draw:equation draw:name="f73" draw:formula="1878748 * ?f5 / 12192000"/>
                <draw:equation draw:name="f74" draw:formula="1994457 * ?f4 / 3176298"/>
                <draw:equation draw:name="f75" draw:formula="1944092 * ?f5 / 12192000"/>
                <draw:equation draw:name="f76" draw:formula="2005315 * ?f4 / 3176298"/>
                <draw:equation draw:name="f77" draw:formula="1973429 * ?f5 / 12192000"/>
                <draw:equation draw:name="f78" draw:formula="2007601 * ?f4 / 3176298"/>
                <draw:equation draw:name="f79" draw:formula="2054013 * ?f5 / 12192000"/>
                <draw:equation draw:name="f80" draw:formula="2030082 * ?f4 / 3176298"/>
                <draw:equation draw:name="f81" draw:formula="2102021 * ?f5 / 12192000"/>
                <draw:equation draw:name="f82" draw:formula="2024557 * ?f4 / 3176298"/>
                <draw:equation draw:name="f83" draw:formula="2149267 * ?f5 / 12192000"/>
                <draw:equation draw:name="f84" draw:formula="2009697 * ?f4 / 3176298"/>
                <draw:equation draw:name="f85" draw:formula="2179556 * ?f5 / 12192000"/>
                <draw:equation draw:name="f86" draw:formula="1995409 * ?f4 / 3176298"/>
                <draw:equation draw:name="f87" draw:formula="2240710 * ?f5 / 12192000"/>
                <draw:equation draw:name="f88" draw:formula="1985312 * ?f4 / 3176298"/>
                <draw:equation draw:name="f89" draw:formula="2251948 * ?f5 / 12192000"/>
                <draw:equation draw:name="f90" draw:formula="1986836 * ?f4 / 3176298"/>
                <draw:equation draw:name="f91" draw:formula="2434456 * ?f5 / 12192000"/>
                <draw:equation draw:name="f92" draw:formula="1999410 * ?f4 / 3176298"/>
                <draw:equation draw:name="f93" draw:formula="2506847 * ?f5 / 12192000"/>
                <draw:equation draw:name="f94" draw:formula="2019603 * ?f4 / 3176298"/>
                <draw:equation draw:name="f95" draw:formula="2522279 * ?f5 / 12192000"/>
                <draw:equation draw:name="f96" draw:formula="2022080 * ?f4 / 3176298"/>
                <draw:equation draw:name="f97" draw:formula="2676398 * ?f5 / 12192000"/>
                <draw:equation draw:name="f98" draw:formula="2044751 * ?f4 / 3176298"/>
                <draw:equation draw:name="f99" draw:formula="2693543 * ?f5 / 12192000"/>
                <draw:equation draw:name="f100" draw:formula="2045703 * ?f4 / 3176298"/>
                <draw:equation draw:name="f101" draw:formula="2741360 * ?f5 / 12192000"/>
                <draw:equation draw:name="f102" draw:formula="2041701 * ?f4 / 3176298"/>
                <draw:equation draw:name="f103" draw:formula="2854140 * ?f5 / 12192000"/>
                <draw:equation draw:name="f104" draw:formula="2082851 * ?f4 / 3176298"/>
                <draw:equation draw:name="f105" draw:formula="2967110 * ?f5 / 12192000"/>
                <draw:equation draw:name="f106" draw:formula="2096949 * ?f4 / 3176298"/>
                <draw:equation draw:name="f107" draw:formula="3029216 * ?f5 / 12192000"/>
                <draw:equation draw:name="f108" draw:formula="2096757 * ?f4 / 3176298"/>
                <draw:equation draw:name="f109" draw:formula="3073604 * ?f5 / 12192000"/>
                <draw:equation draw:name="f110" draw:formula="2106856 * ?f4 / 3176298"/>
                <draw:equation draw:name="f111" draw:formula="3182763 * ?f5 / 12192000"/>
                <draw:equation draw:name="f112" draw:formula="2137527 * ?f4 / 3176298"/>
                <draw:equation draw:name="f113" draw:formula="3234202 * ?f5 / 12192000"/>
                <draw:equation draw:name="f114" draw:formula="2142289 * ?f4 / 3176298"/>
                <draw:equation draw:name="f115" draw:formula="3288877 * ?f5 / 12192000"/>
                <draw:equation draw:name="f116" draw:formula="2152578 * ?f4 / 3176298"/>
                <draw:equation draw:name="f117" draw:formula="3424135 * ?f5 / 12192000"/>
                <draw:equation draw:name="f118" draw:formula="2198680 * ?f4 / 3176298"/>
                <draw:equation draw:name="f119" draw:formula="3534629 * ?f5 / 12192000"/>
                <draw:equation draw:name="f120" draw:formula="2196013 * ?f4 / 3176298"/>
                <draw:equation draw:name="f121" draw:formula="3605116 * ?f5 / 12192000"/>
                <draw:equation draw:name="f122" draw:formula="2196583 * ?f4 / 3176298"/>
                <draw:equation draw:name="f123" draw:formula="3689131 * ?f5 / 12192000"/>
                <draw:equation draw:name="f124" draw:formula="2211824 * ?f4 / 3176298"/>
                <draw:equation draw:name="f125" draw:formula="3757902 * ?f5 / 12192000"/>
                <draw:equation draw:name="f126" draw:formula="2234114 * ?f4 / 3176298"/>
                <draw:equation draw:name="f127" draw:formula="3852966 * ?f5 / 12192000"/>
                <draw:equation draw:name="f128" draw:formula="2251831 * ?f4 / 3176298"/>
                <draw:equation draw:name="f129" draw:formula="3947648 * ?f5 / 12192000"/>
                <draw:equation draw:name="f130" draw:formula="2285932 * ?f4 / 3176298"/>
                <draw:equation draw:name="f131" draw:formula="4013753 * ?f5 / 12192000"/>
                <draw:equation draw:name="f132" draw:formula="2312031 * ?f4 / 3176298"/>
                <draw:equation draw:name="f133" draw:formula="4105766 * ?f5 / 12192000"/>
                <draw:equation draw:name="f134" draw:formula="2335082 * ?f4 / 3176298"/>
                <draw:equation draw:name="f135" draw:formula="4246551 * ?f5 / 12192000"/>
                <draw:equation draw:name="f136" draw:formula="2351274 * ?f4 / 3176298"/>
                <draw:equation draw:name="f137" draw:formula="4311323 * ?f5 / 12192000"/>
                <draw:equation draw:name="f138" draw:formula="2352991 * ?f4 / 3176298"/>
                <draw:equation draw:name="f139" draw:formula="4413817 * ?f5 / 12192000"/>
                <draw:equation draw:name="f140" draw:formula="2390899 * ?f4 / 3176298"/>
                <draw:equation draw:name="f141" draw:formula="4457632 * ?f5 / 12192000"/>
                <draw:equation draw:name="f142" draw:formula="2409188 * ?f4 / 3176298"/>
                <draw:equation draw:name="f143" draw:formula="4497068 * ?f5 / 12192000"/>
                <draw:equation draw:name="f144" draw:formula="2393947 * ?f4 / 3176298"/>
                <draw:equation draw:name="f145" draw:formula="4522596 * ?f5 / 12192000"/>
                <draw:equation draw:name="f146" draw:formula="2376421 * ?f4 / 3176298"/>
                <draw:equation draw:name="f147" draw:formula="4603368 * ?f5 / 12192000"/>
                <draw:equation draw:name="f148" draw:formula="2391282 * ?f4 / 3176298"/>
                <draw:equation draw:name="f149" draw:formula="4689098 * ?f5 / 12192000"/>
                <draw:equation draw:name="f150" draw:formula="2406903 * ?f4 / 3176298"/>
                <draw:equation draw:name="f151" draw:formula="4719697 * ?f5 / 12192000"/>
                <draw:equation draw:name="f152" draw:formula="2413428 * ?f4 / 3176298"/>
                <draw:equation draw:name="f153" draw:formula="4726469 * ?f5 / 12192000"/>
                <draw:equation draw:name="f154" draw:formula="2414298 * ?f4 / 3176298"/>
                <draw:equation draw:name="f155" draw:formula="4785776 * ?f5 / 12192000"/>
                <draw:equation draw:name="f156" draw:formula="4788661 * ?f5 / 12192000"/>
                <draw:equation draw:name="f157" draw:formula="2414047 * ?f4 / 3176298"/>
                <draw:equation draw:name="f158" draw:formula="4827024 * ?f5 / 12192000"/>
                <draw:equation draw:name="f159" draw:formula="2408999 * ?f4 / 3176298"/>
                <draw:equation draw:name="f160" draw:formula="4887415 * ?f5 / 12192000"/>
                <draw:equation draw:name="f161" draw:formula="2405570 * ?f4 / 3176298"/>
                <draw:equation draw:name="f162" draw:formula="4936184 * ?f5 / 12192000"/>
                <draw:equation draw:name="f163" draw:formula="2395853 * ?f4 / 3176298"/>
                <draw:equation draw:name="f164" draw:formula="4953328 * ?f5 / 12192000"/>
                <draw:equation draw:name="f165" draw:formula="2390138 * ?f4 / 3176298"/>
                <draw:equation draw:name="f166" draw:formula="5089162 * ?f5 / 12192000"/>
                <draw:equation draw:name="f167" draw:formula="2345560 * ?f4 / 3176298"/>
                <draw:equation draw:name="f168" draw:formula="5234326 * ?f5 / 12192000"/>
                <draw:equation draw:name="f169" draw:formula="2309935 * ?f4 / 3176298"/>
                <draw:equation draw:name="f170" draw:formula="5328438 * ?f5 / 12192000"/>
                <draw:equation draw:name="f171" draw:formula="2332416 * ?f4 / 3176298"/>
                <draw:equation draw:name="f172" draw:formula="5363491 * ?f5 / 12192000"/>
                <draw:equation draw:name="f173" draw:formula="2332034 * ?f4 / 3176298"/>
                <draw:equation draw:name="f174" draw:formula="5524660 * ?f5 / 12192000"/>
                <draw:equation draw:name="f175" draw:formula="2337178 * ?f4 / 3176298"/>
                <draw:equation draw:name="f176" draw:formula="5553045 * ?f5 / 12192000"/>
                <draw:equation draw:name="f177" draw:formula="2342701 * ?f4 / 3176298"/>
                <draw:equation draw:name="f178" draw:formula="5706401 * ?f5 / 12192000"/>
                <draw:equation draw:name="f179" draw:formula="2320032 * ?f4 / 3176298"/>
                <draw:equation draw:name="f180" draw:formula="5762029 * ?f5 / 12192000"/>
                <draw:equation draw:name="f181" draw:formula="2316221 * ?f4 / 3176298"/>
                <draw:equation draw:name="f182" draw:formula="5813276 * ?f5 / 12192000"/>
                <draw:equation draw:name="f183" draw:formula="5884906 * ?f5 / 12192000"/>
                <draw:equation draw:name="f184" draw:formula="2308411 * ?f4 / 3176298"/>
                <draw:equation draw:name="f185" draw:formula="5959204 * ?f5 / 12192000"/>
                <draw:equation draw:name="f186" draw:formula="2311269 * ?f4 / 3176298"/>
                <draw:equation draw:name="f187" draw:formula="6042072 * ?f5 / 12192000"/>
                <draw:equation draw:name="f188" draw:formula="2310697 * ?f4 / 3176298"/>
                <draw:equation draw:name="f189" draw:formula="6074842 * ?f5 / 12192000"/>
                <draw:equation draw:name="f190" draw:formula="2305745 * ?f4 / 3176298"/>
                <draw:equation draw:name="f191" draw:formula="6163425 * ?f5 / 12192000"/>
                <draw:equation draw:name="f192" draw:formula="2309172 * ?f4 / 3176298"/>
                <draw:equation draw:name="f193" draw:formula="6209909 * ?f5 / 12192000"/>
                <draw:equation draw:name="f194" draw:formula="2303459 * ?f4 / 3176298"/>
                <draw:equation draw:name="f195" draw:formula="6286493 * ?f5 / 12192000"/>
                <draw:equation draw:name="f196" draw:formula="2302315 * ?f4 / 3176298"/>
                <draw:equation draw:name="f197" draw:formula="6311449 * ?f5 / 12192000"/>
                <draw:equation draw:name="f198" draw:formula="2300980 * ?f4 / 3176298"/>
                <draw:equation draw:name="f199" draw:formula="6333739 * ?f5 / 12192000"/>
                <draw:equation draw:name="f200" draw:formula="2300218 * ?f4 / 3176298"/>
                <draw:equation draw:name="f201" draw:formula="6410131 * ?f5 / 12192000"/>
                <draw:equation draw:name="f202" draw:formula="2315841 * ?f4 / 3176298"/>
                <draw:equation draw:name="f203" draw:formula="6477951 * ?f5 / 12192000"/>
                <draw:equation draw:name="f204" draw:formula="2316793 * ?f4 / 3176298"/>
                <draw:equation draw:name="f205" draw:formula="6596828 * ?f5 / 12192000"/>
                <draw:equation draw:name="f206" draw:formula="2329368 * ?f4 / 3176298"/>
                <draw:equation draw:name="f207" draw:formula="6623118 * ?f5 / 12192000"/>
                <draw:equation draw:name="f208" draw:formula="2324985 * ?f4 / 3176298"/>
                <draw:equation draw:name="f209" draw:formula="6705417 * ?f5 / 12192000"/>
                <draw:equation draw:name="f210" draw:formula="2323272 * ?f4 / 3176298"/>
                <draw:equation draw:name="f211" draw:formula="6752283 * ?f5 / 12192000"/>
                <draw:equation draw:name="f212" draw:formula="2321937 * ?f4 / 3176298"/>
                <draw:equation draw:name="f213" draw:formula="6810195 * ?f5 / 12192000"/>
                <draw:equation draw:name="f214" draw:formula="2331082 * ?f4 / 3176298"/>
                <draw:equation draw:name="f215" draw:formula="6910782 * ?f5 / 12192000"/>
                <draw:equation draw:name="f216" draw:formula="2350512 * ?f4 / 3176298"/>
                <draw:equation draw:name="f217" draw:formula="6937263 * ?f5 / 12192000"/>
                <draw:equation draw:name="f218" draw:formula="2353561 * ?f4 / 3176298"/>
                <draw:equation draw:name="f219" draw:formula="6985653 * ?f5 / 12192000"/>
                <draw:equation draw:name="f220" draw:formula="2362897 * ?f4 / 3176298"/>
                <draw:equation draw:name="f221" draw:formula="6994415 * ?f5 / 12192000"/>
                <draw:equation draw:name="f222" draw:formula="2364611 * ?f4 / 3176298"/>
                <draw:equation draw:name="f223" draw:formula="7068141 * ?f5 / 12192000"/>
                <draw:equation draw:name="f224" draw:formula="2388234 * ?f4 / 3176298"/>
                <draw:equation draw:name="f225" draw:formula="7106432 * ?f5 / 12192000"/>
                <draw:equation draw:name="f226" draw:formula="7216547 * ?f5 / 12192000"/>
                <draw:equation draw:name="f227" draw:formula="2390330 * ?f4 / 3176298"/>
                <draw:equation draw:name="f228" draw:formula="7263220 * ?f5 / 12192000"/>
                <draw:equation draw:name="f229" draw:formula="2386709 * ?f4 / 3176298"/>
                <draw:equation draw:name="f230" draw:formula="7375428 * ?f5 / 12192000"/>
                <draw:equation draw:name="f231" draw:formula="2372803 * ?f4 / 3176298"/>
                <draw:equation draw:name="f232" draw:formula="7445916 * ?f5 / 12192000"/>
                <draw:equation draw:name="f233" draw:formula="2365945 * ?f4 / 3176298"/>
                <draw:equation draw:name="f234" draw:formula="7526880 * ?f5 / 12192000"/>
                <draw:equation draw:name="f235" draw:formula="2355084 * ?f4 / 3176298"/>
                <draw:equation draw:name="f236" draw:formula="7619655 * ?f5 / 12192000"/>
                <draw:equation draw:name="f237" draw:formula="2348226 * ?f4 / 3176298"/>
                <draw:equation draw:name="f238" draw:formula="7788636 * ?f5 / 12192000"/>
                <draw:equation draw:name="f239" draw:formula="2327461 * ?f4 / 3176298"/>
                <draw:equation draw:name="f240" draw:formula="7952280 * ?f5 / 12192000"/>
                <draw:equation draw:name="f241" draw:formula="2305935 * ?f4 / 3176298"/>
                <draw:equation draw:name="f242" draw:formula="8019339 * ?f5 / 12192000"/>
                <draw:equation draw:name="f243" draw:formula="2286884 * ?f4 / 3176298"/>
                <draw:equation draw:name="f244" draw:formula="8137835 * ?f5 / 12192000"/>
                <draw:equation draw:name="f245" draw:formula="2259832 * ?f4 / 3176298"/>
                <draw:equation draw:name="f246" draw:formula="8189651 * ?f5 / 12192000"/>
                <draw:equation draw:name="f247" draw:formula="2243639 * ?f4 / 3176298"/>
                <draw:equation draw:name="f248" draw:formula="8313671 * ?f5 / 12192000"/>
                <draw:equation draw:name="f249" draw:formula="2209920 * ?f4 / 3176298"/>
                <draw:equation draw:name="f250" draw:formula="8459979 * ?f5 / 12192000"/>
                <draw:equation draw:name="f251" draw:formula="2158864 * ?f4 / 3176298"/>
                <draw:equation draw:name="f252" draw:formula="8516369 * ?f5 / 12192000"/>
                <draw:equation draw:name="f253" draw:formula="2144003 * ?f4 / 3176298"/>
                <draw:equation draw:name="f254" draw:formula="8657726 * ?f5 / 12192000"/>
                <draw:equation draw:name="f255" draw:formula="2106284 * ?f4 / 3176298"/>
                <draw:equation draw:name="f256" draw:formula="8711448 * ?f5 / 12192000"/>
                <draw:equation draw:name="f257" draw:formula="2098664 * ?f4 / 3176298"/>
                <draw:equation draw:name="f258" draw:formula="8772219 * ?f5 / 12192000"/>
                <draw:equation draw:name="f259" draw:formula="2082280 * ?f4 / 3176298"/>
                <draw:equation draw:name="f260" draw:formula="8845565 * ?f5 / 12192000"/>
                <draw:equation draw:name="f261" draw:formula="2053705 * ?f4 / 3176298"/>
                <draw:equation draw:name="f262" draw:formula="8967871 * ?f5 / 12192000"/>
                <draw:equation draw:name="f263" draw:formula="2011221 * ?f4 / 3176298"/>
                <draw:equation draw:name="f264" draw:formula="9015878 * ?f5 / 12192000"/>
                <draw:equation draw:name="f265" draw:formula="2001124 * ?f4 / 3176298"/>
                <draw:equation draw:name="f266" draw:formula="9234579 * ?f5 / 12192000"/>
                <draw:equation draw:name="f267" draw:formula="1935209 * ?f4 / 3176298"/>
                <draw:equation draw:name="f268" draw:formula="9346597 * ?f5 / 12192000"/>
                <draw:equation draw:name="f269" draw:formula="1896917 * ?f4 / 3176298"/>
                <draw:equation draw:name="f270" draw:formula="9416321 * ?f5 / 12192000"/>
                <draw:equation draw:name="f271" draw:formula="1880724 * ?f4 / 3176298"/>
                <draw:equation draw:name="f272" draw:formula="9477283 * ?f5 / 12192000"/>
                <draw:equation draw:name="f273" draw:formula="1856149 * ?f4 / 3176298"/>
                <draw:equation draw:name="f274" draw:formula="9666265 * ?f5 / 12192000"/>
                <draw:equation draw:name="f275" draw:formula="1787186 * ?f4 / 3176298"/>
                <draw:equation draw:name="f276" draw:formula="9754088 * ?f5 / 12192000"/>
                <draw:equation draw:name="f277" draw:formula="1741464 * ?f4 / 3176298"/>
                <draw:equation draw:name="f278" draw:formula="9899446 * ?f5 / 12192000"/>
                <draw:equation draw:name="f279" draw:formula="1656880 * ?f4 / 3176298"/>
                <draw:equation draw:name="f280" draw:formula="9993175 * ?f5 / 12192000"/>
                <draw:equation draw:name="f281" draw:formula="1576487 * ?f4 / 3176298"/>
                <draw:equation draw:name="f282" draw:formula="10044230 * ?f5 / 12192000"/>
                <draw:equation draw:name="f283" draw:formula="1540480 * ?f4 / 3176298"/>
                <draw:equation draw:name="f284" draw:formula="10131863 * ?f5 / 12192000"/>
                <draw:equation draw:name="f285" draw:formula="1485613 * ?f4 / 3176298"/>
                <draw:equation draw:name="f286" draw:formula="10242357 * ?f5 / 12192000"/>
                <draw:equation draw:name="f287" draw:formula="1410555 * ?f4 / 3176298"/>
                <draw:equation draw:name="f288" draw:formula="10363709 * ?f5 / 12192000"/>
                <draw:equation draw:name="f289" draw:formula="1359499 * ?f4 / 3176298"/>
                <draw:equation draw:name="f290" draw:formula="10428291 * ?f5 / 12192000"/>
                <draw:equation draw:name="f291" draw:formula="1314920 * ?f4 / 3176298"/>
                <draw:equation draw:name="f292" draw:formula="10490969 * ?f5 / 12192000"/>
                <draw:equation draw:name="f293" draw:formula="1267104 * ?f4 / 3176298"/>
                <draw:equation draw:name="f294" draw:formula="10523354 * ?f5 / 12192000"/>
                <draw:equation draw:name="f295" draw:formula="1238337 * ?f4 / 3176298"/>
                <draw:equation draw:name="f296" draw:formula="10590031 * ?f5 / 12192000"/>
                <draw:equation draw:name="f297" draw:formula="1191664 * ?f4 / 3176298"/>
                <draw:equation draw:name="f298" draw:formula="10656519 * ?f5 / 12192000"/>
                <draw:equation draw:name="f299" draw:formula="1156038 * ?f4 / 3176298"/>
                <draw:equation draw:name="f300" draw:formula="10703573 * ?f5 / 12192000"/>
                <draw:equation draw:name="f301" draw:formula="1120603 * ?f4 / 3176298"/>
                <draw:equation draw:name="f302" draw:formula="10764534 * ?f5 / 12192000"/>
                <draw:equation draw:name="f303" draw:formula="1067643 * ?f4 / 3176298"/>
                <draw:equation draw:name="f304" draw:formula="10850453 * ?f5 / 12192000"/>
                <draw:equation draw:name="f305" draw:formula="1014301 * ?f4 / 3176298"/>
                <draw:equation draw:name="f306" draw:formula="10929704 * ?f5 / 12192000"/>
                <draw:equation draw:name="f307" draw:formula="980201 * ?f4 / 3176298"/>
                <draw:equation draw:name="f308" draw:formula="10967423 * ?f5 / 12192000"/>
                <draw:equation draw:name="f309" draw:formula="930289 * ?f4 / 3176298"/>
                <draw:equation draw:name="f310" draw:formula="11058869 * ?f5 / 12192000"/>
                <draw:equation draw:name="f311" draw:formula="838084 * ?f4 / 3176298"/>
                <draw:equation draw:name="f312" draw:formula="11172600 * ?f5 / 12192000"/>
                <draw:equation draw:name="f313" draw:formula="762834 * ?f4 / 3176298"/>
                <draw:equation draw:name="f314" draw:formula="11275283 * ?f5 / 12192000"/>
                <draw:equation draw:name="f315" draw:formula="673676 * ?f4 / 3176298"/>
                <draw:equation draw:name="f316" draw:formula="11320623 * ?f5 / 12192000"/>
                <draw:equation draw:name="f317" draw:formula="639195 * ?f4 / 3176298"/>
                <draw:equation draw:name="f318" draw:formula="11374346 * ?f5 / 12192000"/>
                <draw:equation draw:name="f319" draw:formula="601664 * ?f4 / 3176298"/>
                <draw:equation draw:name="f320" draw:formula="11448453 * ?f5 / 12192000"/>
                <draw:equation draw:name="f321" draw:formula="567755 * ?f4 / 3176298"/>
                <draw:equation draw:name="f322" draw:formula="11532275 * ?f5 / 12192000"/>
                <draw:equation draw:name="f323" draw:formula="522605 * ?f4 / 3176298"/>
                <draw:equation draw:name="f324" draw:formula="11562947 * ?f5 / 12192000"/>
                <draw:equation draw:name="f325" draw:formula="486598 * ?f4 / 3176298"/>
                <draw:equation draw:name="f326" draw:formula="11672489 * ?f5 / 12192000"/>
                <draw:equation draw:name="f327" draw:formula="335337 * ?f4 / 3176298"/>
                <draw:equation draw:name="f328" draw:formula="11821656 * ?f5 / 12192000"/>
                <draw:equation draw:name="f329" draw:formula="207889 * ?f4 / 3176298"/>
                <draw:equation draw:name="f330" draw:formula="11986443 * ?f5 / 12192000"/>
                <draw:equation draw:name="f331" draw:formula="104824 * ?f4 / 3176298"/>
                <draw:equation draw:name="f332" draw:formula="12026448 * ?f5 / 12192000"/>
                <draw:equation draw:name="f333" draw:formula="88821 * ?f4 / 3176298"/>
                <draw:equation draw:name="f334" draw:formula="12160947 * ?f5 / 12192000"/>
                <draw:equation draw:name="f335" draw:formula="28621 * ?f4 / 3176298"/>
                <draw:equation draw:name="f336" draw:formula="?f8 / ?f6"/>
                <draw:equation draw:name="f337" draw:formula="?f9 / ?f7"/>
                <draw:equation draw:name="f338" draw:formula="?f10 / ?f7"/>
                <draw:equation draw:name="f339" draw:formula="?f11 / ?f6"/>
                <draw:equation draw:name="f340" draw:formula="?f12 / ?f7"/>
                <draw:equation draw:name="f341" draw:formula="?f13 / ?f6"/>
                <draw:equation draw:name="f342" draw:formula="?f14 / ?f7"/>
                <draw:equation draw:name="f343" draw:formula="?f15 / ?f6"/>
                <draw:equation draw:name="f344" draw:formula="?f16 / ?f7"/>
                <draw:equation draw:name="f345" draw:formula="?f17 / ?f6"/>
                <draw:equation draw:name="f346" draw:formula="?f18 / ?f7"/>
                <draw:equation draw:name="f347" draw:formula="?f19 / ?f6"/>
                <draw:equation draw:name="f348" draw:formula="?f20 / ?f7"/>
                <draw:equation draw:name="f349" draw:formula="?f21 / ?f6"/>
                <draw:equation draw:name="f350" draw:formula="?f22 / ?f7"/>
                <draw:equation draw:name="f351" draw:formula="?f23 / ?f6"/>
                <draw:equation draw:name="f352" draw:formula="?f24 / ?f7"/>
                <draw:equation draw:name="f353" draw:formula="?f25 / ?f6"/>
                <draw:equation draw:name="f354" draw:formula="?f26 / ?f7"/>
                <draw:equation draw:name="f355" draw:formula="?f27 / ?f6"/>
                <draw:equation draw:name="f356" draw:formula="?f28 / ?f7"/>
                <draw:equation draw:name="f357" draw:formula="?f29 / ?f6"/>
                <draw:equation draw:name="f358" draw:formula="?f30 / ?f7"/>
                <draw:equation draw:name="f359" draw:formula="?f31 / ?f6"/>
                <draw:equation draw:name="f360" draw:formula="?f32 / ?f7"/>
                <draw:equation draw:name="f361" draw:formula="?f33 / ?f6"/>
                <draw:equation draw:name="f362" draw:formula="?f34 / ?f7"/>
                <draw:equation draw:name="f363" draw:formula="?f35 / ?f6"/>
                <draw:equation draw:name="f364" draw:formula="?f36 / ?f7"/>
                <draw:equation draw:name="f365" draw:formula="?f37 / ?f6"/>
                <draw:equation draw:name="f366" draw:formula="?f38 / ?f7"/>
                <draw:equation draw:name="f367" draw:formula="?f39 / ?f6"/>
                <draw:equation draw:name="f368" draw:formula="?f40 / ?f7"/>
                <draw:equation draw:name="f369" draw:formula="?f41 / ?f6"/>
                <draw:equation draw:name="f370" draw:formula="?f42 / ?f7"/>
                <draw:equation draw:name="f371" draw:formula="?f43 / ?f6"/>
                <draw:equation draw:name="f372" draw:formula="?f44 / ?f7"/>
                <draw:equation draw:name="f373" draw:formula="?f45 / ?f6"/>
                <draw:equation draw:name="f374" draw:formula="?f46 / ?f7"/>
                <draw:equation draw:name="f375" draw:formula="?f47 / ?f6"/>
                <draw:equation draw:name="f376" draw:formula="?f48 / ?f7"/>
                <draw:equation draw:name="f377" draw:formula="?f49 / ?f6"/>
                <draw:equation draw:name="f378" draw:formula="?f50 / ?f7"/>
                <draw:equation draw:name="f379" draw:formula="?f51 / ?f6"/>
                <draw:equation draw:name="f380" draw:formula="?f52 / ?f7"/>
                <draw:equation draw:name="f381" draw:formula="?f53 / ?f6"/>
                <draw:equation draw:name="f382" draw:formula="?f54 / ?f7"/>
                <draw:equation draw:name="f383" draw:formula="?f55 / ?f6"/>
                <draw:equation draw:name="f384" draw:formula="?f56 / ?f7"/>
                <draw:equation draw:name="f385" draw:formula="?f57 / ?f6"/>
                <draw:equation draw:name="f386" draw:formula="?f58 / ?f7"/>
                <draw:equation draw:name="f387" draw:formula="?f59 / ?f6"/>
                <draw:equation draw:name="f388" draw:formula="?f60 / ?f7"/>
                <draw:equation draw:name="f389" draw:formula="?f61 / ?f6"/>
                <draw:equation draw:name="f390" draw:formula="?f62 / ?f7"/>
                <draw:equation draw:name="f391" draw:formula="?f63 / ?f6"/>
                <draw:equation draw:name="f392" draw:formula="?f64 / ?f7"/>
                <draw:equation draw:name="f393" draw:formula="?f65 / ?f6"/>
                <draw:equation draw:name="f394" draw:formula="?f66 / ?f7"/>
                <draw:equation draw:name="f395" draw:formula="?f67 / ?f6"/>
                <draw:equation draw:name="f396" draw:formula="?f68 / ?f7"/>
                <draw:equation draw:name="f397" draw:formula="?f69 / ?f6"/>
                <draw:equation draw:name="f398" draw:formula="?f70 / ?f7"/>
                <draw:equation draw:name="f399" draw:formula="?f71 / ?f6"/>
                <draw:equation draw:name="f400" draw:formula="?f72 / ?f7"/>
                <draw:equation draw:name="f401" draw:formula="?f73 / ?f6"/>
                <draw:equation draw:name="f402" draw:formula="?f74 / ?f7"/>
                <draw:equation draw:name="f403" draw:formula="?f75 / ?f6"/>
                <draw:equation draw:name="f404" draw:formula="?f76 / ?f7"/>
                <draw:equation draw:name="f405" draw:formula="?f77 / ?f6"/>
                <draw:equation draw:name="f406" draw:formula="?f78 / ?f7"/>
                <draw:equation draw:name="f407" draw:formula="?f79 / ?f6"/>
                <draw:equation draw:name="f408" draw:formula="?f80 / ?f7"/>
                <draw:equation draw:name="f409" draw:formula="?f81 / ?f6"/>
                <draw:equation draw:name="f410" draw:formula="?f82 / ?f7"/>
                <draw:equation draw:name="f411" draw:formula="?f83 / ?f6"/>
                <draw:equation draw:name="f412" draw:formula="?f84 / ?f7"/>
                <draw:equation draw:name="f413" draw:formula="?f85 / ?f6"/>
                <draw:equation draw:name="f414" draw:formula="?f86 / ?f7"/>
                <draw:equation draw:name="f415" draw:formula="?f87 / ?f6"/>
                <draw:equation draw:name="f416" draw:formula="?f88 / ?f7"/>
                <draw:equation draw:name="f417" draw:formula="?f89 / ?f6"/>
                <draw:equation draw:name="f418" draw:formula="?f90 / ?f7"/>
                <draw:equation draw:name="f419" draw:formula="?f91 / ?f6"/>
                <draw:equation draw:name="f420" draw:formula="?f92 / ?f7"/>
                <draw:equation draw:name="f421" draw:formula="?f93 / ?f6"/>
                <draw:equation draw:name="f422" draw:formula="?f94 / ?f7"/>
                <draw:equation draw:name="f423" draw:formula="?f95 / ?f6"/>
                <draw:equation draw:name="f424" draw:formula="?f96 / ?f7"/>
                <draw:equation draw:name="f425" draw:formula="?f97 / ?f6"/>
                <draw:equation draw:name="f426" draw:formula="?f98 / ?f7"/>
                <draw:equation draw:name="f427" draw:formula="?f99 / ?f6"/>
                <draw:equation draw:name="f428" draw:formula="?f100 / ?f7"/>
                <draw:equation draw:name="f429" draw:formula="?f101 / ?f6"/>
                <draw:equation draw:name="f430" draw:formula="?f102 / ?f7"/>
                <draw:equation draw:name="f431" draw:formula="?f103 / ?f6"/>
                <draw:equation draw:name="f432" draw:formula="?f104 / ?f7"/>
                <draw:equation draw:name="f433" draw:formula="?f105 / ?f6"/>
                <draw:equation draw:name="f434" draw:formula="?f106 / ?f7"/>
                <draw:equation draw:name="f435" draw:formula="?f107 / ?f6"/>
                <draw:equation draw:name="f436" draw:formula="?f108 / ?f7"/>
                <draw:equation draw:name="f437" draw:formula="?f109 / ?f6"/>
                <draw:equation draw:name="f438" draw:formula="?f110 / ?f7"/>
                <draw:equation draw:name="f439" draw:formula="?f111 / ?f6"/>
                <draw:equation draw:name="f440" draw:formula="?f112 / ?f7"/>
                <draw:equation draw:name="f441" draw:formula="?f113 / ?f6"/>
                <draw:equation draw:name="f442" draw:formula="?f114 / ?f7"/>
                <draw:equation draw:name="f443" draw:formula="?f115 / ?f6"/>
                <draw:equation draw:name="f444" draw:formula="?f116 / ?f7"/>
                <draw:equation draw:name="f445" draw:formula="?f117 / ?f6"/>
                <draw:equation draw:name="f446" draw:formula="?f118 / ?f7"/>
                <draw:equation draw:name="f447" draw:formula="?f119 / ?f6"/>
                <draw:equation draw:name="f448" draw:formula="?f120 / ?f7"/>
                <draw:equation draw:name="f449" draw:formula="?f121 / ?f6"/>
                <draw:equation draw:name="f450" draw:formula="?f122 / ?f7"/>
                <draw:equation draw:name="f451" draw:formula="?f123 / ?f6"/>
                <draw:equation draw:name="f452" draw:formula="?f124 / ?f7"/>
                <draw:equation draw:name="f453" draw:formula="?f125 / ?f6"/>
                <draw:equation draw:name="f454" draw:formula="?f126 / ?f7"/>
                <draw:equation draw:name="f455" draw:formula="?f127 / ?f6"/>
                <draw:equation draw:name="f456" draw:formula="?f128 / ?f7"/>
                <draw:equation draw:name="f457" draw:formula="?f129 / ?f6"/>
                <draw:equation draw:name="f458" draw:formula="?f130 / ?f7"/>
                <draw:equation draw:name="f459" draw:formula="?f131 / ?f6"/>
                <draw:equation draw:name="f460" draw:formula="?f132 / ?f7"/>
                <draw:equation draw:name="f461" draw:formula="?f133 / ?f6"/>
                <draw:equation draw:name="f462" draw:formula="?f134 / ?f7"/>
                <draw:equation draw:name="f463" draw:formula="?f135 / ?f6"/>
                <draw:equation draw:name="f464" draw:formula="?f136 / ?f7"/>
                <draw:equation draw:name="f465" draw:formula="?f137 / ?f6"/>
                <draw:equation draw:name="f466" draw:formula="?f138 / ?f7"/>
                <draw:equation draw:name="f467" draw:formula="?f139 / ?f6"/>
                <draw:equation draw:name="f468" draw:formula="?f140 / ?f7"/>
                <draw:equation draw:name="f469" draw:formula="?f141 / ?f6"/>
                <draw:equation draw:name="f470" draw:formula="?f142 / ?f7"/>
                <draw:equation draw:name="f471" draw:formula="?f143 / ?f6"/>
                <draw:equation draw:name="f472" draw:formula="?f144 / ?f7"/>
                <draw:equation draw:name="f473" draw:formula="?f145 / ?f6"/>
                <draw:equation draw:name="f474" draw:formula="?f146 / ?f7"/>
                <draw:equation draw:name="f475" draw:formula="?f147 / ?f6"/>
                <draw:equation draw:name="f476" draw:formula="?f148 / ?f7"/>
                <draw:equation draw:name="f477" draw:formula="?f149 / ?f6"/>
                <draw:equation draw:name="f478" draw:formula="?f150 / ?f7"/>
                <draw:equation draw:name="f479" draw:formula="?f151 / ?f6"/>
                <draw:equation draw:name="f480" draw:formula="?f152 / ?f7"/>
                <draw:equation draw:name="f481" draw:formula="?f153 / ?f6"/>
                <draw:equation draw:name="f482" draw:formula="?f154 / ?f7"/>
                <draw:equation draw:name="f483" draw:formula="?f155 / ?f6"/>
                <draw:equation draw:name="f484" draw:formula="?f156 / ?f6"/>
                <draw:equation draw:name="f485" draw:formula="?f157 / ?f7"/>
                <draw:equation draw:name="f486" draw:formula="?f158 / ?f6"/>
                <draw:equation draw:name="f487" draw:formula="?f159 / ?f7"/>
                <draw:equation draw:name="f488" draw:formula="?f160 / ?f6"/>
                <draw:equation draw:name="f489" draw:formula="?f161 / ?f7"/>
                <draw:equation draw:name="f490" draw:formula="?f162 / ?f6"/>
                <draw:equation draw:name="f491" draw:formula="?f163 / ?f7"/>
                <draw:equation draw:name="f492" draw:formula="?f164 / ?f6"/>
                <draw:equation draw:name="f493" draw:formula="?f165 / ?f7"/>
                <draw:equation draw:name="f494" draw:formula="?f166 / ?f6"/>
                <draw:equation draw:name="f495" draw:formula="?f167 / ?f7"/>
                <draw:equation draw:name="f496" draw:formula="?f168 / ?f6"/>
                <draw:equation draw:name="f497" draw:formula="?f169 / ?f7"/>
                <draw:equation draw:name="f498" draw:formula="?f170 / ?f6"/>
                <draw:equation draw:name="f499" draw:formula="?f171 / ?f7"/>
                <draw:equation draw:name="f500" draw:formula="?f172 / ?f6"/>
                <draw:equation draw:name="f501" draw:formula="?f173 / ?f7"/>
                <draw:equation draw:name="f502" draw:formula="?f174 / ?f6"/>
                <draw:equation draw:name="f503" draw:formula="?f175 / ?f7"/>
                <draw:equation draw:name="f504" draw:formula="?f176 / ?f6"/>
                <draw:equation draw:name="f505" draw:formula="?f177 / ?f7"/>
                <draw:equation draw:name="f506" draw:formula="?f178 / ?f6"/>
                <draw:equation draw:name="f507" draw:formula="?f179 / ?f7"/>
                <draw:equation draw:name="f508" draw:formula="?f180 / ?f6"/>
                <draw:equation draw:name="f509" draw:formula="?f181 / ?f7"/>
                <draw:equation draw:name="f510" draw:formula="?f182 / ?f6"/>
                <draw:equation draw:name="f511" draw:formula="?f183 / ?f6"/>
                <draw:equation draw:name="f512" draw:formula="?f184 / ?f7"/>
                <draw:equation draw:name="f513" draw:formula="?f185 / ?f6"/>
                <draw:equation draw:name="f514" draw:formula="?f186 / ?f7"/>
                <draw:equation draw:name="f515" draw:formula="?f187 / ?f6"/>
                <draw:equation draw:name="f516" draw:formula="?f188 / ?f7"/>
                <draw:equation draw:name="f517" draw:formula="?f189 / ?f6"/>
                <draw:equation draw:name="f518" draw:formula="?f190 / ?f7"/>
                <draw:equation draw:name="f519" draw:formula="?f191 / ?f6"/>
                <draw:equation draw:name="f520" draw:formula="?f192 / ?f7"/>
                <draw:equation draw:name="f521" draw:formula="?f193 / ?f6"/>
                <draw:equation draw:name="f522" draw:formula="?f194 / ?f7"/>
                <draw:equation draw:name="f523" draw:formula="?f195 / ?f6"/>
                <draw:equation draw:name="f524" draw:formula="?f196 / ?f7"/>
                <draw:equation draw:name="f525" draw:formula="?f197 / ?f6"/>
                <draw:equation draw:name="f526" draw:formula="?f198 / ?f7"/>
                <draw:equation draw:name="f527" draw:formula="?f199 / ?f6"/>
                <draw:equation draw:name="f528" draw:formula="?f200 / ?f7"/>
                <draw:equation draw:name="f529" draw:formula="?f201 / ?f6"/>
                <draw:equation draw:name="f530" draw:formula="?f202 / ?f7"/>
                <draw:equation draw:name="f531" draw:formula="?f203 / ?f6"/>
                <draw:equation draw:name="f532" draw:formula="?f204 / ?f7"/>
                <draw:equation draw:name="f533" draw:formula="?f205 / ?f6"/>
                <draw:equation draw:name="f534" draw:formula="?f206 / ?f7"/>
                <draw:equation draw:name="f535" draw:formula="?f207 / ?f6"/>
                <draw:equation draw:name="f536" draw:formula="?f208 / ?f7"/>
                <draw:equation draw:name="f537" draw:formula="?f209 / ?f6"/>
                <draw:equation draw:name="f538" draw:formula="?f210 / ?f7"/>
                <draw:equation draw:name="f539" draw:formula="?f211 / ?f6"/>
                <draw:equation draw:name="f540" draw:formula="?f212 / ?f7"/>
                <draw:equation draw:name="f541" draw:formula="?f213 / ?f6"/>
                <draw:equation draw:name="f542" draw:formula="?f214 / ?f7"/>
                <draw:equation draw:name="f543" draw:formula="?f215 / ?f6"/>
                <draw:equation draw:name="f544" draw:formula="?f216 / ?f7"/>
                <draw:equation draw:name="f545" draw:formula="?f217 / ?f6"/>
                <draw:equation draw:name="f546" draw:formula="?f218 / ?f7"/>
                <draw:equation draw:name="f547" draw:formula="?f219 / ?f6"/>
                <draw:equation draw:name="f548" draw:formula="?f220 / ?f7"/>
                <draw:equation draw:name="f549" draw:formula="?f221 / ?f6"/>
                <draw:equation draw:name="f550" draw:formula="?f222 / ?f7"/>
                <draw:equation draw:name="f551" draw:formula="?f223 / ?f6"/>
                <draw:equation draw:name="f552" draw:formula="?f224 / ?f7"/>
                <draw:equation draw:name="f553" draw:formula="?f225 / ?f6"/>
                <draw:equation draw:name="f554" draw:formula="?f226 / ?f6"/>
                <draw:equation draw:name="f555" draw:formula="?f227 / ?f7"/>
                <draw:equation draw:name="f556" draw:formula="?f228 / ?f6"/>
                <draw:equation draw:name="f557" draw:formula="?f229 / ?f7"/>
                <draw:equation draw:name="f558" draw:formula="?f230 / ?f6"/>
                <draw:equation draw:name="f559" draw:formula="?f231 / ?f7"/>
                <draw:equation draw:name="f560" draw:formula="?f232 / ?f6"/>
                <draw:equation draw:name="f561" draw:formula="?f233 / ?f7"/>
                <draw:equation draw:name="f562" draw:formula="?f234 / ?f6"/>
                <draw:equation draw:name="f563" draw:formula="?f235 / ?f7"/>
                <draw:equation draw:name="f564" draw:formula="?f236 / ?f6"/>
                <draw:equation draw:name="f565" draw:formula="?f237 / ?f7"/>
                <draw:equation draw:name="f566" draw:formula="?f238 / ?f6"/>
                <draw:equation draw:name="f567" draw:formula="?f239 / ?f7"/>
                <draw:equation draw:name="f568" draw:formula="?f240 / ?f6"/>
                <draw:equation draw:name="f569" draw:formula="?f241 / ?f7"/>
                <draw:equation draw:name="f570" draw:formula="?f242 / ?f6"/>
                <draw:equation draw:name="f571" draw:formula="?f243 / ?f7"/>
                <draw:equation draw:name="f572" draw:formula="?f244 / ?f6"/>
                <draw:equation draw:name="f573" draw:formula="?f245 / ?f7"/>
                <draw:equation draw:name="f574" draw:formula="?f246 / ?f6"/>
                <draw:equation draw:name="f575" draw:formula="?f247 / ?f7"/>
                <draw:equation draw:name="f576" draw:formula="?f248 / ?f6"/>
                <draw:equation draw:name="f577" draw:formula="?f249 / ?f7"/>
                <draw:equation draw:name="f578" draw:formula="?f250 / ?f6"/>
                <draw:equation draw:name="f579" draw:formula="?f251 / ?f7"/>
                <draw:equation draw:name="f580" draw:formula="?f252 / ?f6"/>
                <draw:equation draw:name="f581" draw:formula="?f253 / ?f7"/>
                <draw:equation draw:name="f582" draw:formula="?f254 / ?f6"/>
                <draw:equation draw:name="f583" draw:formula="?f255 / ?f7"/>
                <draw:equation draw:name="f584" draw:formula="?f256 / ?f6"/>
                <draw:equation draw:name="f585" draw:formula="?f257 / ?f7"/>
                <draw:equation draw:name="f586" draw:formula="?f258 / ?f6"/>
                <draw:equation draw:name="f587" draw:formula="?f259 / ?f7"/>
                <draw:equation draw:name="f588" draw:formula="?f260 / ?f6"/>
                <draw:equation draw:name="f589" draw:formula="?f261 / ?f7"/>
                <draw:equation draw:name="f590" draw:formula="?f262 / ?f6"/>
                <draw:equation draw:name="f591" draw:formula="?f263 / ?f7"/>
                <draw:equation draw:name="f592" draw:formula="?f264 / ?f6"/>
                <draw:equation draw:name="f593" draw:formula="?f265 / ?f7"/>
                <draw:equation draw:name="f594" draw:formula="?f266 / ?f6"/>
                <draw:equation draw:name="f595" draw:formula="?f267 / ?f7"/>
                <draw:equation draw:name="f596" draw:formula="?f268 / ?f6"/>
                <draw:equation draw:name="f597" draw:formula="?f269 / ?f7"/>
                <draw:equation draw:name="f598" draw:formula="?f270 / ?f6"/>
                <draw:equation draw:name="f599" draw:formula="?f271 / ?f7"/>
                <draw:equation draw:name="f600" draw:formula="?f272 / ?f6"/>
                <draw:equation draw:name="f601" draw:formula="?f273 / ?f7"/>
                <draw:equation draw:name="f602" draw:formula="?f274 / ?f6"/>
                <draw:equation draw:name="f603" draw:formula="?f275 / ?f7"/>
                <draw:equation draw:name="f604" draw:formula="?f276 / ?f6"/>
                <draw:equation draw:name="f605" draw:formula="?f277 / ?f7"/>
                <draw:equation draw:name="f606" draw:formula="?f278 / ?f6"/>
                <draw:equation draw:name="f607" draw:formula="?f279 / ?f7"/>
                <draw:equation draw:name="f608" draw:formula="?f280 / ?f6"/>
                <draw:equation draw:name="f609" draw:formula="?f281 / ?f7"/>
                <draw:equation draw:name="f610" draw:formula="?f282 / ?f6"/>
                <draw:equation draw:name="f611" draw:formula="?f283 / ?f7"/>
                <draw:equation draw:name="f612" draw:formula="?f284 / ?f6"/>
                <draw:equation draw:name="f613" draw:formula="?f285 / ?f7"/>
                <draw:equation draw:name="f614" draw:formula="?f286 / ?f6"/>
                <draw:equation draw:name="f615" draw:formula="?f287 / ?f7"/>
                <draw:equation draw:name="f616" draw:formula="?f288 / ?f6"/>
                <draw:equation draw:name="f617" draw:formula="?f289 / ?f7"/>
                <draw:equation draw:name="f618" draw:formula="?f290 / ?f6"/>
                <draw:equation draw:name="f619" draw:formula="?f291 / ?f7"/>
                <draw:equation draw:name="f620" draw:formula="?f292 / ?f6"/>
                <draw:equation draw:name="f621" draw:formula="?f293 / ?f7"/>
                <draw:equation draw:name="f622" draw:formula="?f294 / ?f6"/>
                <draw:equation draw:name="f623" draw:formula="?f295 / ?f7"/>
                <draw:equation draw:name="f624" draw:formula="?f296 / ?f6"/>
                <draw:equation draw:name="f625" draw:formula="?f297 / ?f7"/>
                <draw:equation draw:name="f626" draw:formula="?f298 / ?f6"/>
                <draw:equation draw:name="f627" draw:formula="?f299 / ?f7"/>
                <draw:equation draw:name="f628" draw:formula="?f300 / ?f6"/>
                <draw:equation draw:name="f629" draw:formula="?f301 / ?f7"/>
                <draw:equation draw:name="f630" draw:formula="?f302 / ?f6"/>
                <draw:equation draw:name="f631" draw:formula="?f303 / ?f7"/>
                <draw:equation draw:name="f632" draw:formula="?f304 / ?f6"/>
                <draw:equation draw:name="f633" draw:formula="?f305 / ?f7"/>
                <draw:equation draw:name="f634" draw:formula="?f306 / ?f6"/>
                <draw:equation draw:name="f635" draw:formula="?f307 / ?f7"/>
                <draw:equation draw:name="f636" draw:formula="?f308 / ?f6"/>
                <draw:equation draw:name="f637" draw:formula="?f309 / ?f7"/>
                <draw:equation draw:name="f638" draw:formula="?f310 / ?f6"/>
                <draw:equation draw:name="f639" draw:formula="?f311 / ?f7"/>
                <draw:equation draw:name="f640" draw:formula="?f312 / ?f6"/>
                <draw:equation draw:name="f641" draw:formula="?f313 / ?f7"/>
                <draw:equation draw:name="f642" draw:formula="?f314 / ?f6"/>
                <draw:equation draw:name="f643" draw:formula="?f315 / ?f7"/>
                <draw:equation draw:name="f644" draw:formula="?f316 / ?f6"/>
                <draw:equation draw:name="f645" draw:formula="?f317 / ?f7"/>
                <draw:equation draw:name="f646" draw:formula="?f318 / ?f6"/>
                <draw:equation draw:name="f647" draw:formula="?f319 / ?f7"/>
                <draw:equation draw:name="f648" draw:formula="?f320 / ?f6"/>
                <draw:equation draw:name="f649" draw:formula="?f321 / ?f7"/>
                <draw:equation draw:name="f650" draw:formula="?f322 / ?f6"/>
                <draw:equation draw:name="f651" draw:formula="?f323 / ?f7"/>
                <draw:equation draw:name="f652" draw:formula="?f324 / ?f6"/>
                <draw:equation draw:name="f653" draw:formula="?f325 / ?f7"/>
                <draw:equation draw:name="f654" draw:formula="?f326 / ?f6"/>
                <draw:equation draw:name="f655" draw:formula="?f327 / ?f7"/>
                <draw:equation draw:name="f656" draw:formula="?f328 / ?f6"/>
                <draw:equation draw:name="f657" draw:formula="?f329 / ?f7"/>
                <draw:equation draw:name="f658" draw:formula="?f330 / ?f6"/>
                <draw:equation draw:name="f659" draw:formula="?f331 / ?f7"/>
                <draw:equation draw:name="f660" draw:formula="?f332 / ?f6"/>
                <draw:equation draw:name="f661" draw:formula="?f333 / ?f7"/>
                <draw:equation draw:name="f662" draw:formula="?f334 / ?f6"/>
                <draw:equation draw:name="f663" draw:formula="?f335 / ?f7"/>
                <draw:equation draw:name="f664" draw:formula="?f0 / ?f6"/>
                <draw:equation draw:name="f665" draw:formula="?f1 / ?f6"/>
                <draw:equation draw:name="f666" draw:formula="?f2 / ?f7"/>
                <draw:equation draw:name="f667" draw:formula="?f3 / ?f7"/>
              </draw:enhanced-geometry>
            </draw:custom-shape>
          </draw:g>
          <draw:g draw:name="Group 11" draw:id="id68">
            <svg:title/>
            <svg:desc/>
            <draw:custom-shape svg:x="0.00059in" svg:y="3.60456in" svg:width="13.33274in" svg:height="3.11677in" draw:id="id69" draw:style-name="a401" draw:name="Freeform: Shape 12">
              <svg:title/>
              <svg:desc/>
              <text:p text:style-name="a400" text:class-names="" text:cond-style-name=""><text:span text:style-name="a399" text:class-names=""/></text:p>
              <draw:enhanced-geometry xmlns:dr3d="urn:oasis:names:tc:opendocument:xmlns:dr3d:1.0" draw:type="non-primitive" svg:viewBox="0 0 6095524 1424940" draw:enhanced-path="M 6095524 0 C 6095524 7811 6095524 12573 6095524 17431 L 6095524 216290 6079998 230600 C 6058567 241363 6035706 251079 6012751 260699 6006084 263462 5998749 264986 5992749 268700 5965126 285655 5938361 303943 5910358 320231 5881497 337090 5855684 356997 5835777 383953 5817298 409004 5799391 434435 5781008 459581 5776341 465963 5772054 473488 5765673 477584 5752433 486156 5737955 493109 5723763 500158 5711571 506159 5698617 510635 5686711 517112 5677186 522256 5668708 529400 5659850 535877 5652135 541496 5643658 546354 5637181 553117 5621369 569500 5605462 585597 5585841 597694 5566505 609695 5548217 623126 5528977 635318 5510117 647224 5493067 660273 5483256 681419 5478875 690753 5472684 700945 5464397 706374 5452586 714089 5437632 716852 5424773 723424 5409628 731139 5392103 737807 5381815 750094 5372671 761048 5363432 769620 5351335 776573 5342858 781431 5336572 790289 5327809 794290 5316284 799624 5304663 803815 5294566 812102 5284089 820674 5272183 827437 5261229 835438 5255419 839724 5250656 845344 5245037 849821 5234750 858012 5224272 866013 5213699 873728 5203127 881444 5193030 890397 5181409 896017 5161598 905542 5139976 911257 5120735 921544 5101209 932021 5082826 945166 5065490 959072 5051774 970026 5038916 980885 5021675 986504 5012055 989648 5001959 996506 4996148 1004507 4983575 1021937 4967478 1034225 4949285 1044702 4924996 1058799 4900993 1073182 4876609 1086993 4862227 1095185 4847940 1103852 4832699 1109853 4801553 1122236 4769644 1132808 4738211 1144334 4727924 1148048 4718209 1153382 4707731 1156621 4696396 1160145 4684205 1161193 4672870 1164717 4654010 1170527 4635722 1177957 4616863 1183862 4580477 1195197 4543996 1206056 4507516 1216819 4499706 1219105 4491228 1219391 4483513 1221867 4463034 1228535 4442650 1235773 4422362 1243108 4410075 1247585 4398073 1253109 4385691 1257395 4375785 1260824 4365593 1263491 4355306 1265587 4346448 1267397 4337209 1267206 4328446 1269397 4304728 1275302 4281297 1281970 4257770 1288256 4248341 1290733 4238720 1292543 4229576 1295686 4205097 1303973 4180999 1313402 4156424 1321213 4136041 1327690 4115086 1332357 4094416 1338072 4085653 1340549 4077271 1344073 4068509 1346168 4048887 1350931 4028980 1354931 4009263 1359694 3998023 1362456 3987165 1367409 3975735 1369219 3948589 1373505 3921252 1376553 3893915 1379982 3865722 1383506 3837623 1387221 3809428 1390364 3793998 1391984 3778472 1392269 3763042 1393793 3749516 1395127 3736086 1397603 3722561 1399223 3710845 1400556 3699034 1401318 3687318 1402652 3668554 1404842 3649885 1407319 3631216 1409605 3623406 1410462 3615214 1412843 3607880 1411415 3589401 1407795 3571208 1408843 3552825 1411319 3546539 1412177 3539776 1411986 3533680 1410367 3521202 1407128 3509106 1402556 3496818 1398556 3495484 1398080 3493865 1397984 3492437 1397699 3484340 1396079 3476340 1394460 3468243 1393031 3463862 1392269 3459385 1392174 3455003 1391507 3438049 1388840 3419380 1393317 3404711 1381792 3395186 1374362 3385947 1376077 3375756 1377220 3368040 1378077 3360134 1377791 3352324 1377887 3338608 1378172 3324892 1378268 3311176 1378744 3306794 1378934 3302318 1381316 3298031 1380935 3278219 1379125 3258407 1376267 3238595 1374648 3227356 1373696 3215830 1375505 3204686 1374172 3191828 1372648 3179255 1368743 3166491 1366361 3162967 1365695 3159062 1366552 3155347 1366742 3151156 1366933 3147060 1367314 3142869 1367409 3130105 1367600 3117342 1367314 3104578 1367981 3096768 1368362 3088577 1372267 3081337 1370838 3066574 1368076 3051810 1374267 3037047 1369124 3032474 1367600 3026188 1371410 3020663 1371600 3006852 1372076 2993041 1371981 2979230 1371886 2966847 1371791 2953988 1373124 2942082 1370457 2929604 1367600 2918365 1367981 2906268 1371219 2897981 1373410 2889218 1373696 2880646 1374362 2871407 1375124 2861215 1373124 2852833 1376267 2827877 1385602 2802255 1387602 2776157 1387602 2771394 1387602 2766536 1386269 2761965 1384840 2735294 1376267 2708529 1377029 2681383 1382268 2675763 1383411 2669477 1383602 2663857 1382459 2648045 1379125 2632710 1373600 2616803 1371219 2590515 1367314 2567750 1380458 2544223 1389031 2521839 1397127 2502789 1415415 2476309 1411319 2473643 1410938 2470690 1413510 2467737 1414177 2459641 1415987 2451545 1418177 2443353 1419035 2433352 1420178 2423160 1419797 2413159 1420749 2400300 1421892 2387632 1424940 2374868 1424940 2364581 1424940 2354389 1421416 2344198 1419701 2329815 1417320 2314003 1417987 2301335 1411891 2287810 1405414 2274951 1402461 2260949 1404461 2256282 1405128 2250281 1409129 2248186 1413224 2243518 1422368 2237137 1423988 2228469 1420844 2220944 1418177 2211705 1416844 2206562 1411700 2191988 1397127 2173414 1396651 2155317 1392746 2144269 1390364 2133981 1390269 2122932 1391888 2098930 1395508 2075593 1390364 2052542 1383792 2037302 1379411 2021681 1376744 2006537 1372267 1995202 1368838 1983868 1364742 1973486 1359218 1958435 1351121 1945292 1338929 1926146 1342168 1909286 1345025 1894047 1339025 1878616 1333310 1867281 1329119 1855948 1324832 1844231 1322165 1830324 1319022 1814608 1320356 1802225 1314545 1789271 1308449 1778509 1312545 1766983 1314260 1748600 1316927 1730311 1321880 1711738 1315593 1689164 1307973 1666780 1299782 1644111 1292543 1635347 1289780 1625919 1288637 1616774 1287399 1608107 1286351 1597725 1289018 1591056 1285018 1573911 1274731 1556291 1269683 1536478 1269683 1529048 1269683 1521809 1265396 1514285 1264634 1503997 1263682 1492186 1261110 1483233 1264730 1462183 1273302 1445134 1266158 1426750 1257681 1408652 1249299 1389602 1242632 1370362 1237107 1363123 1235107 1354456 1238441 1346454 1239107 1343596 1239298 1340453 1239584 1337882 1238631 1313022 1229487 1287780 1222534 1260825 1227296 1258349 1227773 1255586 1226725 1253109 1226058 1241012 1222629 1229201 1217200 1216915 1215962 1186625 1212914 1156146 1211675 1125664 1209675 1123759 1209580 1121759 1209580 1120045 1208913 1108805 1204817 1098995 1206151 1089469 1213961 1085278 1217390 1079563 1219200 1074325 1221105 1066609 1223963 1058704 1226725 1050703 1228535 1042797 1230249 1034320 1232630 1026700 1231297 1012984 1228916 999934 1223582 986409 1220057 981742 1218819 976598 1219010 971741 1218914 960596 1218629 949166 1221391 939070 1213485 929736 1206056 920305 1208246 910495 1213866 903446 1217867 895446 1221010 887540 1222534 876681 1224629 865918 1225487 854202 1224248 845915 1223391 839152 1223010 832675 1217962 831628 1217200 829723 1217009 828294 1217105 809530 1218724 790956 1217867 772001 1216723 747904 1215200 722566 1219676 701707 1235678 698659 1238060 694087 1239107 690086 1239679 671227 1242155 652272 1243870 633412 1246632 623125 1248156 612362 1249490 603028 1253681 593885 1257776 586549 1262634 581120 1254062 571406 1258634 562927 1262444 554642 1266539 551593 1268063 549021 1270540 545973 1271969 542734 1273493 539115 1274445 535591 1275207 519874 1278636 504158 1281779 488538 1285494 485489 1286256 482917 1289304 480155 1291304 478345 1292638 476536 1294638 474535 1294924 459295 1297210 444151 1299877 428816 1301020 415957 1301972 403574 1301687 400241 1318260 399669 1321118 395573 1324166 392431 1325594 383477 1329690 373951 1332452 365093 1336643 336042 1350645 305658 1359503 273177 1357884 263081 1357408 253270 1352264 246888 1350359 228506 1357884 213075 1365123 196977 1370552 182785 1375410 167926 1378458 153352 1381982 148018 1383316 142589 1384078 137160 1384745 120206 1386840 102489 1381792 85917 1389793 77248 1393984 68675 1399032 59532 1401223 49721 1403604 40124 1407319 30325 1409974 L 0 1412360 0 1058622 17145 1060228 C 26480 1061561 35528 1066133 44672 1066324 59055 1066610 71819 1068419 84677 1076230 104108 1087946 120110 1082993 132017 1064990 133255 1063181 134874 1060799 136779 1060323 153639 1056132 170974 1048131 187547 1049179 216789 1051084 244316 1048798 270891 1036415 272510 1035653 274987 1034891 276320 1035558 292322 1043845 309848 1050417 323755 1061561 336995 1072134 352997 1072229 361855 1057942 366236 1050893 372332 1042702 379571 1039939 395954 1033653 413481 1030414 430530 1025747 451581 1020032 472345 1020032 493300 1027176 508064 1032224 523113 1032224 537782 1025366 545687 1021652 553784 1017842 562166 1015746 567595 1014412 573881 1015651 579596 1016699 590645 1018794 602075 1025176 612362 1023557 647891 1017842 681419 1031272 716090 1031653 731806 1031843 747332 1034891 758381 1018985 759809 1016889 766763 1018032 771049 1018699 780574 1020128 790004 1023747 799433 1023652 818960 1023557 838581 1022033 858012 1020318 865346 1019651 872395 1017080 879634 1015270 883634 1014222 887921 1011460 891635 1012031 913162 1015365 932879 1007174 953262 1003078 962692 1001173 971550 996601 980694 993458 983075 992600 985742 991838 988124 992029 1001744 993172 1015270 994791 1028795 996029 1041083 997172 1053465 997553 1059275 1011555 1060133 1013746 1062990 1015365 1065181 1016794 1098995 1038797 1117092 1038225 1150144 1014984 1153573 1012603 1160907 1010888 1163193 1012793 1182624 1028605 1203865 1026890 1226249 1021937 1232059 1020604 1240251 1020604 1244632 1023747 1265492 1038320 1287876 1036225 1310545 1031939 1314069 1031272 1318356 1027652 1319879 1024319 1325309 1012508 1335501 1008507 1346740 1005173 1364457 999744 1381887 993362 1399699 988219 1404081 986981 1409510 987743 1414082 989171 1429703 994029 1439609 1006221 1450467 1017461 1455230 1022414 1461802 1025938 1468184 1028795 1484757 1036130 1501712 1042702 1518476 1049655 1520095 1050322 1521428 1052036 1522667 1053465 1535049 1068515 1547336 1083659 1559814 1098709 1562195 1101566 1565625 1103662 1568196 1106424 1571816 1110234 1576388 1113854 1578293 1118426 1584198 1132808 1595533 1139000 1609820 1141667 1622870 1144143 1635919 1146239 1648873 1149096 1664684 1152525 1680401 1156240 1696022 1160431 1702784 1162241 1709928 1164336 1715739 1168051 1732026 1178338 1749457 1185291 1768602 1182529 1783937 1180338 1796796 1185958 1806321 1194721 1823657 1210628 1842230 1207008 1860709 1201865 1870234 1199198 1878044 1199579 1887093 1202150 1908048 1208151 1922050 1224439 1935575 1238726 1947101 1250918 1960055 1257776 1974247 1262920 1992154 1269492 2006346 1267016 2014919 1251204 2017300 1246727 2021491 1241488 2025968 1240155 2047589 1233488 2069497 1223772 2092643 1229678 2124647 1237774 2155889 1237298 2187893 1229297 2239804 1216343 2291715 1202627 2346294 1205484 2355342 1205960 2366105 1200150 2373916 1194435 2388870 1183577 2388203 1182719 2404967 1191673 2408968 1193864 2413921 1195197 2416874 1198436 2431923 1214914 2450497 1210913 2468975 1208532 2472214 1208056 2476119 1207389 2478882 1208723 2491359 1214723 2501932 1212628 2512791 1204436 2522220 1197388 2533079 1193197 2544223 1201960 2568988 1221391 2595467 1222343 2623471 1210056 2643473 1201293 2663190 1199293 2684241 1208151 2692337 1211580 2702814 1209294 2712244 1210056 2717578 1210437 2723484 1210532 2728055 1212914 2740248 1219010 2751582 1226820 2763869 1232821 2769775 1235678 2776823 1237202 2783491 1237298 2803208 1237774 2822925 1237774 2842546 1236917 2874931 1235583 2907792 1235297 2931128 1206913 2933034 1204627 2937129 1203293 2940368 1202912 2955322 1201103 2970657 1200912 2985421 1197959 2997232 1195578 3007043 1196340 3015996 1204722 3027712 1215771 3042000 1222248 3057621 1218724 3073241 1215295 3083528 1222724 3095054 1230440 3103436 1236059 3112961 1243108 3122295 1243679 3143441 1244917 3161634 1264539 3184589 1253395 3186113 1252633 3188875 1254538 3191066 1255014 3208592 1258634 3225070 1255109 3237929 1243203 3254788 1227677 3273457 1226153 3294221 1231202 3300889 1232821 3307557 1233964 3314319 1235297 3323463 1237202 3332703 1239203 3341846 1241108 3350705 1243013 3360516 1246251 3367373 1238060 3373279 1231011 3377470 1231678 3382899 1237774 3401759 1259110 3424619 1272445 3453765 1273397 3459766 1273588 3465862 1274921 3471767 1276350 3475387 1277207 3479769 1278160 3481959 1280732 3499009 1300353 3520250 1313974 3543396 1324928 3551682 1328833 3560541 1332738 3569494 1333881 3578828 1335024 3588639 1333119 3598164 1332071 3603784 1331500 3610261 1331595 3614738 1328833 3628930 1320165 3642646 1310831 3655886 1300734 3667221 1292066 3669507 1290828 3679317 1301687 3689414 1312831 3701987 1318641 3715893 1321022 3737896 1324737 3760089 1327880 3782282 1329690 3802380 1331309 3812000 1322546 3816001 1302639 3818287 1291590 3821240 1279588 3833431 1276636 3853339 1271873 3874008 1269778 3883819 1246442 3889248 1251585 3892582 1254633 3895821 1257681 3904774 1266158 3923347 1269778 3932778 1262444 3946684 1251776 3959448 1253776 3972782 1262063 3995071 1275779 4019931 1272635 4042505 1267111 4059555 1263015 4077748 1255490 4088892 1238250 4092416 1232726 4100322 1229963 4106609 1226344 4111848 1223391 4117372 1220629 4123182 1218724 4129373 1216628 4136232 1213580 4142328 1214438 4160806 1216914 4175475 1212056 4188524 1198245 4195287 1191101 4205288 1182434 4213860 1182338 4234720 1182053 4252055 1175195 4270820 1167003 4282916 1161764 4296632 1158145 4309587 1153287 4324731 1147572 4341210 1145477 4350449 1129665 4351496 1127951 4354640 1127665 4356164 1126046 4361021 1121093 4367308 1116521 4369880 1110520 4377309 1092994 4383119 1074896 4389787 1057085 4391216 1053275 4392549 1048417 4395502 1046226 4412552 1033653 4429888 1021556 4447413 1009650 4454462 1004887 4460367 1007555 4466654 1013079 4472750 1018318 4480275 1023747 4487894 1025081 4503135 1027652 4518946 1028224 4534472 1028224 4540282 1028224 4546473 1024795 4551903 1022033 4562189 1016794 4571714 1009745 4582382 1005364 4594765 1000316 4602194 992219 4605909 979551 4611434 960692 4624579 947547 4640104 936879 4659821 923258 4683348 923925 4705731 920591 4714304 919353 4723162 918305 4730973 915162 4760595 903351 4790218 892112 4822794 892397 4825460 892397 4828128 892112 4830794 891635 4853940 887730 4877848 886206 4894421 865442 4897469 861632 4904422 860489 4909756 858964 4918996 856488 4925188 851440 4928521 842391 4934141 826770 4940808 811435 4945857 795623 4949381 784765 4955953 778764 4966145 774287 4971860 771811 4976813 766382 4980909 761333 4985862 755237 4988433 747141 4993862 741712 5007102 728186 5011198 713232 5006816 694754 5002911 678371 5013198 656463 5026724 653129 5041678 649414 5051965 640271 5062538 630079 5068443 624364 5076730 619411 5084731 617982 5115116 612458 5143786 619220 5172647 630174 5191506 637318 5212461 639223 5232654 642080 5238941 642937 5246942 641033 5252371 637508 5271421 625316 5290376 612743 5308092 598646 5324571 585407 5343144 579882 5363147 581311 5377720 582359 5390864 579977 5404580 576358 5416010 573310 5428583 571214 5440203 572548 5456491 574453 5469922 571691 5482971 561880 5489924 556641 5498878 553879 5507165 550259 5519928 544640 5533168 539877 5545645 533591 5559076 526923 5571363 517684 5585079 511969 5599843 505778 5609368 496348 5615368 481679 5619179 472440 5624417 462629 5631656 456152 5646611 442913 5664136 432625 5679377 419576 5700808 401288 5720620 381857 5722525 350615 5723572 333375 5732716 326041 5749576 321945 5755195 320612 5763197 318040 5764911 313849 5770054 301371 5780722 298895 5791009 293942 5797201 290989 5804821 285179 5806440 279178 5813107 254889 5831395 240602 5848636 224885 5853684 220218 5859113 214884 5861590 208788 5866829 195643 5874639 186118 5888355 181166 5892736 179642 5896737 176117 5900071 172784 5907215 165545 5913215 157067 5920740 150305 5939885 132874 5958840 115729 5969985 91345 5975413 79439 5981605 66485 5991130 58293 6003227 47911 6019133 42005 6033325 33909 6040469 29813 6047137 24860 6054376 20955 6067234 14097 6080379 7715 6095524 0 Z N" draw:text-areas="?f1334 ?f1336 ?f1335 ?f1337" draw:glue-points="?f671 ?f672 ?f671 ?f673 ?f671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30 ?f844 ?f845 ?f846 ?f78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1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844 ?f1128 ?f1129 ?f1130 ?f1131 ?f1132 ?f1133 ?f1130 ?f1134 ?f1135 ?f1136 ?f1137 ?f1138 ?f1139 ?f1140 ?f1141 ?f1142 ?f1143 ?f1144 ?f1145 ?f1146 ?f1147 ?f1148 ?f1149 ?f1150 ?f1151 ?f1152 ?f1153 ?f1154 ?f1155 ?f1156 ?f1157 ?f1158 ?f1159 ?f1160 ?f1161 ?f1162 ?f1163 ?f1164 ?f1165 ?f1166 ?f1167 ?f1168 ?f1169 ?f1170 ?f1171 ?f1172 ?f1173 ?f1174 ?f1175 ?f1176 ?f1177 ?f1178 ?f1179 ?f1180 ?f1181 ?f1182 ?f1183 ?f1184 ?f1185 ?f1186 ?f1187 ?f1188 ?f1189 ?f1190 ?f1191 ?f1192 ?f1193 ?f1194 ?f1195 ?f1196 ?f1197 ?f1198 ?f1199 ?f1200 ?f902 ?f1201 ?f1202 ?f1203 ?f1204 ?f1205 ?f1206 ?f1207 ?f1208 ?f1209 ?f1210 ?f1211 ?f1151 ?f1212 ?f1213 ?f1214 ?f1215 ?f1216 ?f1217 ?f1218 ?f1219 ?f1220 ?f1221 ?f1222 ?f1223 ?f1224 ?f1225 ?f1226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671 ?f67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95524"/>
                <draw:equation draw:name="f7" draw:formula="?f4 / 1424940"/>
                <draw:equation draw:name="f8" draw:formula="6095524 * ?f5 / 6095524"/>
                <draw:equation draw:name="f9" draw:formula="0 * ?f4 / 1424940"/>
                <draw:equation draw:name="f10" draw:formula="17431 * ?f4 / 1424940"/>
                <draw:equation draw:name="f11" draw:formula="216290 * ?f4 / 1424940"/>
                <draw:equation draw:name="f12" draw:formula="6079998 * ?f5 / 6095524"/>
                <draw:equation draw:name="f13" draw:formula="230600 * ?f4 / 1424940"/>
                <draw:equation draw:name="f14" draw:formula="6012751 * ?f5 / 6095524"/>
                <draw:equation draw:name="f15" draw:formula="260699 * ?f4 / 1424940"/>
                <draw:equation draw:name="f16" draw:formula="5992749 * ?f5 / 6095524"/>
                <draw:equation draw:name="f17" draw:formula="268700 * ?f4 / 1424940"/>
                <draw:equation draw:name="f18" draw:formula="5910358 * ?f5 / 6095524"/>
                <draw:equation draw:name="f19" draw:formula="320231 * ?f4 / 1424940"/>
                <draw:equation draw:name="f20" draw:formula="5835777 * ?f5 / 6095524"/>
                <draw:equation draw:name="f21" draw:formula="383953 * ?f4 / 1424940"/>
                <draw:equation draw:name="f22" draw:formula="5781008 * ?f5 / 6095524"/>
                <draw:equation draw:name="f23" draw:formula="459581 * ?f4 / 1424940"/>
                <draw:equation draw:name="f24" draw:formula="5765673 * ?f5 / 6095524"/>
                <draw:equation draw:name="f25" draw:formula="477584 * ?f4 / 1424940"/>
                <draw:equation draw:name="f26" draw:formula="5723763 * ?f5 / 6095524"/>
                <draw:equation draw:name="f27" draw:formula="500158 * ?f4 / 1424940"/>
                <draw:equation draw:name="f28" draw:formula="5686711 * ?f5 / 6095524"/>
                <draw:equation draw:name="f29" draw:formula="517112 * ?f4 / 1424940"/>
                <draw:equation draw:name="f30" draw:formula="5659850 * ?f5 / 6095524"/>
                <draw:equation draw:name="f31" draw:formula="535877 * ?f4 / 1424940"/>
                <draw:equation draw:name="f32" draw:formula="5637181 * ?f5 / 6095524"/>
                <draw:equation draw:name="f33" draw:formula="553117 * ?f4 / 1424940"/>
                <draw:equation draw:name="f34" draw:formula="5585841 * ?f5 / 6095524"/>
                <draw:equation draw:name="f35" draw:formula="597694 * ?f4 / 1424940"/>
                <draw:equation draw:name="f36" draw:formula="5528977 * ?f5 / 6095524"/>
                <draw:equation draw:name="f37" draw:formula="635318 * ?f4 / 1424940"/>
                <draw:equation draw:name="f38" draw:formula="5483256 * ?f5 / 6095524"/>
                <draw:equation draw:name="f39" draw:formula="681419 * ?f4 / 1424940"/>
                <draw:equation draw:name="f40" draw:formula="5464397 * ?f5 / 6095524"/>
                <draw:equation draw:name="f41" draw:formula="706374 * ?f4 / 1424940"/>
                <draw:equation draw:name="f42" draw:formula="5424773 * ?f5 / 6095524"/>
                <draw:equation draw:name="f43" draw:formula="723424 * ?f4 / 1424940"/>
                <draw:equation draw:name="f44" draw:formula="5381815 * ?f5 / 6095524"/>
                <draw:equation draw:name="f45" draw:formula="750094 * ?f4 / 1424940"/>
                <draw:equation draw:name="f46" draw:formula="5351335 * ?f5 / 6095524"/>
                <draw:equation draw:name="f47" draw:formula="776573 * ?f4 / 1424940"/>
                <draw:equation draw:name="f48" draw:formula="5327809 * ?f5 / 6095524"/>
                <draw:equation draw:name="f49" draw:formula="794290 * ?f4 / 1424940"/>
                <draw:equation draw:name="f50" draw:formula="5294566 * ?f5 / 6095524"/>
                <draw:equation draw:name="f51" draw:formula="812102 * ?f4 / 1424940"/>
                <draw:equation draw:name="f52" draw:formula="5261229 * ?f5 / 6095524"/>
                <draw:equation draw:name="f53" draw:formula="835438 * ?f4 / 1424940"/>
                <draw:equation draw:name="f54" draw:formula="5245037 * ?f5 / 6095524"/>
                <draw:equation draw:name="f55" draw:formula="849821 * ?f4 / 1424940"/>
                <draw:equation draw:name="f56" draw:formula="5213699 * ?f5 / 6095524"/>
                <draw:equation draw:name="f57" draw:formula="873728 * ?f4 / 1424940"/>
                <draw:equation draw:name="f58" draw:formula="5181409 * ?f5 / 6095524"/>
                <draw:equation draw:name="f59" draw:formula="896017 * ?f4 / 1424940"/>
                <draw:equation draw:name="f60" draw:formula="5120735 * ?f5 / 6095524"/>
                <draw:equation draw:name="f61" draw:formula="921544 * ?f4 / 1424940"/>
                <draw:equation draw:name="f62" draw:formula="5065490 * ?f5 / 6095524"/>
                <draw:equation draw:name="f63" draw:formula="959072 * ?f4 / 1424940"/>
                <draw:equation draw:name="f64" draw:formula="5021675 * ?f5 / 6095524"/>
                <draw:equation draw:name="f65" draw:formula="986504 * ?f4 / 1424940"/>
                <draw:equation draw:name="f66" draw:formula="4996148 * ?f5 / 6095524"/>
                <draw:equation draw:name="f67" draw:formula="1004507 * ?f4 / 1424940"/>
                <draw:equation draw:name="f68" draw:formula="4949285 * ?f5 / 6095524"/>
                <draw:equation draw:name="f69" draw:formula="1044702 * ?f4 / 1424940"/>
                <draw:equation draw:name="f70" draw:formula="4876609 * ?f5 / 6095524"/>
                <draw:equation draw:name="f71" draw:formula="1086993 * ?f4 / 1424940"/>
                <draw:equation draw:name="f72" draw:formula="4832699 * ?f5 / 6095524"/>
                <draw:equation draw:name="f73" draw:formula="1109853 * ?f4 / 1424940"/>
                <draw:equation draw:name="f74" draw:formula="4738211 * ?f5 / 6095524"/>
                <draw:equation draw:name="f75" draw:formula="1144334 * ?f4 / 1424940"/>
                <draw:equation draw:name="f76" draw:formula="4707731 * ?f5 / 6095524"/>
                <draw:equation draw:name="f77" draw:formula="1156621 * ?f4 / 1424940"/>
                <draw:equation draw:name="f78" draw:formula="4672870 * ?f5 / 6095524"/>
                <draw:equation draw:name="f79" draw:formula="1164717 * ?f4 / 1424940"/>
                <draw:equation draw:name="f80" draw:formula="4616863 * ?f5 / 6095524"/>
                <draw:equation draw:name="f81" draw:formula="1183862 * ?f4 / 1424940"/>
                <draw:equation draw:name="f82" draw:formula="4507516 * ?f5 / 6095524"/>
                <draw:equation draw:name="f83" draw:formula="1216819 * ?f4 / 1424940"/>
                <draw:equation draw:name="f84" draw:formula="4483513 * ?f5 / 6095524"/>
                <draw:equation draw:name="f85" draw:formula="1221867 * ?f4 / 1424940"/>
                <draw:equation draw:name="f86" draw:formula="4422362 * ?f5 / 6095524"/>
                <draw:equation draw:name="f87" draw:formula="1243108 * ?f4 / 1424940"/>
                <draw:equation draw:name="f88" draw:formula="4385691 * ?f5 / 6095524"/>
                <draw:equation draw:name="f89" draw:formula="1257395 * ?f4 / 1424940"/>
                <draw:equation draw:name="f90" draw:formula="4355306 * ?f5 / 6095524"/>
                <draw:equation draw:name="f91" draw:formula="1265587 * ?f4 / 1424940"/>
                <draw:equation draw:name="f92" draw:formula="4328446 * ?f5 / 6095524"/>
                <draw:equation draw:name="f93" draw:formula="1269397 * ?f4 / 1424940"/>
                <draw:equation draw:name="f94" draw:formula="4257770 * ?f5 / 6095524"/>
                <draw:equation draw:name="f95" draw:formula="1288256 * ?f4 / 1424940"/>
                <draw:equation draw:name="f96" draw:formula="4229576 * ?f5 / 6095524"/>
                <draw:equation draw:name="f97" draw:formula="1295686 * ?f4 / 1424940"/>
                <draw:equation draw:name="f98" draw:formula="4156424 * ?f5 / 6095524"/>
                <draw:equation draw:name="f99" draw:formula="1321213 * ?f4 / 1424940"/>
                <draw:equation draw:name="f100" draw:formula="4094416 * ?f5 / 6095524"/>
                <draw:equation draw:name="f101" draw:formula="1338072 * ?f4 / 1424940"/>
                <draw:equation draw:name="f102" draw:formula="4068509 * ?f5 / 6095524"/>
                <draw:equation draw:name="f103" draw:formula="1346168 * ?f4 / 1424940"/>
                <draw:equation draw:name="f104" draw:formula="4009263 * ?f5 / 6095524"/>
                <draw:equation draw:name="f105" draw:formula="1359694 * ?f4 / 1424940"/>
                <draw:equation draw:name="f106" draw:formula="3975735 * ?f5 / 6095524"/>
                <draw:equation draw:name="f107" draw:formula="1369219 * ?f4 / 1424940"/>
                <draw:equation draw:name="f108" draw:formula="3893915 * ?f5 / 6095524"/>
                <draw:equation draw:name="f109" draw:formula="1379982 * ?f4 / 1424940"/>
                <draw:equation draw:name="f110" draw:formula="3809428 * ?f5 / 6095524"/>
                <draw:equation draw:name="f111" draw:formula="1390364 * ?f4 / 1424940"/>
                <draw:equation draw:name="f112" draw:formula="3763042 * ?f5 / 6095524"/>
                <draw:equation draw:name="f113" draw:formula="1393793 * ?f4 / 1424940"/>
                <draw:equation draw:name="f114" draw:formula="3722561 * ?f5 / 6095524"/>
                <draw:equation draw:name="f115" draw:formula="1399223 * ?f4 / 1424940"/>
                <draw:equation draw:name="f116" draw:formula="3687318 * ?f5 / 6095524"/>
                <draw:equation draw:name="f117" draw:formula="1402652 * ?f4 / 1424940"/>
                <draw:equation draw:name="f118" draw:formula="3631216 * ?f5 / 6095524"/>
                <draw:equation draw:name="f119" draw:formula="1409605 * ?f4 / 1424940"/>
                <draw:equation draw:name="f120" draw:formula="3607880 * ?f5 / 6095524"/>
                <draw:equation draw:name="f121" draw:formula="1411415 * ?f4 / 1424940"/>
                <draw:equation draw:name="f122" draw:formula="3552825 * ?f5 / 6095524"/>
                <draw:equation draw:name="f123" draw:formula="1411319 * ?f4 / 1424940"/>
                <draw:equation draw:name="f124" draw:formula="3533680 * ?f5 / 6095524"/>
                <draw:equation draw:name="f125" draw:formula="1410367 * ?f4 / 1424940"/>
                <draw:equation draw:name="f126" draw:formula="3496818 * ?f5 / 6095524"/>
                <draw:equation draw:name="f127" draw:formula="1398556 * ?f4 / 1424940"/>
                <draw:equation draw:name="f128" draw:formula="3492437 * ?f5 / 6095524"/>
                <draw:equation draw:name="f129" draw:formula="1397699 * ?f4 / 1424940"/>
                <draw:equation draw:name="f130" draw:formula="3468243 * ?f5 / 6095524"/>
                <draw:equation draw:name="f131" draw:formula="1393031 * ?f4 / 1424940"/>
                <draw:equation draw:name="f132" draw:formula="3455003 * ?f5 / 6095524"/>
                <draw:equation draw:name="f133" draw:formula="1391507 * ?f4 / 1424940"/>
                <draw:equation draw:name="f134" draw:formula="3404711 * ?f5 / 6095524"/>
                <draw:equation draw:name="f135" draw:formula="1381792 * ?f4 / 1424940"/>
                <draw:equation draw:name="f136" draw:formula="3375756 * ?f5 / 6095524"/>
                <draw:equation draw:name="f137" draw:formula="1377220 * ?f4 / 1424940"/>
                <draw:equation draw:name="f138" draw:formula="3352324 * ?f5 / 6095524"/>
                <draw:equation draw:name="f139" draw:formula="1377887 * ?f4 / 1424940"/>
                <draw:equation draw:name="f140" draw:formula="3311176 * ?f5 / 6095524"/>
                <draw:equation draw:name="f141" draw:formula="1378744 * ?f4 / 1424940"/>
                <draw:equation draw:name="f142" draw:formula="3298031 * ?f5 / 6095524"/>
                <draw:equation draw:name="f143" draw:formula="1380935 * ?f4 / 1424940"/>
                <draw:equation draw:name="f144" draw:formula="3238595 * ?f5 / 6095524"/>
                <draw:equation draw:name="f145" draw:formula="1374648 * ?f4 / 1424940"/>
                <draw:equation draw:name="f146" draw:formula="3204686 * ?f5 / 6095524"/>
                <draw:equation draw:name="f147" draw:formula="1374172 * ?f4 / 1424940"/>
                <draw:equation draw:name="f148" draw:formula="3166491 * ?f5 / 6095524"/>
                <draw:equation draw:name="f149" draw:formula="1366361 * ?f4 / 1424940"/>
                <draw:equation draw:name="f150" draw:formula="3155347 * ?f5 / 6095524"/>
                <draw:equation draw:name="f151" draw:formula="1366742 * ?f4 / 1424940"/>
                <draw:equation draw:name="f152" draw:formula="3142869 * ?f5 / 6095524"/>
                <draw:equation draw:name="f153" draw:formula="1367409 * ?f4 / 1424940"/>
                <draw:equation draw:name="f154" draw:formula="3104578 * ?f5 / 6095524"/>
                <draw:equation draw:name="f155" draw:formula="1367981 * ?f4 / 1424940"/>
                <draw:equation draw:name="f156" draw:formula="3081337 * ?f5 / 6095524"/>
                <draw:equation draw:name="f157" draw:formula="1370838 * ?f4 / 1424940"/>
                <draw:equation draw:name="f158" draw:formula="3037047 * ?f5 / 6095524"/>
                <draw:equation draw:name="f159" draw:formula="1369124 * ?f4 / 1424940"/>
                <draw:equation draw:name="f160" draw:formula="3020663 * ?f5 / 6095524"/>
                <draw:equation draw:name="f161" draw:formula="1371600 * ?f4 / 1424940"/>
                <draw:equation draw:name="f162" draw:formula="2979230 * ?f5 / 6095524"/>
                <draw:equation draw:name="f163" draw:formula="1371886 * ?f4 / 1424940"/>
                <draw:equation draw:name="f164" draw:formula="2942082 * ?f5 / 6095524"/>
                <draw:equation draw:name="f165" draw:formula="1370457 * ?f4 / 1424940"/>
                <draw:equation draw:name="f166" draw:formula="2906268 * ?f5 / 6095524"/>
                <draw:equation draw:name="f167" draw:formula="1371219 * ?f4 / 1424940"/>
                <draw:equation draw:name="f168" draw:formula="2880646 * ?f5 / 6095524"/>
                <draw:equation draw:name="f169" draw:formula="1374362 * ?f4 / 1424940"/>
                <draw:equation draw:name="f170" draw:formula="2852833 * ?f5 / 6095524"/>
                <draw:equation draw:name="f171" draw:formula="1376267 * ?f4 / 1424940"/>
                <draw:equation draw:name="f172" draw:formula="2776157 * ?f5 / 6095524"/>
                <draw:equation draw:name="f173" draw:formula="1387602 * ?f4 / 1424940"/>
                <draw:equation draw:name="f174" draw:formula="2761965 * ?f5 / 6095524"/>
                <draw:equation draw:name="f175" draw:formula="1384840 * ?f4 / 1424940"/>
                <draw:equation draw:name="f176" draw:formula="2681383 * ?f5 / 6095524"/>
                <draw:equation draw:name="f177" draw:formula="1382268 * ?f4 / 1424940"/>
                <draw:equation draw:name="f178" draw:formula="2663857 * ?f5 / 6095524"/>
                <draw:equation draw:name="f179" draw:formula="1382459 * ?f4 / 1424940"/>
                <draw:equation draw:name="f180" draw:formula="2616803 * ?f5 / 6095524"/>
                <draw:equation draw:name="f181" draw:formula="2544223 * ?f5 / 6095524"/>
                <draw:equation draw:name="f182" draw:formula="1389031 * ?f4 / 1424940"/>
                <draw:equation draw:name="f183" draw:formula="2476309 * ?f5 / 6095524"/>
                <draw:equation draw:name="f184" draw:formula="2467737 * ?f5 / 6095524"/>
                <draw:equation draw:name="f185" draw:formula="1414177 * ?f4 / 1424940"/>
                <draw:equation draw:name="f186" draw:formula="2443353 * ?f5 / 6095524"/>
                <draw:equation draw:name="f187" draw:formula="1419035 * ?f4 / 1424940"/>
                <draw:equation draw:name="f188" draw:formula="2413159 * ?f5 / 6095524"/>
                <draw:equation draw:name="f189" draw:formula="1420749 * ?f4 / 1424940"/>
                <draw:equation draw:name="f190" draw:formula="2374868 * ?f5 / 6095524"/>
                <draw:equation draw:name="f191" draw:formula="1424940 * ?f4 / 1424940"/>
                <draw:equation draw:name="f192" draw:formula="2344198 * ?f5 / 6095524"/>
                <draw:equation draw:name="f193" draw:formula="1419701 * ?f4 / 1424940"/>
                <draw:equation draw:name="f194" draw:formula="2301335 * ?f5 / 6095524"/>
                <draw:equation draw:name="f195" draw:formula="1411891 * ?f4 / 1424940"/>
                <draw:equation draw:name="f196" draw:formula="2260949 * ?f5 / 6095524"/>
                <draw:equation draw:name="f197" draw:formula="1404461 * ?f4 / 1424940"/>
                <draw:equation draw:name="f198" draw:formula="2248186 * ?f5 / 6095524"/>
                <draw:equation draw:name="f199" draw:formula="1413224 * ?f4 / 1424940"/>
                <draw:equation draw:name="f200" draw:formula="2228469 * ?f5 / 6095524"/>
                <draw:equation draw:name="f201" draw:formula="1420844 * ?f4 / 1424940"/>
                <draw:equation draw:name="f202" draw:formula="2206562 * ?f5 / 6095524"/>
                <draw:equation draw:name="f203" draw:formula="1411700 * ?f4 / 1424940"/>
                <draw:equation draw:name="f204" draw:formula="2155317 * ?f5 / 6095524"/>
                <draw:equation draw:name="f205" draw:formula="1392746 * ?f4 / 1424940"/>
                <draw:equation draw:name="f206" draw:formula="2122932 * ?f5 / 6095524"/>
                <draw:equation draw:name="f207" draw:formula="1391888 * ?f4 / 1424940"/>
                <draw:equation draw:name="f208" draw:formula="2052542 * ?f5 / 6095524"/>
                <draw:equation draw:name="f209" draw:formula="1383792 * ?f4 / 1424940"/>
                <draw:equation draw:name="f210" draw:formula="2006537 * ?f5 / 6095524"/>
                <draw:equation draw:name="f211" draw:formula="1372267 * ?f4 / 1424940"/>
                <draw:equation draw:name="f212" draw:formula="1973486 * ?f5 / 6095524"/>
                <draw:equation draw:name="f213" draw:formula="1359218 * ?f4 / 1424940"/>
                <draw:equation draw:name="f214" draw:formula="1926146 * ?f5 / 6095524"/>
                <draw:equation draw:name="f215" draw:formula="1342168 * ?f4 / 1424940"/>
                <draw:equation draw:name="f216" draw:formula="1878616 * ?f5 / 6095524"/>
                <draw:equation draw:name="f217" draw:formula="1333310 * ?f4 / 1424940"/>
                <draw:equation draw:name="f218" draw:formula="1844231 * ?f5 / 6095524"/>
                <draw:equation draw:name="f219" draw:formula="1322165 * ?f4 / 1424940"/>
                <draw:equation draw:name="f220" draw:formula="1802225 * ?f5 / 6095524"/>
                <draw:equation draw:name="f221" draw:formula="1314545 * ?f4 / 1424940"/>
                <draw:equation draw:name="f222" draw:formula="1766983 * ?f5 / 6095524"/>
                <draw:equation draw:name="f223" draw:formula="1314260 * ?f4 / 1424940"/>
                <draw:equation draw:name="f224" draw:formula="1711738 * ?f5 / 6095524"/>
                <draw:equation draw:name="f225" draw:formula="1315593 * ?f4 / 1424940"/>
                <draw:equation draw:name="f226" draw:formula="1644111 * ?f5 / 6095524"/>
                <draw:equation draw:name="f227" draw:formula="1292543 * ?f4 / 1424940"/>
                <draw:equation draw:name="f228" draw:formula="1616774 * ?f5 / 6095524"/>
                <draw:equation draw:name="f229" draw:formula="1287399 * ?f4 / 1424940"/>
                <draw:equation draw:name="f230" draw:formula="1591056 * ?f5 / 6095524"/>
                <draw:equation draw:name="f231" draw:formula="1285018 * ?f4 / 1424940"/>
                <draw:equation draw:name="f232" draw:formula="1536478 * ?f5 / 6095524"/>
                <draw:equation draw:name="f233" draw:formula="1269683 * ?f4 / 1424940"/>
                <draw:equation draw:name="f234" draw:formula="1514285 * ?f5 / 6095524"/>
                <draw:equation draw:name="f235" draw:formula="1264634 * ?f4 / 1424940"/>
                <draw:equation draw:name="f236" draw:formula="1483233 * ?f5 / 6095524"/>
                <draw:equation draw:name="f237" draw:formula="1264730 * ?f4 / 1424940"/>
                <draw:equation draw:name="f238" draw:formula="1426750 * ?f5 / 6095524"/>
                <draw:equation draw:name="f239" draw:formula="1257681 * ?f4 / 1424940"/>
                <draw:equation draw:name="f240" draw:formula="1370362 * ?f5 / 6095524"/>
                <draw:equation draw:name="f241" draw:formula="1237107 * ?f4 / 1424940"/>
                <draw:equation draw:name="f242" draw:formula="1346454 * ?f5 / 6095524"/>
                <draw:equation draw:name="f243" draw:formula="1239107 * ?f4 / 1424940"/>
                <draw:equation draw:name="f244" draw:formula="1337882 * ?f5 / 6095524"/>
                <draw:equation draw:name="f245" draw:formula="1238631 * ?f4 / 1424940"/>
                <draw:equation draw:name="f246" draw:formula="1260825 * ?f5 / 6095524"/>
                <draw:equation draw:name="f247" draw:formula="1227296 * ?f4 / 1424940"/>
                <draw:equation draw:name="f248" draw:formula="1253109 * ?f5 / 6095524"/>
                <draw:equation draw:name="f249" draw:formula="1226058 * ?f4 / 1424940"/>
                <draw:equation draw:name="f250" draw:formula="1216915 * ?f5 / 6095524"/>
                <draw:equation draw:name="f251" draw:formula="1215962 * ?f4 / 1424940"/>
                <draw:equation draw:name="f252" draw:formula="1125664 * ?f5 / 6095524"/>
                <draw:equation draw:name="f253" draw:formula="1209675 * ?f4 / 1424940"/>
                <draw:equation draw:name="f254" draw:formula="1120045 * ?f5 / 6095524"/>
                <draw:equation draw:name="f255" draw:formula="1208913 * ?f4 / 1424940"/>
                <draw:equation draw:name="f256" draw:formula="1089469 * ?f5 / 6095524"/>
                <draw:equation draw:name="f257" draw:formula="1213961 * ?f4 / 1424940"/>
                <draw:equation draw:name="f258" draw:formula="1074325 * ?f5 / 6095524"/>
                <draw:equation draw:name="f259" draw:formula="1221105 * ?f4 / 1424940"/>
                <draw:equation draw:name="f260" draw:formula="1050703 * ?f5 / 6095524"/>
                <draw:equation draw:name="f261" draw:formula="1228535 * ?f4 / 1424940"/>
                <draw:equation draw:name="f262" draw:formula="1026700 * ?f5 / 6095524"/>
                <draw:equation draw:name="f263" draw:formula="1231297 * ?f4 / 1424940"/>
                <draw:equation draw:name="f264" draw:formula="986409 * ?f5 / 6095524"/>
                <draw:equation draw:name="f265" draw:formula="1220057 * ?f4 / 1424940"/>
                <draw:equation draw:name="f266" draw:formula="971741 * ?f5 / 6095524"/>
                <draw:equation draw:name="f267" draw:formula="1218914 * ?f4 / 1424940"/>
                <draw:equation draw:name="f268" draw:formula="939070 * ?f5 / 6095524"/>
                <draw:equation draw:name="f269" draw:formula="1213485 * ?f4 / 1424940"/>
                <draw:equation draw:name="f270" draw:formula="910495 * ?f5 / 6095524"/>
                <draw:equation draw:name="f271" draw:formula="1213866 * ?f4 / 1424940"/>
                <draw:equation draw:name="f272" draw:formula="887540 * ?f5 / 6095524"/>
                <draw:equation draw:name="f273" draw:formula="1222534 * ?f4 / 1424940"/>
                <draw:equation draw:name="f274" draw:formula="854202 * ?f5 / 6095524"/>
                <draw:equation draw:name="f275" draw:formula="1224248 * ?f4 / 1424940"/>
                <draw:equation draw:name="f276" draw:formula="832675 * ?f5 / 6095524"/>
                <draw:equation draw:name="f277" draw:formula="1217962 * ?f4 / 1424940"/>
                <draw:equation draw:name="f278" draw:formula="828294 * ?f5 / 6095524"/>
                <draw:equation draw:name="f279" draw:formula="1217105 * ?f4 / 1424940"/>
                <draw:equation draw:name="f280" draw:formula="772001 * ?f5 / 6095524"/>
                <draw:equation draw:name="f281" draw:formula="1216723 * ?f4 / 1424940"/>
                <draw:equation draw:name="f282" draw:formula="701707 * ?f5 / 6095524"/>
                <draw:equation draw:name="f283" draw:formula="1235678 * ?f4 / 1424940"/>
                <draw:equation draw:name="f284" draw:formula="690086 * ?f5 / 6095524"/>
                <draw:equation draw:name="f285" draw:formula="1239679 * ?f4 / 1424940"/>
                <draw:equation draw:name="f286" draw:formula="633412 * ?f5 / 6095524"/>
                <draw:equation draw:name="f287" draw:formula="1246632 * ?f4 / 1424940"/>
                <draw:equation draw:name="f288" draw:formula="603028 * ?f5 / 6095524"/>
                <draw:equation draw:name="f289" draw:formula="1253681 * ?f4 / 1424940"/>
                <draw:equation draw:name="f290" draw:formula="581120 * ?f5 / 6095524"/>
                <draw:equation draw:name="f291" draw:formula="1254062 * ?f4 / 1424940"/>
                <draw:equation draw:name="f292" draw:formula="554642 * ?f5 / 6095524"/>
                <draw:equation draw:name="f293" draw:formula="1266539 * ?f4 / 1424940"/>
                <draw:equation draw:name="f294" draw:formula="545973 * ?f5 / 6095524"/>
                <draw:equation draw:name="f295" draw:formula="1271969 * ?f4 / 1424940"/>
                <draw:equation draw:name="f296" draw:formula="535591 * ?f5 / 6095524"/>
                <draw:equation draw:name="f297" draw:formula="1275207 * ?f4 / 1424940"/>
                <draw:equation draw:name="f298" draw:formula="488538 * ?f5 / 6095524"/>
                <draw:equation draw:name="f299" draw:formula="1285494 * ?f4 / 1424940"/>
                <draw:equation draw:name="f300" draw:formula="480155 * ?f5 / 6095524"/>
                <draw:equation draw:name="f301" draw:formula="1291304 * ?f4 / 1424940"/>
                <draw:equation draw:name="f302" draw:formula="474535 * ?f5 / 6095524"/>
                <draw:equation draw:name="f303" draw:formula="1294924 * ?f4 / 1424940"/>
                <draw:equation draw:name="f304" draw:formula="428816 * ?f5 / 6095524"/>
                <draw:equation draw:name="f305" draw:formula="1301020 * ?f4 / 1424940"/>
                <draw:equation draw:name="f306" draw:formula="400241 * ?f5 / 6095524"/>
                <draw:equation draw:name="f307" draw:formula="1318260 * ?f4 / 1424940"/>
                <draw:equation draw:name="f308" draw:formula="392431 * ?f5 / 6095524"/>
                <draw:equation draw:name="f309" draw:formula="1325594 * ?f4 / 1424940"/>
                <draw:equation draw:name="f310" draw:formula="365093 * ?f5 / 6095524"/>
                <draw:equation draw:name="f311" draw:formula="1336643 * ?f4 / 1424940"/>
                <draw:equation draw:name="f312" draw:formula="273177 * ?f5 / 6095524"/>
                <draw:equation draw:name="f313" draw:formula="1357884 * ?f4 / 1424940"/>
                <draw:equation draw:name="f314" draw:formula="246888 * ?f5 / 6095524"/>
                <draw:equation draw:name="f315" draw:formula="1350359 * ?f4 / 1424940"/>
                <draw:equation draw:name="f316" draw:formula="196977 * ?f5 / 6095524"/>
                <draw:equation draw:name="f317" draw:formula="1370552 * ?f4 / 1424940"/>
                <draw:equation draw:name="f318" draw:formula="153352 * ?f5 / 6095524"/>
                <draw:equation draw:name="f319" draw:formula="1381982 * ?f4 / 1424940"/>
                <draw:equation draw:name="f320" draw:formula="137160 * ?f5 / 6095524"/>
                <draw:equation draw:name="f321" draw:formula="1384745 * ?f4 / 1424940"/>
                <draw:equation draw:name="f322" draw:formula="85917 * ?f5 / 6095524"/>
                <draw:equation draw:name="f323" draw:formula="1389793 * ?f4 / 1424940"/>
                <draw:equation draw:name="f324" draw:formula="59532 * ?f5 / 6095524"/>
                <draw:equation draw:name="f325" draw:formula="1401223 * ?f4 / 1424940"/>
                <draw:equation draw:name="f326" draw:formula="30325 * ?f5 / 6095524"/>
                <draw:equation draw:name="f327" draw:formula="1409974 * ?f4 / 1424940"/>
                <draw:equation draw:name="f328" draw:formula="0 * ?f5 / 6095524"/>
                <draw:equation draw:name="f329" draw:formula="1412360 * ?f4 / 1424940"/>
                <draw:equation draw:name="f330" draw:formula="1058622 * ?f4 / 1424940"/>
                <draw:equation draw:name="f331" draw:formula="17145 * ?f5 / 6095524"/>
                <draw:equation draw:name="f332" draw:formula="1060228 * ?f4 / 1424940"/>
                <draw:equation draw:name="f333" draw:formula="44672 * ?f5 / 6095524"/>
                <draw:equation draw:name="f334" draw:formula="1066324 * ?f4 / 1424940"/>
                <draw:equation draw:name="f335" draw:formula="84677 * ?f5 / 6095524"/>
                <draw:equation draw:name="f336" draw:formula="1076230 * ?f4 / 1424940"/>
                <draw:equation draw:name="f337" draw:formula="132017 * ?f5 / 6095524"/>
                <draw:equation draw:name="f338" draw:formula="1064990 * ?f4 / 1424940"/>
                <draw:equation draw:name="f339" draw:formula="136779 * ?f5 / 6095524"/>
                <draw:equation draw:name="f340" draw:formula="1060323 * ?f4 / 1424940"/>
                <draw:equation draw:name="f341" draw:formula="187547 * ?f5 / 6095524"/>
                <draw:equation draw:name="f342" draw:formula="1049179 * ?f4 / 1424940"/>
                <draw:equation draw:name="f343" draw:formula="270891 * ?f5 / 6095524"/>
                <draw:equation draw:name="f344" draw:formula="1036415 * ?f4 / 1424940"/>
                <draw:equation draw:name="f345" draw:formula="276320 * ?f5 / 6095524"/>
                <draw:equation draw:name="f346" draw:formula="1035558 * ?f4 / 1424940"/>
                <draw:equation draw:name="f347" draw:formula="323755 * ?f5 / 6095524"/>
                <draw:equation draw:name="f348" draw:formula="1061561 * ?f4 / 1424940"/>
                <draw:equation draw:name="f349" draw:formula="361855 * ?f5 / 6095524"/>
                <draw:equation draw:name="f350" draw:formula="1057942 * ?f4 / 1424940"/>
                <draw:equation draw:name="f351" draw:formula="379571 * ?f5 / 6095524"/>
                <draw:equation draw:name="f352" draw:formula="1039939 * ?f4 / 1424940"/>
                <draw:equation draw:name="f353" draw:formula="430530 * ?f5 / 6095524"/>
                <draw:equation draw:name="f354" draw:formula="1025747 * ?f4 / 1424940"/>
                <draw:equation draw:name="f355" draw:formula="493300 * ?f5 / 6095524"/>
                <draw:equation draw:name="f356" draw:formula="1027176 * ?f4 / 1424940"/>
                <draw:equation draw:name="f357" draw:formula="537782 * ?f5 / 6095524"/>
                <draw:equation draw:name="f358" draw:formula="1025366 * ?f4 / 1424940"/>
                <draw:equation draw:name="f359" draw:formula="562166 * ?f5 / 6095524"/>
                <draw:equation draw:name="f360" draw:formula="1015746 * ?f4 / 1424940"/>
                <draw:equation draw:name="f361" draw:formula="579596 * ?f5 / 6095524"/>
                <draw:equation draw:name="f362" draw:formula="1016699 * ?f4 / 1424940"/>
                <draw:equation draw:name="f363" draw:formula="612362 * ?f5 / 6095524"/>
                <draw:equation draw:name="f364" draw:formula="1023557 * ?f4 / 1424940"/>
                <draw:equation draw:name="f365" draw:formula="716090 * ?f5 / 6095524"/>
                <draw:equation draw:name="f366" draw:formula="1031653 * ?f4 / 1424940"/>
                <draw:equation draw:name="f367" draw:formula="758381 * ?f5 / 6095524"/>
                <draw:equation draw:name="f368" draw:formula="1018985 * ?f4 / 1424940"/>
                <draw:equation draw:name="f369" draw:formula="771049 * ?f5 / 6095524"/>
                <draw:equation draw:name="f370" draw:formula="1018699 * ?f4 / 1424940"/>
                <draw:equation draw:name="f371" draw:formula="799433 * ?f5 / 6095524"/>
                <draw:equation draw:name="f372" draw:formula="1023652 * ?f4 / 1424940"/>
                <draw:equation draw:name="f373" draw:formula="858012 * ?f5 / 6095524"/>
                <draw:equation draw:name="f374" draw:formula="1020318 * ?f4 / 1424940"/>
                <draw:equation draw:name="f375" draw:formula="879634 * ?f5 / 6095524"/>
                <draw:equation draw:name="f376" draw:formula="1015270 * ?f4 / 1424940"/>
                <draw:equation draw:name="f377" draw:formula="891635 * ?f5 / 6095524"/>
                <draw:equation draw:name="f378" draw:formula="1012031 * ?f4 / 1424940"/>
                <draw:equation draw:name="f379" draw:formula="953262 * ?f5 / 6095524"/>
                <draw:equation draw:name="f380" draw:formula="1003078 * ?f4 / 1424940"/>
                <draw:equation draw:name="f381" draw:formula="980694 * ?f5 / 6095524"/>
                <draw:equation draw:name="f382" draw:formula="993458 * ?f4 / 1424940"/>
                <draw:equation draw:name="f383" draw:formula="988124 * ?f5 / 6095524"/>
                <draw:equation draw:name="f384" draw:formula="992029 * ?f4 / 1424940"/>
                <draw:equation draw:name="f385" draw:formula="1028795 * ?f5 / 6095524"/>
                <draw:equation draw:name="f386" draw:formula="996029 * ?f4 / 1424940"/>
                <draw:equation draw:name="f387" draw:formula="1059275 * ?f5 / 6095524"/>
                <draw:equation draw:name="f388" draw:formula="1011555 * ?f4 / 1424940"/>
                <draw:equation draw:name="f389" draw:formula="1065181 * ?f5 / 6095524"/>
                <draw:equation draw:name="f390" draw:formula="1016794 * ?f4 / 1424940"/>
                <draw:equation draw:name="f391" draw:formula="1150144 * ?f5 / 6095524"/>
                <draw:equation draw:name="f392" draw:formula="1014984 * ?f4 / 1424940"/>
                <draw:equation draw:name="f393" draw:formula="1163193 * ?f5 / 6095524"/>
                <draw:equation draw:name="f394" draw:formula="1012793 * ?f4 / 1424940"/>
                <draw:equation draw:name="f395" draw:formula="1226249 * ?f5 / 6095524"/>
                <draw:equation draw:name="f396" draw:formula="1021937 * ?f4 / 1424940"/>
                <draw:equation draw:name="f397" draw:formula="1244632 * ?f5 / 6095524"/>
                <draw:equation draw:name="f398" draw:formula="1023747 * ?f4 / 1424940"/>
                <draw:equation draw:name="f399" draw:formula="1310545 * ?f5 / 6095524"/>
                <draw:equation draw:name="f400" draw:formula="1031939 * ?f4 / 1424940"/>
                <draw:equation draw:name="f401" draw:formula="1319879 * ?f5 / 6095524"/>
                <draw:equation draw:name="f402" draw:formula="1024319 * ?f4 / 1424940"/>
                <draw:equation draw:name="f403" draw:formula="1346740 * ?f5 / 6095524"/>
                <draw:equation draw:name="f404" draw:formula="1005173 * ?f4 / 1424940"/>
                <draw:equation draw:name="f405" draw:formula="1399699 * ?f5 / 6095524"/>
                <draw:equation draw:name="f406" draw:formula="988219 * ?f4 / 1424940"/>
                <draw:equation draw:name="f407" draw:formula="1414082 * ?f5 / 6095524"/>
                <draw:equation draw:name="f408" draw:formula="989171 * ?f4 / 1424940"/>
                <draw:equation draw:name="f409" draw:formula="1450467 * ?f5 / 6095524"/>
                <draw:equation draw:name="f410" draw:formula="1017461 * ?f4 / 1424940"/>
                <draw:equation draw:name="f411" draw:formula="1468184 * ?f5 / 6095524"/>
                <draw:equation draw:name="f412" draw:formula="1028795 * ?f4 / 1424940"/>
                <draw:equation draw:name="f413" draw:formula="1518476 * ?f5 / 6095524"/>
                <draw:equation draw:name="f414" draw:formula="1049655 * ?f4 / 1424940"/>
                <draw:equation draw:name="f415" draw:formula="1522667 * ?f5 / 6095524"/>
                <draw:equation draw:name="f416" draw:formula="1053465 * ?f4 / 1424940"/>
                <draw:equation draw:name="f417" draw:formula="1559814 * ?f5 / 6095524"/>
                <draw:equation draw:name="f418" draw:formula="1098709 * ?f4 / 1424940"/>
                <draw:equation draw:name="f419" draw:formula="1568196 * ?f5 / 6095524"/>
                <draw:equation draw:name="f420" draw:formula="1106424 * ?f4 / 1424940"/>
                <draw:equation draw:name="f421" draw:formula="1578293 * ?f5 / 6095524"/>
                <draw:equation draw:name="f422" draw:formula="1118426 * ?f4 / 1424940"/>
                <draw:equation draw:name="f423" draw:formula="1609820 * ?f5 / 6095524"/>
                <draw:equation draw:name="f424" draw:formula="1141667 * ?f4 / 1424940"/>
                <draw:equation draw:name="f425" draw:formula="1648873 * ?f5 / 6095524"/>
                <draw:equation draw:name="f426" draw:formula="1149096 * ?f4 / 1424940"/>
                <draw:equation draw:name="f427" draw:formula="1696022 * ?f5 / 6095524"/>
                <draw:equation draw:name="f428" draw:formula="1160431 * ?f4 / 1424940"/>
                <draw:equation draw:name="f429" draw:formula="1715739 * ?f5 / 6095524"/>
                <draw:equation draw:name="f430" draw:formula="1168051 * ?f4 / 1424940"/>
                <draw:equation draw:name="f431" draw:formula="1768602 * ?f5 / 6095524"/>
                <draw:equation draw:name="f432" draw:formula="1182529 * ?f4 / 1424940"/>
                <draw:equation draw:name="f433" draw:formula="1806321 * ?f5 / 6095524"/>
                <draw:equation draw:name="f434" draw:formula="1194721 * ?f4 / 1424940"/>
                <draw:equation draw:name="f435" draw:formula="1860709 * ?f5 / 6095524"/>
                <draw:equation draw:name="f436" draw:formula="1201865 * ?f4 / 1424940"/>
                <draw:equation draw:name="f437" draw:formula="1887093 * ?f5 / 6095524"/>
                <draw:equation draw:name="f438" draw:formula="1202150 * ?f4 / 1424940"/>
                <draw:equation draw:name="f439" draw:formula="1935575 * ?f5 / 6095524"/>
                <draw:equation draw:name="f440" draw:formula="1238726 * ?f4 / 1424940"/>
                <draw:equation draw:name="f441" draw:formula="1974247 * ?f5 / 6095524"/>
                <draw:equation draw:name="f442" draw:formula="1262920 * ?f4 / 1424940"/>
                <draw:equation draw:name="f443" draw:formula="2014919 * ?f5 / 6095524"/>
                <draw:equation draw:name="f444" draw:formula="1251204 * ?f4 / 1424940"/>
                <draw:equation draw:name="f445" draw:formula="2025968 * ?f5 / 6095524"/>
                <draw:equation draw:name="f446" draw:formula="1240155 * ?f4 / 1424940"/>
                <draw:equation draw:name="f447" draw:formula="2092643 * ?f5 / 6095524"/>
                <draw:equation draw:name="f448" draw:formula="1229678 * ?f4 / 1424940"/>
                <draw:equation draw:name="f449" draw:formula="2187893 * ?f5 / 6095524"/>
                <draw:equation draw:name="f450" draw:formula="1229297 * ?f4 / 1424940"/>
                <draw:equation draw:name="f451" draw:formula="2346294 * ?f5 / 6095524"/>
                <draw:equation draw:name="f452" draw:formula="1205484 * ?f4 / 1424940"/>
                <draw:equation draw:name="f453" draw:formula="2373916 * ?f5 / 6095524"/>
                <draw:equation draw:name="f454" draw:formula="1194435 * ?f4 / 1424940"/>
                <draw:equation draw:name="f455" draw:formula="2404967 * ?f5 / 6095524"/>
                <draw:equation draw:name="f456" draw:formula="1191673 * ?f4 / 1424940"/>
                <draw:equation draw:name="f457" draw:formula="2416874 * ?f5 / 6095524"/>
                <draw:equation draw:name="f458" draw:formula="1198436 * ?f4 / 1424940"/>
                <draw:equation draw:name="f459" draw:formula="2468975 * ?f5 / 6095524"/>
                <draw:equation draw:name="f460" draw:formula="1208532 * ?f4 / 1424940"/>
                <draw:equation draw:name="f461" draw:formula="2478882 * ?f5 / 6095524"/>
                <draw:equation draw:name="f462" draw:formula="1208723 * ?f4 / 1424940"/>
                <draw:equation draw:name="f463" draw:formula="2512791 * ?f5 / 6095524"/>
                <draw:equation draw:name="f464" draw:formula="1204436 * ?f4 / 1424940"/>
                <draw:equation draw:name="f465" draw:formula="1201960 * ?f4 / 1424940"/>
                <draw:equation draw:name="f466" draw:formula="2623471 * ?f5 / 6095524"/>
                <draw:equation draw:name="f467" draw:formula="1210056 * ?f4 / 1424940"/>
                <draw:equation draw:name="f468" draw:formula="2684241 * ?f5 / 6095524"/>
                <draw:equation draw:name="f469" draw:formula="1208151 * ?f4 / 1424940"/>
                <draw:equation draw:name="f470" draw:formula="2712244 * ?f5 / 6095524"/>
                <draw:equation draw:name="f471" draw:formula="2728055 * ?f5 / 6095524"/>
                <draw:equation draw:name="f472" draw:formula="1212914 * ?f4 / 1424940"/>
                <draw:equation draw:name="f473" draw:formula="2763869 * ?f5 / 6095524"/>
                <draw:equation draw:name="f474" draw:formula="1232821 * ?f4 / 1424940"/>
                <draw:equation draw:name="f475" draw:formula="2783491 * ?f5 / 6095524"/>
                <draw:equation draw:name="f476" draw:formula="1237298 * ?f4 / 1424940"/>
                <draw:equation draw:name="f477" draw:formula="2842546 * ?f5 / 6095524"/>
                <draw:equation draw:name="f478" draw:formula="1236917 * ?f4 / 1424940"/>
                <draw:equation draw:name="f479" draw:formula="2931128 * ?f5 / 6095524"/>
                <draw:equation draw:name="f480" draw:formula="1206913 * ?f4 / 1424940"/>
                <draw:equation draw:name="f481" draw:formula="2940368 * ?f5 / 6095524"/>
                <draw:equation draw:name="f482" draw:formula="1202912 * ?f4 / 1424940"/>
                <draw:equation draw:name="f483" draw:formula="2985421 * ?f5 / 6095524"/>
                <draw:equation draw:name="f484" draw:formula="1197959 * ?f4 / 1424940"/>
                <draw:equation draw:name="f485" draw:formula="3015996 * ?f5 / 6095524"/>
                <draw:equation draw:name="f486" draw:formula="1204722 * ?f4 / 1424940"/>
                <draw:equation draw:name="f487" draw:formula="3057621 * ?f5 / 6095524"/>
                <draw:equation draw:name="f488" draw:formula="1218724 * ?f4 / 1424940"/>
                <draw:equation draw:name="f489" draw:formula="3095054 * ?f5 / 6095524"/>
                <draw:equation draw:name="f490" draw:formula="1230440 * ?f4 / 1424940"/>
                <draw:equation draw:name="f491" draw:formula="3122295 * ?f5 / 6095524"/>
                <draw:equation draw:name="f492" draw:formula="1243679 * ?f4 / 1424940"/>
                <draw:equation draw:name="f493" draw:formula="3184589 * ?f5 / 6095524"/>
                <draw:equation draw:name="f494" draw:formula="1253395 * ?f4 / 1424940"/>
                <draw:equation draw:name="f495" draw:formula="3191066 * ?f5 / 6095524"/>
                <draw:equation draw:name="f496" draw:formula="1255014 * ?f4 / 1424940"/>
                <draw:equation draw:name="f497" draw:formula="3237929 * ?f5 / 6095524"/>
                <draw:equation draw:name="f498" draw:formula="1243203 * ?f4 / 1424940"/>
                <draw:equation draw:name="f499" draw:formula="3294221 * ?f5 / 6095524"/>
                <draw:equation draw:name="f500" draw:formula="1231202 * ?f4 / 1424940"/>
                <draw:equation draw:name="f501" draw:formula="3314319 * ?f5 / 6095524"/>
                <draw:equation draw:name="f502" draw:formula="1235297 * ?f4 / 1424940"/>
                <draw:equation draw:name="f503" draw:formula="3341846 * ?f5 / 6095524"/>
                <draw:equation draw:name="f504" draw:formula="1241108 * ?f4 / 1424940"/>
                <draw:equation draw:name="f505" draw:formula="3367373 * ?f5 / 6095524"/>
                <draw:equation draw:name="f506" draw:formula="1238060 * ?f4 / 1424940"/>
                <draw:equation draw:name="f507" draw:formula="3382899 * ?f5 / 6095524"/>
                <draw:equation draw:name="f508" draw:formula="1237774 * ?f4 / 1424940"/>
                <draw:equation draw:name="f509" draw:formula="3453765 * ?f5 / 6095524"/>
                <draw:equation draw:name="f510" draw:formula="1273397 * ?f4 / 1424940"/>
                <draw:equation draw:name="f511" draw:formula="3471767 * ?f5 / 6095524"/>
                <draw:equation draw:name="f512" draw:formula="1276350 * ?f4 / 1424940"/>
                <draw:equation draw:name="f513" draw:formula="3481959 * ?f5 / 6095524"/>
                <draw:equation draw:name="f514" draw:formula="1280732 * ?f4 / 1424940"/>
                <draw:equation draw:name="f515" draw:formula="3543396 * ?f5 / 6095524"/>
                <draw:equation draw:name="f516" draw:formula="1324928 * ?f4 / 1424940"/>
                <draw:equation draw:name="f517" draw:formula="3569494 * ?f5 / 6095524"/>
                <draw:equation draw:name="f518" draw:formula="1333881 * ?f4 / 1424940"/>
                <draw:equation draw:name="f519" draw:formula="3598164 * ?f5 / 6095524"/>
                <draw:equation draw:name="f520" draw:formula="1332071 * ?f4 / 1424940"/>
                <draw:equation draw:name="f521" draw:formula="3614738 * ?f5 / 6095524"/>
                <draw:equation draw:name="f522" draw:formula="1328833 * ?f4 / 1424940"/>
                <draw:equation draw:name="f523" draw:formula="3655886 * ?f5 / 6095524"/>
                <draw:equation draw:name="f524" draw:formula="1300734 * ?f4 / 1424940"/>
                <draw:equation draw:name="f525" draw:formula="3679317 * ?f5 / 6095524"/>
                <draw:equation draw:name="f526" draw:formula="1301687 * ?f4 / 1424940"/>
                <draw:equation draw:name="f527" draw:formula="3715893 * ?f5 / 6095524"/>
                <draw:equation draw:name="f528" draw:formula="1321022 * ?f4 / 1424940"/>
                <draw:equation draw:name="f529" draw:formula="3782282 * ?f5 / 6095524"/>
                <draw:equation draw:name="f530" draw:formula="1329690 * ?f4 / 1424940"/>
                <draw:equation draw:name="f531" draw:formula="3816001 * ?f5 / 6095524"/>
                <draw:equation draw:name="f532" draw:formula="1302639 * ?f4 / 1424940"/>
                <draw:equation draw:name="f533" draw:formula="3833431 * ?f5 / 6095524"/>
                <draw:equation draw:name="f534" draw:formula="1276636 * ?f4 / 1424940"/>
                <draw:equation draw:name="f535" draw:formula="3883819 * ?f5 / 6095524"/>
                <draw:equation draw:name="f536" draw:formula="1246442 * ?f4 / 1424940"/>
                <draw:equation draw:name="f537" draw:formula="3895821 * ?f5 / 6095524"/>
                <draw:equation draw:name="f538" draw:formula="3932778 * ?f5 / 6095524"/>
                <draw:equation draw:name="f539" draw:formula="1262444 * ?f4 / 1424940"/>
                <draw:equation draw:name="f540" draw:formula="3972782 * ?f5 / 6095524"/>
                <draw:equation draw:name="f541" draw:formula="1262063 * ?f4 / 1424940"/>
                <draw:equation draw:name="f542" draw:formula="4042505 * ?f5 / 6095524"/>
                <draw:equation draw:name="f543" draw:formula="1267111 * ?f4 / 1424940"/>
                <draw:equation draw:name="f544" draw:formula="4088892 * ?f5 / 6095524"/>
                <draw:equation draw:name="f545" draw:formula="1238250 * ?f4 / 1424940"/>
                <draw:equation draw:name="f546" draw:formula="4106609 * ?f5 / 6095524"/>
                <draw:equation draw:name="f547" draw:formula="1226344 * ?f4 / 1424940"/>
                <draw:equation draw:name="f548" draw:formula="4123182 * ?f5 / 6095524"/>
                <draw:equation draw:name="f549" draw:formula="4142328 * ?f5 / 6095524"/>
                <draw:equation draw:name="f550" draw:formula="1214438 * ?f4 / 1424940"/>
                <draw:equation draw:name="f551" draw:formula="4188524 * ?f5 / 6095524"/>
                <draw:equation draw:name="f552" draw:formula="1198245 * ?f4 / 1424940"/>
                <draw:equation draw:name="f553" draw:formula="4213860 * ?f5 / 6095524"/>
                <draw:equation draw:name="f554" draw:formula="1182338 * ?f4 / 1424940"/>
                <draw:equation draw:name="f555" draw:formula="4270820 * ?f5 / 6095524"/>
                <draw:equation draw:name="f556" draw:formula="1167003 * ?f4 / 1424940"/>
                <draw:equation draw:name="f557" draw:formula="4309587 * ?f5 / 6095524"/>
                <draw:equation draw:name="f558" draw:formula="1153287 * ?f4 / 1424940"/>
                <draw:equation draw:name="f559" draw:formula="4350449 * ?f5 / 6095524"/>
                <draw:equation draw:name="f560" draw:formula="1129665 * ?f4 / 1424940"/>
                <draw:equation draw:name="f561" draw:formula="4356164 * ?f5 / 6095524"/>
                <draw:equation draw:name="f562" draw:formula="1126046 * ?f4 / 1424940"/>
                <draw:equation draw:name="f563" draw:formula="4369880 * ?f5 / 6095524"/>
                <draw:equation draw:name="f564" draw:formula="1110520 * ?f4 / 1424940"/>
                <draw:equation draw:name="f565" draw:formula="4389787 * ?f5 / 6095524"/>
                <draw:equation draw:name="f566" draw:formula="1057085 * ?f4 / 1424940"/>
                <draw:equation draw:name="f567" draw:formula="4395502 * ?f5 / 6095524"/>
                <draw:equation draw:name="f568" draw:formula="1046226 * ?f4 / 1424940"/>
                <draw:equation draw:name="f569" draw:formula="4447413 * ?f5 / 6095524"/>
                <draw:equation draw:name="f570" draw:formula="1009650 * ?f4 / 1424940"/>
                <draw:equation draw:name="f571" draw:formula="4466654 * ?f5 / 6095524"/>
                <draw:equation draw:name="f572" draw:formula="1013079 * ?f4 / 1424940"/>
                <draw:equation draw:name="f573" draw:formula="4487894 * ?f5 / 6095524"/>
                <draw:equation draw:name="f574" draw:formula="1025081 * ?f4 / 1424940"/>
                <draw:equation draw:name="f575" draw:formula="4534472 * ?f5 / 6095524"/>
                <draw:equation draw:name="f576" draw:formula="1028224 * ?f4 / 1424940"/>
                <draw:equation draw:name="f577" draw:formula="4551903 * ?f5 / 6095524"/>
                <draw:equation draw:name="f578" draw:formula="1022033 * ?f4 / 1424940"/>
                <draw:equation draw:name="f579" draw:formula="4582382 * ?f5 / 6095524"/>
                <draw:equation draw:name="f580" draw:formula="1005364 * ?f4 / 1424940"/>
                <draw:equation draw:name="f581" draw:formula="4605909 * ?f5 / 6095524"/>
                <draw:equation draw:name="f582" draw:formula="979551 * ?f4 / 1424940"/>
                <draw:equation draw:name="f583" draw:formula="4640104 * ?f5 / 6095524"/>
                <draw:equation draw:name="f584" draw:formula="936879 * ?f4 / 1424940"/>
                <draw:equation draw:name="f585" draw:formula="4705731 * ?f5 / 6095524"/>
                <draw:equation draw:name="f586" draw:formula="920591 * ?f4 / 1424940"/>
                <draw:equation draw:name="f587" draw:formula="4730973 * ?f5 / 6095524"/>
                <draw:equation draw:name="f588" draw:formula="915162 * ?f4 / 1424940"/>
                <draw:equation draw:name="f589" draw:formula="4822794 * ?f5 / 6095524"/>
                <draw:equation draw:name="f590" draw:formula="892397 * ?f4 / 1424940"/>
                <draw:equation draw:name="f591" draw:formula="4830794 * ?f5 / 6095524"/>
                <draw:equation draw:name="f592" draw:formula="891635 * ?f4 / 1424940"/>
                <draw:equation draw:name="f593" draw:formula="4894421 * ?f5 / 6095524"/>
                <draw:equation draw:name="f594" draw:formula="865442 * ?f4 / 1424940"/>
                <draw:equation draw:name="f595" draw:formula="4909756 * ?f5 / 6095524"/>
                <draw:equation draw:name="f596" draw:formula="858964 * ?f4 / 1424940"/>
                <draw:equation draw:name="f597" draw:formula="4928521 * ?f5 / 6095524"/>
                <draw:equation draw:name="f598" draw:formula="842391 * ?f4 / 1424940"/>
                <draw:equation draw:name="f599" draw:formula="4945857 * ?f5 / 6095524"/>
                <draw:equation draw:name="f600" draw:formula="795623 * ?f4 / 1424940"/>
                <draw:equation draw:name="f601" draw:formula="4966145 * ?f5 / 6095524"/>
                <draw:equation draw:name="f602" draw:formula="774287 * ?f4 / 1424940"/>
                <draw:equation draw:name="f603" draw:formula="4980909 * ?f5 / 6095524"/>
                <draw:equation draw:name="f604" draw:formula="761333 * ?f4 / 1424940"/>
                <draw:equation draw:name="f605" draw:formula="4993862 * ?f5 / 6095524"/>
                <draw:equation draw:name="f606" draw:formula="741712 * ?f4 / 1424940"/>
                <draw:equation draw:name="f607" draw:formula="5006816 * ?f5 / 6095524"/>
                <draw:equation draw:name="f608" draw:formula="694754 * ?f4 / 1424940"/>
                <draw:equation draw:name="f609" draw:formula="5026724 * ?f5 / 6095524"/>
                <draw:equation draw:name="f610" draw:formula="653129 * ?f4 / 1424940"/>
                <draw:equation draw:name="f611" draw:formula="5062538 * ?f5 / 6095524"/>
                <draw:equation draw:name="f612" draw:formula="630079 * ?f4 / 1424940"/>
                <draw:equation draw:name="f613" draw:formula="5084731 * ?f5 / 6095524"/>
                <draw:equation draw:name="f614" draw:formula="617982 * ?f4 / 1424940"/>
                <draw:equation draw:name="f615" draw:formula="5172647 * ?f5 / 6095524"/>
                <draw:equation draw:name="f616" draw:formula="630174 * ?f4 / 1424940"/>
                <draw:equation draw:name="f617" draw:formula="5232654 * ?f5 / 6095524"/>
                <draw:equation draw:name="f618" draw:formula="642080 * ?f4 / 1424940"/>
                <draw:equation draw:name="f619" draw:formula="5252371 * ?f5 / 6095524"/>
                <draw:equation draw:name="f620" draw:formula="637508 * ?f4 / 1424940"/>
                <draw:equation draw:name="f621" draw:formula="5308092 * ?f5 / 6095524"/>
                <draw:equation draw:name="f622" draw:formula="598646 * ?f4 / 1424940"/>
                <draw:equation draw:name="f623" draw:formula="5363147 * ?f5 / 6095524"/>
                <draw:equation draw:name="f624" draw:formula="581311 * ?f4 / 1424940"/>
                <draw:equation draw:name="f625" draw:formula="5404580 * ?f5 / 6095524"/>
                <draw:equation draw:name="f626" draw:formula="576358 * ?f4 / 1424940"/>
                <draw:equation draw:name="f627" draw:formula="5440203 * ?f5 / 6095524"/>
                <draw:equation draw:name="f628" draw:formula="572548 * ?f4 / 1424940"/>
                <draw:equation draw:name="f629" draw:formula="5482971 * ?f5 / 6095524"/>
                <draw:equation draw:name="f630" draw:formula="561880 * ?f4 / 1424940"/>
                <draw:equation draw:name="f631" draw:formula="5507165 * ?f5 / 6095524"/>
                <draw:equation draw:name="f632" draw:formula="550259 * ?f4 / 1424940"/>
                <draw:equation draw:name="f633" draw:formula="5545645 * ?f5 / 6095524"/>
                <draw:equation draw:name="f634" draw:formula="533591 * ?f4 / 1424940"/>
                <draw:equation draw:name="f635" draw:formula="5585079 * ?f5 / 6095524"/>
                <draw:equation draw:name="f636" draw:formula="511969 * ?f4 / 1424940"/>
                <draw:equation draw:name="f637" draw:formula="5615368 * ?f5 / 6095524"/>
                <draw:equation draw:name="f638" draw:formula="481679 * ?f4 / 1424940"/>
                <draw:equation draw:name="f639" draw:formula="5631656 * ?f5 / 6095524"/>
                <draw:equation draw:name="f640" draw:formula="456152 * ?f4 / 1424940"/>
                <draw:equation draw:name="f641" draw:formula="5679377 * ?f5 / 6095524"/>
                <draw:equation draw:name="f642" draw:formula="419576 * ?f4 / 1424940"/>
                <draw:equation draw:name="f643" draw:formula="5722525 * ?f5 / 6095524"/>
                <draw:equation draw:name="f644" draw:formula="350615 * ?f4 / 1424940"/>
                <draw:equation draw:name="f645" draw:formula="5749576 * ?f5 / 6095524"/>
                <draw:equation draw:name="f646" draw:formula="321945 * ?f4 / 1424940"/>
                <draw:equation draw:name="f647" draw:formula="5764911 * ?f5 / 6095524"/>
                <draw:equation draw:name="f648" draw:formula="313849 * ?f4 / 1424940"/>
                <draw:equation draw:name="f649" draw:formula="5791009 * ?f5 / 6095524"/>
                <draw:equation draw:name="f650" draw:formula="293942 * ?f4 / 1424940"/>
                <draw:equation draw:name="f651" draw:formula="5806440 * ?f5 / 6095524"/>
                <draw:equation draw:name="f652" draw:formula="279178 * ?f4 / 1424940"/>
                <draw:equation draw:name="f653" draw:formula="5848636 * ?f5 / 6095524"/>
                <draw:equation draw:name="f654" draw:formula="224885 * ?f4 / 1424940"/>
                <draw:equation draw:name="f655" draw:formula="5861590 * ?f5 / 6095524"/>
                <draw:equation draw:name="f656" draw:formula="208788 * ?f4 / 1424940"/>
                <draw:equation draw:name="f657" draw:formula="5888355 * ?f5 / 6095524"/>
                <draw:equation draw:name="f658" draw:formula="181166 * ?f4 / 1424940"/>
                <draw:equation draw:name="f659" draw:formula="5900071 * ?f5 / 6095524"/>
                <draw:equation draw:name="f660" draw:formula="172784 * ?f4 / 1424940"/>
                <draw:equation draw:name="f661" draw:formula="5920740 * ?f5 / 6095524"/>
                <draw:equation draw:name="f662" draw:formula="150305 * ?f4 / 1424940"/>
                <draw:equation draw:name="f663" draw:formula="5969985 * ?f5 / 6095524"/>
                <draw:equation draw:name="f664" draw:formula="91345 * ?f4 / 1424940"/>
                <draw:equation draw:name="f665" draw:formula="5991130 * ?f5 / 6095524"/>
                <draw:equation draw:name="f666" draw:formula="58293 * ?f4 / 1424940"/>
                <draw:equation draw:name="f667" draw:formula="6033325 * ?f5 / 6095524"/>
                <draw:equation draw:name="f668" draw:formula="33909 * ?f4 / 1424940"/>
                <draw:equation draw:name="f669" draw:formula="6054376 * ?f5 / 6095524"/>
                <draw:equation draw:name="f670" draw:formula="20955 * ?f4 / 1424940"/>
                <draw:equation draw:name="f671" draw:formula="?f8 / ?f6"/>
                <draw:equation draw:name="f672" draw:formula="?f9 / ?f7"/>
                <draw:equation draw:name="f673" draw:formula="?f10 / ?f7"/>
                <draw:equation draw:name="f674" draw:formula="?f11 / ?f7"/>
                <draw:equation draw:name="f675" draw:formula="?f12 / ?f6"/>
                <draw:equation draw:name="f676" draw:formula="?f13 / ?f7"/>
                <draw:equation draw:name="f677" draw:formula="?f14 / ?f6"/>
                <draw:equation draw:name="f678" draw:formula="?f15 / ?f7"/>
                <draw:equation draw:name="f679" draw:formula="?f16 / ?f6"/>
                <draw:equation draw:name="f680" draw:formula="?f17 / ?f7"/>
                <draw:equation draw:name="f681" draw:formula="?f18 / ?f6"/>
                <draw:equation draw:name="f682" draw:formula="?f19 / ?f7"/>
                <draw:equation draw:name="f683" draw:formula="?f20 / ?f6"/>
                <draw:equation draw:name="f684" draw:formula="?f21 / ?f7"/>
                <draw:equation draw:name="f685" draw:formula="?f22 / ?f6"/>
                <draw:equation draw:name="f686" draw:formula="?f23 / ?f7"/>
                <draw:equation draw:name="f687" draw:formula="?f24 / ?f6"/>
                <draw:equation draw:name="f688" draw:formula="?f25 / ?f7"/>
                <draw:equation draw:name="f689" draw:formula="?f26 / ?f6"/>
                <draw:equation draw:name="f690" draw:formula="?f27 / ?f7"/>
                <draw:equation draw:name="f691" draw:formula="?f28 / ?f6"/>
                <draw:equation draw:name="f692" draw:formula="?f29 / ?f7"/>
                <draw:equation draw:name="f693" draw:formula="?f30 / ?f6"/>
                <draw:equation draw:name="f694" draw:formula="?f31 / ?f7"/>
                <draw:equation draw:name="f695" draw:formula="?f32 / ?f6"/>
                <draw:equation draw:name="f696" draw:formula="?f33 / ?f7"/>
                <draw:equation draw:name="f697" draw:formula="?f34 / ?f6"/>
                <draw:equation draw:name="f698" draw:formula="?f35 / ?f7"/>
                <draw:equation draw:name="f699" draw:formula="?f36 / ?f6"/>
                <draw:equation draw:name="f700" draw:formula="?f37 / ?f7"/>
                <draw:equation draw:name="f701" draw:formula="?f38 / ?f6"/>
                <draw:equation draw:name="f702" draw:formula="?f39 / ?f7"/>
                <draw:equation draw:name="f703" draw:formula="?f40 / ?f6"/>
                <draw:equation draw:name="f704" draw:formula="?f41 / ?f7"/>
                <draw:equation draw:name="f705" draw:formula="?f42 / ?f6"/>
                <draw:equation draw:name="f706" draw:formula="?f43 / ?f7"/>
                <draw:equation draw:name="f707" draw:formula="?f44 / ?f6"/>
                <draw:equation draw:name="f708" draw:formula="?f45 / ?f7"/>
                <draw:equation draw:name="f709" draw:formula="?f46 / ?f6"/>
                <draw:equation draw:name="f710" draw:formula="?f47 / ?f7"/>
                <draw:equation draw:name="f711" draw:formula="?f48 / ?f6"/>
                <draw:equation draw:name="f712" draw:formula="?f49 / ?f7"/>
                <draw:equation draw:name="f713" draw:formula="?f50 / ?f6"/>
                <draw:equation draw:name="f714" draw:formula="?f51 / ?f7"/>
                <draw:equation draw:name="f715" draw:formula="?f52 / ?f6"/>
                <draw:equation draw:name="f716" draw:formula="?f53 / ?f7"/>
                <draw:equation draw:name="f717" draw:formula="?f54 / ?f6"/>
                <draw:equation draw:name="f718" draw:formula="?f55 / ?f7"/>
                <draw:equation draw:name="f719" draw:formula="?f56 / ?f6"/>
                <draw:equation draw:name="f720" draw:formula="?f57 / ?f7"/>
                <draw:equation draw:name="f721" draw:formula="?f58 / ?f6"/>
                <draw:equation draw:name="f722" draw:formula="?f59 / ?f7"/>
                <draw:equation draw:name="f723" draw:formula="?f60 / ?f6"/>
                <draw:equation draw:name="f724" draw:formula="?f61 / ?f7"/>
                <draw:equation draw:name="f725" draw:formula="?f62 / ?f6"/>
                <draw:equation draw:name="f726" draw:formula="?f63 / ?f7"/>
                <draw:equation draw:name="f727" draw:formula="?f64 / ?f6"/>
                <draw:equation draw:name="f728" draw:formula="?f65 / ?f7"/>
                <draw:equation draw:name="f729" draw:formula="?f66 / ?f6"/>
                <draw:equation draw:name="f730" draw:formula="?f67 / ?f7"/>
                <draw:equation draw:name="f731" draw:formula="?f68 / ?f6"/>
                <draw:equation draw:name="f732" draw:formula="?f69 / ?f7"/>
                <draw:equation draw:name="f733" draw:formula="?f70 / ?f6"/>
                <draw:equation draw:name="f734" draw:formula="?f71 / ?f7"/>
                <draw:equation draw:name="f735" draw:formula="?f72 / ?f6"/>
                <draw:equation draw:name="f736" draw:formula="?f73 / ?f7"/>
                <draw:equation draw:name="f737" draw:formula="?f74 / ?f6"/>
                <draw:equation draw:name="f738" draw:formula="?f75 / ?f7"/>
                <draw:equation draw:name="f739" draw:formula="?f76 / ?f6"/>
                <draw:equation draw:name="f740" draw:formula="?f77 / ?f7"/>
                <draw:equation draw:name="f741" draw:formula="?f78 / ?f6"/>
                <draw:equation draw:name="f742" draw:formula="?f79 / ?f7"/>
                <draw:equation draw:name="f743" draw:formula="?f80 / ?f6"/>
                <draw:equation draw:name="f744" draw:formula="?f81 / ?f7"/>
                <draw:equation draw:name="f745" draw:formula="?f82 / ?f6"/>
                <draw:equation draw:name="f746" draw:formula="?f83 / ?f7"/>
                <draw:equation draw:name="f747" draw:formula="?f84 / ?f6"/>
                <draw:equation draw:name="f748" draw:formula="?f85 / ?f7"/>
                <draw:equation draw:name="f749" draw:formula="?f86 / ?f6"/>
                <draw:equation draw:name="f750" draw:formula="?f87 / ?f7"/>
                <draw:equation draw:name="f751" draw:formula="?f88 / ?f6"/>
                <draw:equation draw:name="f752" draw:formula="?f89 / ?f7"/>
                <draw:equation draw:name="f753" draw:formula="?f90 / ?f6"/>
                <draw:equation draw:name="f754" draw:formula="?f91 / ?f7"/>
                <draw:equation draw:name="f755" draw:formula="?f92 / ?f6"/>
                <draw:equation draw:name="f756" draw:formula="?f93 / ?f7"/>
                <draw:equation draw:name="f757" draw:formula="?f94 / ?f6"/>
                <draw:equation draw:name="f758" draw:formula="?f95 / ?f7"/>
                <draw:equation draw:name="f759" draw:formula="?f96 / ?f6"/>
                <draw:equation draw:name="f760" draw:formula="?f97 / ?f7"/>
                <draw:equation draw:name="f761" draw:formula="?f98 / ?f6"/>
                <draw:equation draw:name="f762" draw:formula="?f99 / ?f7"/>
                <draw:equation draw:name="f763" draw:formula="?f100 / ?f6"/>
                <draw:equation draw:name="f764" draw:formula="?f101 / ?f7"/>
                <draw:equation draw:name="f765" draw:formula="?f102 / ?f6"/>
                <draw:equation draw:name="f766" draw:formula="?f103 / ?f7"/>
                <draw:equation draw:name="f767" draw:formula="?f104 / ?f6"/>
                <draw:equation draw:name="f768" draw:formula="?f105 / ?f7"/>
                <draw:equation draw:name="f769" draw:formula="?f106 / ?f6"/>
                <draw:equation draw:name="f770" draw:formula="?f107 / ?f7"/>
                <draw:equation draw:name="f771" draw:formula="?f108 / ?f6"/>
                <draw:equation draw:name="f772" draw:formula="?f109 / ?f7"/>
                <draw:equation draw:name="f773" draw:formula="?f110 / ?f6"/>
                <draw:equation draw:name="f774" draw:formula="?f111 / ?f7"/>
                <draw:equation draw:name="f775" draw:formula="?f112 / ?f6"/>
                <draw:equation draw:name="f776" draw:formula="?f113 / ?f7"/>
                <draw:equation draw:name="f777" draw:formula="?f114 / ?f6"/>
                <draw:equation draw:name="f778" draw:formula="?f115 / ?f7"/>
                <draw:equation draw:name="f779" draw:formula="?f116 / ?f6"/>
                <draw:equation draw:name="f780" draw:formula="?f117 / ?f7"/>
                <draw:equation draw:name="f781" draw:formula="?f118 / ?f6"/>
                <draw:equation draw:name="f782" draw:formula="?f119 / ?f7"/>
                <draw:equation draw:name="f783" draw:formula="?f120 / ?f6"/>
                <draw:equation draw:name="f784" draw:formula="?f121 / ?f7"/>
                <draw:equation draw:name="f785" draw:formula="?f122 / ?f6"/>
                <draw:equation draw:name="f786" draw:formula="?f123 / ?f7"/>
                <draw:equation draw:name="f787" draw:formula="?f124 / ?f6"/>
                <draw:equation draw:name="f788" draw:formula="?f125 / ?f7"/>
                <draw:equation draw:name="f789" draw:formula="?f126 / ?f6"/>
                <draw:equation draw:name="f790" draw:formula="?f127 / ?f7"/>
                <draw:equation draw:name="f791" draw:formula="?f128 / ?f6"/>
                <draw:equation draw:name="f792" draw:formula="?f129 / ?f7"/>
                <draw:equation draw:name="f793" draw:formula="?f130 / ?f6"/>
                <draw:equation draw:name="f794" draw:formula="?f131 / ?f7"/>
                <draw:equation draw:name="f795" draw:formula="?f132 / ?f6"/>
                <draw:equation draw:name="f796" draw:formula="?f133 / ?f7"/>
                <draw:equation draw:name="f797" draw:formula="?f134 / ?f6"/>
                <draw:equation draw:name="f798" draw:formula="?f135 / ?f7"/>
                <draw:equation draw:name="f799" draw:formula="?f136 / ?f6"/>
                <draw:equation draw:name="f800" draw:formula="?f137 / ?f7"/>
                <draw:equation draw:name="f801" draw:formula="?f138 / ?f6"/>
                <draw:equation draw:name="f802" draw:formula="?f139 / ?f7"/>
                <draw:equation draw:name="f803" draw:formula="?f140 / ?f6"/>
                <draw:equation draw:name="f804" draw:formula="?f141 / ?f7"/>
                <draw:equation draw:name="f805" draw:formula="?f142 / ?f6"/>
                <draw:equation draw:name="f806" draw:formula="?f143 / ?f7"/>
                <draw:equation draw:name="f807" draw:formula="?f144 / ?f6"/>
                <draw:equation draw:name="f808" draw:formula="?f145 / ?f7"/>
                <draw:equation draw:name="f809" draw:formula="?f146 / ?f6"/>
                <draw:equation draw:name="f810" draw:formula="?f147 / ?f7"/>
                <draw:equation draw:name="f811" draw:formula="?f148 / ?f6"/>
                <draw:equation draw:name="f812" draw:formula="?f149 / ?f7"/>
                <draw:equation draw:name="f813" draw:formula="?f150 / ?f6"/>
                <draw:equation draw:name="f814" draw:formula="?f151 / ?f7"/>
                <draw:equation draw:name="f815" draw:formula="?f152 / ?f6"/>
                <draw:equation draw:name="f816" draw:formula="?f153 / ?f7"/>
                <draw:equation draw:name="f817" draw:formula="?f154 / ?f6"/>
                <draw:equation draw:name="f818" draw:formula="?f155 / ?f7"/>
                <draw:equation draw:name="f819" draw:formula="?f156 / ?f6"/>
                <draw:equation draw:name="f820" draw:formula="?f157 / ?f7"/>
                <draw:equation draw:name="f821" draw:formula="?f158 / ?f6"/>
                <draw:equation draw:name="f822" draw:formula="?f159 / ?f7"/>
                <draw:equation draw:name="f823" draw:formula="?f160 / ?f6"/>
                <draw:equation draw:name="f824" draw:formula="?f161 / ?f7"/>
                <draw:equation draw:name="f825" draw:formula="?f162 / ?f6"/>
                <draw:equation draw:name="f826" draw:formula="?f163 / ?f7"/>
                <draw:equation draw:name="f827" draw:formula="?f164 / ?f6"/>
                <draw:equation draw:name="f828" draw:formula="?f165 / ?f7"/>
                <draw:equation draw:name="f829" draw:formula="?f166 / ?f6"/>
                <draw:equation draw:name="f830" draw:formula="?f167 / ?f7"/>
                <draw:equation draw:name="f831" draw:formula="?f168 / ?f6"/>
                <draw:equation draw:name="f832" draw:formula="?f169 / ?f7"/>
                <draw:equation draw:name="f833" draw:formula="?f170 / ?f6"/>
                <draw:equation draw:name="f834" draw:formula="?f171 / ?f7"/>
                <draw:equation draw:name="f835" draw:formula="?f172 / ?f6"/>
                <draw:equation draw:name="f836" draw:formula="?f173 / ?f7"/>
                <draw:equation draw:name="f837" draw:formula="?f174 / ?f6"/>
                <draw:equation draw:name="f838" draw:formula="?f175 / ?f7"/>
                <draw:equation draw:name="f839" draw:formula="?f176 / ?f6"/>
                <draw:equation draw:name="f840" draw:formula="?f177 / ?f7"/>
                <draw:equation draw:name="f841" draw:formula="?f178 / ?f6"/>
                <draw:equation draw:name="f842" draw:formula="?f179 / ?f7"/>
                <draw:equation draw:name="f843" draw:formula="?f180 / ?f6"/>
                <draw:equation draw:name="f844" draw:formula="?f181 / ?f6"/>
                <draw:equation draw:name="f845" draw:formula="?f182 / ?f7"/>
                <draw:equation draw:name="f846" draw:formula="?f183 / ?f6"/>
                <draw:equation draw:name="f847" draw:formula="?f184 / ?f6"/>
                <draw:equation draw:name="f848" draw:formula="?f185 / ?f7"/>
                <draw:equation draw:name="f849" draw:formula="?f186 / ?f6"/>
                <draw:equation draw:name="f850" draw:formula="?f187 / ?f7"/>
                <draw:equation draw:name="f851" draw:formula="?f188 / ?f6"/>
                <draw:equation draw:name="f852" draw:formula="?f189 / ?f7"/>
                <draw:equation draw:name="f853" draw:formula="?f190 / ?f6"/>
                <draw:equation draw:name="f854" draw:formula="?f191 / ?f7"/>
                <draw:equation draw:name="f855" draw:formula="?f192 / ?f6"/>
                <draw:equation draw:name="f856" draw:formula="?f193 / ?f7"/>
                <draw:equation draw:name="f857" draw:formula="?f194 / ?f6"/>
                <draw:equation draw:name="f858" draw:formula="?f195 / ?f7"/>
                <draw:equation draw:name="f859" draw:formula="?f196 / ?f6"/>
                <draw:equation draw:name="f860" draw:formula="?f197 / ?f7"/>
                <draw:equation draw:name="f861" draw:formula="?f198 / ?f6"/>
                <draw:equation draw:name="f862" draw:formula="?f199 / ?f7"/>
                <draw:equation draw:name="f863" draw:formula="?f200 / ?f6"/>
                <draw:equation draw:name="f864" draw:formula="?f201 / ?f7"/>
                <draw:equation draw:name="f865" draw:formula="?f202 / ?f6"/>
                <draw:equation draw:name="f866" draw:formula="?f203 / ?f7"/>
                <draw:equation draw:name="f867" draw:formula="?f204 / ?f6"/>
                <draw:equation draw:name="f868" draw:formula="?f205 / ?f7"/>
                <draw:equation draw:name="f869" draw:formula="?f206 / ?f6"/>
                <draw:equation draw:name="f870" draw:formula="?f207 / ?f7"/>
                <draw:equation draw:name="f871" draw:formula="?f208 / ?f6"/>
                <draw:equation draw:name="f872" draw:formula="?f209 / ?f7"/>
                <draw:equation draw:name="f873" draw:formula="?f210 / ?f6"/>
                <draw:equation draw:name="f874" draw:formula="?f211 / ?f7"/>
                <draw:equation draw:name="f875" draw:formula="?f212 / ?f6"/>
                <draw:equation draw:name="f876" draw:formula="?f213 / ?f7"/>
                <draw:equation draw:name="f877" draw:formula="?f214 / ?f6"/>
                <draw:equation draw:name="f878" draw:formula="?f215 / ?f7"/>
                <draw:equation draw:name="f879" draw:formula="?f216 / ?f6"/>
                <draw:equation draw:name="f880" draw:formula="?f217 / ?f7"/>
                <draw:equation draw:name="f881" draw:formula="?f218 / ?f6"/>
                <draw:equation draw:name="f882" draw:formula="?f219 / ?f7"/>
                <draw:equation draw:name="f883" draw:formula="?f220 / ?f6"/>
                <draw:equation draw:name="f884" draw:formula="?f221 / ?f7"/>
                <draw:equation draw:name="f885" draw:formula="?f222 / ?f6"/>
                <draw:equation draw:name="f886" draw:formula="?f223 / ?f7"/>
                <draw:equation draw:name="f887" draw:formula="?f224 / ?f6"/>
                <draw:equation draw:name="f888" draw:formula="?f225 / ?f7"/>
                <draw:equation draw:name="f889" draw:formula="?f226 / ?f6"/>
                <draw:equation draw:name="f890" draw:formula="?f227 / ?f7"/>
                <draw:equation draw:name="f891" draw:formula="?f228 / ?f6"/>
                <draw:equation draw:name="f892" draw:formula="?f229 / ?f7"/>
                <draw:equation draw:name="f893" draw:formula="?f230 / ?f6"/>
                <draw:equation draw:name="f894" draw:formula="?f231 / ?f7"/>
                <draw:equation draw:name="f895" draw:formula="?f232 / ?f6"/>
                <draw:equation draw:name="f896" draw:formula="?f233 / ?f7"/>
                <draw:equation draw:name="f897" draw:formula="?f234 / ?f6"/>
                <draw:equation draw:name="f898" draw:formula="?f235 / ?f7"/>
                <draw:equation draw:name="f899" draw:formula="?f236 / ?f6"/>
                <draw:equation draw:name="f900" draw:formula="?f237 / ?f7"/>
                <draw:equation draw:name="f901" draw:formula="?f238 / ?f6"/>
                <draw:equation draw:name="f902" draw:formula="?f239 / ?f7"/>
                <draw:equation draw:name="f903" draw:formula="?f240 / ?f6"/>
                <draw:equation draw:name="f904" draw:formula="?f241 / ?f7"/>
                <draw:equation draw:name="f905" draw:formula="?f242 / ?f6"/>
                <draw:equation draw:name="f906" draw:formula="?f243 / ?f7"/>
                <draw:equation draw:name="f907" draw:formula="?f244 / ?f6"/>
                <draw:equation draw:name="f908" draw:formula="?f245 / ?f7"/>
                <draw:equation draw:name="f909" draw:formula="?f246 / ?f6"/>
                <draw:equation draw:name="f910" draw:formula="?f247 / ?f7"/>
                <draw:equation draw:name="f911" draw:formula="?f248 / ?f6"/>
                <draw:equation draw:name="f912" draw:formula="?f249 / ?f7"/>
                <draw:equation draw:name="f913" draw:formula="?f250 / ?f6"/>
                <draw:equation draw:name="f914" draw:formula="?f251 / ?f7"/>
                <draw:equation draw:name="f915" draw:formula="?f252 / ?f6"/>
                <draw:equation draw:name="f916" draw:formula="?f253 / ?f7"/>
                <draw:equation draw:name="f917" draw:formula="?f254 / ?f6"/>
                <draw:equation draw:name="f918" draw:formula="?f255 / ?f7"/>
                <draw:equation draw:name="f919" draw:formula="?f256 / ?f6"/>
                <draw:equation draw:name="f920" draw:formula="?f257 / ?f7"/>
                <draw:equation draw:name="f921" draw:formula="?f258 / ?f6"/>
                <draw:equation draw:name="f922" draw:formula="?f259 / ?f7"/>
                <draw:equation draw:name="f923" draw:formula="?f260 / ?f6"/>
                <draw:equation draw:name="f924" draw:formula="?f261 / ?f7"/>
                <draw:equation draw:name="f925" draw:formula="?f262 / ?f6"/>
                <draw:equation draw:name="f926" draw:formula="?f263 / ?f7"/>
                <draw:equation draw:name="f927" draw:formula="?f264 / ?f6"/>
                <draw:equation draw:name="f928" draw:formula="?f265 / ?f7"/>
                <draw:equation draw:name="f929" draw:formula="?f266 / ?f6"/>
                <draw:equation draw:name="f930" draw:formula="?f267 / ?f7"/>
                <draw:equation draw:name="f931" draw:formula="?f268 / ?f6"/>
                <draw:equation draw:name="f932" draw:formula="?f269 / ?f7"/>
                <draw:equation draw:name="f933" draw:formula="?f270 / ?f6"/>
                <draw:equation draw:name="f934" draw:formula="?f271 / ?f7"/>
                <draw:equation draw:name="f935" draw:formula="?f272 / ?f6"/>
                <draw:equation draw:name="f936" draw:formula="?f273 / ?f7"/>
                <draw:equation draw:name="f937" draw:formula="?f274 / ?f6"/>
                <draw:equation draw:name="f938" draw:formula="?f275 / ?f7"/>
                <draw:equation draw:name="f939" draw:formula="?f276 / ?f6"/>
                <draw:equation draw:name="f940" draw:formula="?f277 / ?f7"/>
                <draw:equation draw:name="f941" draw:formula="?f278 / ?f6"/>
                <draw:equation draw:name="f942" draw:formula="?f279 / ?f7"/>
                <draw:equation draw:name="f943" draw:formula="?f280 / ?f6"/>
                <draw:equation draw:name="f944" draw:formula="?f281 / ?f7"/>
                <draw:equation draw:name="f945" draw:formula="?f282 / ?f6"/>
                <draw:equation draw:name="f946" draw:formula="?f283 / ?f7"/>
                <draw:equation draw:name="f947" draw:formula="?f284 / ?f6"/>
                <draw:equation draw:name="f948" draw:formula="?f285 / ?f7"/>
                <draw:equation draw:name="f949" draw:formula="?f286 / ?f6"/>
                <draw:equation draw:name="f950" draw:formula="?f287 / ?f7"/>
                <draw:equation draw:name="f951" draw:formula="?f288 / ?f6"/>
                <draw:equation draw:name="f952" draw:formula="?f289 / ?f7"/>
                <draw:equation draw:name="f953" draw:formula="?f290 / ?f6"/>
                <draw:equation draw:name="f954" draw:formula="?f291 / ?f7"/>
                <draw:equation draw:name="f955" draw:formula="?f292 / ?f6"/>
                <draw:equation draw:name="f956" draw:formula="?f293 / ?f7"/>
                <draw:equation draw:name="f957" draw:formula="?f294 / ?f6"/>
                <draw:equation draw:name="f958" draw:formula="?f295 / ?f7"/>
                <draw:equation draw:name="f959" draw:formula="?f296 / ?f6"/>
                <draw:equation draw:name="f960" draw:formula="?f297 / ?f7"/>
                <draw:equation draw:name="f961" draw:formula="?f298 / ?f6"/>
                <draw:equation draw:name="f962" draw:formula="?f299 / ?f7"/>
                <draw:equation draw:name="f963" draw:formula="?f300 / ?f6"/>
                <draw:equation draw:name="f964" draw:formula="?f301 / ?f7"/>
                <draw:equation draw:name="f965" draw:formula="?f302 / ?f6"/>
                <draw:equation draw:name="f966" draw:formula="?f303 / ?f7"/>
                <draw:equation draw:name="f967" draw:formula="?f304 / ?f6"/>
                <draw:equation draw:name="f968" draw:formula="?f305 / ?f7"/>
                <draw:equation draw:name="f969" draw:formula="?f306 / ?f6"/>
                <draw:equation draw:name="f970" draw:formula="?f307 / ?f7"/>
                <draw:equation draw:name="f971" draw:formula="?f308 / ?f6"/>
                <draw:equation draw:name="f972" draw:formula="?f309 / ?f7"/>
                <draw:equation draw:name="f973" draw:formula="?f310 / ?f6"/>
                <draw:equation draw:name="f974" draw:formula="?f311 / ?f7"/>
                <draw:equation draw:name="f975" draw:formula="?f312 / ?f6"/>
                <draw:equation draw:name="f976" draw:formula="?f313 / ?f7"/>
                <draw:equation draw:name="f977" draw:formula="?f314 / ?f6"/>
                <draw:equation draw:name="f978" draw:formula="?f315 / ?f7"/>
                <draw:equation draw:name="f979" draw:formula="?f316 / ?f6"/>
                <draw:equation draw:name="f980" draw:formula="?f317 / ?f7"/>
                <draw:equation draw:name="f981" draw:formula="?f318 / ?f6"/>
                <draw:equation draw:name="f982" draw:formula="?f319 / ?f7"/>
                <draw:equation draw:name="f983" draw:formula="?f320 / ?f6"/>
                <draw:equation draw:name="f984" draw:formula="?f321 / ?f7"/>
                <draw:equation draw:name="f985" draw:formula="?f322 / ?f6"/>
                <draw:equation draw:name="f986" draw:formula="?f323 / ?f7"/>
                <draw:equation draw:name="f987" draw:formula="?f324 / ?f6"/>
                <draw:equation draw:name="f988" draw:formula="?f325 / ?f7"/>
                <draw:equation draw:name="f989" draw:formula="?f326 / ?f6"/>
                <draw:equation draw:name="f990" draw:formula="?f327 / ?f7"/>
                <draw:equation draw:name="f991" draw:formula="?f328 / ?f6"/>
                <draw:equation draw:name="f992" draw:formula="?f329 / ?f7"/>
                <draw:equation draw:name="f993" draw:formula="?f330 / ?f7"/>
                <draw:equation draw:name="f994" draw:formula="?f331 / ?f6"/>
                <draw:equation draw:name="f995" draw:formula="?f332 / ?f7"/>
                <draw:equation draw:name="f996" draw:formula="?f333 / ?f6"/>
                <draw:equation draw:name="f997" draw:formula="?f334 / ?f7"/>
                <draw:equation draw:name="f998" draw:formula="?f335 / ?f6"/>
                <draw:equation draw:name="f999" draw:formula="?f336 / ?f7"/>
                <draw:equation draw:name="f1000" draw:formula="?f337 / ?f6"/>
                <draw:equation draw:name="f1001" draw:formula="?f338 / ?f7"/>
                <draw:equation draw:name="f1002" draw:formula="?f339 / ?f6"/>
                <draw:equation draw:name="f1003" draw:formula="?f340 / ?f7"/>
                <draw:equation draw:name="f1004" draw:formula="?f341 / ?f6"/>
                <draw:equation draw:name="f1005" draw:formula="?f342 / ?f7"/>
                <draw:equation draw:name="f1006" draw:formula="?f343 / ?f6"/>
                <draw:equation draw:name="f1007" draw:formula="?f344 / ?f7"/>
                <draw:equation draw:name="f1008" draw:formula="?f345 / ?f6"/>
                <draw:equation draw:name="f1009" draw:formula="?f346 / ?f7"/>
                <draw:equation draw:name="f1010" draw:formula="?f347 / ?f6"/>
                <draw:equation draw:name="f1011" draw:formula="?f348 / ?f7"/>
                <draw:equation draw:name="f1012" draw:formula="?f349 / ?f6"/>
                <draw:equation draw:name="f1013" draw:formula="?f350 / ?f7"/>
                <draw:equation draw:name="f1014" draw:formula="?f351 / ?f6"/>
                <draw:equation draw:name="f1015" draw:formula="?f352 / ?f7"/>
                <draw:equation draw:name="f1016" draw:formula="?f353 / ?f6"/>
                <draw:equation draw:name="f1017" draw:formula="?f354 / ?f7"/>
                <draw:equation draw:name="f1018" draw:formula="?f355 / ?f6"/>
                <draw:equation draw:name="f1019" draw:formula="?f356 / ?f7"/>
                <draw:equation draw:name="f1020" draw:formula="?f357 / ?f6"/>
                <draw:equation draw:name="f1021" draw:formula="?f358 / ?f7"/>
                <draw:equation draw:name="f1022" draw:formula="?f359 / ?f6"/>
                <draw:equation draw:name="f1023" draw:formula="?f360 / ?f7"/>
                <draw:equation draw:name="f1024" draw:formula="?f361 / ?f6"/>
                <draw:equation draw:name="f1025" draw:formula="?f362 / ?f7"/>
                <draw:equation draw:name="f1026" draw:formula="?f363 / ?f6"/>
                <draw:equation draw:name="f1027" draw:formula="?f364 / ?f7"/>
                <draw:equation draw:name="f1028" draw:formula="?f365 / ?f6"/>
                <draw:equation draw:name="f1029" draw:formula="?f366 / ?f7"/>
                <draw:equation draw:name="f1030" draw:formula="?f367 / ?f6"/>
                <draw:equation draw:name="f1031" draw:formula="?f368 / ?f7"/>
                <draw:equation draw:name="f1032" draw:formula="?f369 / ?f6"/>
                <draw:equation draw:name="f1033" draw:formula="?f370 / ?f7"/>
                <draw:equation draw:name="f1034" draw:formula="?f371 / ?f6"/>
                <draw:equation draw:name="f1035" draw:formula="?f372 / ?f7"/>
                <draw:equation draw:name="f1036" draw:formula="?f373 / ?f6"/>
                <draw:equation draw:name="f1037" draw:formula="?f374 / ?f7"/>
                <draw:equation draw:name="f1038" draw:formula="?f375 / ?f6"/>
                <draw:equation draw:name="f1039" draw:formula="?f376 / ?f7"/>
                <draw:equation draw:name="f1040" draw:formula="?f377 / ?f6"/>
                <draw:equation draw:name="f1041" draw:formula="?f378 / ?f7"/>
                <draw:equation draw:name="f1042" draw:formula="?f379 / ?f6"/>
                <draw:equation draw:name="f1043" draw:formula="?f380 / ?f7"/>
                <draw:equation draw:name="f1044" draw:formula="?f381 / ?f6"/>
                <draw:equation draw:name="f1045" draw:formula="?f382 / ?f7"/>
                <draw:equation draw:name="f1046" draw:formula="?f383 / ?f6"/>
                <draw:equation draw:name="f1047" draw:formula="?f384 / ?f7"/>
                <draw:equation draw:name="f1048" draw:formula="?f385 / ?f6"/>
                <draw:equation draw:name="f1049" draw:formula="?f386 / ?f7"/>
                <draw:equation draw:name="f1050" draw:formula="?f387 / ?f6"/>
                <draw:equation draw:name="f1051" draw:formula="?f388 / ?f7"/>
                <draw:equation draw:name="f1052" draw:formula="?f389 / ?f6"/>
                <draw:equation draw:name="f1053" draw:formula="?f390 / ?f7"/>
                <draw:equation draw:name="f1054" draw:formula="?f391 / ?f6"/>
                <draw:equation draw:name="f1055" draw:formula="?f392 / ?f7"/>
                <draw:equation draw:name="f1056" draw:formula="?f393 / ?f6"/>
                <draw:equation draw:name="f1057" draw:formula="?f394 / ?f7"/>
                <draw:equation draw:name="f1058" draw:formula="?f395 / ?f6"/>
                <draw:equation draw:name="f1059" draw:formula="?f396 / ?f7"/>
                <draw:equation draw:name="f1060" draw:formula="?f397 / ?f6"/>
                <draw:equation draw:name="f1061" draw:formula="?f398 / ?f7"/>
                <draw:equation draw:name="f1062" draw:formula="?f399 / ?f6"/>
                <draw:equation draw:name="f1063" draw:formula="?f400 / ?f7"/>
                <draw:equation draw:name="f1064" draw:formula="?f401 / ?f6"/>
                <draw:equation draw:name="f1065" draw:formula="?f402 / ?f7"/>
                <draw:equation draw:name="f1066" draw:formula="?f403 / ?f6"/>
                <draw:equation draw:name="f1067" draw:formula="?f404 / ?f7"/>
                <draw:equation draw:name="f1068" draw:formula="?f405 / ?f6"/>
                <draw:equation draw:name="f1069" draw:formula="?f406 / ?f7"/>
                <draw:equation draw:name="f1070" draw:formula="?f407 / ?f6"/>
                <draw:equation draw:name="f1071" draw:formula="?f408 / ?f7"/>
                <draw:equation draw:name="f1072" draw:formula="?f409 / ?f6"/>
                <draw:equation draw:name="f1073" draw:formula="?f410 / ?f7"/>
                <draw:equation draw:name="f1074" draw:formula="?f411 / ?f6"/>
                <draw:equation draw:name="f1075" draw:formula="?f412 / ?f7"/>
                <draw:equation draw:name="f1076" draw:formula="?f413 / ?f6"/>
                <draw:equation draw:name="f1077" draw:formula="?f414 / ?f7"/>
                <draw:equation draw:name="f1078" draw:formula="?f415 / ?f6"/>
                <draw:equation draw:name="f1079" draw:formula="?f416 / ?f7"/>
                <draw:equation draw:name="f1080" draw:formula="?f417 / ?f6"/>
                <draw:equation draw:name="f1081" draw:formula="?f418 / ?f7"/>
                <draw:equation draw:name="f1082" draw:formula="?f419 / ?f6"/>
                <draw:equation draw:name="f1083" draw:formula="?f420 / ?f7"/>
                <draw:equation draw:name="f1084" draw:formula="?f421 / ?f6"/>
                <draw:equation draw:name="f1085" draw:formula="?f422 / ?f7"/>
                <draw:equation draw:name="f1086" draw:formula="?f423 / ?f6"/>
                <draw:equation draw:name="f1087" draw:formula="?f424 / ?f7"/>
                <draw:equation draw:name="f1088" draw:formula="?f425 / ?f6"/>
                <draw:equation draw:name="f1089" draw:formula="?f426 / ?f7"/>
                <draw:equation draw:name="f1090" draw:formula="?f427 / ?f6"/>
                <draw:equation draw:name="f1091" draw:formula="?f428 / ?f7"/>
                <draw:equation draw:name="f1092" draw:formula="?f429 / ?f6"/>
                <draw:equation draw:name="f1093" draw:formula="?f430 / ?f7"/>
                <draw:equation draw:name="f1094" draw:formula="?f431 / ?f6"/>
                <draw:equation draw:name="f1095" draw:formula="?f432 / ?f7"/>
                <draw:equation draw:name="f1096" draw:formula="?f433 / ?f6"/>
                <draw:equation draw:name="f1097" draw:formula="?f434 / ?f7"/>
                <draw:equation draw:name="f1098" draw:formula="?f435 / ?f6"/>
                <draw:equation draw:name="f1099" draw:formula="?f436 / ?f7"/>
                <draw:equation draw:name="f1100" draw:formula="?f437 / ?f6"/>
                <draw:equation draw:name="f1101" draw:formula="?f438 / ?f7"/>
                <draw:equation draw:name="f1102" draw:formula="?f439 / ?f6"/>
                <draw:equation draw:name="f1103" draw:formula="?f440 / ?f7"/>
                <draw:equation draw:name="f1104" draw:formula="?f441 / ?f6"/>
                <draw:equation draw:name="f1105" draw:formula="?f442 / ?f7"/>
                <draw:equation draw:name="f1106" draw:formula="?f443 / ?f6"/>
                <draw:equation draw:name="f1107" draw:formula="?f444 / ?f7"/>
                <draw:equation draw:name="f1108" draw:formula="?f445 / ?f6"/>
                <draw:equation draw:name="f1109" draw:formula="?f446 / ?f7"/>
                <draw:equation draw:name="f1110" draw:formula="?f447 / ?f6"/>
                <draw:equation draw:name="f1111" draw:formula="?f448 / ?f7"/>
                <draw:equation draw:name="f1112" draw:formula="?f449 / ?f6"/>
                <draw:equation draw:name="f1113" draw:formula="?f450 / ?f7"/>
                <draw:equation draw:name="f1114" draw:formula="?f451 / ?f6"/>
                <draw:equation draw:name="f1115" draw:formula="?f452 / ?f7"/>
                <draw:equation draw:name="f1116" draw:formula="?f453 / ?f6"/>
                <draw:equation draw:name="f1117" draw:formula="?f454 / ?f7"/>
                <draw:equation draw:name="f1118" draw:formula="?f455 / ?f6"/>
                <draw:equation draw:name="f1119" draw:formula="?f456 / ?f7"/>
                <draw:equation draw:name="f1120" draw:formula="?f457 / ?f6"/>
                <draw:equation draw:name="f1121" draw:formula="?f458 / ?f7"/>
                <draw:equation draw:name="f1122" draw:formula="?f459 / ?f6"/>
                <draw:equation draw:name="f1123" draw:formula="?f460 / ?f7"/>
                <draw:equation draw:name="f1124" draw:formula="?f461 / ?f6"/>
                <draw:equation draw:name="f1125" draw:formula="?f462 / ?f7"/>
                <draw:equation draw:name="f1126" draw:formula="?f463 / ?f6"/>
                <draw:equation draw:name="f1127" draw:formula="?f464 / ?f7"/>
                <draw:equation draw:name="f1128" draw:formula="?f465 / ?f7"/>
                <draw:equation draw:name="f1129" draw:formula="?f466 / ?f6"/>
                <draw:equation draw:name="f1130" draw:formula="?f467 / ?f7"/>
                <draw:equation draw:name="f1131" draw:formula="?f468 / ?f6"/>
                <draw:equation draw:name="f1132" draw:formula="?f469 / ?f7"/>
                <draw:equation draw:name="f1133" draw:formula="?f470 / ?f6"/>
                <draw:equation draw:name="f1134" draw:formula="?f471 / ?f6"/>
                <draw:equation draw:name="f1135" draw:formula="?f472 / ?f7"/>
                <draw:equation draw:name="f1136" draw:formula="?f473 / ?f6"/>
                <draw:equation draw:name="f1137" draw:formula="?f474 / ?f7"/>
                <draw:equation draw:name="f1138" draw:formula="?f475 / ?f6"/>
                <draw:equation draw:name="f1139" draw:formula="?f476 / ?f7"/>
                <draw:equation draw:name="f1140" draw:formula="?f477 / ?f6"/>
                <draw:equation draw:name="f1141" draw:formula="?f478 / ?f7"/>
                <draw:equation draw:name="f1142" draw:formula="?f479 / ?f6"/>
                <draw:equation draw:name="f1143" draw:formula="?f480 / ?f7"/>
                <draw:equation draw:name="f1144" draw:formula="?f481 / ?f6"/>
                <draw:equation draw:name="f1145" draw:formula="?f482 / ?f7"/>
                <draw:equation draw:name="f1146" draw:formula="?f483 / ?f6"/>
                <draw:equation draw:name="f1147" draw:formula="?f484 / ?f7"/>
                <draw:equation draw:name="f1148" draw:formula="?f485 / ?f6"/>
                <draw:equation draw:name="f1149" draw:formula="?f486 / ?f7"/>
                <draw:equation draw:name="f1150" draw:formula="?f487 / ?f6"/>
                <draw:equation draw:name="f1151" draw:formula="?f488 / ?f7"/>
                <draw:equation draw:name="f1152" draw:formula="?f489 / ?f6"/>
                <draw:equation draw:name="f1153" draw:formula="?f490 / ?f7"/>
                <draw:equation draw:name="f1154" draw:formula="?f491 / ?f6"/>
                <draw:equation draw:name="f1155" draw:formula="?f492 / ?f7"/>
                <draw:equation draw:name="f1156" draw:formula="?f493 / ?f6"/>
                <draw:equation draw:name="f1157" draw:formula="?f494 / ?f7"/>
                <draw:equation draw:name="f1158" draw:formula="?f495 / ?f6"/>
                <draw:equation draw:name="f1159" draw:formula="?f496 / ?f7"/>
                <draw:equation draw:name="f1160" draw:formula="?f497 / ?f6"/>
                <draw:equation draw:name="f1161" draw:formula="?f498 / ?f7"/>
                <draw:equation draw:name="f1162" draw:formula="?f499 / ?f6"/>
                <draw:equation draw:name="f1163" draw:formula="?f500 / ?f7"/>
                <draw:equation draw:name="f1164" draw:formula="?f501 / ?f6"/>
                <draw:equation draw:name="f1165" draw:formula="?f502 / ?f7"/>
                <draw:equation draw:name="f1166" draw:formula="?f503 / ?f6"/>
                <draw:equation draw:name="f1167" draw:formula="?f504 / ?f7"/>
                <draw:equation draw:name="f1168" draw:formula="?f505 / ?f6"/>
                <draw:equation draw:name="f1169" draw:formula="?f506 / ?f7"/>
                <draw:equation draw:name="f1170" draw:formula="?f507 / ?f6"/>
                <draw:equation draw:name="f1171" draw:formula="?f508 / ?f7"/>
                <draw:equation draw:name="f1172" draw:formula="?f509 / ?f6"/>
                <draw:equation draw:name="f1173" draw:formula="?f510 / ?f7"/>
                <draw:equation draw:name="f1174" draw:formula="?f511 / ?f6"/>
                <draw:equation draw:name="f1175" draw:formula="?f512 / ?f7"/>
                <draw:equation draw:name="f1176" draw:formula="?f513 / ?f6"/>
                <draw:equation draw:name="f1177" draw:formula="?f514 / ?f7"/>
                <draw:equation draw:name="f1178" draw:formula="?f515 / ?f6"/>
                <draw:equation draw:name="f1179" draw:formula="?f516 / ?f7"/>
                <draw:equation draw:name="f1180" draw:formula="?f517 / ?f6"/>
                <draw:equation draw:name="f1181" draw:formula="?f518 / ?f7"/>
                <draw:equation draw:name="f1182" draw:formula="?f519 / ?f6"/>
                <draw:equation draw:name="f1183" draw:formula="?f520 / ?f7"/>
                <draw:equation draw:name="f1184" draw:formula="?f521 / ?f6"/>
                <draw:equation draw:name="f1185" draw:formula="?f522 / ?f7"/>
                <draw:equation draw:name="f1186" draw:formula="?f523 / ?f6"/>
                <draw:equation draw:name="f1187" draw:formula="?f524 / ?f7"/>
                <draw:equation draw:name="f1188" draw:formula="?f525 / ?f6"/>
                <draw:equation draw:name="f1189" draw:formula="?f526 / ?f7"/>
                <draw:equation draw:name="f1190" draw:formula="?f527 / ?f6"/>
                <draw:equation draw:name="f1191" draw:formula="?f528 / ?f7"/>
                <draw:equation draw:name="f1192" draw:formula="?f529 / ?f6"/>
                <draw:equation draw:name="f1193" draw:formula="?f530 / ?f7"/>
                <draw:equation draw:name="f1194" draw:formula="?f531 / ?f6"/>
                <draw:equation draw:name="f1195" draw:formula="?f532 / ?f7"/>
                <draw:equation draw:name="f1196" draw:formula="?f533 / ?f6"/>
                <draw:equation draw:name="f1197" draw:formula="?f534 / ?f7"/>
                <draw:equation draw:name="f1198" draw:formula="?f535 / ?f6"/>
                <draw:equation draw:name="f1199" draw:formula="?f536 / ?f7"/>
                <draw:equation draw:name="f1200" draw:formula="?f537 / ?f6"/>
                <draw:equation draw:name="f1201" draw:formula="?f538 / ?f6"/>
                <draw:equation draw:name="f1202" draw:formula="?f539 / ?f7"/>
                <draw:equation draw:name="f1203" draw:formula="?f540 / ?f6"/>
                <draw:equation draw:name="f1204" draw:formula="?f541 / ?f7"/>
                <draw:equation draw:name="f1205" draw:formula="?f542 / ?f6"/>
                <draw:equation draw:name="f1206" draw:formula="?f543 / ?f7"/>
                <draw:equation draw:name="f1207" draw:formula="?f544 / ?f6"/>
                <draw:equation draw:name="f1208" draw:formula="?f545 / ?f7"/>
                <draw:equation draw:name="f1209" draw:formula="?f546 / ?f6"/>
                <draw:equation draw:name="f1210" draw:formula="?f547 / ?f7"/>
                <draw:equation draw:name="f1211" draw:formula="?f548 / ?f6"/>
                <draw:equation draw:name="f1212" draw:formula="?f549 / ?f6"/>
                <draw:equation draw:name="f1213" draw:formula="?f550 / ?f7"/>
                <draw:equation draw:name="f1214" draw:formula="?f551 / ?f6"/>
                <draw:equation draw:name="f1215" draw:formula="?f552 / ?f7"/>
                <draw:equation draw:name="f1216" draw:formula="?f553 / ?f6"/>
                <draw:equation draw:name="f1217" draw:formula="?f554 / ?f7"/>
                <draw:equation draw:name="f1218" draw:formula="?f555 / ?f6"/>
                <draw:equation draw:name="f1219" draw:formula="?f556 / ?f7"/>
                <draw:equation draw:name="f1220" draw:formula="?f557 / ?f6"/>
                <draw:equation draw:name="f1221" draw:formula="?f558 / ?f7"/>
                <draw:equation draw:name="f1222" draw:formula="?f559 / ?f6"/>
                <draw:equation draw:name="f1223" draw:formula="?f560 / ?f7"/>
                <draw:equation draw:name="f1224" draw:formula="?f561 / ?f6"/>
                <draw:equation draw:name="f1225" draw:formula="?f562 / ?f7"/>
                <draw:equation draw:name="f1226" draw:formula="?f563 / ?f6"/>
                <draw:equation draw:name="f1227" draw:formula="?f564 / ?f7"/>
                <draw:equation draw:name="f1228" draw:formula="?f565 / ?f6"/>
                <draw:equation draw:name="f1229" draw:formula="?f566 / ?f7"/>
                <draw:equation draw:name="f1230" draw:formula="?f567 / ?f6"/>
                <draw:equation draw:name="f1231" draw:formula="?f568 / ?f7"/>
                <draw:equation draw:name="f1232" draw:formula="?f569 / ?f6"/>
                <draw:equation draw:name="f1233" draw:formula="?f570 / ?f7"/>
                <draw:equation draw:name="f1234" draw:formula="?f571 / ?f6"/>
                <draw:equation draw:name="f1235" draw:formula="?f572 / ?f7"/>
                <draw:equation draw:name="f1236" draw:formula="?f573 / ?f6"/>
                <draw:equation draw:name="f1237" draw:formula="?f574 / ?f7"/>
                <draw:equation draw:name="f1238" draw:formula="?f575 / ?f6"/>
                <draw:equation draw:name="f1239" draw:formula="?f576 / ?f7"/>
                <draw:equation draw:name="f1240" draw:formula="?f577 / ?f6"/>
                <draw:equation draw:name="f1241" draw:formula="?f578 / ?f7"/>
                <draw:equation draw:name="f1242" draw:formula="?f579 / ?f6"/>
                <draw:equation draw:name="f1243" draw:formula="?f580 / ?f7"/>
                <draw:equation draw:name="f1244" draw:formula="?f581 / ?f6"/>
                <draw:equation draw:name="f1245" draw:formula="?f582 / ?f7"/>
                <draw:equation draw:name="f1246" draw:formula="?f583 / ?f6"/>
                <draw:equation draw:name="f1247" draw:formula="?f584 / ?f7"/>
                <draw:equation draw:name="f1248" draw:formula="?f585 / ?f6"/>
                <draw:equation draw:name="f1249" draw:formula="?f586 / ?f7"/>
                <draw:equation draw:name="f1250" draw:formula="?f587 / ?f6"/>
                <draw:equation draw:name="f1251" draw:formula="?f588 / ?f7"/>
                <draw:equation draw:name="f1252" draw:formula="?f589 / ?f6"/>
                <draw:equation draw:name="f1253" draw:formula="?f590 / ?f7"/>
                <draw:equation draw:name="f1254" draw:formula="?f591 / ?f6"/>
                <draw:equation draw:name="f1255" draw:formula="?f592 / ?f7"/>
                <draw:equation draw:name="f1256" draw:formula="?f593 / ?f6"/>
                <draw:equation draw:name="f1257" draw:formula="?f594 / ?f7"/>
                <draw:equation draw:name="f1258" draw:formula="?f595 / ?f6"/>
                <draw:equation draw:name="f1259" draw:formula="?f596 / ?f7"/>
                <draw:equation draw:name="f1260" draw:formula="?f597 / ?f6"/>
                <draw:equation draw:name="f1261" draw:formula="?f598 / ?f7"/>
                <draw:equation draw:name="f1262" draw:formula="?f599 / ?f6"/>
                <draw:equation draw:name="f1263" draw:formula="?f600 / ?f7"/>
                <draw:equation draw:name="f1264" draw:formula="?f601 / ?f6"/>
                <draw:equation draw:name="f1265" draw:formula="?f602 / ?f7"/>
                <draw:equation draw:name="f1266" draw:formula="?f603 / ?f6"/>
                <draw:equation draw:name="f1267" draw:formula="?f604 / ?f7"/>
                <draw:equation draw:name="f1268" draw:formula="?f605 / ?f6"/>
                <draw:equation draw:name="f1269" draw:formula="?f606 / ?f7"/>
                <draw:equation draw:name="f1270" draw:formula="?f607 / ?f6"/>
                <draw:equation draw:name="f1271" draw:formula="?f608 / ?f7"/>
                <draw:equation draw:name="f1272" draw:formula="?f609 / ?f6"/>
                <draw:equation draw:name="f1273" draw:formula="?f610 / ?f7"/>
                <draw:equation draw:name="f1274" draw:formula="?f611 / ?f6"/>
                <draw:equation draw:name="f1275" draw:formula="?f612 / ?f7"/>
                <draw:equation draw:name="f1276" draw:formula="?f613 / ?f6"/>
                <draw:equation draw:name="f1277" draw:formula="?f614 / ?f7"/>
                <draw:equation draw:name="f1278" draw:formula="?f615 / ?f6"/>
                <draw:equation draw:name="f1279" draw:formula="?f616 / ?f7"/>
                <draw:equation draw:name="f1280" draw:formula="?f617 / ?f6"/>
                <draw:equation draw:name="f1281" draw:formula="?f618 / ?f7"/>
                <draw:equation draw:name="f1282" draw:formula="?f619 / ?f6"/>
                <draw:equation draw:name="f1283" draw:formula="?f620 / ?f7"/>
                <draw:equation draw:name="f1284" draw:formula="?f621 / ?f6"/>
                <draw:equation draw:name="f1285" draw:formula="?f622 / ?f7"/>
                <draw:equation draw:name="f1286" draw:formula="?f623 / ?f6"/>
                <draw:equation draw:name="f1287" draw:formula="?f624 / ?f7"/>
                <draw:equation draw:name="f1288" draw:formula="?f625 / ?f6"/>
                <draw:equation draw:name="f1289" draw:formula="?f626 / ?f7"/>
                <draw:equation draw:name="f1290" draw:formula="?f627 / ?f6"/>
                <draw:equation draw:name="f1291" draw:formula="?f628 / ?f7"/>
                <draw:equation draw:name="f1292" draw:formula="?f629 / ?f6"/>
                <draw:equation draw:name="f1293" draw:formula="?f630 / ?f7"/>
                <draw:equation draw:name="f1294" draw:formula="?f631 / ?f6"/>
                <draw:equation draw:name="f1295" draw:formula="?f632 / ?f7"/>
                <draw:equation draw:name="f1296" draw:formula="?f633 / ?f6"/>
                <draw:equation draw:name="f1297" draw:formula="?f634 / ?f7"/>
                <draw:equation draw:name="f1298" draw:formula="?f635 / ?f6"/>
                <draw:equation draw:name="f1299" draw:formula="?f636 / ?f7"/>
                <draw:equation draw:name="f1300" draw:formula="?f637 / ?f6"/>
                <draw:equation draw:name="f1301" draw:formula="?f638 / ?f7"/>
                <draw:equation draw:name="f1302" draw:formula="?f639 / ?f6"/>
                <draw:equation draw:name="f1303" draw:formula="?f640 / ?f7"/>
                <draw:equation draw:name="f1304" draw:formula="?f641 / ?f6"/>
                <draw:equation draw:name="f1305" draw:formula="?f642 / ?f7"/>
                <draw:equation draw:name="f1306" draw:formula="?f643 / ?f6"/>
                <draw:equation draw:name="f1307" draw:formula="?f644 / ?f7"/>
                <draw:equation draw:name="f1308" draw:formula="?f645 / ?f6"/>
                <draw:equation draw:name="f1309" draw:formula="?f646 / ?f7"/>
                <draw:equation draw:name="f1310" draw:formula="?f647 / ?f6"/>
                <draw:equation draw:name="f1311" draw:formula="?f648 / ?f7"/>
                <draw:equation draw:name="f1312" draw:formula="?f649 / ?f6"/>
                <draw:equation draw:name="f1313" draw:formula="?f650 / ?f7"/>
                <draw:equation draw:name="f1314" draw:formula="?f651 / ?f6"/>
                <draw:equation draw:name="f1315" draw:formula="?f652 / ?f7"/>
                <draw:equation draw:name="f1316" draw:formula="?f653 / ?f6"/>
                <draw:equation draw:name="f1317" draw:formula="?f654 / ?f7"/>
                <draw:equation draw:name="f1318" draw:formula="?f655 / ?f6"/>
                <draw:equation draw:name="f1319" draw:formula="?f656 / ?f7"/>
                <draw:equation draw:name="f1320" draw:formula="?f657 / ?f6"/>
                <draw:equation draw:name="f1321" draw:formula="?f658 / ?f7"/>
                <draw:equation draw:name="f1322" draw:formula="?f659 / ?f6"/>
                <draw:equation draw:name="f1323" draw:formula="?f660 / ?f7"/>
                <draw:equation draw:name="f1324" draw:formula="?f661 / ?f6"/>
                <draw:equation draw:name="f1325" draw:formula="?f662 / ?f7"/>
                <draw:equation draw:name="f1326" draw:formula="?f663 / ?f6"/>
                <draw:equation draw:name="f1327" draw:formula="?f664 / ?f7"/>
                <draw:equation draw:name="f1328" draw:formula="?f665 / ?f6"/>
                <draw:equation draw:name="f1329" draw:formula="?f666 / ?f7"/>
                <draw:equation draw:name="f1330" draw:formula="?f667 / ?f6"/>
                <draw:equation draw:name="f1331" draw:formula="?f668 / ?f7"/>
                <draw:equation draw:name="f1332" draw:formula="?f669 / ?f6"/>
                <draw:equation draw:name="f1333" draw:formula="?f670 / ?f7"/>
                <draw:equation draw:name="f1334" draw:formula="?f0 / ?f6"/>
                <draw:equation draw:name="f1335" draw:formula="?f1 / ?f6"/>
                <draw:equation draw:name="f1336" draw:formula="?f2 / ?f7"/>
                <draw:equation draw:name="f1337" draw:formula="?f3 / ?f7"/>
              </draw:enhanced-geometry>
            </draw:custom-shape>
            <draw:custom-shape svg:x="0.00059in" svg:y="3.60456in" svg:width="13.33274in" svg:height="3.11677in" draw:id="id70" draw:style-name="a405" draw:name="Freeform: Shape 13">
              <svg:title/>
              <svg:desc/>
              <text:p text:style-name="a403" text:class-names="" text:cond-style-name=""><text:span text:style-name="a402" text:class-names=""/></text:p>
              <draw:enhanced-geometry xmlns:dr3d="urn:oasis:names:tc:opendocument:xmlns:dr3d:1.0" draw:type="non-primitive" svg:viewBox="0 0 6095524 1424940" draw:enhanced-path="M 6095524 0 C 6095524 7811 6095524 12573 6095524 17431 L 6095524 216290 6079998 230600 C 6058567 241363 6035706 251079 6012751 260699 6006084 263462 5998749 264986 5992749 268700 5965126 285655 5938361 303943 5910358 320231 5881497 337090 5855684 356997 5835777 383953 5817298 409004 5799391 434435 5781008 459581 5776341 465963 5772054 473488 5765673 477584 5752433 486156 5737955 493109 5723763 500158 5711571 506159 5698617 510635 5686711 517112 5677186 522256 5668708 529400 5659850 535877 5652135 541496 5643658 546354 5637181 553117 5621369 569500 5605462 585597 5585841 597694 5566505 609695 5548217 623126 5528977 635318 5510117 647224 5493067 660273 5483256 681419 5478875 690753 5472684 700945 5464397 706374 5452586 714089 5437632 716852 5424773 723424 5409628 731139 5392103 737807 5381815 750094 5372671 761048 5363432 769620 5351335 776573 5342858 781431 5336572 790289 5327809 794290 5316284 799624 5304663 803815 5294566 812102 5284089 820674 5272183 827437 5261229 835438 5255419 839724 5250656 845344 5245037 849821 5234750 858012 5224272 866013 5213699 873728 5203127 881444 5193030 890397 5181409 896017 5161598 905542 5139976 911257 5120735 921544 5101209 932021 5082826 945166 5065490 959072 5051774 970026 5038916 980885 5021675 986504 5012055 989648 5001959 996506 4996148 1004507 4983575 1021937 4967478 1034225 4949285 1044702 4924996 1058799 4900993 1073182 4876609 1086993 4862227 1095185 4847940 1103852 4832699 1109853 4801553 1122236 4769644 1132808 4738211 1144334 4727924 1148048 4718209 1153382 4707731 1156621 4696396 1160145 4684205 1161193 4672870 1164717 4654010 1170527 4635722 1177957 4616863 1183862 4580477 1195197 4543996 1206056 4507516 1216819 4499706 1219105 4491228 1219391 4483513 1221867 4463034 1228535 4442650 1235773 4422362 1243108 4410075 1247585 4398073 1253109 4385691 1257395 4375785 1260824 4365593 1263491 4355306 1265587 4346448 1267397 4337209 1267206 4328446 1269397 4304728 1275302 4281297 1281970 4257770 1288256 4248341 1290733 4238720 1292543 4229576 1295686 4205097 1303973 4180999 1313402 4156424 1321213 4136041 1327690 4115086 1332357 4094416 1338072 4085653 1340549 4077271 1344073 4068509 1346168 4048887 1350931 4028980 1354931 4009263 1359694 3998023 1362456 3987165 1367409 3975735 1369219 3948589 1373505 3921252 1376553 3893915 1379982 3865722 1383506 3837623 1387221 3809428 1390364 3793998 1391984 3778472 1392269 3763042 1393793 3749516 1395127 3736086 1397603 3722561 1399223 3710845 1400556 3699034 1401318 3687318 1402652 3668554 1404842 3649885 1407319 3631216 1409605 3623406 1410462 3615214 1412843 3607880 1411415 3589401 1407795 3571208 1408843 3552825 1411319 3546539 1412177 3539776 1411986 3533680 1410367 3521202 1407128 3509106 1402556 3496818 1398556 3495484 1398080 3493865 1397984 3492437 1397699 3484340 1396079 3476340 1394460 3468243 1393031 3463862 1392269 3459385 1392174 3455003 1391507 3438049 1388840 3419380 1393317 3404711 1381792 3395186 1374362 3385947 1376077 3375756 1377220 3368040 1378077 3360134 1377791 3352324 1377887 3338608 1378172 3324892 1378268 3311176 1378744 3306794 1378934 3302318 1381316 3298031 1380935 3278219 1379125 3258407 1376267 3238595 1374648 3227356 1373696 3215830 1375505 3204686 1374172 3191828 1372648 3179255 1368743 3166491 1366361 3162967 1365695 3159062 1366552 3155347 1366742 3151156 1366933 3147060 1367314 3142869 1367409 3130105 1367600 3117342 1367314 3104578 1367981 3096768 1368362 3088577 1372267 3081337 1370838 3066574 1368076 3051810 1374267 3037047 1369124 3032474 1367600 3026188 1371410 3020663 1371600 3006852 1372076 2993041 1371981 2979230 1371886 2966847 1371791 2953988 1373124 2942082 1370457 2929604 1367600 2918365 1367981 2906268 1371219 2897981 1373410 2889218 1373696 2880646 1374362 2871407 1375124 2861215 1373124 2852833 1376267 2827877 1385602 2802255 1387602 2776157 1387602 2771394 1387602 2766536 1386269 2761965 1384840 2735294 1376267 2708529 1377029 2681383 1382268 2675763 1383411 2669477 1383602 2663857 1382459 2648045 1379125 2632710 1373600 2616803 1371219 2590515 1367314 2567750 1380458 2544223 1389031 2521839 1397127 2502789 1415415 2476309 1411319 2473643 1410938 2470690 1413510 2467737 1414177 2459641 1415987 2451545 1418177 2443353 1419035 2433352 1420178 2423160 1419797 2413159 1420749 2400300 1421892 2387632 1424940 2374868 1424940 2364581 1424940 2354389 1421416 2344198 1419701 2329815 1417320 2314003 1417987 2301335 1411891 2287810 1405414 2274951 1402461 2260949 1404461 2256282 1405128 2250281 1409129 2248186 1413224 2243518 1422368 2237137 1423988 2228469 1420844 2220944 1418177 2211705 1416844 2206562 1411700 2191988 1397127 2173414 1396651 2155317 1392746 2144269 1390364 2133981 1390269 2122932 1391888 2098930 1395508 2075593 1390364 2052542 1383792 2037302 1379411 2021681 1376744 2006537 1372267 1995202 1368838 1983868 1364742 1973486 1359218 1958435 1351121 1945292 1338929 1926146 1342168 1909286 1345025 1894047 1339025 1878616 1333310 1867281 1329119 1855948 1324832 1844231 1322165 1830324 1319022 1814608 1320356 1802225 1314545 1789271 1308449 1778509 1312545 1766983 1314260 1748600 1316927 1730311 1321880 1711738 1315593 1689164 1307973 1666780 1299782 1644111 1292543 1635347 1289780 1625919 1288637 1616774 1287399 1608107 1286351 1597725 1289018 1591056 1285018 1573911 1274731 1556291 1269683 1536478 1269683 1529048 1269683 1521809 1265396 1514285 1264634 1503997 1263682 1492186 1261110 1483233 1264730 1462183 1273302 1445134 1266158 1426750 1257681 1408652 1249299 1389602 1242632 1370362 1237107 1363123 1235107 1354456 1238441 1346454 1239107 1343596 1239298 1340453 1239584 1337882 1238631 1313022 1229487 1287780 1222534 1260825 1227296 1258349 1227773 1255586 1226725 1253109 1226058 1241012 1222629 1229201 1217200 1216915 1215962 1186625 1212914 1156146 1211675 1125664 1209675 1123759 1209580 1121759 1209580 1120045 1208913 1108805 1204817 1098995 1206151 1089469 1213961 1085278 1217390 1079563 1219200 1074325 1221105 1066609 1223963 1058704 1226725 1050703 1228535 1042797 1230249 1034320 1232630 1026700 1231297 1012984 1228916 999934 1223582 986409 1220057 981742 1218819 976598 1219010 971741 1218914 960596 1218629 949166 1221391 939070 1213485 929736 1206056 920305 1208246 910495 1213866 903446 1217867 895446 1221010 887540 1222534 876681 1224629 865918 1225487 854202 1224248 845915 1223391 839152 1223010 832675 1217962 831628 1217200 829723 1217009 828294 1217105 809530 1218724 790956 1217867 772001 1216723 747904 1215200 722566 1219676 701707 1235678 698659 1238060 694087 1239107 690086 1239679 671227 1242155 652272 1243870 633412 1246632 623125 1248156 612362 1249490 603028 1253681 593885 1257776 586549 1262634 581120 1254062 571406 1258634 562927 1262444 554642 1266539 551593 1268063 549021 1270540 545973 1271969 542734 1273493 539115 1274445 535591 1275207 519874 1278636 504158 1281779 488538 1285494 485489 1286256 482917 1289304 480155 1291304 478345 1292638 476536 1294638 474535 1294924 459295 1297210 444151 1299877 428816 1301020 415957 1301972 403574 1301687 400241 1318260 399669 1321118 395573 1324166 392431 1325594 383477 1329690 373951 1332452 365093 1336643 336042 1350645 305658 1359503 273177 1357884 263081 1357408 253270 1352264 246888 1350359 228506 1357884 213075 1365123 196977 1370552 182785 1375410 167926 1378458 153352 1381982 148018 1383316 142589 1384078 137160 1384745 120206 1386840 102489 1381792 85917 1389793 77248 1393984 68675 1399032 59532 1401223 49721 1403604 40124 1407319 30325 1409974 L 0 1412360 0 1058622 17145 1060228 C 26480 1061561 35528 1066133 44672 1066324 59055 1066610 71819 1068419 84677 1076230 104108 1087946 120110 1082993 132017 1064990 133255 1063181 134874 1060799 136779 1060323 153639 1056132 170974 1048131 187547 1049179 216789 1051084 244316 1048798 270891 1036415 272510 1035653 274987 1034891 276320 1035558 292322 1043845 309848 1050417 323755 1061561 336995 1072134 352997 1072229 361855 1057942 366236 1050893 372332 1042702 379571 1039939 395954 1033653 413481 1030414 430530 1025747 451581 1020032 472345 1020032 493300 1027176 508064 1032224 523113 1032224 537782 1025366 545687 1021652 553784 1017842 562166 1015746 567595 1014412 573881 1015651 579596 1016699 590645 1018794 602075 1025176 612362 1023557 647891 1017842 681419 1031272 716090 1031653 731806 1031843 747332 1034891 758381 1018985 759809 1016889 766763 1018032 771049 1018699 780574 1020128 790004 1023747 799433 1023652 818960 1023557 838581 1022033 858012 1020318 865346 1019651 872395 1017080 879634 1015270 883634 1014222 887921 1011460 891635 1012031 913162 1015365 932879 1007174 953262 1003078 962692 1001173 971550 996601 980694 993458 983075 992600 985742 991838 988124 992029 1001744 993172 1015270 994791 1028795 996029 1041083 997172 1053465 997553 1059275 1011555 1060133 1013746 1062990 1015365 1065181 1016794 1098995 1038797 1117092 1038225 1150144 1014984 1153573 1012603 1160907 1010888 1163193 1012793 1182624 1028605 1203865 1026890 1226249 1021937 1232059 1020604 1240251 1020604 1244632 1023747 1265492 1038320 1287876 1036225 1310545 1031939 1314069 1031272 1318356 1027652 1319879 1024319 1325309 1012508 1335501 1008507 1346740 1005173 1364457 999744 1381887 993362 1399699 988219 1404081 986981 1409510 987743 1414082 989171 1429703 994029 1439609 1006221 1450467 1017461 1455230 1022414 1461802 1025938 1468184 1028795 1484757 1036130 1501712 1042702 1518476 1049655 1520095 1050322 1521428 1052036 1522667 1053465 1535049 1068515 1547336 1083659 1559814 1098709 1562195 1101566 1565625 1103662 1568196 1106424 1571816 1110234 1576388 1113854 1578293 1118426 1584198 1132808 1595533 1139000 1609820 1141667 1622870 1144143 1635919 1146239 1648873 1149096 1664684 1152525 1680401 1156240 1696022 1160431 1702784 1162241 1709928 1164336 1715739 1168051 1732026 1178338 1749457 1185291 1768602 1182529 1783937 1180338 1796796 1185958 1806321 1194721 1823657 1210628 1842230 1207008 1860709 1201865 1870234 1199198 1878044 1199579 1887093 1202150 1908048 1208151 1922050 1224439 1935575 1238726 1947101 1250918 1960055 1257776 1974247 1262920 1992154 1269492 2006346 1267016 2014919 1251204 2017300 1246727 2021491 1241488 2025968 1240155 2047589 1233488 2069497 1223772 2092643 1229678 2124647 1237774 2155889 1237298 2187893 1229297 2239804 1216343 2291715 1202627 2346294 1205484 2355342 1205960 2366105 1200150 2373916 1194435 2388870 1183577 2388203 1182719 2404967 1191673 2408968 1193864 2413921 1195197 2416874 1198436 2431923 1214914 2450497 1210913 2468975 1208532 2472214 1208056 2476119 1207389 2478882 1208723 2491359 1214723 2501932 1212628 2512791 1204436 2522220 1197388 2533079 1193197 2544223 1201960 2568988 1221391 2595467 1222343 2623471 1210056 2643473 1201293 2663190 1199293 2684241 1208151 2692337 1211580 2702814 1209294 2712244 1210056 2717578 1210437 2723484 1210532 2728055 1212914 2740248 1219010 2751582 1226820 2763869 1232821 2769775 1235678 2776823 1237202 2783491 1237298 2803208 1237774 2822925 1237774 2842546 1236917 2874931 1235583 2907792 1235297 2931128 1206913 2933034 1204627 2937129 1203293 2940368 1202912 2955322 1201103 2970657 1200912 2985421 1197959 2997232 1195578 3007043 1196340 3015996 1204722 3027712 1215771 3042000 1222248 3057621 1218724 3073241 1215295 3083528 1222724 3095054 1230440 3103436 1236059 3112961 1243108 3122295 1243679 3143441 1244917 3161634 1264539 3184589 1253395 3186113 1252633 3188875 1254538 3191066 1255014 3208592 1258634 3225070 1255109 3237929 1243203 3254788 1227677 3273457 1226153 3294221 1231202 3300889 1232821 3307557 1233964 3314319 1235297 3323463 1237202 3332703 1239203 3341846 1241108 3350705 1243013 3360516 1246251 3367373 1238060 3373279 1231011 3377470 1231678 3382899 1237774 3401759 1259110 3424619 1272445 3453765 1273397 3459766 1273588 3465862 1274921 3471767 1276350 3475387 1277207 3479769 1278160 3481959 1280732 3499009 1300353 3520250 1313974 3543396 1324928 3551682 1328833 3560541 1332738 3569494 1333881 3578828 1335024 3588639 1333119 3598164 1332071 3603784 1331500 3610261 1331595 3614738 1328833 3628930 1320165 3642646 1310831 3655886 1300734 3667221 1292066 3669507 1290828 3679317 1301687 3689414 1312831 3701987 1318641 3715893 1321022 3737896 1324737 3760089 1327880 3782282 1329690 3802380 1331309 3812000 1322546 3816001 1302639 3818287 1291590 3821240 1279588 3833431 1276636 3853339 1271873 3874008 1269778 3883819 1246442 3889248 1251585 3892582 1254633 3895821 1257681 3904774 1266158 3923347 1269778 3932778 1262444 3946684 1251776 3959448 1253776 3972782 1262063 3995071 1275779 4019931 1272635 4042505 1267111 4059555 1263015 4077748 1255490 4088892 1238250 4092416 1232726 4100322 1229963 4106609 1226344 4111848 1223391 4117372 1220629 4123182 1218724 4129373 1216628 4136232 1213580 4142328 1214438 4160806 1216914 4175475 1212056 4188524 1198245 4195287 1191101 4205288 1182434 4213860 1182338 4234720 1182053 4252055 1175195 4270820 1167003 4282916 1161764 4296632 1158145 4309587 1153287 4324731 1147572 4341210 1145477 4350449 1129665 4351496 1127951 4354640 1127665 4356164 1126046 4361021 1121093 4367308 1116521 4369880 1110520 4377309 1092994 4383119 1074896 4389787 1057085 4391216 1053275 4392549 1048417 4395502 1046226 4412552 1033653 4429888 1021556 4447413 1009650 4454462 1004887 4460367 1007555 4466654 1013079 4472750 1018318 4480275 1023747 4487894 1025081 4503135 1027652 4518946 1028224 4534472 1028224 4540282 1028224 4546473 1024795 4551903 1022033 4562189 1016794 4571714 1009745 4582382 1005364 4594765 1000316 4602194 992219 4605909 979551 4611434 960692 4624579 947547 4640104 936879 4659821 923258 4683348 923925 4705731 920591 4714304 919353 4723162 918305 4730973 915162 4760595 903351 4790218 892112 4822794 892397 4825460 892397 4828128 892112 4830794 891635 4853940 887730 4877848 886206 4894421 865442 4897469 861632 4904422 860489 4909756 858964 4918996 856488 4925188 851440 4928521 842391 4934141 826770 4940808 811435 4945857 795623 4949381 784765 4955953 778764 4966145 774287 4971860 771811 4976813 766382 4980909 761333 4985862 755237 4988433 747141 4993862 741712 5007102 728186 5011198 713232 5006816 694754 5002911 678371 5013198 656463 5026724 653129 5041678 649414 5051965 640271 5062538 630079 5068443 624364 5076730 619411 5084731 617982 5115116 612458 5143786 619220 5172647 630174 5191506 637318 5212461 639223 5232654 642080 5238941 642937 5246942 641033 5252371 637508 5271421 625316 5290376 612743 5308092 598646 5324571 585407 5343144 579882 5363147 581311 5377720 582359 5390864 579977 5404580 576358 5416010 573310 5428583 571214 5440203 572548 5456491 574453 5469922 571691 5482971 561880 5489924 556641 5498878 553879 5507165 550259 5519928 544640 5533168 539877 5545645 533591 5559076 526923 5571363 517684 5585079 511969 5599843 505778 5609368 496348 5615368 481679 5619179 472440 5624417 462629 5631656 456152 5646611 442913 5664136 432625 5679377 419576 5700808 401288 5720620 381857 5722525 350615 5723572 333375 5732716 326041 5749576 321945 5755195 320612 5763197 318040 5764911 313849 5770054 301371 5780722 298895 5791009 293942 5797201 290989 5804821 285179 5806440 279178 5813107 254889 5831395 240602 5848636 224885 5853684 220218 5859113 214884 5861590 208788 5866829 195643 5874639 186118 5888355 181166 5892736 179642 5896737 176117 5900071 172784 5907215 165545 5913215 157067 5920740 150305 5939885 132874 5958840 115729 5969985 91345 5975413 79439 5981605 66485 5991130 58293 6003227 47911 6019133 42005 6033325 33909 6040469 29813 6047137 24860 6054376 20955 6067234 14097 6080379 7715 6095524 0 Z N" draw:text-areas="?f1334 ?f1336 ?f1335 ?f1337" draw:glue-points="?f671 ?f672 ?f671 ?f673 ?f671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30 ?f844 ?f845 ?f846 ?f78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1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844 ?f1128 ?f1129 ?f1130 ?f1131 ?f1132 ?f1133 ?f1130 ?f1134 ?f1135 ?f1136 ?f1137 ?f1138 ?f1139 ?f1140 ?f1141 ?f1142 ?f1143 ?f1144 ?f1145 ?f1146 ?f1147 ?f1148 ?f1149 ?f1150 ?f1151 ?f1152 ?f1153 ?f1154 ?f1155 ?f1156 ?f1157 ?f1158 ?f1159 ?f1160 ?f1161 ?f1162 ?f1163 ?f1164 ?f1165 ?f1166 ?f1167 ?f1168 ?f1169 ?f1170 ?f1171 ?f1172 ?f1173 ?f1174 ?f1175 ?f1176 ?f1177 ?f1178 ?f1179 ?f1180 ?f1181 ?f1182 ?f1183 ?f1184 ?f1185 ?f1186 ?f1187 ?f1188 ?f1189 ?f1190 ?f1191 ?f1192 ?f1193 ?f1194 ?f1195 ?f1196 ?f1197 ?f1198 ?f1199 ?f1200 ?f902 ?f1201 ?f1202 ?f1203 ?f1204 ?f1205 ?f1206 ?f1207 ?f1208 ?f1209 ?f1210 ?f1211 ?f1151 ?f1212 ?f1213 ?f1214 ?f1215 ?f1216 ?f1217 ?f1218 ?f1219 ?f1220 ?f1221 ?f1222 ?f1223 ?f1224 ?f1225 ?f1226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671 ?f67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95524"/>
                <draw:equation draw:name="f7" draw:formula="?f4 / 1424940"/>
                <draw:equation draw:name="f8" draw:formula="6095524 * ?f5 / 6095524"/>
                <draw:equation draw:name="f9" draw:formula="0 * ?f4 / 1424940"/>
                <draw:equation draw:name="f10" draw:formula="17431 * ?f4 / 1424940"/>
                <draw:equation draw:name="f11" draw:formula="216290 * ?f4 / 1424940"/>
                <draw:equation draw:name="f12" draw:formula="6079998 * ?f5 / 6095524"/>
                <draw:equation draw:name="f13" draw:formula="230600 * ?f4 / 1424940"/>
                <draw:equation draw:name="f14" draw:formula="6012751 * ?f5 / 6095524"/>
                <draw:equation draw:name="f15" draw:formula="260699 * ?f4 / 1424940"/>
                <draw:equation draw:name="f16" draw:formula="5992749 * ?f5 / 6095524"/>
                <draw:equation draw:name="f17" draw:formula="268700 * ?f4 / 1424940"/>
                <draw:equation draw:name="f18" draw:formula="5910358 * ?f5 / 6095524"/>
                <draw:equation draw:name="f19" draw:formula="320231 * ?f4 / 1424940"/>
                <draw:equation draw:name="f20" draw:formula="5835777 * ?f5 / 6095524"/>
                <draw:equation draw:name="f21" draw:formula="383953 * ?f4 / 1424940"/>
                <draw:equation draw:name="f22" draw:formula="5781008 * ?f5 / 6095524"/>
                <draw:equation draw:name="f23" draw:formula="459581 * ?f4 / 1424940"/>
                <draw:equation draw:name="f24" draw:formula="5765673 * ?f5 / 6095524"/>
                <draw:equation draw:name="f25" draw:formula="477584 * ?f4 / 1424940"/>
                <draw:equation draw:name="f26" draw:formula="5723763 * ?f5 / 6095524"/>
                <draw:equation draw:name="f27" draw:formula="500158 * ?f4 / 1424940"/>
                <draw:equation draw:name="f28" draw:formula="5686711 * ?f5 / 6095524"/>
                <draw:equation draw:name="f29" draw:formula="517112 * ?f4 / 1424940"/>
                <draw:equation draw:name="f30" draw:formula="5659850 * ?f5 / 6095524"/>
                <draw:equation draw:name="f31" draw:formula="535877 * ?f4 / 1424940"/>
                <draw:equation draw:name="f32" draw:formula="5637181 * ?f5 / 6095524"/>
                <draw:equation draw:name="f33" draw:formula="553117 * ?f4 / 1424940"/>
                <draw:equation draw:name="f34" draw:formula="5585841 * ?f5 / 6095524"/>
                <draw:equation draw:name="f35" draw:formula="597694 * ?f4 / 1424940"/>
                <draw:equation draw:name="f36" draw:formula="5528977 * ?f5 / 6095524"/>
                <draw:equation draw:name="f37" draw:formula="635318 * ?f4 / 1424940"/>
                <draw:equation draw:name="f38" draw:formula="5483256 * ?f5 / 6095524"/>
                <draw:equation draw:name="f39" draw:formula="681419 * ?f4 / 1424940"/>
                <draw:equation draw:name="f40" draw:formula="5464397 * ?f5 / 6095524"/>
                <draw:equation draw:name="f41" draw:formula="706374 * ?f4 / 1424940"/>
                <draw:equation draw:name="f42" draw:formula="5424773 * ?f5 / 6095524"/>
                <draw:equation draw:name="f43" draw:formula="723424 * ?f4 / 1424940"/>
                <draw:equation draw:name="f44" draw:formula="5381815 * ?f5 / 6095524"/>
                <draw:equation draw:name="f45" draw:formula="750094 * ?f4 / 1424940"/>
                <draw:equation draw:name="f46" draw:formula="5351335 * ?f5 / 6095524"/>
                <draw:equation draw:name="f47" draw:formula="776573 * ?f4 / 1424940"/>
                <draw:equation draw:name="f48" draw:formula="5327809 * ?f5 / 6095524"/>
                <draw:equation draw:name="f49" draw:formula="794290 * ?f4 / 1424940"/>
                <draw:equation draw:name="f50" draw:formula="5294566 * ?f5 / 6095524"/>
                <draw:equation draw:name="f51" draw:formula="812102 * ?f4 / 1424940"/>
                <draw:equation draw:name="f52" draw:formula="5261229 * ?f5 / 6095524"/>
                <draw:equation draw:name="f53" draw:formula="835438 * ?f4 / 1424940"/>
                <draw:equation draw:name="f54" draw:formula="5245037 * ?f5 / 6095524"/>
                <draw:equation draw:name="f55" draw:formula="849821 * ?f4 / 1424940"/>
                <draw:equation draw:name="f56" draw:formula="5213699 * ?f5 / 6095524"/>
                <draw:equation draw:name="f57" draw:formula="873728 * ?f4 / 1424940"/>
                <draw:equation draw:name="f58" draw:formula="5181409 * ?f5 / 6095524"/>
                <draw:equation draw:name="f59" draw:formula="896017 * ?f4 / 1424940"/>
                <draw:equation draw:name="f60" draw:formula="5120735 * ?f5 / 6095524"/>
                <draw:equation draw:name="f61" draw:formula="921544 * ?f4 / 1424940"/>
                <draw:equation draw:name="f62" draw:formula="5065490 * ?f5 / 6095524"/>
                <draw:equation draw:name="f63" draw:formula="959072 * ?f4 / 1424940"/>
                <draw:equation draw:name="f64" draw:formula="5021675 * ?f5 / 6095524"/>
                <draw:equation draw:name="f65" draw:formula="986504 * ?f4 / 1424940"/>
                <draw:equation draw:name="f66" draw:formula="4996148 * ?f5 / 6095524"/>
                <draw:equation draw:name="f67" draw:formula="1004507 * ?f4 / 1424940"/>
                <draw:equation draw:name="f68" draw:formula="4949285 * ?f5 / 6095524"/>
                <draw:equation draw:name="f69" draw:formula="1044702 * ?f4 / 1424940"/>
                <draw:equation draw:name="f70" draw:formula="4876609 * ?f5 / 6095524"/>
                <draw:equation draw:name="f71" draw:formula="1086993 * ?f4 / 1424940"/>
                <draw:equation draw:name="f72" draw:formula="4832699 * ?f5 / 6095524"/>
                <draw:equation draw:name="f73" draw:formula="1109853 * ?f4 / 1424940"/>
                <draw:equation draw:name="f74" draw:formula="4738211 * ?f5 / 6095524"/>
                <draw:equation draw:name="f75" draw:formula="1144334 * ?f4 / 1424940"/>
                <draw:equation draw:name="f76" draw:formula="4707731 * ?f5 / 6095524"/>
                <draw:equation draw:name="f77" draw:formula="1156621 * ?f4 / 1424940"/>
                <draw:equation draw:name="f78" draw:formula="4672870 * ?f5 / 6095524"/>
                <draw:equation draw:name="f79" draw:formula="1164717 * ?f4 / 1424940"/>
                <draw:equation draw:name="f80" draw:formula="4616863 * ?f5 / 6095524"/>
                <draw:equation draw:name="f81" draw:formula="1183862 * ?f4 / 1424940"/>
                <draw:equation draw:name="f82" draw:formula="4507516 * ?f5 / 6095524"/>
                <draw:equation draw:name="f83" draw:formula="1216819 * ?f4 / 1424940"/>
                <draw:equation draw:name="f84" draw:formula="4483513 * ?f5 / 6095524"/>
                <draw:equation draw:name="f85" draw:formula="1221867 * ?f4 / 1424940"/>
                <draw:equation draw:name="f86" draw:formula="4422362 * ?f5 / 6095524"/>
                <draw:equation draw:name="f87" draw:formula="1243108 * ?f4 / 1424940"/>
                <draw:equation draw:name="f88" draw:formula="4385691 * ?f5 / 6095524"/>
                <draw:equation draw:name="f89" draw:formula="1257395 * ?f4 / 1424940"/>
                <draw:equation draw:name="f90" draw:formula="4355306 * ?f5 / 6095524"/>
                <draw:equation draw:name="f91" draw:formula="1265587 * ?f4 / 1424940"/>
                <draw:equation draw:name="f92" draw:formula="4328446 * ?f5 / 6095524"/>
                <draw:equation draw:name="f93" draw:formula="1269397 * ?f4 / 1424940"/>
                <draw:equation draw:name="f94" draw:formula="4257770 * ?f5 / 6095524"/>
                <draw:equation draw:name="f95" draw:formula="1288256 * ?f4 / 1424940"/>
                <draw:equation draw:name="f96" draw:formula="4229576 * ?f5 / 6095524"/>
                <draw:equation draw:name="f97" draw:formula="1295686 * ?f4 / 1424940"/>
                <draw:equation draw:name="f98" draw:formula="4156424 * ?f5 / 6095524"/>
                <draw:equation draw:name="f99" draw:formula="1321213 * ?f4 / 1424940"/>
                <draw:equation draw:name="f100" draw:formula="4094416 * ?f5 / 6095524"/>
                <draw:equation draw:name="f101" draw:formula="1338072 * ?f4 / 1424940"/>
                <draw:equation draw:name="f102" draw:formula="4068509 * ?f5 / 6095524"/>
                <draw:equation draw:name="f103" draw:formula="1346168 * ?f4 / 1424940"/>
                <draw:equation draw:name="f104" draw:formula="4009263 * ?f5 / 6095524"/>
                <draw:equation draw:name="f105" draw:formula="1359694 * ?f4 / 1424940"/>
                <draw:equation draw:name="f106" draw:formula="3975735 * ?f5 / 6095524"/>
                <draw:equation draw:name="f107" draw:formula="1369219 * ?f4 / 1424940"/>
                <draw:equation draw:name="f108" draw:formula="3893915 * ?f5 / 6095524"/>
                <draw:equation draw:name="f109" draw:formula="1379982 * ?f4 / 1424940"/>
                <draw:equation draw:name="f110" draw:formula="3809428 * ?f5 / 6095524"/>
                <draw:equation draw:name="f111" draw:formula="1390364 * ?f4 / 1424940"/>
                <draw:equation draw:name="f112" draw:formula="3763042 * ?f5 / 6095524"/>
                <draw:equation draw:name="f113" draw:formula="1393793 * ?f4 / 1424940"/>
                <draw:equation draw:name="f114" draw:formula="3722561 * ?f5 / 6095524"/>
                <draw:equation draw:name="f115" draw:formula="1399223 * ?f4 / 1424940"/>
                <draw:equation draw:name="f116" draw:formula="3687318 * ?f5 / 6095524"/>
                <draw:equation draw:name="f117" draw:formula="1402652 * ?f4 / 1424940"/>
                <draw:equation draw:name="f118" draw:formula="3631216 * ?f5 / 6095524"/>
                <draw:equation draw:name="f119" draw:formula="1409605 * ?f4 / 1424940"/>
                <draw:equation draw:name="f120" draw:formula="3607880 * ?f5 / 6095524"/>
                <draw:equation draw:name="f121" draw:formula="1411415 * ?f4 / 1424940"/>
                <draw:equation draw:name="f122" draw:formula="3552825 * ?f5 / 6095524"/>
                <draw:equation draw:name="f123" draw:formula="1411319 * ?f4 / 1424940"/>
                <draw:equation draw:name="f124" draw:formula="3533680 * ?f5 / 6095524"/>
                <draw:equation draw:name="f125" draw:formula="1410367 * ?f4 / 1424940"/>
                <draw:equation draw:name="f126" draw:formula="3496818 * ?f5 / 6095524"/>
                <draw:equation draw:name="f127" draw:formula="1398556 * ?f4 / 1424940"/>
                <draw:equation draw:name="f128" draw:formula="3492437 * ?f5 / 6095524"/>
                <draw:equation draw:name="f129" draw:formula="1397699 * ?f4 / 1424940"/>
                <draw:equation draw:name="f130" draw:formula="3468243 * ?f5 / 6095524"/>
                <draw:equation draw:name="f131" draw:formula="1393031 * ?f4 / 1424940"/>
                <draw:equation draw:name="f132" draw:formula="3455003 * ?f5 / 6095524"/>
                <draw:equation draw:name="f133" draw:formula="1391507 * ?f4 / 1424940"/>
                <draw:equation draw:name="f134" draw:formula="3404711 * ?f5 / 6095524"/>
                <draw:equation draw:name="f135" draw:formula="1381792 * ?f4 / 1424940"/>
                <draw:equation draw:name="f136" draw:formula="3375756 * ?f5 / 6095524"/>
                <draw:equation draw:name="f137" draw:formula="1377220 * ?f4 / 1424940"/>
                <draw:equation draw:name="f138" draw:formula="3352324 * ?f5 / 6095524"/>
                <draw:equation draw:name="f139" draw:formula="1377887 * ?f4 / 1424940"/>
                <draw:equation draw:name="f140" draw:formula="3311176 * ?f5 / 6095524"/>
                <draw:equation draw:name="f141" draw:formula="1378744 * ?f4 / 1424940"/>
                <draw:equation draw:name="f142" draw:formula="3298031 * ?f5 / 6095524"/>
                <draw:equation draw:name="f143" draw:formula="1380935 * ?f4 / 1424940"/>
                <draw:equation draw:name="f144" draw:formula="3238595 * ?f5 / 6095524"/>
                <draw:equation draw:name="f145" draw:formula="1374648 * ?f4 / 1424940"/>
                <draw:equation draw:name="f146" draw:formula="3204686 * ?f5 / 6095524"/>
                <draw:equation draw:name="f147" draw:formula="1374172 * ?f4 / 1424940"/>
                <draw:equation draw:name="f148" draw:formula="3166491 * ?f5 / 6095524"/>
                <draw:equation draw:name="f149" draw:formula="1366361 * ?f4 / 1424940"/>
                <draw:equation draw:name="f150" draw:formula="3155347 * ?f5 / 6095524"/>
                <draw:equation draw:name="f151" draw:formula="1366742 * ?f4 / 1424940"/>
                <draw:equation draw:name="f152" draw:formula="3142869 * ?f5 / 6095524"/>
                <draw:equation draw:name="f153" draw:formula="1367409 * ?f4 / 1424940"/>
                <draw:equation draw:name="f154" draw:formula="3104578 * ?f5 / 6095524"/>
                <draw:equation draw:name="f155" draw:formula="1367981 * ?f4 / 1424940"/>
                <draw:equation draw:name="f156" draw:formula="3081337 * ?f5 / 6095524"/>
                <draw:equation draw:name="f157" draw:formula="1370838 * ?f4 / 1424940"/>
                <draw:equation draw:name="f158" draw:formula="3037047 * ?f5 / 6095524"/>
                <draw:equation draw:name="f159" draw:formula="1369124 * ?f4 / 1424940"/>
                <draw:equation draw:name="f160" draw:formula="3020663 * ?f5 / 6095524"/>
                <draw:equation draw:name="f161" draw:formula="1371600 * ?f4 / 1424940"/>
                <draw:equation draw:name="f162" draw:formula="2979230 * ?f5 / 6095524"/>
                <draw:equation draw:name="f163" draw:formula="1371886 * ?f4 / 1424940"/>
                <draw:equation draw:name="f164" draw:formula="2942082 * ?f5 / 6095524"/>
                <draw:equation draw:name="f165" draw:formula="1370457 * ?f4 / 1424940"/>
                <draw:equation draw:name="f166" draw:formula="2906268 * ?f5 / 6095524"/>
                <draw:equation draw:name="f167" draw:formula="1371219 * ?f4 / 1424940"/>
                <draw:equation draw:name="f168" draw:formula="2880646 * ?f5 / 6095524"/>
                <draw:equation draw:name="f169" draw:formula="1374362 * ?f4 / 1424940"/>
                <draw:equation draw:name="f170" draw:formula="2852833 * ?f5 / 6095524"/>
                <draw:equation draw:name="f171" draw:formula="1376267 * ?f4 / 1424940"/>
                <draw:equation draw:name="f172" draw:formula="2776157 * ?f5 / 6095524"/>
                <draw:equation draw:name="f173" draw:formula="1387602 * ?f4 / 1424940"/>
                <draw:equation draw:name="f174" draw:formula="2761965 * ?f5 / 6095524"/>
                <draw:equation draw:name="f175" draw:formula="1384840 * ?f4 / 1424940"/>
                <draw:equation draw:name="f176" draw:formula="2681383 * ?f5 / 6095524"/>
                <draw:equation draw:name="f177" draw:formula="1382268 * ?f4 / 1424940"/>
                <draw:equation draw:name="f178" draw:formula="2663857 * ?f5 / 6095524"/>
                <draw:equation draw:name="f179" draw:formula="1382459 * ?f4 / 1424940"/>
                <draw:equation draw:name="f180" draw:formula="2616803 * ?f5 / 6095524"/>
                <draw:equation draw:name="f181" draw:formula="2544223 * ?f5 / 6095524"/>
                <draw:equation draw:name="f182" draw:formula="1389031 * ?f4 / 1424940"/>
                <draw:equation draw:name="f183" draw:formula="2476309 * ?f5 / 6095524"/>
                <draw:equation draw:name="f184" draw:formula="2467737 * ?f5 / 6095524"/>
                <draw:equation draw:name="f185" draw:formula="1414177 * ?f4 / 1424940"/>
                <draw:equation draw:name="f186" draw:formula="2443353 * ?f5 / 6095524"/>
                <draw:equation draw:name="f187" draw:formula="1419035 * ?f4 / 1424940"/>
                <draw:equation draw:name="f188" draw:formula="2413159 * ?f5 / 6095524"/>
                <draw:equation draw:name="f189" draw:formula="1420749 * ?f4 / 1424940"/>
                <draw:equation draw:name="f190" draw:formula="2374868 * ?f5 / 6095524"/>
                <draw:equation draw:name="f191" draw:formula="1424940 * ?f4 / 1424940"/>
                <draw:equation draw:name="f192" draw:formula="2344198 * ?f5 / 6095524"/>
                <draw:equation draw:name="f193" draw:formula="1419701 * ?f4 / 1424940"/>
                <draw:equation draw:name="f194" draw:formula="2301335 * ?f5 / 6095524"/>
                <draw:equation draw:name="f195" draw:formula="1411891 * ?f4 / 1424940"/>
                <draw:equation draw:name="f196" draw:formula="2260949 * ?f5 / 6095524"/>
                <draw:equation draw:name="f197" draw:formula="1404461 * ?f4 / 1424940"/>
                <draw:equation draw:name="f198" draw:formula="2248186 * ?f5 / 6095524"/>
                <draw:equation draw:name="f199" draw:formula="1413224 * ?f4 / 1424940"/>
                <draw:equation draw:name="f200" draw:formula="2228469 * ?f5 / 6095524"/>
                <draw:equation draw:name="f201" draw:formula="1420844 * ?f4 / 1424940"/>
                <draw:equation draw:name="f202" draw:formula="2206562 * ?f5 / 6095524"/>
                <draw:equation draw:name="f203" draw:formula="1411700 * ?f4 / 1424940"/>
                <draw:equation draw:name="f204" draw:formula="2155317 * ?f5 / 6095524"/>
                <draw:equation draw:name="f205" draw:formula="1392746 * ?f4 / 1424940"/>
                <draw:equation draw:name="f206" draw:formula="2122932 * ?f5 / 6095524"/>
                <draw:equation draw:name="f207" draw:formula="1391888 * ?f4 / 1424940"/>
                <draw:equation draw:name="f208" draw:formula="2052542 * ?f5 / 6095524"/>
                <draw:equation draw:name="f209" draw:formula="1383792 * ?f4 / 1424940"/>
                <draw:equation draw:name="f210" draw:formula="2006537 * ?f5 / 6095524"/>
                <draw:equation draw:name="f211" draw:formula="1372267 * ?f4 / 1424940"/>
                <draw:equation draw:name="f212" draw:formula="1973486 * ?f5 / 6095524"/>
                <draw:equation draw:name="f213" draw:formula="1359218 * ?f4 / 1424940"/>
                <draw:equation draw:name="f214" draw:formula="1926146 * ?f5 / 6095524"/>
                <draw:equation draw:name="f215" draw:formula="1342168 * ?f4 / 1424940"/>
                <draw:equation draw:name="f216" draw:formula="1878616 * ?f5 / 6095524"/>
                <draw:equation draw:name="f217" draw:formula="1333310 * ?f4 / 1424940"/>
                <draw:equation draw:name="f218" draw:formula="1844231 * ?f5 / 6095524"/>
                <draw:equation draw:name="f219" draw:formula="1322165 * ?f4 / 1424940"/>
                <draw:equation draw:name="f220" draw:formula="1802225 * ?f5 / 6095524"/>
                <draw:equation draw:name="f221" draw:formula="1314545 * ?f4 / 1424940"/>
                <draw:equation draw:name="f222" draw:formula="1766983 * ?f5 / 6095524"/>
                <draw:equation draw:name="f223" draw:formula="1314260 * ?f4 / 1424940"/>
                <draw:equation draw:name="f224" draw:formula="1711738 * ?f5 / 6095524"/>
                <draw:equation draw:name="f225" draw:formula="1315593 * ?f4 / 1424940"/>
                <draw:equation draw:name="f226" draw:formula="1644111 * ?f5 / 6095524"/>
                <draw:equation draw:name="f227" draw:formula="1292543 * ?f4 / 1424940"/>
                <draw:equation draw:name="f228" draw:formula="1616774 * ?f5 / 6095524"/>
                <draw:equation draw:name="f229" draw:formula="1287399 * ?f4 / 1424940"/>
                <draw:equation draw:name="f230" draw:formula="1591056 * ?f5 / 6095524"/>
                <draw:equation draw:name="f231" draw:formula="1285018 * ?f4 / 1424940"/>
                <draw:equation draw:name="f232" draw:formula="1536478 * ?f5 / 6095524"/>
                <draw:equation draw:name="f233" draw:formula="1269683 * ?f4 / 1424940"/>
                <draw:equation draw:name="f234" draw:formula="1514285 * ?f5 / 6095524"/>
                <draw:equation draw:name="f235" draw:formula="1264634 * ?f4 / 1424940"/>
                <draw:equation draw:name="f236" draw:formula="1483233 * ?f5 / 6095524"/>
                <draw:equation draw:name="f237" draw:formula="1264730 * ?f4 / 1424940"/>
                <draw:equation draw:name="f238" draw:formula="1426750 * ?f5 / 6095524"/>
                <draw:equation draw:name="f239" draw:formula="1257681 * ?f4 / 1424940"/>
                <draw:equation draw:name="f240" draw:formula="1370362 * ?f5 / 6095524"/>
                <draw:equation draw:name="f241" draw:formula="1237107 * ?f4 / 1424940"/>
                <draw:equation draw:name="f242" draw:formula="1346454 * ?f5 / 6095524"/>
                <draw:equation draw:name="f243" draw:formula="1239107 * ?f4 / 1424940"/>
                <draw:equation draw:name="f244" draw:formula="1337882 * ?f5 / 6095524"/>
                <draw:equation draw:name="f245" draw:formula="1238631 * ?f4 / 1424940"/>
                <draw:equation draw:name="f246" draw:formula="1260825 * ?f5 / 6095524"/>
                <draw:equation draw:name="f247" draw:formula="1227296 * ?f4 / 1424940"/>
                <draw:equation draw:name="f248" draw:formula="1253109 * ?f5 / 6095524"/>
                <draw:equation draw:name="f249" draw:formula="1226058 * ?f4 / 1424940"/>
                <draw:equation draw:name="f250" draw:formula="1216915 * ?f5 / 6095524"/>
                <draw:equation draw:name="f251" draw:formula="1215962 * ?f4 / 1424940"/>
                <draw:equation draw:name="f252" draw:formula="1125664 * ?f5 / 6095524"/>
                <draw:equation draw:name="f253" draw:formula="1209675 * ?f4 / 1424940"/>
                <draw:equation draw:name="f254" draw:formula="1120045 * ?f5 / 6095524"/>
                <draw:equation draw:name="f255" draw:formula="1208913 * ?f4 / 1424940"/>
                <draw:equation draw:name="f256" draw:formula="1089469 * ?f5 / 6095524"/>
                <draw:equation draw:name="f257" draw:formula="1213961 * ?f4 / 1424940"/>
                <draw:equation draw:name="f258" draw:formula="1074325 * ?f5 / 6095524"/>
                <draw:equation draw:name="f259" draw:formula="1221105 * ?f4 / 1424940"/>
                <draw:equation draw:name="f260" draw:formula="1050703 * ?f5 / 6095524"/>
                <draw:equation draw:name="f261" draw:formula="1228535 * ?f4 / 1424940"/>
                <draw:equation draw:name="f262" draw:formula="1026700 * ?f5 / 6095524"/>
                <draw:equation draw:name="f263" draw:formula="1231297 * ?f4 / 1424940"/>
                <draw:equation draw:name="f264" draw:formula="986409 * ?f5 / 6095524"/>
                <draw:equation draw:name="f265" draw:formula="1220057 * ?f4 / 1424940"/>
                <draw:equation draw:name="f266" draw:formula="971741 * ?f5 / 6095524"/>
                <draw:equation draw:name="f267" draw:formula="1218914 * ?f4 / 1424940"/>
                <draw:equation draw:name="f268" draw:formula="939070 * ?f5 / 6095524"/>
                <draw:equation draw:name="f269" draw:formula="1213485 * ?f4 / 1424940"/>
                <draw:equation draw:name="f270" draw:formula="910495 * ?f5 / 6095524"/>
                <draw:equation draw:name="f271" draw:formula="1213866 * ?f4 / 1424940"/>
                <draw:equation draw:name="f272" draw:formula="887540 * ?f5 / 6095524"/>
                <draw:equation draw:name="f273" draw:formula="1222534 * ?f4 / 1424940"/>
                <draw:equation draw:name="f274" draw:formula="854202 * ?f5 / 6095524"/>
                <draw:equation draw:name="f275" draw:formula="1224248 * ?f4 / 1424940"/>
                <draw:equation draw:name="f276" draw:formula="832675 * ?f5 / 6095524"/>
                <draw:equation draw:name="f277" draw:formula="1217962 * ?f4 / 1424940"/>
                <draw:equation draw:name="f278" draw:formula="828294 * ?f5 / 6095524"/>
                <draw:equation draw:name="f279" draw:formula="1217105 * ?f4 / 1424940"/>
                <draw:equation draw:name="f280" draw:formula="772001 * ?f5 / 6095524"/>
                <draw:equation draw:name="f281" draw:formula="1216723 * ?f4 / 1424940"/>
                <draw:equation draw:name="f282" draw:formula="701707 * ?f5 / 6095524"/>
                <draw:equation draw:name="f283" draw:formula="1235678 * ?f4 / 1424940"/>
                <draw:equation draw:name="f284" draw:formula="690086 * ?f5 / 6095524"/>
                <draw:equation draw:name="f285" draw:formula="1239679 * ?f4 / 1424940"/>
                <draw:equation draw:name="f286" draw:formula="633412 * ?f5 / 6095524"/>
                <draw:equation draw:name="f287" draw:formula="1246632 * ?f4 / 1424940"/>
                <draw:equation draw:name="f288" draw:formula="603028 * ?f5 / 6095524"/>
                <draw:equation draw:name="f289" draw:formula="1253681 * ?f4 / 1424940"/>
                <draw:equation draw:name="f290" draw:formula="581120 * ?f5 / 6095524"/>
                <draw:equation draw:name="f291" draw:formula="1254062 * ?f4 / 1424940"/>
                <draw:equation draw:name="f292" draw:formula="554642 * ?f5 / 6095524"/>
                <draw:equation draw:name="f293" draw:formula="1266539 * ?f4 / 1424940"/>
                <draw:equation draw:name="f294" draw:formula="545973 * ?f5 / 6095524"/>
                <draw:equation draw:name="f295" draw:formula="1271969 * ?f4 / 1424940"/>
                <draw:equation draw:name="f296" draw:formula="535591 * ?f5 / 6095524"/>
                <draw:equation draw:name="f297" draw:formula="1275207 * ?f4 / 1424940"/>
                <draw:equation draw:name="f298" draw:formula="488538 * ?f5 / 6095524"/>
                <draw:equation draw:name="f299" draw:formula="1285494 * ?f4 / 1424940"/>
                <draw:equation draw:name="f300" draw:formula="480155 * ?f5 / 6095524"/>
                <draw:equation draw:name="f301" draw:formula="1291304 * ?f4 / 1424940"/>
                <draw:equation draw:name="f302" draw:formula="474535 * ?f5 / 6095524"/>
                <draw:equation draw:name="f303" draw:formula="1294924 * ?f4 / 1424940"/>
                <draw:equation draw:name="f304" draw:formula="428816 * ?f5 / 6095524"/>
                <draw:equation draw:name="f305" draw:formula="1301020 * ?f4 / 1424940"/>
                <draw:equation draw:name="f306" draw:formula="400241 * ?f5 / 6095524"/>
                <draw:equation draw:name="f307" draw:formula="1318260 * ?f4 / 1424940"/>
                <draw:equation draw:name="f308" draw:formula="392431 * ?f5 / 6095524"/>
                <draw:equation draw:name="f309" draw:formula="1325594 * ?f4 / 1424940"/>
                <draw:equation draw:name="f310" draw:formula="365093 * ?f5 / 6095524"/>
                <draw:equation draw:name="f311" draw:formula="1336643 * ?f4 / 1424940"/>
                <draw:equation draw:name="f312" draw:formula="273177 * ?f5 / 6095524"/>
                <draw:equation draw:name="f313" draw:formula="1357884 * ?f4 / 1424940"/>
                <draw:equation draw:name="f314" draw:formula="246888 * ?f5 / 6095524"/>
                <draw:equation draw:name="f315" draw:formula="1350359 * ?f4 / 1424940"/>
                <draw:equation draw:name="f316" draw:formula="196977 * ?f5 / 6095524"/>
                <draw:equation draw:name="f317" draw:formula="1370552 * ?f4 / 1424940"/>
                <draw:equation draw:name="f318" draw:formula="153352 * ?f5 / 6095524"/>
                <draw:equation draw:name="f319" draw:formula="1381982 * ?f4 / 1424940"/>
                <draw:equation draw:name="f320" draw:formula="137160 * ?f5 / 6095524"/>
                <draw:equation draw:name="f321" draw:formula="1384745 * ?f4 / 1424940"/>
                <draw:equation draw:name="f322" draw:formula="85917 * ?f5 / 6095524"/>
                <draw:equation draw:name="f323" draw:formula="1389793 * ?f4 / 1424940"/>
                <draw:equation draw:name="f324" draw:formula="59532 * ?f5 / 6095524"/>
                <draw:equation draw:name="f325" draw:formula="1401223 * ?f4 / 1424940"/>
                <draw:equation draw:name="f326" draw:formula="30325 * ?f5 / 6095524"/>
                <draw:equation draw:name="f327" draw:formula="1409974 * ?f4 / 1424940"/>
                <draw:equation draw:name="f328" draw:formula="0 * ?f5 / 6095524"/>
                <draw:equation draw:name="f329" draw:formula="1412360 * ?f4 / 1424940"/>
                <draw:equation draw:name="f330" draw:formula="1058622 * ?f4 / 1424940"/>
                <draw:equation draw:name="f331" draw:formula="17145 * ?f5 / 6095524"/>
                <draw:equation draw:name="f332" draw:formula="1060228 * ?f4 / 1424940"/>
                <draw:equation draw:name="f333" draw:formula="44672 * ?f5 / 6095524"/>
                <draw:equation draw:name="f334" draw:formula="1066324 * ?f4 / 1424940"/>
                <draw:equation draw:name="f335" draw:formula="84677 * ?f5 / 6095524"/>
                <draw:equation draw:name="f336" draw:formula="1076230 * ?f4 / 1424940"/>
                <draw:equation draw:name="f337" draw:formula="132017 * ?f5 / 6095524"/>
                <draw:equation draw:name="f338" draw:formula="1064990 * ?f4 / 1424940"/>
                <draw:equation draw:name="f339" draw:formula="136779 * ?f5 / 6095524"/>
                <draw:equation draw:name="f340" draw:formula="1060323 * ?f4 / 1424940"/>
                <draw:equation draw:name="f341" draw:formula="187547 * ?f5 / 6095524"/>
                <draw:equation draw:name="f342" draw:formula="1049179 * ?f4 / 1424940"/>
                <draw:equation draw:name="f343" draw:formula="270891 * ?f5 / 6095524"/>
                <draw:equation draw:name="f344" draw:formula="1036415 * ?f4 / 1424940"/>
                <draw:equation draw:name="f345" draw:formula="276320 * ?f5 / 6095524"/>
                <draw:equation draw:name="f346" draw:formula="1035558 * ?f4 / 1424940"/>
                <draw:equation draw:name="f347" draw:formula="323755 * ?f5 / 6095524"/>
                <draw:equation draw:name="f348" draw:formula="1061561 * ?f4 / 1424940"/>
                <draw:equation draw:name="f349" draw:formula="361855 * ?f5 / 6095524"/>
                <draw:equation draw:name="f350" draw:formula="1057942 * ?f4 / 1424940"/>
                <draw:equation draw:name="f351" draw:formula="379571 * ?f5 / 6095524"/>
                <draw:equation draw:name="f352" draw:formula="1039939 * ?f4 / 1424940"/>
                <draw:equation draw:name="f353" draw:formula="430530 * ?f5 / 6095524"/>
                <draw:equation draw:name="f354" draw:formula="1025747 * ?f4 / 1424940"/>
                <draw:equation draw:name="f355" draw:formula="493300 * ?f5 / 6095524"/>
                <draw:equation draw:name="f356" draw:formula="1027176 * ?f4 / 1424940"/>
                <draw:equation draw:name="f357" draw:formula="537782 * ?f5 / 6095524"/>
                <draw:equation draw:name="f358" draw:formula="1025366 * ?f4 / 1424940"/>
                <draw:equation draw:name="f359" draw:formula="562166 * ?f5 / 6095524"/>
                <draw:equation draw:name="f360" draw:formula="1015746 * ?f4 / 1424940"/>
                <draw:equation draw:name="f361" draw:formula="579596 * ?f5 / 6095524"/>
                <draw:equation draw:name="f362" draw:formula="1016699 * ?f4 / 1424940"/>
                <draw:equation draw:name="f363" draw:formula="612362 * ?f5 / 6095524"/>
                <draw:equation draw:name="f364" draw:formula="1023557 * ?f4 / 1424940"/>
                <draw:equation draw:name="f365" draw:formula="716090 * ?f5 / 6095524"/>
                <draw:equation draw:name="f366" draw:formula="1031653 * ?f4 / 1424940"/>
                <draw:equation draw:name="f367" draw:formula="758381 * ?f5 / 6095524"/>
                <draw:equation draw:name="f368" draw:formula="1018985 * ?f4 / 1424940"/>
                <draw:equation draw:name="f369" draw:formula="771049 * ?f5 / 6095524"/>
                <draw:equation draw:name="f370" draw:formula="1018699 * ?f4 / 1424940"/>
                <draw:equation draw:name="f371" draw:formula="799433 * ?f5 / 6095524"/>
                <draw:equation draw:name="f372" draw:formula="1023652 * ?f4 / 1424940"/>
                <draw:equation draw:name="f373" draw:formula="858012 * ?f5 / 6095524"/>
                <draw:equation draw:name="f374" draw:formula="1020318 * ?f4 / 1424940"/>
                <draw:equation draw:name="f375" draw:formula="879634 * ?f5 / 6095524"/>
                <draw:equation draw:name="f376" draw:formula="1015270 * ?f4 / 1424940"/>
                <draw:equation draw:name="f377" draw:formula="891635 * ?f5 / 6095524"/>
                <draw:equation draw:name="f378" draw:formula="1012031 * ?f4 / 1424940"/>
                <draw:equation draw:name="f379" draw:formula="953262 * ?f5 / 6095524"/>
                <draw:equation draw:name="f380" draw:formula="1003078 * ?f4 / 1424940"/>
                <draw:equation draw:name="f381" draw:formula="980694 * ?f5 / 6095524"/>
                <draw:equation draw:name="f382" draw:formula="993458 * ?f4 / 1424940"/>
                <draw:equation draw:name="f383" draw:formula="988124 * ?f5 / 6095524"/>
                <draw:equation draw:name="f384" draw:formula="992029 * ?f4 / 1424940"/>
                <draw:equation draw:name="f385" draw:formula="1028795 * ?f5 / 6095524"/>
                <draw:equation draw:name="f386" draw:formula="996029 * ?f4 / 1424940"/>
                <draw:equation draw:name="f387" draw:formula="1059275 * ?f5 / 6095524"/>
                <draw:equation draw:name="f388" draw:formula="1011555 * ?f4 / 1424940"/>
                <draw:equation draw:name="f389" draw:formula="1065181 * ?f5 / 6095524"/>
                <draw:equation draw:name="f390" draw:formula="1016794 * ?f4 / 1424940"/>
                <draw:equation draw:name="f391" draw:formula="1150144 * ?f5 / 6095524"/>
                <draw:equation draw:name="f392" draw:formula="1014984 * ?f4 / 1424940"/>
                <draw:equation draw:name="f393" draw:formula="1163193 * ?f5 / 6095524"/>
                <draw:equation draw:name="f394" draw:formula="1012793 * ?f4 / 1424940"/>
                <draw:equation draw:name="f395" draw:formula="1226249 * ?f5 / 6095524"/>
                <draw:equation draw:name="f396" draw:formula="1021937 * ?f4 / 1424940"/>
                <draw:equation draw:name="f397" draw:formula="1244632 * ?f5 / 6095524"/>
                <draw:equation draw:name="f398" draw:formula="1023747 * ?f4 / 1424940"/>
                <draw:equation draw:name="f399" draw:formula="1310545 * ?f5 / 6095524"/>
                <draw:equation draw:name="f400" draw:formula="1031939 * ?f4 / 1424940"/>
                <draw:equation draw:name="f401" draw:formula="1319879 * ?f5 / 6095524"/>
                <draw:equation draw:name="f402" draw:formula="1024319 * ?f4 / 1424940"/>
                <draw:equation draw:name="f403" draw:formula="1346740 * ?f5 / 6095524"/>
                <draw:equation draw:name="f404" draw:formula="1005173 * ?f4 / 1424940"/>
                <draw:equation draw:name="f405" draw:formula="1399699 * ?f5 / 6095524"/>
                <draw:equation draw:name="f406" draw:formula="988219 * ?f4 / 1424940"/>
                <draw:equation draw:name="f407" draw:formula="1414082 * ?f5 / 6095524"/>
                <draw:equation draw:name="f408" draw:formula="989171 * ?f4 / 1424940"/>
                <draw:equation draw:name="f409" draw:formula="1450467 * ?f5 / 6095524"/>
                <draw:equation draw:name="f410" draw:formula="1017461 * ?f4 / 1424940"/>
                <draw:equation draw:name="f411" draw:formula="1468184 * ?f5 / 6095524"/>
                <draw:equation draw:name="f412" draw:formula="1028795 * ?f4 / 1424940"/>
                <draw:equation draw:name="f413" draw:formula="1518476 * ?f5 / 6095524"/>
                <draw:equation draw:name="f414" draw:formula="1049655 * ?f4 / 1424940"/>
                <draw:equation draw:name="f415" draw:formula="1522667 * ?f5 / 6095524"/>
                <draw:equation draw:name="f416" draw:formula="1053465 * ?f4 / 1424940"/>
                <draw:equation draw:name="f417" draw:formula="1559814 * ?f5 / 6095524"/>
                <draw:equation draw:name="f418" draw:formula="1098709 * ?f4 / 1424940"/>
                <draw:equation draw:name="f419" draw:formula="1568196 * ?f5 / 6095524"/>
                <draw:equation draw:name="f420" draw:formula="1106424 * ?f4 / 1424940"/>
                <draw:equation draw:name="f421" draw:formula="1578293 * ?f5 / 6095524"/>
                <draw:equation draw:name="f422" draw:formula="1118426 * ?f4 / 1424940"/>
                <draw:equation draw:name="f423" draw:formula="1609820 * ?f5 / 6095524"/>
                <draw:equation draw:name="f424" draw:formula="1141667 * ?f4 / 1424940"/>
                <draw:equation draw:name="f425" draw:formula="1648873 * ?f5 / 6095524"/>
                <draw:equation draw:name="f426" draw:formula="1149096 * ?f4 / 1424940"/>
                <draw:equation draw:name="f427" draw:formula="1696022 * ?f5 / 6095524"/>
                <draw:equation draw:name="f428" draw:formula="1160431 * ?f4 / 1424940"/>
                <draw:equation draw:name="f429" draw:formula="1715739 * ?f5 / 6095524"/>
                <draw:equation draw:name="f430" draw:formula="1168051 * ?f4 / 1424940"/>
                <draw:equation draw:name="f431" draw:formula="1768602 * ?f5 / 6095524"/>
                <draw:equation draw:name="f432" draw:formula="1182529 * ?f4 / 1424940"/>
                <draw:equation draw:name="f433" draw:formula="1806321 * ?f5 / 6095524"/>
                <draw:equation draw:name="f434" draw:formula="1194721 * ?f4 / 1424940"/>
                <draw:equation draw:name="f435" draw:formula="1860709 * ?f5 / 6095524"/>
                <draw:equation draw:name="f436" draw:formula="1201865 * ?f4 / 1424940"/>
                <draw:equation draw:name="f437" draw:formula="1887093 * ?f5 / 6095524"/>
                <draw:equation draw:name="f438" draw:formula="1202150 * ?f4 / 1424940"/>
                <draw:equation draw:name="f439" draw:formula="1935575 * ?f5 / 6095524"/>
                <draw:equation draw:name="f440" draw:formula="1238726 * ?f4 / 1424940"/>
                <draw:equation draw:name="f441" draw:formula="1974247 * ?f5 / 6095524"/>
                <draw:equation draw:name="f442" draw:formula="1262920 * ?f4 / 1424940"/>
                <draw:equation draw:name="f443" draw:formula="2014919 * ?f5 / 6095524"/>
                <draw:equation draw:name="f444" draw:formula="1251204 * ?f4 / 1424940"/>
                <draw:equation draw:name="f445" draw:formula="2025968 * ?f5 / 6095524"/>
                <draw:equation draw:name="f446" draw:formula="1240155 * ?f4 / 1424940"/>
                <draw:equation draw:name="f447" draw:formula="2092643 * ?f5 / 6095524"/>
                <draw:equation draw:name="f448" draw:formula="1229678 * ?f4 / 1424940"/>
                <draw:equation draw:name="f449" draw:formula="2187893 * ?f5 / 6095524"/>
                <draw:equation draw:name="f450" draw:formula="1229297 * ?f4 / 1424940"/>
                <draw:equation draw:name="f451" draw:formula="2346294 * ?f5 / 6095524"/>
                <draw:equation draw:name="f452" draw:formula="1205484 * ?f4 / 1424940"/>
                <draw:equation draw:name="f453" draw:formula="2373916 * ?f5 / 6095524"/>
                <draw:equation draw:name="f454" draw:formula="1194435 * ?f4 / 1424940"/>
                <draw:equation draw:name="f455" draw:formula="2404967 * ?f5 / 6095524"/>
                <draw:equation draw:name="f456" draw:formula="1191673 * ?f4 / 1424940"/>
                <draw:equation draw:name="f457" draw:formula="2416874 * ?f5 / 6095524"/>
                <draw:equation draw:name="f458" draw:formula="1198436 * ?f4 / 1424940"/>
                <draw:equation draw:name="f459" draw:formula="2468975 * ?f5 / 6095524"/>
                <draw:equation draw:name="f460" draw:formula="1208532 * ?f4 / 1424940"/>
                <draw:equation draw:name="f461" draw:formula="2478882 * ?f5 / 6095524"/>
                <draw:equation draw:name="f462" draw:formula="1208723 * ?f4 / 1424940"/>
                <draw:equation draw:name="f463" draw:formula="2512791 * ?f5 / 6095524"/>
                <draw:equation draw:name="f464" draw:formula="1204436 * ?f4 / 1424940"/>
                <draw:equation draw:name="f465" draw:formula="1201960 * ?f4 / 1424940"/>
                <draw:equation draw:name="f466" draw:formula="2623471 * ?f5 / 6095524"/>
                <draw:equation draw:name="f467" draw:formula="1210056 * ?f4 / 1424940"/>
                <draw:equation draw:name="f468" draw:formula="2684241 * ?f5 / 6095524"/>
                <draw:equation draw:name="f469" draw:formula="1208151 * ?f4 / 1424940"/>
                <draw:equation draw:name="f470" draw:formula="2712244 * ?f5 / 6095524"/>
                <draw:equation draw:name="f471" draw:formula="2728055 * ?f5 / 6095524"/>
                <draw:equation draw:name="f472" draw:formula="1212914 * ?f4 / 1424940"/>
                <draw:equation draw:name="f473" draw:formula="2763869 * ?f5 / 6095524"/>
                <draw:equation draw:name="f474" draw:formula="1232821 * ?f4 / 1424940"/>
                <draw:equation draw:name="f475" draw:formula="2783491 * ?f5 / 6095524"/>
                <draw:equation draw:name="f476" draw:formula="1237298 * ?f4 / 1424940"/>
                <draw:equation draw:name="f477" draw:formula="2842546 * ?f5 / 6095524"/>
                <draw:equation draw:name="f478" draw:formula="1236917 * ?f4 / 1424940"/>
                <draw:equation draw:name="f479" draw:formula="2931128 * ?f5 / 6095524"/>
                <draw:equation draw:name="f480" draw:formula="1206913 * ?f4 / 1424940"/>
                <draw:equation draw:name="f481" draw:formula="2940368 * ?f5 / 6095524"/>
                <draw:equation draw:name="f482" draw:formula="1202912 * ?f4 / 1424940"/>
                <draw:equation draw:name="f483" draw:formula="2985421 * ?f5 / 6095524"/>
                <draw:equation draw:name="f484" draw:formula="1197959 * ?f4 / 1424940"/>
                <draw:equation draw:name="f485" draw:formula="3015996 * ?f5 / 6095524"/>
                <draw:equation draw:name="f486" draw:formula="1204722 * ?f4 / 1424940"/>
                <draw:equation draw:name="f487" draw:formula="3057621 * ?f5 / 6095524"/>
                <draw:equation draw:name="f488" draw:formula="1218724 * ?f4 / 1424940"/>
                <draw:equation draw:name="f489" draw:formula="3095054 * ?f5 / 6095524"/>
                <draw:equation draw:name="f490" draw:formula="1230440 * ?f4 / 1424940"/>
                <draw:equation draw:name="f491" draw:formula="3122295 * ?f5 / 6095524"/>
                <draw:equation draw:name="f492" draw:formula="1243679 * ?f4 / 1424940"/>
                <draw:equation draw:name="f493" draw:formula="3184589 * ?f5 / 6095524"/>
                <draw:equation draw:name="f494" draw:formula="1253395 * ?f4 / 1424940"/>
                <draw:equation draw:name="f495" draw:formula="3191066 * ?f5 / 6095524"/>
                <draw:equation draw:name="f496" draw:formula="1255014 * ?f4 / 1424940"/>
                <draw:equation draw:name="f497" draw:formula="3237929 * ?f5 / 6095524"/>
                <draw:equation draw:name="f498" draw:formula="1243203 * ?f4 / 1424940"/>
                <draw:equation draw:name="f499" draw:formula="3294221 * ?f5 / 6095524"/>
                <draw:equation draw:name="f500" draw:formula="1231202 * ?f4 / 1424940"/>
                <draw:equation draw:name="f501" draw:formula="3314319 * ?f5 / 6095524"/>
                <draw:equation draw:name="f502" draw:formula="1235297 * ?f4 / 1424940"/>
                <draw:equation draw:name="f503" draw:formula="3341846 * ?f5 / 6095524"/>
                <draw:equation draw:name="f504" draw:formula="1241108 * ?f4 / 1424940"/>
                <draw:equation draw:name="f505" draw:formula="3367373 * ?f5 / 6095524"/>
                <draw:equation draw:name="f506" draw:formula="1238060 * ?f4 / 1424940"/>
                <draw:equation draw:name="f507" draw:formula="3382899 * ?f5 / 6095524"/>
                <draw:equation draw:name="f508" draw:formula="1237774 * ?f4 / 1424940"/>
                <draw:equation draw:name="f509" draw:formula="3453765 * ?f5 / 6095524"/>
                <draw:equation draw:name="f510" draw:formula="1273397 * ?f4 / 1424940"/>
                <draw:equation draw:name="f511" draw:formula="3471767 * ?f5 / 6095524"/>
                <draw:equation draw:name="f512" draw:formula="1276350 * ?f4 / 1424940"/>
                <draw:equation draw:name="f513" draw:formula="3481959 * ?f5 / 6095524"/>
                <draw:equation draw:name="f514" draw:formula="1280732 * ?f4 / 1424940"/>
                <draw:equation draw:name="f515" draw:formula="3543396 * ?f5 / 6095524"/>
                <draw:equation draw:name="f516" draw:formula="1324928 * ?f4 / 1424940"/>
                <draw:equation draw:name="f517" draw:formula="3569494 * ?f5 / 6095524"/>
                <draw:equation draw:name="f518" draw:formula="1333881 * ?f4 / 1424940"/>
                <draw:equation draw:name="f519" draw:formula="3598164 * ?f5 / 6095524"/>
                <draw:equation draw:name="f520" draw:formula="1332071 * ?f4 / 1424940"/>
                <draw:equation draw:name="f521" draw:formula="3614738 * ?f5 / 6095524"/>
                <draw:equation draw:name="f522" draw:formula="1328833 * ?f4 / 1424940"/>
                <draw:equation draw:name="f523" draw:formula="3655886 * ?f5 / 6095524"/>
                <draw:equation draw:name="f524" draw:formula="1300734 * ?f4 / 1424940"/>
                <draw:equation draw:name="f525" draw:formula="3679317 * ?f5 / 6095524"/>
                <draw:equation draw:name="f526" draw:formula="1301687 * ?f4 / 1424940"/>
                <draw:equation draw:name="f527" draw:formula="3715893 * ?f5 / 6095524"/>
                <draw:equation draw:name="f528" draw:formula="1321022 * ?f4 / 1424940"/>
                <draw:equation draw:name="f529" draw:formula="3782282 * ?f5 / 6095524"/>
                <draw:equation draw:name="f530" draw:formula="1329690 * ?f4 / 1424940"/>
                <draw:equation draw:name="f531" draw:formula="3816001 * ?f5 / 6095524"/>
                <draw:equation draw:name="f532" draw:formula="1302639 * ?f4 / 1424940"/>
                <draw:equation draw:name="f533" draw:formula="3833431 * ?f5 / 6095524"/>
                <draw:equation draw:name="f534" draw:formula="1276636 * ?f4 / 1424940"/>
                <draw:equation draw:name="f535" draw:formula="3883819 * ?f5 / 6095524"/>
                <draw:equation draw:name="f536" draw:formula="1246442 * ?f4 / 1424940"/>
                <draw:equation draw:name="f537" draw:formula="3895821 * ?f5 / 6095524"/>
                <draw:equation draw:name="f538" draw:formula="3932778 * ?f5 / 6095524"/>
                <draw:equation draw:name="f539" draw:formula="1262444 * ?f4 / 1424940"/>
                <draw:equation draw:name="f540" draw:formula="3972782 * ?f5 / 6095524"/>
                <draw:equation draw:name="f541" draw:formula="1262063 * ?f4 / 1424940"/>
                <draw:equation draw:name="f542" draw:formula="4042505 * ?f5 / 6095524"/>
                <draw:equation draw:name="f543" draw:formula="1267111 * ?f4 / 1424940"/>
                <draw:equation draw:name="f544" draw:formula="4088892 * ?f5 / 6095524"/>
                <draw:equation draw:name="f545" draw:formula="1238250 * ?f4 / 1424940"/>
                <draw:equation draw:name="f546" draw:formula="4106609 * ?f5 / 6095524"/>
                <draw:equation draw:name="f547" draw:formula="1226344 * ?f4 / 1424940"/>
                <draw:equation draw:name="f548" draw:formula="4123182 * ?f5 / 6095524"/>
                <draw:equation draw:name="f549" draw:formula="4142328 * ?f5 / 6095524"/>
                <draw:equation draw:name="f550" draw:formula="1214438 * ?f4 / 1424940"/>
                <draw:equation draw:name="f551" draw:formula="4188524 * ?f5 / 6095524"/>
                <draw:equation draw:name="f552" draw:formula="1198245 * ?f4 / 1424940"/>
                <draw:equation draw:name="f553" draw:formula="4213860 * ?f5 / 6095524"/>
                <draw:equation draw:name="f554" draw:formula="1182338 * ?f4 / 1424940"/>
                <draw:equation draw:name="f555" draw:formula="4270820 * ?f5 / 6095524"/>
                <draw:equation draw:name="f556" draw:formula="1167003 * ?f4 / 1424940"/>
                <draw:equation draw:name="f557" draw:formula="4309587 * ?f5 / 6095524"/>
                <draw:equation draw:name="f558" draw:formula="1153287 * ?f4 / 1424940"/>
                <draw:equation draw:name="f559" draw:formula="4350449 * ?f5 / 6095524"/>
                <draw:equation draw:name="f560" draw:formula="1129665 * ?f4 / 1424940"/>
                <draw:equation draw:name="f561" draw:formula="4356164 * ?f5 / 6095524"/>
                <draw:equation draw:name="f562" draw:formula="1126046 * ?f4 / 1424940"/>
                <draw:equation draw:name="f563" draw:formula="4369880 * ?f5 / 6095524"/>
                <draw:equation draw:name="f564" draw:formula="1110520 * ?f4 / 1424940"/>
                <draw:equation draw:name="f565" draw:formula="4389787 * ?f5 / 6095524"/>
                <draw:equation draw:name="f566" draw:formula="1057085 * ?f4 / 1424940"/>
                <draw:equation draw:name="f567" draw:formula="4395502 * ?f5 / 6095524"/>
                <draw:equation draw:name="f568" draw:formula="1046226 * ?f4 / 1424940"/>
                <draw:equation draw:name="f569" draw:formula="4447413 * ?f5 / 6095524"/>
                <draw:equation draw:name="f570" draw:formula="1009650 * ?f4 / 1424940"/>
                <draw:equation draw:name="f571" draw:formula="4466654 * ?f5 / 6095524"/>
                <draw:equation draw:name="f572" draw:formula="1013079 * ?f4 / 1424940"/>
                <draw:equation draw:name="f573" draw:formula="4487894 * ?f5 / 6095524"/>
                <draw:equation draw:name="f574" draw:formula="1025081 * ?f4 / 1424940"/>
                <draw:equation draw:name="f575" draw:formula="4534472 * ?f5 / 6095524"/>
                <draw:equation draw:name="f576" draw:formula="1028224 * ?f4 / 1424940"/>
                <draw:equation draw:name="f577" draw:formula="4551903 * ?f5 / 6095524"/>
                <draw:equation draw:name="f578" draw:formula="1022033 * ?f4 / 1424940"/>
                <draw:equation draw:name="f579" draw:formula="4582382 * ?f5 / 6095524"/>
                <draw:equation draw:name="f580" draw:formula="1005364 * ?f4 / 1424940"/>
                <draw:equation draw:name="f581" draw:formula="4605909 * ?f5 / 6095524"/>
                <draw:equation draw:name="f582" draw:formula="979551 * ?f4 / 1424940"/>
                <draw:equation draw:name="f583" draw:formula="4640104 * ?f5 / 6095524"/>
                <draw:equation draw:name="f584" draw:formula="936879 * ?f4 / 1424940"/>
                <draw:equation draw:name="f585" draw:formula="4705731 * ?f5 / 6095524"/>
                <draw:equation draw:name="f586" draw:formula="920591 * ?f4 / 1424940"/>
                <draw:equation draw:name="f587" draw:formula="4730973 * ?f5 / 6095524"/>
                <draw:equation draw:name="f588" draw:formula="915162 * ?f4 / 1424940"/>
                <draw:equation draw:name="f589" draw:formula="4822794 * ?f5 / 6095524"/>
                <draw:equation draw:name="f590" draw:formula="892397 * ?f4 / 1424940"/>
                <draw:equation draw:name="f591" draw:formula="4830794 * ?f5 / 6095524"/>
                <draw:equation draw:name="f592" draw:formula="891635 * ?f4 / 1424940"/>
                <draw:equation draw:name="f593" draw:formula="4894421 * ?f5 / 6095524"/>
                <draw:equation draw:name="f594" draw:formula="865442 * ?f4 / 1424940"/>
                <draw:equation draw:name="f595" draw:formula="4909756 * ?f5 / 6095524"/>
                <draw:equation draw:name="f596" draw:formula="858964 * ?f4 / 1424940"/>
                <draw:equation draw:name="f597" draw:formula="4928521 * ?f5 / 6095524"/>
                <draw:equation draw:name="f598" draw:formula="842391 * ?f4 / 1424940"/>
                <draw:equation draw:name="f599" draw:formula="4945857 * ?f5 / 6095524"/>
                <draw:equation draw:name="f600" draw:formula="795623 * ?f4 / 1424940"/>
                <draw:equation draw:name="f601" draw:formula="4966145 * ?f5 / 6095524"/>
                <draw:equation draw:name="f602" draw:formula="774287 * ?f4 / 1424940"/>
                <draw:equation draw:name="f603" draw:formula="4980909 * ?f5 / 6095524"/>
                <draw:equation draw:name="f604" draw:formula="761333 * ?f4 / 1424940"/>
                <draw:equation draw:name="f605" draw:formula="4993862 * ?f5 / 6095524"/>
                <draw:equation draw:name="f606" draw:formula="741712 * ?f4 / 1424940"/>
                <draw:equation draw:name="f607" draw:formula="5006816 * ?f5 / 6095524"/>
                <draw:equation draw:name="f608" draw:formula="694754 * ?f4 / 1424940"/>
                <draw:equation draw:name="f609" draw:formula="5026724 * ?f5 / 6095524"/>
                <draw:equation draw:name="f610" draw:formula="653129 * ?f4 / 1424940"/>
                <draw:equation draw:name="f611" draw:formula="5062538 * ?f5 / 6095524"/>
                <draw:equation draw:name="f612" draw:formula="630079 * ?f4 / 1424940"/>
                <draw:equation draw:name="f613" draw:formula="5084731 * ?f5 / 6095524"/>
                <draw:equation draw:name="f614" draw:formula="617982 * ?f4 / 1424940"/>
                <draw:equation draw:name="f615" draw:formula="5172647 * ?f5 / 6095524"/>
                <draw:equation draw:name="f616" draw:formula="630174 * ?f4 / 1424940"/>
                <draw:equation draw:name="f617" draw:formula="5232654 * ?f5 / 6095524"/>
                <draw:equation draw:name="f618" draw:formula="642080 * ?f4 / 1424940"/>
                <draw:equation draw:name="f619" draw:formula="5252371 * ?f5 / 6095524"/>
                <draw:equation draw:name="f620" draw:formula="637508 * ?f4 / 1424940"/>
                <draw:equation draw:name="f621" draw:formula="5308092 * ?f5 / 6095524"/>
                <draw:equation draw:name="f622" draw:formula="598646 * ?f4 / 1424940"/>
                <draw:equation draw:name="f623" draw:formula="5363147 * ?f5 / 6095524"/>
                <draw:equation draw:name="f624" draw:formula="581311 * ?f4 / 1424940"/>
                <draw:equation draw:name="f625" draw:formula="5404580 * ?f5 / 6095524"/>
                <draw:equation draw:name="f626" draw:formula="576358 * ?f4 / 1424940"/>
                <draw:equation draw:name="f627" draw:formula="5440203 * ?f5 / 6095524"/>
                <draw:equation draw:name="f628" draw:formula="572548 * ?f4 / 1424940"/>
                <draw:equation draw:name="f629" draw:formula="5482971 * ?f5 / 6095524"/>
                <draw:equation draw:name="f630" draw:formula="561880 * ?f4 / 1424940"/>
                <draw:equation draw:name="f631" draw:formula="5507165 * ?f5 / 6095524"/>
                <draw:equation draw:name="f632" draw:formula="550259 * ?f4 / 1424940"/>
                <draw:equation draw:name="f633" draw:formula="5545645 * ?f5 / 6095524"/>
                <draw:equation draw:name="f634" draw:formula="533591 * ?f4 / 1424940"/>
                <draw:equation draw:name="f635" draw:formula="5585079 * ?f5 / 6095524"/>
                <draw:equation draw:name="f636" draw:formula="511969 * ?f4 / 1424940"/>
                <draw:equation draw:name="f637" draw:formula="5615368 * ?f5 / 6095524"/>
                <draw:equation draw:name="f638" draw:formula="481679 * ?f4 / 1424940"/>
                <draw:equation draw:name="f639" draw:formula="5631656 * ?f5 / 6095524"/>
                <draw:equation draw:name="f640" draw:formula="456152 * ?f4 / 1424940"/>
                <draw:equation draw:name="f641" draw:formula="5679377 * ?f5 / 6095524"/>
                <draw:equation draw:name="f642" draw:formula="419576 * ?f4 / 1424940"/>
                <draw:equation draw:name="f643" draw:formula="5722525 * ?f5 / 6095524"/>
                <draw:equation draw:name="f644" draw:formula="350615 * ?f4 / 1424940"/>
                <draw:equation draw:name="f645" draw:formula="5749576 * ?f5 / 6095524"/>
                <draw:equation draw:name="f646" draw:formula="321945 * ?f4 / 1424940"/>
                <draw:equation draw:name="f647" draw:formula="5764911 * ?f5 / 6095524"/>
                <draw:equation draw:name="f648" draw:formula="313849 * ?f4 / 1424940"/>
                <draw:equation draw:name="f649" draw:formula="5791009 * ?f5 / 6095524"/>
                <draw:equation draw:name="f650" draw:formula="293942 * ?f4 / 1424940"/>
                <draw:equation draw:name="f651" draw:formula="5806440 * ?f5 / 6095524"/>
                <draw:equation draw:name="f652" draw:formula="279178 * ?f4 / 1424940"/>
                <draw:equation draw:name="f653" draw:formula="5848636 * ?f5 / 6095524"/>
                <draw:equation draw:name="f654" draw:formula="224885 * ?f4 / 1424940"/>
                <draw:equation draw:name="f655" draw:formula="5861590 * ?f5 / 6095524"/>
                <draw:equation draw:name="f656" draw:formula="208788 * ?f4 / 1424940"/>
                <draw:equation draw:name="f657" draw:formula="5888355 * ?f5 / 6095524"/>
                <draw:equation draw:name="f658" draw:formula="181166 * ?f4 / 1424940"/>
                <draw:equation draw:name="f659" draw:formula="5900071 * ?f5 / 6095524"/>
                <draw:equation draw:name="f660" draw:formula="172784 * ?f4 / 1424940"/>
                <draw:equation draw:name="f661" draw:formula="5920740 * ?f5 / 6095524"/>
                <draw:equation draw:name="f662" draw:formula="150305 * ?f4 / 1424940"/>
                <draw:equation draw:name="f663" draw:formula="5969985 * ?f5 / 6095524"/>
                <draw:equation draw:name="f664" draw:formula="91345 * ?f4 / 1424940"/>
                <draw:equation draw:name="f665" draw:formula="5991130 * ?f5 / 6095524"/>
                <draw:equation draw:name="f666" draw:formula="58293 * ?f4 / 1424940"/>
                <draw:equation draw:name="f667" draw:formula="6033325 * ?f5 / 6095524"/>
                <draw:equation draw:name="f668" draw:formula="33909 * ?f4 / 1424940"/>
                <draw:equation draw:name="f669" draw:formula="6054376 * ?f5 / 6095524"/>
                <draw:equation draw:name="f670" draw:formula="20955 * ?f4 / 1424940"/>
                <draw:equation draw:name="f671" draw:formula="?f8 / ?f6"/>
                <draw:equation draw:name="f672" draw:formula="?f9 / ?f7"/>
                <draw:equation draw:name="f673" draw:formula="?f10 / ?f7"/>
                <draw:equation draw:name="f674" draw:formula="?f11 / ?f7"/>
                <draw:equation draw:name="f675" draw:formula="?f12 / ?f6"/>
                <draw:equation draw:name="f676" draw:formula="?f13 / ?f7"/>
                <draw:equation draw:name="f677" draw:formula="?f14 / ?f6"/>
                <draw:equation draw:name="f678" draw:formula="?f15 / ?f7"/>
                <draw:equation draw:name="f679" draw:formula="?f16 / ?f6"/>
                <draw:equation draw:name="f680" draw:formula="?f17 / ?f7"/>
                <draw:equation draw:name="f681" draw:formula="?f18 / ?f6"/>
                <draw:equation draw:name="f682" draw:formula="?f19 / ?f7"/>
                <draw:equation draw:name="f683" draw:formula="?f20 / ?f6"/>
                <draw:equation draw:name="f684" draw:formula="?f21 / ?f7"/>
                <draw:equation draw:name="f685" draw:formula="?f22 / ?f6"/>
                <draw:equation draw:name="f686" draw:formula="?f23 / ?f7"/>
                <draw:equation draw:name="f687" draw:formula="?f24 / ?f6"/>
                <draw:equation draw:name="f688" draw:formula="?f25 / ?f7"/>
                <draw:equation draw:name="f689" draw:formula="?f26 / ?f6"/>
                <draw:equation draw:name="f690" draw:formula="?f27 / ?f7"/>
                <draw:equation draw:name="f691" draw:formula="?f28 / ?f6"/>
                <draw:equation draw:name="f692" draw:formula="?f29 / ?f7"/>
                <draw:equation draw:name="f693" draw:formula="?f30 / ?f6"/>
                <draw:equation draw:name="f694" draw:formula="?f31 / ?f7"/>
                <draw:equation draw:name="f695" draw:formula="?f32 / ?f6"/>
                <draw:equation draw:name="f696" draw:formula="?f33 / ?f7"/>
                <draw:equation draw:name="f697" draw:formula="?f34 / ?f6"/>
                <draw:equation draw:name="f698" draw:formula="?f35 / ?f7"/>
                <draw:equation draw:name="f699" draw:formula="?f36 / ?f6"/>
                <draw:equation draw:name="f700" draw:formula="?f37 / ?f7"/>
                <draw:equation draw:name="f701" draw:formula="?f38 / ?f6"/>
                <draw:equation draw:name="f702" draw:formula="?f39 / ?f7"/>
                <draw:equation draw:name="f703" draw:formula="?f40 / ?f6"/>
                <draw:equation draw:name="f704" draw:formula="?f41 / ?f7"/>
                <draw:equation draw:name="f705" draw:formula="?f42 / ?f6"/>
                <draw:equation draw:name="f706" draw:formula="?f43 / ?f7"/>
                <draw:equation draw:name="f707" draw:formula="?f44 / ?f6"/>
                <draw:equation draw:name="f708" draw:formula="?f45 / ?f7"/>
                <draw:equation draw:name="f709" draw:formula="?f46 / ?f6"/>
                <draw:equation draw:name="f710" draw:formula="?f47 / ?f7"/>
                <draw:equation draw:name="f711" draw:formula="?f48 / ?f6"/>
                <draw:equation draw:name="f712" draw:formula="?f49 / ?f7"/>
                <draw:equation draw:name="f713" draw:formula="?f50 / ?f6"/>
                <draw:equation draw:name="f714" draw:formula="?f51 / ?f7"/>
                <draw:equation draw:name="f715" draw:formula="?f52 / ?f6"/>
                <draw:equation draw:name="f716" draw:formula="?f53 / ?f7"/>
                <draw:equation draw:name="f717" draw:formula="?f54 / ?f6"/>
                <draw:equation draw:name="f718" draw:formula="?f55 / ?f7"/>
                <draw:equation draw:name="f719" draw:formula="?f56 / ?f6"/>
                <draw:equation draw:name="f720" draw:formula="?f57 / ?f7"/>
                <draw:equation draw:name="f721" draw:formula="?f58 / ?f6"/>
                <draw:equation draw:name="f722" draw:formula="?f59 / ?f7"/>
                <draw:equation draw:name="f723" draw:formula="?f60 / ?f6"/>
                <draw:equation draw:name="f724" draw:formula="?f61 / ?f7"/>
                <draw:equation draw:name="f725" draw:formula="?f62 / ?f6"/>
                <draw:equation draw:name="f726" draw:formula="?f63 / ?f7"/>
                <draw:equation draw:name="f727" draw:formula="?f64 / ?f6"/>
                <draw:equation draw:name="f728" draw:formula="?f65 / ?f7"/>
                <draw:equation draw:name="f729" draw:formula="?f66 / ?f6"/>
                <draw:equation draw:name="f730" draw:formula="?f67 / ?f7"/>
                <draw:equation draw:name="f731" draw:formula="?f68 / ?f6"/>
                <draw:equation draw:name="f732" draw:formula="?f69 / ?f7"/>
                <draw:equation draw:name="f733" draw:formula="?f70 / ?f6"/>
                <draw:equation draw:name="f734" draw:formula="?f71 / ?f7"/>
                <draw:equation draw:name="f735" draw:formula="?f72 / ?f6"/>
                <draw:equation draw:name="f736" draw:formula="?f73 / ?f7"/>
                <draw:equation draw:name="f737" draw:formula="?f74 / ?f6"/>
                <draw:equation draw:name="f738" draw:formula="?f75 / ?f7"/>
                <draw:equation draw:name="f739" draw:formula="?f76 / ?f6"/>
                <draw:equation draw:name="f740" draw:formula="?f77 / ?f7"/>
                <draw:equation draw:name="f741" draw:formula="?f78 / ?f6"/>
                <draw:equation draw:name="f742" draw:formula="?f79 / ?f7"/>
                <draw:equation draw:name="f743" draw:formula="?f80 / ?f6"/>
                <draw:equation draw:name="f744" draw:formula="?f81 / ?f7"/>
                <draw:equation draw:name="f745" draw:formula="?f82 / ?f6"/>
                <draw:equation draw:name="f746" draw:formula="?f83 / ?f7"/>
                <draw:equation draw:name="f747" draw:formula="?f84 / ?f6"/>
                <draw:equation draw:name="f748" draw:formula="?f85 / ?f7"/>
                <draw:equation draw:name="f749" draw:formula="?f86 / ?f6"/>
                <draw:equation draw:name="f750" draw:formula="?f87 / ?f7"/>
                <draw:equation draw:name="f751" draw:formula="?f88 / ?f6"/>
                <draw:equation draw:name="f752" draw:formula="?f89 / ?f7"/>
                <draw:equation draw:name="f753" draw:formula="?f90 / ?f6"/>
                <draw:equation draw:name="f754" draw:formula="?f91 / ?f7"/>
                <draw:equation draw:name="f755" draw:formula="?f92 / ?f6"/>
                <draw:equation draw:name="f756" draw:formula="?f93 / ?f7"/>
                <draw:equation draw:name="f757" draw:formula="?f94 / ?f6"/>
                <draw:equation draw:name="f758" draw:formula="?f95 / ?f7"/>
                <draw:equation draw:name="f759" draw:formula="?f96 / ?f6"/>
                <draw:equation draw:name="f760" draw:formula="?f97 / ?f7"/>
                <draw:equation draw:name="f761" draw:formula="?f98 / ?f6"/>
                <draw:equation draw:name="f762" draw:formula="?f99 / ?f7"/>
                <draw:equation draw:name="f763" draw:formula="?f100 / ?f6"/>
                <draw:equation draw:name="f764" draw:formula="?f101 / ?f7"/>
                <draw:equation draw:name="f765" draw:formula="?f102 / ?f6"/>
                <draw:equation draw:name="f766" draw:formula="?f103 / ?f7"/>
                <draw:equation draw:name="f767" draw:formula="?f104 / ?f6"/>
                <draw:equation draw:name="f768" draw:formula="?f105 / ?f7"/>
                <draw:equation draw:name="f769" draw:formula="?f106 / ?f6"/>
                <draw:equation draw:name="f770" draw:formula="?f107 / ?f7"/>
                <draw:equation draw:name="f771" draw:formula="?f108 / ?f6"/>
                <draw:equation draw:name="f772" draw:formula="?f109 / ?f7"/>
                <draw:equation draw:name="f773" draw:formula="?f110 / ?f6"/>
                <draw:equation draw:name="f774" draw:formula="?f111 / ?f7"/>
                <draw:equation draw:name="f775" draw:formula="?f112 / ?f6"/>
                <draw:equation draw:name="f776" draw:formula="?f113 / ?f7"/>
                <draw:equation draw:name="f777" draw:formula="?f114 / ?f6"/>
                <draw:equation draw:name="f778" draw:formula="?f115 / ?f7"/>
                <draw:equation draw:name="f779" draw:formula="?f116 / ?f6"/>
                <draw:equation draw:name="f780" draw:formula="?f117 / ?f7"/>
                <draw:equation draw:name="f781" draw:formula="?f118 / ?f6"/>
                <draw:equation draw:name="f782" draw:formula="?f119 / ?f7"/>
                <draw:equation draw:name="f783" draw:formula="?f120 / ?f6"/>
                <draw:equation draw:name="f784" draw:formula="?f121 / ?f7"/>
                <draw:equation draw:name="f785" draw:formula="?f122 / ?f6"/>
                <draw:equation draw:name="f786" draw:formula="?f123 / ?f7"/>
                <draw:equation draw:name="f787" draw:formula="?f124 / ?f6"/>
                <draw:equation draw:name="f788" draw:formula="?f125 / ?f7"/>
                <draw:equation draw:name="f789" draw:formula="?f126 / ?f6"/>
                <draw:equation draw:name="f790" draw:formula="?f127 / ?f7"/>
                <draw:equation draw:name="f791" draw:formula="?f128 / ?f6"/>
                <draw:equation draw:name="f792" draw:formula="?f129 / ?f7"/>
                <draw:equation draw:name="f793" draw:formula="?f130 / ?f6"/>
                <draw:equation draw:name="f794" draw:formula="?f131 / ?f7"/>
                <draw:equation draw:name="f795" draw:formula="?f132 / ?f6"/>
                <draw:equation draw:name="f796" draw:formula="?f133 / ?f7"/>
                <draw:equation draw:name="f797" draw:formula="?f134 / ?f6"/>
                <draw:equation draw:name="f798" draw:formula="?f135 / ?f7"/>
                <draw:equation draw:name="f799" draw:formula="?f136 / ?f6"/>
                <draw:equation draw:name="f800" draw:formula="?f137 / ?f7"/>
                <draw:equation draw:name="f801" draw:formula="?f138 / ?f6"/>
                <draw:equation draw:name="f802" draw:formula="?f139 / ?f7"/>
                <draw:equation draw:name="f803" draw:formula="?f140 / ?f6"/>
                <draw:equation draw:name="f804" draw:formula="?f141 / ?f7"/>
                <draw:equation draw:name="f805" draw:formula="?f142 / ?f6"/>
                <draw:equation draw:name="f806" draw:formula="?f143 / ?f7"/>
                <draw:equation draw:name="f807" draw:formula="?f144 / ?f6"/>
                <draw:equation draw:name="f808" draw:formula="?f145 / ?f7"/>
                <draw:equation draw:name="f809" draw:formula="?f146 / ?f6"/>
                <draw:equation draw:name="f810" draw:formula="?f147 / ?f7"/>
                <draw:equation draw:name="f811" draw:formula="?f148 / ?f6"/>
                <draw:equation draw:name="f812" draw:formula="?f149 / ?f7"/>
                <draw:equation draw:name="f813" draw:formula="?f150 / ?f6"/>
                <draw:equation draw:name="f814" draw:formula="?f151 / ?f7"/>
                <draw:equation draw:name="f815" draw:formula="?f152 / ?f6"/>
                <draw:equation draw:name="f816" draw:formula="?f153 / ?f7"/>
                <draw:equation draw:name="f817" draw:formula="?f154 / ?f6"/>
                <draw:equation draw:name="f818" draw:formula="?f155 / ?f7"/>
                <draw:equation draw:name="f819" draw:formula="?f156 / ?f6"/>
                <draw:equation draw:name="f820" draw:formula="?f157 / ?f7"/>
                <draw:equation draw:name="f821" draw:formula="?f158 / ?f6"/>
                <draw:equation draw:name="f822" draw:formula="?f159 / ?f7"/>
                <draw:equation draw:name="f823" draw:formula="?f160 / ?f6"/>
                <draw:equation draw:name="f824" draw:formula="?f161 / ?f7"/>
                <draw:equation draw:name="f825" draw:formula="?f162 / ?f6"/>
                <draw:equation draw:name="f826" draw:formula="?f163 / ?f7"/>
                <draw:equation draw:name="f827" draw:formula="?f164 / ?f6"/>
                <draw:equation draw:name="f828" draw:formula="?f165 / ?f7"/>
                <draw:equation draw:name="f829" draw:formula="?f166 / ?f6"/>
                <draw:equation draw:name="f830" draw:formula="?f167 / ?f7"/>
                <draw:equation draw:name="f831" draw:formula="?f168 / ?f6"/>
                <draw:equation draw:name="f832" draw:formula="?f169 / ?f7"/>
                <draw:equation draw:name="f833" draw:formula="?f170 / ?f6"/>
                <draw:equation draw:name="f834" draw:formula="?f171 / ?f7"/>
                <draw:equation draw:name="f835" draw:formula="?f172 / ?f6"/>
                <draw:equation draw:name="f836" draw:formula="?f173 / ?f7"/>
                <draw:equation draw:name="f837" draw:formula="?f174 / ?f6"/>
                <draw:equation draw:name="f838" draw:formula="?f175 / ?f7"/>
                <draw:equation draw:name="f839" draw:formula="?f176 / ?f6"/>
                <draw:equation draw:name="f840" draw:formula="?f177 / ?f7"/>
                <draw:equation draw:name="f841" draw:formula="?f178 / ?f6"/>
                <draw:equation draw:name="f842" draw:formula="?f179 / ?f7"/>
                <draw:equation draw:name="f843" draw:formula="?f180 / ?f6"/>
                <draw:equation draw:name="f844" draw:formula="?f181 / ?f6"/>
                <draw:equation draw:name="f845" draw:formula="?f182 / ?f7"/>
                <draw:equation draw:name="f846" draw:formula="?f183 / ?f6"/>
                <draw:equation draw:name="f847" draw:formula="?f184 / ?f6"/>
                <draw:equation draw:name="f848" draw:formula="?f185 / ?f7"/>
                <draw:equation draw:name="f849" draw:formula="?f186 / ?f6"/>
                <draw:equation draw:name="f850" draw:formula="?f187 / ?f7"/>
                <draw:equation draw:name="f851" draw:formula="?f188 / ?f6"/>
                <draw:equation draw:name="f852" draw:formula="?f189 / ?f7"/>
                <draw:equation draw:name="f853" draw:formula="?f190 / ?f6"/>
                <draw:equation draw:name="f854" draw:formula="?f191 / ?f7"/>
                <draw:equation draw:name="f855" draw:formula="?f192 / ?f6"/>
                <draw:equation draw:name="f856" draw:formula="?f193 / ?f7"/>
                <draw:equation draw:name="f857" draw:formula="?f194 / ?f6"/>
                <draw:equation draw:name="f858" draw:formula="?f195 / ?f7"/>
                <draw:equation draw:name="f859" draw:formula="?f196 / ?f6"/>
                <draw:equation draw:name="f860" draw:formula="?f197 / ?f7"/>
                <draw:equation draw:name="f861" draw:formula="?f198 / ?f6"/>
                <draw:equation draw:name="f862" draw:formula="?f199 / ?f7"/>
                <draw:equation draw:name="f863" draw:formula="?f200 / ?f6"/>
                <draw:equation draw:name="f864" draw:formula="?f201 / ?f7"/>
                <draw:equation draw:name="f865" draw:formula="?f202 / ?f6"/>
                <draw:equation draw:name="f866" draw:formula="?f203 / ?f7"/>
                <draw:equation draw:name="f867" draw:formula="?f204 / ?f6"/>
                <draw:equation draw:name="f868" draw:formula="?f205 / ?f7"/>
                <draw:equation draw:name="f869" draw:formula="?f206 / ?f6"/>
                <draw:equation draw:name="f870" draw:formula="?f207 / ?f7"/>
                <draw:equation draw:name="f871" draw:formula="?f208 / ?f6"/>
                <draw:equation draw:name="f872" draw:formula="?f209 / ?f7"/>
                <draw:equation draw:name="f873" draw:formula="?f210 / ?f6"/>
                <draw:equation draw:name="f874" draw:formula="?f211 / ?f7"/>
                <draw:equation draw:name="f875" draw:formula="?f212 / ?f6"/>
                <draw:equation draw:name="f876" draw:formula="?f213 / ?f7"/>
                <draw:equation draw:name="f877" draw:formula="?f214 / ?f6"/>
                <draw:equation draw:name="f878" draw:formula="?f215 / ?f7"/>
                <draw:equation draw:name="f879" draw:formula="?f216 / ?f6"/>
                <draw:equation draw:name="f880" draw:formula="?f217 / ?f7"/>
                <draw:equation draw:name="f881" draw:formula="?f218 / ?f6"/>
                <draw:equation draw:name="f882" draw:formula="?f219 / ?f7"/>
                <draw:equation draw:name="f883" draw:formula="?f220 / ?f6"/>
                <draw:equation draw:name="f884" draw:formula="?f221 / ?f7"/>
                <draw:equation draw:name="f885" draw:formula="?f222 / ?f6"/>
                <draw:equation draw:name="f886" draw:formula="?f223 / ?f7"/>
                <draw:equation draw:name="f887" draw:formula="?f224 / ?f6"/>
                <draw:equation draw:name="f888" draw:formula="?f225 / ?f7"/>
                <draw:equation draw:name="f889" draw:formula="?f226 / ?f6"/>
                <draw:equation draw:name="f890" draw:formula="?f227 / ?f7"/>
                <draw:equation draw:name="f891" draw:formula="?f228 / ?f6"/>
                <draw:equation draw:name="f892" draw:formula="?f229 / ?f7"/>
                <draw:equation draw:name="f893" draw:formula="?f230 / ?f6"/>
                <draw:equation draw:name="f894" draw:formula="?f231 / ?f7"/>
                <draw:equation draw:name="f895" draw:formula="?f232 / ?f6"/>
                <draw:equation draw:name="f896" draw:formula="?f233 / ?f7"/>
                <draw:equation draw:name="f897" draw:formula="?f234 / ?f6"/>
                <draw:equation draw:name="f898" draw:formula="?f235 / ?f7"/>
                <draw:equation draw:name="f899" draw:formula="?f236 / ?f6"/>
                <draw:equation draw:name="f900" draw:formula="?f237 / ?f7"/>
                <draw:equation draw:name="f901" draw:formula="?f238 / ?f6"/>
                <draw:equation draw:name="f902" draw:formula="?f239 / ?f7"/>
                <draw:equation draw:name="f903" draw:formula="?f240 / ?f6"/>
                <draw:equation draw:name="f904" draw:formula="?f241 / ?f7"/>
                <draw:equation draw:name="f905" draw:formula="?f242 / ?f6"/>
                <draw:equation draw:name="f906" draw:formula="?f243 / ?f7"/>
                <draw:equation draw:name="f907" draw:formula="?f244 / ?f6"/>
                <draw:equation draw:name="f908" draw:formula="?f245 / ?f7"/>
                <draw:equation draw:name="f909" draw:formula="?f246 / ?f6"/>
                <draw:equation draw:name="f910" draw:formula="?f247 / ?f7"/>
                <draw:equation draw:name="f911" draw:formula="?f248 / ?f6"/>
                <draw:equation draw:name="f912" draw:formula="?f249 / ?f7"/>
                <draw:equation draw:name="f913" draw:formula="?f250 / ?f6"/>
                <draw:equation draw:name="f914" draw:formula="?f251 / ?f7"/>
                <draw:equation draw:name="f915" draw:formula="?f252 / ?f6"/>
                <draw:equation draw:name="f916" draw:formula="?f253 / ?f7"/>
                <draw:equation draw:name="f917" draw:formula="?f254 / ?f6"/>
                <draw:equation draw:name="f918" draw:formula="?f255 / ?f7"/>
                <draw:equation draw:name="f919" draw:formula="?f256 / ?f6"/>
                <draw:equation draw:name="f920" draw:formula="?f257 / ?f7"/>
                <draw:equation draw:name="f921" draw:formula="?f258 / ?f6"/>
                <draw:equation draw:name="f922" draw:formula="?f259 / ?f7"/>
                <draw:equation draw:name="f923" draw:formula="?f260 / ?f6"/>
                <draw:equation draw:name="f924" draw:formula="?f261 / ?f7"/>
                <draw:equation draw:name="f925" draw:formula="?f262 / ?f6"/>
                <draw:equation draw:name="f926" draw:formula="?f263 / ?f7"/>
                <draw:equation draw:name="f927" draw:formula="?f264 / ?f6"/>
                <draw:equation draw:name="f928" draw:formula="?f265 / ?f7"/>
                <draw:equation draw:name="f929" draw:formula="?f266 / ?f6"/>
                <draw:equation draw:name="f930" draw:formula="?f267 / ?f7"/>
                <draw:equation draw:name="f931" draw:formula="?f268 / ?f6"/>
                <draw:equation draw:name="f932" draw:formula="?f269 / ?f7"/>
                <draw:equation draw:name="f933" draw:formula="?f270 / ?f6"/>
                <draw:equation draw:name="f934" draw:formula="?f271 / ?f7"/>
                <draw:equation draw:name="f935" draw:formula="?f272 / ?f6"/>
                <draw:equation draw:name="f936" draw:formula="?f273 / ?f7"/>
                <draw:equation draw:name="f937" draw:formula="?f274 / ?f6"/>
                <draw:equation draw:name="f938" draw:formula="?f275 / ?f7"/>
                <draw:equation draw:name="f939" draw:formula="?f276 / ?f6"/>
                <draw:equation draw:name="f940" draw:formula="?f277 / ?f7"/>
                <draw:equation draw:name="f941" draw:formula="?f278 / ?f6"/>
                <draw:equation draw:name="f942" draw:formula="?f279 / ?f7"/>
                <draw:equation draw:name="f943" draw:formula="?f280 / ?f6"/>
                <draw:equation draw:name="f944" draw:formula="?f281 / ?f7"/>
                <draw:equation draw:name="f945" draw:formula="?f282 / ?f6"/>
                <draw:equation draw:name="f946" draw:formula="?f283 / ?f7"/>
                <draw:equation draw:name="f947" draw:formula="?f284 / ?f6"/>
                <draw:equation draw:name="f948" draw:formula="?f285 / ?f7"/>
                <draw:equation draw:name="f949" draw:formula="?f286 / ?f6"/>
                <draw:equation draw:name="f950" draw:formula="?f287 / ?f7"/>
                <draw:equation draw:name="f951" draw:formula="?f288 / ?f6"/>
                <draw:equation draw:name="f952" draw:formula="?f289 / ?f7"/>
                <draw:equation draw:name="f953" draw:formula="?f290 / ?f6"/>
                <draw:equation draw:name="f954" draw:formula="?f291 / ?f7"/>
                <draw:equation draw:name="f955" draw:formula="?f292 / ?f6"/>
                <draw:equation draw:name="f956" draw:formula="?f293 / ?f7"/>
                <draw:equation draw:name="f957" draw:formula="?f294 / ?f6"/>
                <draw:equation draw:name="f958" draw:formula="?f295 / ?f7"/>
                <draw:equation draw:name="f959" draw:formula="?f296 / ?f6"/>
                <draw:equation draw:name="f960" draw:formula="?f297 / ?f7"/>
                <draw:equation draw:name="f961" draw:formula="?f298 / ?f6"/>
                <draw:equation draw:name="f962" draw:formula="?f299 / ?f7"/>
                <draw:equation draw:name="f963" draw:formula="?f300 / ?f6"/>
                <draw:equation draw:name="f964" draw:formula="?f301 / ?f7"/>
                <draw:equation draw:name="f965" draw:formula="?f302 / ?f6"/>
                <draw:equation draw:name="f966" draw:formula="?f303 / ?f7"/>
                <draw:equation draw:name="f967" draw:formula="?f304 / ?f6"/>
                <draw:equation draw:name="f968" draw:formula="?f305 / ?f7"/>
                <draw:equation draw:name="f969" draw:formula="?f306 / ?f6"/>
                <draw:equation draw:name="f970" draw:formula="?f307 / ?f7"/>
                <draw:equation draw:name="f971" draw:formula="?f308 / ?f6"/>
                <draw:equation draw:name="f972" draw:formula="?f309 / ?f7"/>
                <draw:equation draw:name="f973" draw:formula="?f310 / ?f6"/>
                <draw:equation draw:name="f974" draw:formula="?f311 / ?f7"/>
                <draw:equation draw:name="f975" draw:formula="?f312 / ?f6"/>
                <draw:equation draw:name="f976" draw:formula="?f313 / ?f7"/>
                <draw:equation draw:name="f977" draw:formula="?f314 / ?f6"/>
                <draw:equation draw:name="f978" draw:formula="?f315 / ?f7"/>
                <draw:equation draw:name="f979" draw:formula="?f316 / ?f6"/>
                <draw:equation draw:name="f980" draw:formula="?f317 / ?f7"/>
                <draw:equation draw:name="f981" draw:formula="?f318 / ?f6"/>
                <draw:equation draw:name="f982" draw:formula="?f319 / ?f7"/>
                <draw:equation draw:name="f983" draw:formula="?f320 / ?f6"/>
                <draw:equation draw:name="f984" draw:formula="?f321 / ?f7"/>
                <draw:equation draw:name="f985" draw:formula="?f322 / ?f6"/>
                <draw:equation draw:name="f986" draw:formula="?f323 / ?f7"/>
                <draw:equation draw:name="f987" draw:formula="?f324 / ?f6"/>
                <draw:equation draw:name="f988" draw:formula="?f325 / ?f7"/>
                <draw:equation draw:name="f989" draw:formula="?f326 / ?f6"/>
                <draw:equation draw:name="f990" draw:formula="?f327 / ?f7"/>
                <draw:equation draw:name="f991" draw:formula="?f328 / ?f6"/>
                <draw:equation draw:name="f992" draw:formula="?f329 / ?f7"/>
                <draw:equation draw:name="f993" draw:formula="?f330 / ?f7"/>
                <draw:equation draw:name="f994" draw:formula="?f331 / ?f6"/>
                <draw:equation draw:name="f995" draw:formula="?f332 / ?f7"/>
                <draw:equation draw:name="f996" draw:formula="?f333 / ?f6"/>
                <draw:equation draw:name="f997" draw:formula="?f334 / ?f7"/>
                <draw:equation draw:name="f998" draw:formula="?f335 / ?f6"/>
                <draw:equation draw:name="f999" draw:formula="?f336 / ?f7"/>
                <draw:equation draw:name="f1000" draw:formula="?f337 / ?f6"/>
                <draw:equation draw:name="f1001" draw:formula="?f338 / ?f7"/>
                <draw:equation draw:name="f1002" draw:formula="?f339 / ?f6"/>
                <draw:equation draw:name="f1003" draw:formula="?f340 / ?f7"/>
                <draw:equation draw:name="f1004" draw:formula="?f341 / ?f6"/>
                <draw:equation draw:name="f1005" draw:formula="?f342 / ?f7"/>
                <draw:equation draw:name="f1006" draw:formula="?f343 / ?f6"/>
                <draw:equation draw:name="f1007" draw:formula="?f344 / ?f7"/>
                <draw:equation draw:name="f1008" draw:formula="?f345 / ?f6"/>
                <draw:equation draw:name="f1009" draw:formula="?f346 / ?f7"/>
                <draw:equation draw:name="f1010" draw:formula="?f347 / ?f6"/>
                <draw:equation draw:name="f1011" draw:formula="?f348 / ?f7"/>
                <draw:equation draw:name="f1012" draw:formula="?f349 / ?f6"/>
                <draw:equation draw:name="f1013" draw:formula="?f350 / ?f7"/>
                <draw:equation draw:name="f1014" draw:formula="?f351 / ?f6"/>
                <draw:equation draw:name="f1015" draw:formula="?f352 / ?f7"/>
                <draw:equation draw:name="f1016" draw:formula="?f353 / ?f6"/>
                <draw:equation draw:name="f1017" draw:formula="?f354 / ?f7"/>
                <draw:equation draw:name="f1018" draw:formula="?f355 / ?f6"/>
                <draw:equation draw:name="f1019" draw:formula="?f356 / ?f7"/>
                <draw:equation draw:name="f1020" draw:formula="?f357 / ?f6"/>
                <draw:equation draw:name="f1021" draw:formula="?f358 / ?f7"/>
                <draw:equation draw:name="f1022" draw:formula="?f359 / ?f6"/>
                <draw:equation draw:name="f1023" draw:formula="?f360 / ?f7"/>
                <draw:equation draw:name="f1024" draw:formula="?f361 / ?f6"/>
                <draw:equation draw:name="f1025" draw:formula="?f362 / ?f7"/>
                <draw:equation draw:name="f1026" draw:formula="?f363 / ?f6"/>
                <draw:equation draw:name="f1027" draw:formula="?f364 / ?f7"/>
                <draw:equation draw:name="f1028" draw:formula="?f365 / ?f6"/>
                <draw:equation draw:name="f1029" draw:formula="?f366 / ?f7"/>
                <draw:equation draw:name="f1030" draw:formula="?f367 / ?f6"/>
                <draw:equation draw:name="f1031" draw:formula="?f368 / ?f7"/>
                <draw:equation draw:name="f1032" draw:formula="?f369 / ?f6"/>
                <draw:equation draw:name="f1033" draw:formula="?f370 / ?f7"/>
                <draw:equation draw:name="f1034" draw:formula="?f371 / ?f6"/>
                <draw:equation draw:name="f1035" draw:formula="?f372 / ?f7"/>
                <draw:equation draw:name="f1036" draw:formula="?f373 / ?f6"/>
                <draw:equation draw:name="f1037" draw:formula="?f374 / ?f7"/>
                <draw:equation draw:name="f1038" draw:formula="?f375 / ?f6"/>
                <draw:equation draw:name="f1039" draw:formula="?f376 / ?f7"/>
                <draw:equation draw:name="f1040" draw:formula="?f377 / ?f6"/>
                <draw:equation draw:name="f1041" draw:formula="?f378 / ?f7"/>
                <draw:equation draw:name="f1042" draw:formula="?f379 / ?f6"/>
                <draw:equation draw:name="f1043" draw:formula="?f380 / ?f7"/>
                <draw:equation draw:name="f1044" draw:formula="?f381 / ?f6"/>
                <draw:equation draw:name="f1045" draw:formula="?f382 / ?f7"/>
                <draw:equation draw:name="f1046" draw:formula="?f383 / ?f6"/>
                <draw:equation draw:name="f1047" draw:formula="?f384 / ?f7"/>
                <draw:equation draw:name="f1048" draw:formula="?f385 / ?f6"/>
                <draw:equation draw:name="f1049" draw:formula="?f386 / ?f7"/>
                <draw:equation draw:name="f1050" draw:formula="?f387 / ?f6"/>
                <draw:equation draw:name="f1051" draw:formula="?f388 / ?f7"/>
                <draw:equation draw:name="f1052" draw:formula="?f389 / ?f6"/>
                <draw:equation draw:name="f1053" draw:formula="?f390 / ?f7"/>
                <draw:equation draw:name="f1054" draw:formula="?f391 / ?f6"/>
                <draw:equation draw:name="f1055" draw:formula="?f392 / ?f7"/>
                <draw:equation draw:name="f1056" draw:formula="?f393 / ?f6"/>
                <draw:equation draw:name="f1057" draw:formula="?f394 / ?f7"/>
                <draw:equation draw:name="f1058" draw:formula="?f395 / ?f6"/>
                <draw:equation draw:name="f1059" draw:formula="?f396 / ?f7"/>
                <draw:equation draw:name="f1060" draw:formula="?f397 / ?f6"/>
                <draw:equation draw:name="f1061" draw:formula="?f398 / ?f7"/>
                <draw:equation draw:name="f1062" draw:formula="?f399 / ?f6"/>
                <draw:equation draw:name="f1063" draw:formula="?f400 / ?f7"/>
                <draw:equation draw:name="f1064" draw:formula="?f401 / ?f6"/>
                <draw:equation draw:name="f1065" draw:formula="?f402 / ?f7"/>
                <draw:equation draw:name="f1066" draw:formula="?f403 / ?f6"/>
                <draw:equation draw:name="f1067" draw:formula="?f404 / ?f7"/>
                <draw:equation draw:name="f1068" draw:formula="?f405 / ?f6"/>
                <draw:equation draw:name="f1069" draw:formula="?f406 / ?f7"/>
                <draw:equation draw:name="f1070" draw:formula="?f407 / ?f6"/>
                <draw:equation draw:name="f1071" draw:formula="?f408 / ?f7"/>
                <draw:equation draw:name="f1072" draw:formula="?f409 / ?f6"/>
                <draw:equation draw:name="f1073" draw:formula="?f410 / ?f7"/>
                <draw:equation draw:name="f1074" draw:formula="?f411 / ?f6"/>
                <draw:equation draw:name="f1075" draw:formula="?f412 / ?f7"/>
                <draw:equation draw:name="f1076" draw:formula="?f413 / ?f6"/>
                <draw:equation draw:name="f1077" draw:formula="?f414 / ?f7"/>
                <draw:equation draw:name="f1078" draw:formula="?f415 / ?f6"/>
                <draw:equation draw:name="f1079" draw:formula="?f416 / ?f7"/>
                <draw:equation draw:name="f1080" draw:formula="?f417 / ?f6"/>
                <draw:equation draw:name="f1081" draw:formula="?f418 / ?f7"/>
                <draw:equation draw:name="f1082" draw:formula="?f419 / ?f6"/>
                <draw:equation draw:name="f1083" draw:formula="?f420 / ?f7"/>
                <draw:equation draw:name="f1084" draw:formula="?f421 / ?f6"/>
                <draw:equation draw:name="f1085" draw:formula="?f422 / ?f7"/>
                <draw:equation draw:name="f1086" draw:formula="?f423 / ?f6"/>
                <draw:equation draw:name="f1087" draw:formula="?f424 / ?f7"/>
                <draw:equation draw:name="f1088" draw:formula="?f425 / ?f6"/>
                <draw:equation draw:name="f1089" draw:formula="?f426 / ?f7"/>
                <draw:equation draw:name="f1090" draw:formula="?f427 / ?f6"/>
                <draw:equation draw:name="f1091" draw:formula="?f428 / ?f7"/>
                <draw:equation draw:name="f1092" draw:formula="?f429 / ?f6"/>
                <draw:equation draw:name="f1093" draw:formula="?f430 / ?f7"/>
                <draw:equation draw:name="f1094" draw:formula="?f431 / ?f6"/>
                <draw:equation draw:name="f1095" draw:formula="?f432 / ?f7"/>
                <draw:equation draw:name="f1096" draw:formula="?f433 / ?f6"/>
                <draw:equation draw:name="f1097" draw:formula="?f434 / ?f7"/>
                <draw:equation draw:name="f1098" draw:formula="?f435 / ?f6"/>
                <draw:equation draw:name="f1099" draw:formula="?f436 / ?f7"/>
                <draw:equation draw:name="f1100" draw:formula="?f437 / ?f6"/>
                <draw:equation draw:name="f1101" draw:formula="?f438 / ?f7"/>
                <draw:equation draw:name="f1102" draw:formula="?f439 / ?f6"/>
                <draw:equation draw:name="f1103" draw:formula="?f440 / ?f7"/>
                <draw:equation draw:name="f1104" draw:formula="?f441 / ?f6"/>
                <draw:equation draw:name="f1105" draw:formula="?f442 / ?f7"/>
                <draw:equation draw:name="f1106" draw:formula="?f443 / ?f6"/>
                <draw:equation draw:name="f1107" draw:formula="?f444 / ?f7"/>
                <draw:equation draw:name="f1108" draw:formula="?f445 / ?f6"/>
                <draw:equation draw:name="f1109" draw:formula="?f446 / ?f7"/>
                <draw:equation draw:name="f1110" draw:formula="?f447 / ?f6"/>
                <draw:equation draw:name="f1111" draw:formula="?f448 / ?f7"/>
                <draw:equation draw:name="f1112" draw:formula="?f449 / ?f6"/>
                <draw:equation draw:name="f1113" draw:formula="?f450 / ?f7"/>
                <draw:equation draw:name="f1114" draw:formula="?f451 / ?f6"/>
                <draw:equation draw:name="f1115" draw:formula="?f452 / ?f7"/>
                <draw:equation draw:name="f1116" draw:formula="?f453 / ?f6"/>
                <draw:equation draw:name="f1117" draw:formula="?f454 / ?f7"/>
                <draw:equation draw:name="f1118" draw:formula="?f455 / ?f6"/>
                <draw:equation draw:name="f1119" draw:formula="?f456 / ?f7"/>
                <draw:equation draw:name="f1120" draw:formula="?f457 / ?f6"/>
                <draw:equation draw:name="f1121" draw:formula="?f458 / ?f7"/>
                <draw:equation draw:name="f1122" draw:formula="?f459 / ?f6"/>
                <draw:equation draw:name="f1123" draw:formula="?f460 / ?f7"/>
                <draw:equation draw:name="f1124" draw:formula="?f461 / ?f6"/>
                <draw:equation draw:name="f1125" draw:formula="?f462 / ?f7"/>
                <draw:equation draw:name="f1126" draw:formula="?f463 / ?f6"/>
                <draw:equation draw:name="f1127" draw:formula="?f464 / ?f7"/>
                <draw:equation draw:name="f1128" draw:formula="?f465 / ?f7"/>
                <draw:equation draw:name="f1129" draw:formula="?f466 / ?f6"/>
                <draw:equation draw:name="f1130" draw:formula="?f467 / ?f7"/>
                <draw:equation draw:name="f1131" draw:formula="?f468 / ?f6"/>
                <draw:equation draw:name="f1132" draw:formula="?f469 / ?f7"/>
                <draw:equation draw:name="f1133" draw:formula="?f470 / ?f6"/>
                <draw:equation draw:name="f1134" draw:formula="?f471 / ?f6"/>
                <draw:equation draw:name="f1135" draw:formula="?f472 / ?f7"/>
                <draw:equation draw:name="f1136" draw:formula="?f473 / ?f6"/>
                <draw:equation draw:name="f1137" draw:formula="?f474 / ?f7"/>
                <draw:equation draw:name="f1138" draw:formula="?f475 / ?f6"/>
                <draw:equation draw:name="f1139" draw:formula="?f476 / ?f7"/>
                <draw:equation draw:name="f1140" draw:formula="?f477 / ?f6"/>
                <draw:equation draw:name="f1141" draw:formula="?f478 / ?f7"/>
                <draw:equation draw:name="f1142" draw:formula="?f479 / ?f6"/>
                <draw:equation draw:name="f1143" draw:formula="?f480 / ?f7"/>
                <draw:equation draw:name="f1144" draw:formula="?f481 / ?f6"/>
                <draw:equation draw:name="f1145" draw:formula="?f482 / ?f7"/>
                <draw:equation draw:name="f1146" draw:formula="?f483 / ?f6"/>
                <draw:equation draw:name="f1147" draw:formula="?f484 / ?f7"/>
                <draw:equation draw:name="f1148" draw:formula="?f485 / ?f6"/>
                <draw:equation draw:name="f1149" draw:formula="?f486 / ?f7"/>
                <draw:equation draw:name="f1150" draw:formula="?f487 / ?f6"/>
                <draw:equation draw:name="f1151" draw:formula="?f488 / ?f7"/>
                <draw:equation draw:name="f1152" draw:formula="?f489 / ?f6"/>
                <draw:equation draw:name="f1153" draw:formula="?f490 / ?f7"/>
                <draw:equation draw:name="f1154" draw:formula="?f491 / ?f6"/>
                <draw:equation draw:name="f1155" draw:formula="?f492 / ?f7"/>
                <draw:equation draw:name="f1156" draw:formula="?f493 / ?f6"/>
                <draw:equation draw:name="f1157" draw:formula="?f494 / ?f7"/>
                <draw:equation draw:name="f1158" draw:formula="?f495 / ?f6"/>
                <draw:equation draw:name="f1159" draw:formula="?f496 / ?f7"/>
                <draw:equation draw:name="f1160" draw:formula="?f497 / ?f6"/>
                <draw:equation draw:name="f1161" draw:formula="?f498 / ?f7"/>
                <draw:equation draw:name="f1162" draw:formula="?f499 / ?f6"/>
                <draw:equation draw:name="f1163" draw:formula="?f500 / ?f7"/>
                <draw:equation draw:name="f1164" draw:formula="?f501 / ?f6"/>
                <draw:equation draw:name="f1165" draw:formula="?f502 / ?f7"/>
                <draw:equation draw:name="f1166" draw:formula="?f503 / ?f6"/>
                <draw:equation draw:name="f1167" draw:formula="?f504 / ?f7"/>
                <draw:equation draw:name="f1168" draw:formula="?f505 / ?f6"/>
                <draw:equation draw:name="f1169" draw:formula="?f506 / ?f7"/>
                <draw:equation draw:name="f1170" draw:formula="?f507 / ?f6"/>
                <draw:equation draw:name="f1171" draw:formula="?f508 / ?f7"/>
                <draw:equation draw:name="f1172" draw:formula="?f509 / ?f6"/>
                <draw:equation draw:name="f1173" draw:formula="?f510 / ?f7"/>
                <draw:equation draw:name="f1174" draw:formula="?f511 / ?f6"/>
                <draw:equation draw:name="f1175" draw:formula="?f512 / ?f7"/>
                <draw:equation draw:name="f1176" draw:formula="?f513 / ?f6"/>
                <draw:equation draw:name="f1177" draw:formula="?f514 / ?f7"/>
                <draw:equation draw:name="f1178" draw:formula="?f515 / ?f6"/>
                <draw:equation draw:name="f1179" draw:formula="?f516 / ?f7"/>
                <draw:equation draw:name="f1180" draw:formula="?f517 / ?f6"/>
                <draw:equation draw:name="f1181" draw:formula="?f518 / ?f7"/>
                <draw:equation draw:name="f1182" draw:formula="?f519 / ?f6"/>
                <draw:equation draw:name="f1183" draw:formula="?f520 / ?f7"/>
                <draw:equation draw:name="f1184" draw:formula="?f521 / ?f6"/>
                <draw:equation draw:name="f1185" draw:formula="?f522 / ?f7"/>
                <draw:equation draw:name="f1186" draw:formula="?f523 / ?f6"/>
                <draw:equation draw:name="f1187" draw:formula="?f524 / ?f7"/>
                <draw:equation draw:name="f1188" draw:formula="?f525 / ?f6"/>
                <draw:equation draw:name="f1189" draw:formula="?f526 / ?f7"/>
                <draw:equation draw:name="f1190" draw:formula="?f527 / ?f6"/>
                <draw:equation draw:name="f1191" draw:formula="?f528 / ?f7"/>
                <draw:equation draw:name="f1192" draw:formula="?f529 / ?f6"/>
                <draw:equation draw:name="f1193" draw:formula="?f530 / ?f7"/>
                <draw:equation draw:name="f1194" draw:formula="?f531 / ?f6"/>
                <draw:equation draw:name="f1195" draw:formula="?f532 / ?f7"/>
                <draw:equation draw:name="f1196" draw:formula="?f533 / ?f6"/>
                <draw:equation draw:name="f1197" draw:formula="?f534 / ?f7"/>
                <draw:equation draw:name="f1198" draw:formula="?f535 / ?f6"/>
                <draw:equation draw:name="f1199" draw:formula="?f536 / ?f7"/>
                <draw:equation draw:name="f1200" draw:formula="?f537 / ?f6"/>
                <draw:equation draw:name="f1201" draw:formula="?f538 / ?f6"/>
                <draw:equation draw:name="f1202" draw:formula="?f539 / ?f7"/>
                <draw:equation draw:name="f1203" draw:formula="?f540 / ?f6"/>
                <draw:equation draw:name="f1204" draw:formula="?f541 / ?f7"/>
                <draw:equation draw:name="f1205" draw:formula="?f542 / ?f6"/>
                <draw:equation draw:name="f1206" draw:formula="?f543 / ?f7"/>
                <draw:equation draw:name="f1207" draw:formula="?f544 / ?f6"/>
                <draw:equation draw:name="f1208" draw:formula="?f545 / ?f7"/>
                <draw:equation draw:name="f1209" draw:formula="?f546 / ?f6"/>
                <draw:equation draw:name="f1210" draw:formula="?f547 / ?f7"/>
                <draw:equation draw:name="f1211" draw:formula="?f548 / ?f6"/>
                <draw:equation draw:name="f1212" draw:formula="?f549 / ?f6"/>
                <draw:equation draw:name="f1213" draw:formula="?f550 / ?f7"/>
                <draw:equation draw:name="f1214" draw:formula="?f551 / ?f6"/>
                <draw:equation draw:name="f1215" draw:formula="?f552 / ?f7"/>
                <draw:equation draw:name="f1216" draw:formula="?f553 / ?f6"/>
                <draw:equation draw:name="f1217" draw:formula="?f554 / ?f7"/>
                <draw:equation draw:name="f1218" draw:formula="?f555 / ?f6"/>
                <draw:equation draw:name="f1219" draw:formula="?f556 / ?f7"/>
                <draw:equation draw:name="f1220" draw:formula="?f557 / ?f6"/>
                <draw:equation draw:name="f1221" draw:formula="?f558 / ?f7"/>
                <draw:equation draw:name="f1222" draw:formula="?f559 / ?f6"/>
                <draw:equation draw:name="f1223" draw:formula="?f560 / ?f7"/>
                <draw:equation draw:name="f1224" draw:formula="?f561 / ?f6"/>
                <draw:equation draw:name="f1225" draw:formula="?f562 / ?f7"/>
                <draw:equation draw:name="f1226" draw:formula="?f563 / ?f6"/>
                <draw:equation draw:name="f1227" draw:formula="?f564 / ?f7"/>
                <draw:equation draw:name="f1228" draw:formula="?f565 / ?f6"/>
                <draw:equation draw:name="f1229" draw:formula="?f566 / ?f7"/>
                <draw:equation draw:name="f1230" draw:formula="?f567 / ?f6"/>
                <draw:equation draw:name="f1231" draw:formula="?f568 / ?f7"/>
                <draw:equation draw:name="f1232" draw:formula="?f569 / ?f6"/>
                <draw:equation draw:name="f1233" draw:formula="?f570 / ?f7"/>
                <draw:equation draw:name="f1234" draw:formula="?f571 / ?f6"/>
                <draw:equation draw:name="f1235" draw:formula="?f572 / ?f7"/>
                <draw:equation draw:name="f1236" draw:formula="?f573 / ?f6"/>
                <draw:equation draw:name="f1237" draw:formula="?f574 / ?f7"/>
                <draw:equation draw:name="f1238" draw:formula="?f575 / ?f6"/>
                <draw:equation draw:name="f1239" draw:formula="?f576 / ?f7"/>
                <draw:equation draw:name="f1240" draw:formula="?f577 / ?f6"/>
                <draw:equation draw:name="f1241" draw:formula="?f578 / ?f7"/>
                <draw:equation draw:name="f1242" draw:formula="?f579 / ?f6"/>
                <draw:equation draw:name="f1243" draw:formula="?f580 / ?f7"/>
                <draw:equation draw:name="f1244" draw:formula="?f581 / ?f6"/>
                <draw:equation draw:name="f1245" draw:formula="?f582 / ?f7"/>
                <draw:equation draw:name="f1246" draw:formula="?f583 / ?f6"/>
                <draw:equation draw:name="f1247" draw:formula="?f584 / ?f7"/>
                <draw:equation draw:name="f1248" draw:formula="?f585 / ?f6"/>
                <draw:equation draw:name="f1249" draw:formula="?f586 / ?f7"/>
                <draw:equation draw:name="f1250" draw:formula="?f587 / ?f6"/>
                <draw:equation draw:name="f1251" draw:formula="?f588 / ?f7"/>
                <draw:equation draw:name="f1252" draw:formula="?f589 / ?f6"/>
                <draw:equation draw:name="f1253" draw:formula="?f590 / ?f7"/>
                <draw:equation draw:name="f1254" draw:formula="?f591 / ?f6"/>
                <draw:equation draw:name="f1255" draw:formula="?f592 / ?f7"/>
                <draw:equation draw:name="f1256" draw:formula="?f593 / ?f6"/>
                <draw:equation draw:name="f1257" draw:formula="?f594 / ?f7"/>
                <draw:equation draw:name="f1258" draw:formula="?f595 / ?f6"/>
                <draw:equation draw:name="f1259" draw:formula="?f596 / ?f7"/>
                <draw:equation draw:name="f1260" draw:formula="?f597 / ?f6"/>
                <draw:equation draw:name="f1261" draw:formula="?f598 / ?f7"/>
                <draw:equation draw:name="f1262" draw:formula="?f599 / ?f6"/>
                <draw:equation draw:name="f1263" draw:formula="?f600 / ?f7"/>
                <draw:equation draw:name="f1264" draw:formula="?f601 / ?f6"/>
                <draw:equation draw:name="f1265" draw:formula="?f602 / ?f7"/>
                <draw:equation draw:name="f1266" draw:formula="?f603 / ?f6"/>
                <draw:equation draw:name="f1267" draw:formula="?f604 / ?f7"/>
                <draw:equation draw:name="f1268" draw:formula="?f605 / ?f6"/>
                <draw:equation draw:name="f1269" draw:formula="?f606 / ?f7"/>
                <draw:equation draw:name="f1270" draw:formula="?f607 / ?f6"/>
                <draw:equation draw:name="f1271" draw:formula="?f608 / ?f7"/>
                <draw:equation draw:name="f1272" draw:formula="?f609 / ?f6"/>
                <draw:equation draw:name="f1273" draw:formula="?f610 / ?f7"/>
                <draw:equation draw:name="f1274" draw:formula="?f611 / ?f6"/>
                <draw:equation draw:name="f1275" draw:formula="?f612 / ?f7"/>
                <draw:equation draw:name="f1276" draw:formula="?f613 / ?f6"/>
                <draw:equation draw:name="f1277" draw:formula="?f614 / ?f7"/>
                <draw:equation draw:name="f1278" draw:formula="?f615 / ?f6"/>
                <draw:equation draw:name="f1279" draw:formula="?f616 / ?f7"/>
                <draw:equation draw:name="f1280" draw:formula="?f617 / ?f6"/>
                <draw:equation draw:name="f1281" draw:formula="?f618 / ?f7"/>
                <draw:equation draw:name="f1282" draw:formula="?f619 / ?f6"/>
                <draw:equation draw:name="f1283" draw:formula="?f620 / ?f7"/>
                <draw:equation draw:name="f1284" draw:formula="?f621 / ?f6"/>
                <draw:equation draw:name="f1285" draw:formula="?f622 / ?f7"/>
                <draw:equation draw:name="f1286" draw:formula="?f623 / ?f6"/>
                <draw:equation draw:name="f1287" draw:formula="?f624 / ?f7"/>
                <draw:equation draw:name="f1288" draw:formula="?f625 / ?f6"/>
                <draw:equation draw:name="f1289" draw:formula="?f626 / ?f7"/>
                <draw:equation draw:name="f1290" draw:formula="?f627 / ?f6"/>
                <draw:equation draw:name="f1291" draw:formula="?f628 / ?f7"/>
                <draw:equation draw:name="f1292" draw:formula="?f629 / ?f6"/>
                <draw:equation draw:name="f1293" draw:formula="?f630 / ?f7"/>
                <draw:equation draw:name="f1294" draw:formula="?f631 / ?f6"/>
                <draw:equation draw:name="f1295" draw:formula="?f632 / ?f7"/>
                <draw:equation draw:name="f1296" draw:formula="?f633 / ?f6"/>
                <draw:equation draw:name="f1297" draw:formula="?f634 / ?f7"/>
                <draw:equation draw:name="f1298" draw:formula="?f635 / ?f6"/>
                <draw:equation draw:name="f1299" draw:formula="?f636 / ?f7"/>
                <draw:equation draw:name="f1300" draw:formula="?f637 / ?f6"/>
                <draw:equation draw:name="f1301" draw:formula="?f638 / ?f7"/>
                <draw:equation draw:name="f1302" draw:formula="?f639 / ?f6"/>
                <draw:equation draw:name="f1303" draw:formula="?f640 / ?f7"/>
                <draw:equation draw:name="f1304" draw:formula="?f641 / ?f6"/>
                <draw:equation draw:name="f1305" draw:formula="?f642 / ?f7"/>
                <draw:equation draw:name="f1306" draw:formula="?f643 / ?f6"/>
                <draw:equation draw:name="f1307" draw:formula="?f644 / ?f7"/>
                <draw:equation draw:name="f1308" draw:formula="?f645 / ?f6"/>
                <draw:equation draw:name="f1309" draw:formula="?f646 / ?f7"/>
                <draw:equation draw:name="f1310" draw:formula="?f647 / ?f6"/>
                <draw:equation draw:name="f1311" draw:formula="?f648 / ?f7"/>
                <draw:equation draw:name="f1312" draw:formula="?f649 / ?f6"/>
                <draw:equation draw:name="f1313" draw:formula="?f650 / ?f7"/>
                <draw:equation draw:name="f1314" draw:formula="?f651 / ?f6"/>
                <draw:equation draw:name="f1315" draw:formula="?f652 / ?f7"/>
                <draw:equation draw:name="f1316" draw:formula="?f653 / ?f6"/>
                <draw:equation draw:name="f1317" draw:formula="?f654 / ?f7"/>
                <draw:equation draw:name="f1318" draw:formula="?f655 / ?f6"/>
                <draw:equation draw:name="f1319" draw:formula="?f656 / ?f7"/>
                <draw:equation draw:name="f1320" draw:formula="?f657 / ?f6"/>
                <draw:equation draw:name="f1321" draw:formula="?f658 / ?f7"/>
                <draw:equation draw:name="f1322" draw:formula="?f659 / ?f6"/>
                <draw:equation draw:name="f1323" draw:formula="?f660 / ?f7"/>
                <draw:equation draw:name="f1324" draw:formula="?f661 / ?f6"/>
                <draw:equation draw:name="f1325" draw:formula="?f662 / ?f7"/>
                <draw:equation draw:name="f1326" draw:formula="?f663 / ?f6"/>
                <draw:equation draw:name="f1327" draw:formula="?f664 / ?f7"/>
                <draw:equation draw:name="f1328" draw:formula="?f665 / ?f6"/>
                <draw:equation draw:name="f1329" draw:formula="?f666 / ?f7"/>
                <draw:equation draw:name="f1330" draw:formula="?f667 / ?f6"/>
                <draw:equation draw:name="f1331" draw:formula="?f668 / ?f7"/>
                <draw:equation draw:name="f1332" draw:formula="?f669 / ?f6"/>
                <draw:equation draw:name="f1333" draw:formula="?f670 / ?f7"/>
                <draw:equation draw:name="f1334" draw:formula="?f0 / ?f6"/>
                <draw:equation draw:name="f1335" draw:formula="?f1 / ?f6"/>
                <draw:equation draw:name="f1336" draw:formula="?f2 / ?f7"/>
                <draw:equation draw:name="f1337" draw:formula="?f3 / ?f7"/>
              </draw:enhanced-geometry>
            </draw:custom-shape>
          </draw:g>
        </draw:g>
        <draw:frame draw:id="id65" presentation:style-name="a387" draw:name="Rubrik 1" svg:x="0.91667in" svg:y="1.22559in" svg:width="7.67882in" svg:height="2.52441in" presentation:class="title" presentation:placeholder="false">
          <draw:text-box>
            <text:p text:style-name="a386" text:class-names="" text:cond-style-name=""><text:span text:style-name="a385" text:class-names="">Malware i DNS</text:span></text:p>
          </draw:text-box>
          <svg:title/>
          <svg:desc/>
        </draw:frame>
        <draw:frame draw:id="id66" presentation:style-name="a398" draw:name="Underrubrik 2" svg:x="0.91319in" svg:y="4.16667in" svg:width="7.68346in" svg:height="1.10759in" presentation:class="subtitle" presentation:placeholder="false">
          <draw:text-box>
            <text:p text:style-name="a392" text:class-names="" text:cond-style-name=""><text:span text:style-name="a388" text:class-names="">Ett exempel på<text:s text:c="1"/></text:span><text:span text:style-name="a389" text:class-names="">Malware</text:span><text:span text:style-name="a390" text:class-names=""><text:s text:c="1"/>spritt i en vanlig Internetapplikation</text:span><text:span text:style-name="a391" text:class-names="">.</text:span></text:p>
            <text:p text:style-name="a394" text:class-names="" text:cond-style-name=""><text:span text:style-name="a393" text:class-names=""/></text:p>
            <text:p text:style-name="a397" text:class-names="" text:cond-style-name=""><text:span text:style-name="a395" text:class-names="">Jesper Värn</text:span><text:span text:style-name="a396" text:class-names=""/></text:p>
          </draw:text-box>
          <svg:title/>
          <svg:desc/>
        </draw:frame>
      </draw:page>
      <draw:page draw:name="Slide2" draw:style-name="a412" draw:master-page-name="Master1-Layout2-obj-Rubrik-och-innehåll" presentation:presentation-page-layout-name="Master1-PPL2" draw:id="Slide-257">
        <draw:custom-shape svg:x="0in" svg:y="0in" svg:width="13.33333in" svg:height="7.5in" draw:id="id73" draw:style-name="a415" draw:name="Rectangle 9">
          <svg:title/>
          <svg:desc/>
          <text:p text:style-name="a414" text:class-names="" text:cond-style-name=""><text:span text:style-name="a413" text:class-names=""/></text:p>
          <draw:enhanced-geometry xmlns:dr3d="urn:oasis:names:tc:opendocument:xmlns:dr3d:1.0" draw:type="non-primitive" svg:viewBox="0 0 21600 21600" draw:enhanced-path="M 0 0 L 21600 0 21600 21600 0 21600 Z N"/>
        </draw:custom-shape>
        <draw:custom-shape svg:width="7.5in" svg:height="13.33249in" draw:id="id74" draw:style-name="a419" draw:transform="translate(-3.75in -6.66625in) rotate(-1.5708) translate(6.66625in 3.75047in)" draw:name="Rectangle 11">
          <svg:title/>
          <svg:desc/>
          <text:p text:style-name="a417" text:class-names="" text:cond-style-name=""><text:span text:style-name="a416" text:class-names=""/></text:p>
          <draw:enhanced-geometry xmlns:dr3d="urn:oasis:names:tc:opendocument:xmlns:dr3d:1.0" draw:type="non-primitive" svg:viewBox="0 0 21600 21600" draw:enhanced-path="M 0 0 L 21600 0 21600 21600 0 21600 Z N" draw:mirror-horizontal="true"/>
        </draw:custom-shape>
        <draw:custom-shape svg:width="9.92in" svg:height="7.49953in" draw:id="id75" draw:style-name="a423" draw:transform="translate(-4.96in -3.74977in) rotate(-3.14159) translate(4.95747in 3.74977in)" draw:name="Rectangle 13">
          <svg:title/>
          <svg:desc/>
          <text:p text:style-name="a421" text:class-names="" text:cond-style-name=""><text:span text:style-name="a420" text:class-names=""/></text:p>
          <draw:enhanced-geometry xmlns:dr3d="urn:oasis:names:tc:opendocument:xmlns:dr3d:1.0" draw:type="non-primitive" svg:viewBox="0 0 21600 21600" draw:enhanced-path="M 0 0 L 21600 0 21600 21600 0 21600 Z N" draw:mirror-horizontal="true"/>
        </draw:custom-shape>
        <draw:custom-shape svg:width="5.35276in" svg:height="13.33502in" draw:id="id76" draw:style-name="a427" draw:transform="translate(-2.67638in -6.66751in) rotate(-1.5708) translate(6.66751in 4.82385in)" draw:name="Rectangle 15">
          <svg:title/>
          <svg:desc/>
          <text:p text:style-name="a425" text:class-names="" text:cond-style-name=""><text:span text:style-name="a424" text:class-names=""/></text:p>
          <draw:enhanced-geometry xmlns:dr3d="urn:oasis:names:tc:opendocument:xmlns:dr3d:1.0" draw:type="non-primitive" svg:viewBox="0 0 21600 21600" draw:enhanced-path="M 0 0 L 21600 0 21600 21600 0 21600 Z N" draw:mirror-horizontal="true"/>
        </draw:custom-shape>
        <draw:frame draw:id="id77" presentation:style-name="a428" draw:name="Platshållare för innehåll 4" svg:x="0.5in" svg:y="0.5in" svg:width="12.33333in" svg:height="6.5in" style:rel-width="scale" style:rel-height="scale" presentation:class="graphic" presentation:placeholder="false">
          <draw:image xlink:href="media/image1.png" xlink:type="simple" xlink:show="embed" xlink:actuate="onLoad"/>
          <svg:title/>
          <svg:desc/>
        </draw:frame>
      </draw:page>
      <draw:page draw:name="Slide3" draw:style-name="a429" draw:master-page-name="Master1-Layout2-obj-Rubrik-och-innehåll" presentation:presentation-page-layout-name="Master1-PPL2" draw:id="Slide-258">
        <draw:custom-shape svg:x="0in" svg:y="0in" svg:width="13.33333in" svg:height="7.5in" draw:id="id78" draw:style-name="a432" draw:name="Rectangle 9">
          <svg:title/>
          <svg:desc/>
          <text:p text:style-name="a431" text:class-names="" text:cond-style-name=""><text:span text:style-name="a430" text:class-names=""/></text:p>
          <draw:enhanced-geometry xmlns:dr3d="urn:oasis:names:tc:opendocument:xmlns:dr3d:1.0" draw:type="non-primitive" svg:viewBox="0 0 21600 21600" draw:enhanced-path="M 0 0 L 21600 0 21600 21600 0 21600 Z N"/>
        </draw:custom-shape>
        <draw:custom-shape svg:width="7.5in" svg:height="13.33249in" draw:id="id79" draw:style-name="a436" draw:transform="translate(-3.75in -6.66625in) rotate(-1.5708) translate(6.66625in 3.75047in)" draw:name="Rectangle 11">
          <svg:title/>
          <svg:desc/>
          <text:p text:style-name="a434" text:class-names="" text:cond-style-name=""><text:span text:style-name="a433" text:class-names=""/></text:p>
          <draw:enhanced-geometry xmlns:dr3d="urn:oasis:names:tc:opendocument:xmlns:dr3d:1.0" draw:type="non-primitive" svg:viewBox="0 0 21600 21600" draw:enhanced-path="M 0 0 L 21600 0 21600 21600 0 21600 Z N" draw:mirror-horizontal="true"/>
        </draw:custom-shape>
        <draw:custom-shape svg:width="9.92in" svg:height="7.49953in" draw:id="id80" draw:style-name="a440" draw:transform="translate(-4.96in -3.74977in) rotate(-3.14159) translate(4.95747in 3.74977in)" draw:name="Rectangle 13">
          <svg:title/>
          <svg:desc/>
          <text:p text:style-name="a438" text:class-names="" text:cond-style-name=""><text:span text:style-name="a437" text:class-names=""/></text:p>
          <draw:enhanced-geometry xmlns:dr3d="urn:oasis:names:tc:opendocument:xmlns:dr3d:1.0" draw:type="non-primitive" svg:viewBox="0 0 21600 21600" draw:enhanced-path="M 0 0 L 21600 0 21600 21600 0 21600 Z N" draw:mirror-horizontal="true"/>
        </draw:custom-shape>
        <draw:custom-shape svg:width="5.35276in" svg:height="13.33502in" draw:id="id81" draw:style-name="a444" draw:transform="translate(-2.67638in -6.66751in) rotate(-1.5708) translate(6.66751in 4.82385in)" draw:name="Rectangle 15">
          <svg:title/>
          <svg:desc/>
          <text:p text:style-name="a442" text:class-names="" text:cond-style-name=""><text:span text:style-name="a441" text:class-names=""/></text:p>
          <draw:enhanced-geometry xmlns:dr3d="urn:oasis:names:tc:opendocument:xmlns:dr3d:1.0" draw:type="non-primitive" svg:viewBox="0 0 21600 21600" draw:enhanced-path="M 0 0 L 21600 0 21600 21600 0 21600 Z N" draw:mirror-horizontal="true"/>
        </draw:custom-shape>
        <draw:frame draw:id="id82" presentation:style-name="a445" draw:name="Platshållare för innehåll 4" svg:x="0.5in" svg:y="0.5in" svg:width="12.33333in" svg:height="6.5in" style:rel-width="scale" style:rel-height="scale" presentation:class="graphic" presentation:placeholder="false">
          <draw:image xlink:href="media/image2.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Rubrikbild">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Rubrik och innehåll">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Avsnittsrubrik">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vå delar">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Jämförelse">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Endast rubrik">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Tom">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Text med bildtext">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Bild med bildtext">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Rubrik och lodrät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Lodrät rubrik och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draw:gradient draw:name="a426" draw:style="linear" draw:angle="700" draw:start-color="#9dc3e6" draw:end-color="#000000" draw:start-intensity="0%" draw:end-intensity="46%"/>
    <draw:gradient draw:name="a443" draw:style="linear" draw:angle="700" draw:start-color="#9dc3e6" draw:end-color="#000000" draw:start-intensity="0%" draw:end-intensity="46%"/>
    <draw:gradient draw:name="a439" draw:style="linear" draw:angle="100" draw:start-color="#000000" draw:end-color="#4472c4" draw:start-intensity="52%" draw:end-intensity="100%"/>
    <draw:gradient draw:name="a422" draw:style="linear" draw:angle="100" draw:start-color="#000000" draw:end-color="#4472c4" draw:start-intensity="52%" draw:end-intensity="100%"/>
    <draw:gradient draw:name="a418" draw:style="linear" draw:angle="2500" draw:start-color="#4472c4" draw:end-color="#203864" draw:start-intensity="100%" draw:end-intensity="100%"/>
    <draw:gradient draw:name="a435" draw:style="linear" draw:angle="2500" draw:start-color="#4472c4" draw:end-color="#203864" draw:start-intensity="100%" draw:end-intensity="100%"/>
    <draw:fill-image draw:name="a404" xlink:href="media/image3.jpe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6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0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2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9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3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3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0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7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50"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77" number:transliteration-format="" number:transliteration-style="long">
      <number:year number:style="long" number:calendar="gregorian"/>
      <number:text>-</number:text>
      <number:month number:style="long" number:calendar="gregorian"/>
      <number:text>-</number:text>
      <number:day number:style="long" number:calendar="gregorian"/>
    </number:date-style>
  </office:automatic-styles>
  <office:master-styles>
    <draw:layer-set>
      <draw:layer draw:name="Master1-bg" draw:protected="true"/>
    </draw:layer-set>
    <style:master-page style:name="Master1-Office-tema" style:page-layout-name="pageLayout1" draw:style-name="a0">
      <draw:frame draw:id="id0" presentation:style-name="a4" draw:name="Platshållare för rubrik 1" svg:x="0.91667in" svg:y="0.39931in" svg:width="11.5in" svg:height="1.44965in" presentation:class="title" presentation:placeholder="false">
        <draw:text-box>
          <text:p text:style-name="a3" text:class-names="" text:cond-style-name=""><text:span text:style-name="a1" text:class-names="">Klicka här för att ändra mall för rubrikformat</text:span><text:span text:style-name="a2" text:class-names=""/></text:p>
        </draw:text-box>
        <svg:title/>
        <svg:desc/>
      </draw:frame>
      <draw:frame draw:id="id1" presentation:style-name="a21" draw:name="Platshållare för text 2" svg:x="0.91667in" svg:y="1.99653in" svg:width="11.5in" svg:height="4.75868in" presentation:class="outline" presentation:placeholder="false">
        <draw:text-box>
          <text:list text:style-name="a7">
            <text:list-item>
              <text:p text:style-name="a6" text:class-names="" text:cond-style-name=""><text:span text:style-name="a5" text:class-names="">Klicka här för att ändra format på bakgrundstexten</text:span></text:p>
            </text:list-item>
          </text:list>
          <text:list text:style-name="a10">
            <text:list-item>
              <text:list text:style-name="a10">
                <text:list-item>
                  <text:p text:style-name="a9" text:class-names="" text:cond-style-name=""><text:span text:style-name="a8" text:class-names="">Nivå två</text:span></text:p>
                </text:list-item>
              </text:list>
            </text:list-item>
          </text:list>
          <text:list text:style-name="a13">
            <text:list-item>
              <text:list text:style-name="a13">
                <text:list-item>
                  <text:list text:style-name="a13">
                    <text:list-item>
                      <text:p text:style-name="a12" text:class-names="" text:cond-style-name=""><text:span text:style-name="a11" text:class-names="">Nivå tre</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Nivå fyra</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Nivå fem</text:span><text:span text:style-name="a18" text:class-names=""/></text:p>
                            </text:list-item>
                          </text:list>
                        </text:list-item>
                      </text:list>
                    </text:list-item>
                  </text:list>
                </text:list-item>
              </text:list>
            </text:list-item>
          </text:list>
        </draw:text-box>
        <svg:title/>
        <svg:desc/>
      </draw:frame>
      <draw:frame draw:id="id2" presentation:style-name="a26" draw:name="Platshållare för datum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Platshållare för sidfot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Platshållare för bildnumm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Rubrikbild" style:page-layout-name="pageLayout1" draw:style-name="a34">
      <draw:frame draw:id="id5" presentation:style-name="a38" draw:name="Rubrik 1" svg:x="1.66667in" svg:y="1.22743in" svg:width="10in" svg:height="2.61111in" presentation:class="title" presentation:placeholder="false">
        <draw:text-box>
          <text:p text:style-name="a37" text:class-names="" text:cond-style-name=""><text:span text:style-name="a35" text:class-names="">Klicka här för att ändra mall för rubrikformat</text:span><text:span text:style-name="a36" text:class-names=""/></text:p>
        </draw:text-box>
        <svg:title/>
        <svg:desc/>
      </draw:frame>
      <draw:frame draw:id="id6" presentation:style-name="a42" draw:name="Underrubrik 2" svg:x="1.66667in" svg:y="3.93924in" svg:width="10in" svg:height="1.81076in" presentation:class="subtitle" presentation:placeholder="false">
        <draw:text-box>
          <text:p text:style-name="a41" text:class-names="" text:cond-style-name=""><text:span text:style-name="a39" text:class-names="">Klicka här för att ändra mall för underrubrikformat</text:span><text:span text:style-name="a40" text:class-names=""/></text:p>
        </draw:text-box>
        <svg:title/>
        <svg:desc/>
      </draw:frame>
      <draw:frame draw:id="id7" presentation:style-name="a47" draw:name="Platshållare för datum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Platshållare för sidfot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Platshållare för bildnummer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Rubrik-och-innehåll" style:page-layout-name="pageLayout1" draw:style-name="a55">
      <draw:frame draw:id="id10" presentation:style-name="a59" draw:name="Rubrik 1" svg:x="0.91667in" svg:y="0.39931in" svg:width="11.5in" svg:height="1.44965in" presentation:class="title" presentation:placeholder="false">
        <draw:text-box>
          <text:p text:style-name="a58" text:class-names="" text:cond-style-name=""><text:span text:style-name="a56" text:class-names="">Klicka här för att ändra mall för rubrikformat</text:span><text:span text:style-name="a57" text:class-names=""/></text:p>
        </draw:text-box>
        <svg:title/>
        <svg:desc/>
      </draw:frame>
      <draw:frame draw:id="id11" presentation:style-name="a76" draw:name="Platshållare för innehåll 2" svg:x="0.91667in" svg:y="1.99653in" svg:width="11.5in" svg:height="4.75868in" presentation:class="object" presentation:placeholder="false">
        <draw:text-box>
          <text:list text:style-name="a62">
            <text:list-item>
              <text:p text:style-name="a61" text:class-names="" text:cond-style-name=""><text:span text:style-name="a60" text:class-names="">Klicka här för att ändra format på bakgrundstexten</text:span></text:p>
            </text:list-item>
          </text:list>
          <text:list text:style-name="a65">
            <text:list-item>
              <text:list text:style-name="a65">
                <text:list-item>
                  <text:p text:style-name="a64" text:class-names="" text:cond-style-name=""><text:span text:style-name="a63" text:class-names="">Nivå två</text:span></text:p>
                </text:list-item>
              </text:list>
            </text:list-item>
          </text:list>
          <text:list text:style-name="a68">
            <text:list-item>
              <text:list text:style-name="a68">
                <text:list-item>
                  <text:list text:style-name="a68">
                    <text:list-item>
                      <text:p text:style-name="a67" text:class-names="" text:cond-style-name=""><text:span text:style-name="a66" text:class-names="">Nivå tre</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Nivå fyra</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Nivå fem</text:span><text:span text:style-name="a73" text:class-names=""/></text:p>
                            </text:list-item>
                          </text:list>
                        </text:list-item>
                      </text:list>
                    </text:list-item>
                  </text:list>
                </text:list-item>
              </text:list>
            </text:list-item>
          </text:list>
        </draw:text-box>
        <svg:title/>
        <svg:desc/>
      </draw:frame>
      <draw:frame draw:id="id12" presentation:style-name="a81" draw:name="Platshållare för datum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Platshållare för sidfot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Platshållare för bildnumm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Avsnittsrubrik" style:page-layout-name="pageLayout1" draw:style-name="a89">
      <draw:frame draw:id="id15" presentation:style-name="a93" draw:name="Rubrik 1" svg:x="0.90972in" svg:y="1.86979in" svg:width="11.5in" svg:height="3.11979in" presentation:class="title" presentation:placeholder="false">
        <draw:text-box>
          <text:p text:style-name="a92" text:class-names="" text:cond-style-name=""><text:span text:style-name="a90" text:class-names="">Klicka här för att ändra mall för rubrikformat</text:span><text:span text:style-name="a91" text:class-names=""/></text:p>
        </draw:text-box>
        <svg:title/>
        <svg:desc/>
      </draw:frame>
      <draw:frame draw:id="id16" presentation:style-name="a97" draw:name="Platshållare för text 2" svg:x="0.90972in" svg:y="5.0191in" svg:width="11.5in" svg:height="1.64062in" presentation:class="outline" presentation:placeholder="false">
        <draw:text-box>
          <text:list text:style-name="a96">
            <text:list-item>
              <text:p text:style-name="a95" text:class-names="" text:cond-style-name=""><text:span text:style-name="a94" text:class-names="">Klicka här för att ändra format på bakgrundstexten</text:span></text:p>
            </text:list-item>
          </text:list>
        </draw:text-box>
        <svg:title/>
        <svg:desc/>
      </draw:frame>
      <draw:frame draw:id="id17" presentation:style-name="a102" draw:name="Platshållare för datum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Platshållare för sidfot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Platshållare för bildnummer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Två-delar" style:page-layout-name="pageLayout1" draw:style-name="a110">
      <draw:frame draw:id="id20" presentation:style-name="a114" draw:name="Rubrik 1" svg:x="0.91667in" svg:y="0.39931in" svg:width="11.5in" svg:height="1.44965in" presentation:class="title" presentation:placeholder="false">
        <draw:text-box>
          <text:p text:style-name="a113" text:class-names="" text:cond-style-name=""><text:span text:style-name="a111" text:class-names="">Klicka här för att ändra mall för rubrikformat</text:span><text:span text:style-name="a112" text:class-names=""/></text:p>
        </draw:text-box>
        <svg:title/>
        <svg:desc/>
      </draw:frame>
      <draw:frame draw:id="id21" presentation:style-name="a131" draw:name="Platshållare för innehåll 2" svg:x="0.91667in" svg:y="1.99653in" svg:width="5.66667in" svg:height="4.75868in" presentation:class="object" presentation:placeholder="false">
        <draw:text-box>
          <text:list text:style-name="a117">
            <text:list-item>
              <text:p text:style-name="a116" text:class-names="" text:cond-style-name=""><text:span text:style-name="a115" text:class-names="">Klicka här för att ändra format på bakgrundstexten</text:span></text:p>
            </text:list-item>
          </text:list>
          <text:list text:style-name="a120">
            <text:list-item>
              <text:list text:style-name="a120">
                <text:list-item>
                  <text:p text:style-name="a119" text:class-names="" text:cond-style-name=""><text:span text:style-name="a118" text:class-names="">Nivå två</text:span></text:p>
                </text:list-item>
              </text:list>
            </text:list-item>
          </text:list>
          <text:list text:style-name="a123">
            <text:list-item>
              <text:list text:style-name="a123">
                <text:list-item>
                  <text:list text:style-name="a123">
                    <text:list-item>
                      <text:p text:style-name="a122" text:class-names="" text:cond-style-name=""><text:span text:style-name="a121" text:class-names="">Nivå tre</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Nivå fyra</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Nivå fem</text:span><text:span text:style-name="a128" text:class-names=""/></text:p>
                            </text:list-item>
                          </text:list>
                        </text:list-item>
                      </text:list>
                    </text:list-item>
                  </text:list>
                </text:list-item>
              </text:list>
            </text:list-item>
          </text:list>
        </draw:text-box>
        <svg:title/>
        <svg:desc/>
      </draw:frame>
      <draw:frame draw:id="id22" presentation:style-name="a148" draw:name="Platshållare för innehåll 3" svg:x="6.75in" svg:y="1.99653in" svg:width="5.66667in" svg:height="4.75868in" presentation:class="object" presentation:placeholder="false">
        <draw:text-box>
          <text:list text:style-name="a134">
            <text:list-item>
              <text:p text:style-name="a133" text:class-names="" text:cond-style-name=""><text:span text:style-name="a132" text:class-names="">Klicka här för att ändra format på bakgrundstexten</text:span></text:p>
            </text:list-item>
          </text:list>
          <text:list text:style-name="a137">
            <text:list-item>
              <text:list text:style-name="a137">
                <text:list-item>
                  <text:p text:style-name="a136" text:class-names="" text:cond-style-name=""><text:span text:style-name="a135" text:class-names="">Nivå två</text:span></text:p>
                </text:list-item>
              </text:list>
            </text:list-item>
          </text:list>
          <text:list text:style-name="a140">
            <text:list-item>
              <text:list text:style-name="a140">
                <text:list-item>
                  <text:list text:style-name="a140">
                    <text:list-item>
                      <text:p text:style-name="a139" text:class-names="" text:cond-style-name=""><text:span text:style-name="a138" text:class-names="">Nivå tre</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Nivå fyra</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Nivå fem</text:span><text:span text:style-name="a145" text:class-names=""/></text:p>
                            </text:list-item>
                          </text:list>
                        </text:list-item>
                      </text:list>
                    </text:list-item>
                  </text:list>
                </text:list-item>
              </text:list>
            </text:list-item>
          </text:list>
        </draw:text-box>
        <svg:title/>
        <svg:desc/>
      </draw:frame>
      <draw:frame draw:id="id23" presentation:style-name="a153" draw:name="Platshållare för datum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Platshållare för sidfot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Platshållare för bildnummer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Jämförelse" style:page-layout-name="pageLayout1" draw:style-name="a161">
      <draw:frame draw:id="id26" presentation:style-name="a165" draw:name="Rubrik 1" svg:x="0.9184in" svg:y="0.39931in" svg:width="11.5in" svg:height="1.44965in" presentation:class="title" presentation:placeholder="false">
        <draw:text-box>
          <text:p text:style-name="a164" text:class-names="" text:cond-style-name=""><text:span text:style-name="a162" text:class-names="">Klicka här för att ändra mall för rubrikformat</text:span><text:span text:style-name="a163" text:class-names=""/></text:p>
        </draw:text-box>
        <svg:title/>
        <svg:desc/>
      </draw:frame>
      <draw:frame draw:id="id27" presentation:style-name="a169" draw:name="Platshållare för text 2" svg:x="0.9184in" svg:y="1.83854in" svg:width="5.64062in" svg:height="0.90104in" presentation:class="outline" presentation:placeholder="false">
        <draw:text-box>
          <text:list text:style-name="a168">
            <text:list-item>
              <text:p text:style-name="a167" text:class-names="" text:cond-style-name=""><text:span text:style-name="a166" text:class-names="">Klicka här för att ändra format på bakgrundstexten</text:span></text:p>
            </text:list-item>
          </text:list>
        </draw:text-box>
        <svg:title/>
        <svg:desc/>
      </draw:frame>
      <draw:frame draw:id="id28" presentation:style-name="a186" draw:name="Platshållare för innehåll 3" svg:x="0.9184in" svg:y="2.73958in" svg:width="5.64062in" svg:height="4.02951in" presentation:class="object" presentation:placeholder="false">
        <draw:text-box>
          <text:list text:style-name="a172">
            <text:list-item>
              <text:p text:style-name="a171" text:class-names="" text:cond-style-name=""><text:span text:style-name="a170" text:class-names="">Klicka här för att ändra format på bakgrundstexten</text:span></text:p>
            </text:list-item>
          </text:list>
          <text:list text:style-name="a175">
            <text:list-item>
              <text:list text:style-name="a175">
                <text:list-item>
                  <text:p text:style-name="a174" text:class-names="" text:cond-style-name=""><text:span text:style-name="a173" text:class-names="">Nivå två</text:span></text:p>
                </text:list-item>
              </text:list>
            </text:list-item>
          </text:list>
          <text:list text:style-name="a178">
            <text:list-item>
              <text:list text:style-name="a178">
                <text:list-item>
                  <text:list text:style-name="a178">
                    <text:list-item>
                      <text:p text:style-name="a177" text:class-names="" text:cond-style-name=""><text:span text:style-name="a176" text:class-names="">Nivå tre</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Nivå fyra</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Nivå fem</text:span><text:span text:style-name="a183" text:class-names=""/></text:p>
                            </text:list-item>
                          </text:list>
                        </text:list-item>
                      </text:list>
                    </text:list-item>
                  </text:list>
                </text:list-item>
              </text:list>
            </text:list-item>
          </text:list>
        </draw:text-box>
        <svg:title/>
        <svg:desc/>
      </draw:frame>
      <draw:frame draw:id="id29" presentation:style-name="a190" draw:name="Platshållare för text 4" svg:x="6.75in" svg:y="1.83854in" svg:width="5.6684in" svg:height="0.90104in" presentation:class="outline" presentation:placeholder="false">
        <draw:text-box>
          <text:list text:style-name="a189">
            <text:list-item>
              <text:p text:style-name="a188" text:class-names="" text:cond-style-name=""><text:span text:style-name="a187" text:class-names="">Klicka här för att ändra format på bakgrundstexten</text:span></text:p>
            </text:list-item>
          </text:list>
        </draw:text-box>
        <svg:title/>
        <svg:desc/>
      </draw:frame>
      <draw:frame draw:id="id30" presentation:style-name="a207" draw:name="Platshållare för innehåll 5" svg:x="6.75in" svg:y="2.73958in" svg:width="5.6684in" svg:height="4.02951in" presentation:class="object" presentation:placeholder="false">
        <draw:text-box>
          <text:list text:style-name="a193">
            <text:list-item>
              <text:p text:style-name="a192" text:class-names="" text:cond-style-name=""><text:span text:style-name="a191" text:class-names="">Klicka här för att ändra format på bakgrundstexten</text:span></text:p>
            </text:list-item>
          </text:list>
          <text:list text:style-name="a196">
            <text:list-item>
              <text:list text:style-name="a196">
                <text:list-item>
                  <text:p text:style-name="a195" text:class-names="" text:cond-style-name=""><text:span text:style-name="a194" text:class-names="">Nivå två</text:span></text:p>
                </text:list-item>
              </text:list>
            </text:list-item>
          </text:list>
          <text:list text:style-name="a199">
            <text:list-item>
              <text:list text:style-name="a199">
                <text:list-item>
                  <text:list text:style-name="a199">
                    <text:list-item>
                      <text:p text:style-name="a198" text:class-names="" text:cond-style-name=""><text:span text:style-name="a197" text:class-names="">Nivå tre</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Nivå fyra</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Nivå fem</text:span><text:span text:style-name="a204" text:class-names=""/></text:p>
                            </text:list-item>
                          </text:list>
                        </text:list-item>
                      </text:list>
                    </text:list-item>
                  </text:list>
                </text:list-item>
              </text:list>
            </text:list-item>
          </text:list>
        </draw:text-box>
        <svg:title/>
        <svg:desc/>
      </draw:frame>
      <draw:frame draw:id="id31" presentation:style-name="a212" draw:name="Platshållare för datum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Platshållare för sidfot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Platshållare för bildnummer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Endast-rubrik" style:page-layout-name="pageLayout1" draw:style-name="a220">
      <draw:frame draw:id="id34" presentation:style-name="a224" draw:name="Rubrik 1" svg:x="0.91667in" svg:y="0.39931in" svg:width="11.5in" svg:height="1.44965in" presentation:class="title" presentation:placeholder="false">
        <draw:text-box>
          <text:p text:style-name="a223" text:class-names="" text:cond-style-name=""><text:span text:style-name="a221" text:class-names="">Klicka här för att ändra mall för rubrikformat</text:span><text:span text:style-name="a222" text:class-names=""/></text:p>
        </draw:text-box>
        <svg:title/>
        <svg:desc/>
      </draw:frame>
      <draw:frame draw:id="id35" presentation:style-name="a229" draw:name="Platshållare för datum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Platshållare för sidfot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Platshållare för bildnummer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Tom" style:page-layout-name="pageLayout1" draw:style-name="a237">
      <draw:frame draw:id="id38" presentation:style-name="a242" draw:name="Platshållare för datum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Platshållare för sidfot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Platshållare för bildnummer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Text-med-bildtext" style:page-layout-name="pageLayout1" draw:style-name="a250">
      <draw:frame draw:id="id41" presentation:style-name="a254" draw:name="Rubrik 1" svg:x="0.9184in" svg:y="0.5in" svg:width="4.30035in" svg:height="1.75in" presentation:class="title" presentation:placeholder="false">
        <draw:text-box>
          <text:p text:style-name="a253" text:class-names="" text:cond-style-name=""><text:span text:style-name="a251" text:class-names="">Klicka här för att ändra mall för rubrikformat</text:span><text:span text:style-name="a252" text:class-names=""/></text:p>
        </draw:text-box>
        <svg:title/>
        <svg:desc/>
      </draw:frame>
      <draw:frame draw:id="id42" presentation:style-name="a271" draw:name="Platshållare för innehåll 2" svg:x="5.6684in" svg:y="1.07986in" svg:width="6.75in" svg:height="5.32986in" presentation:class="object" presentation:placeholder="false">
        <draw:text-box>
          <text:list text:style-name="a257">
            <text:list-item>
              <text:p text:style-name="a256" text:class-names="" text:cond-style-name=""><text:span text:style-name="a255" text:class-names="">Klicka här för att ändra format på bakgrundstexten</text:span></text:p>
            </text:list-item>
          </text:list>
          <text:list text:style-name="a260">
            <text:list-item>
              <text:list text:style-name="a260">
                <text:list-item>
                  <text:p text:style-name="a259" text:class-names="" text:cond-style-name=""><text:span text:style-name="a258" text:class-names="">Nivå två</text:span></text:p>
                </text:list-item>
              </text:list>
            </text:list-item>
          </text:list>
          <text:list text:style-name="a263">
            <text:list-item>
              <text:list text:style-name="a263">
                <text:list-item>
                  <text:list text:style-name="a263">
                    <text:list-item>
                      <text:p text:style-name="a262" text:class-names="" text:cond-style-name=""><text:span text:style-name="a261" text:class-names="">Nivå tre</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Nivå fyra</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Nivå fem</text:span><text:span text:style-name="a268" text:class-names=""/></text:p>
                            </text:list-item>
                          </text:list>
                        </text:list-item>
                      </text:list>
                    </text:list-item>
                  </text:list>
                </text:list-item>
              </text:list>
            </text:list-item>
          </text:list>
        </draw:text-box>
        <svg:title/>
        <svg:desc/>
      </draw:frame>
      <draw:frame draw:id="id43" presentation:style-name="a275" draw:name="Platshållare för text 3" svg:x="0.9184in" svg:y="2.25in" svg:width="4.30035in" svg:height="4.1684in" presentation:class="outline" presentation:placeholder="false">
        <draw:text-box>
          <text:list text:style-name="a274">
            <text:list-item>
              <text:p text:style-name="a273" text:class-names="" text:cond-style-name=""><text:span text:style-name="a272" text:class-names="">Klicka här för att ändra format på bakgrundstexten</text:span></text:p>
            </text:list-item>
          </text:list>
        </draw:text-box>
        <svg:title/>
        <svg:desc/>
      </draw:frame>
      <draw:frame draw:id="id44" presentation:style-name="a280" draw:name="Platshållare för datum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Platshållare för sidfot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Platshållare för bildnummer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Bild-med-bildtext" style:page-layout-name="pageLayout1" draw:style-name="a288">
      <draw:frame draw:id="id47" presentation:style-name="a292" draw:name="Rubrik 1" svg:x="0.9184in" svg:y="0.5in" svg:width="4.30035in" svg:height="1.75in" presentation:class="title" presentation:placeholder="false">
        <draw:text-box>
          <text:p text:style-name="a291" text:class-names="" text:cond-style-name=""><text:span text:style-name="a289" text:class-names="">Klicka här för att ändra mall för rubrikformat</text:span><text:span text:style-name="a290" text:class-names=""/></text:p>
        </draw:text-box>
        <svg:title/>
        <svg:desc/>
      </draw:frame>
      <draw:frame draw:id="id48" presentation:style-name="a295" draw:name="Platshållare för bild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Platshållare för text 3" svg:x="0.9184in" svg:y="2.25in" svg:width="4.30035in" svg:height="4.1684in" presentation:class="outline" presentation:placeholder="false">
        <draw:text-box>
          <text:list text:style-name="a298">
            <text:list-item>
              <text:p text:style-name="a297" text:class-names="" text:cond-style-name=""><text:span text:style-name="a296" text:class-names="">Klicka här för att ändra format på bakgrundstexten</text:span></text:p>
            </text:list-item>
          </text:list>
        </draw:text-box>
        <svg:title/>
        <svg:desc/>
      </draw:frame>
      <draw:frame draw:id="id50" presentation:style-name="a304" draw:name="Platshållare för datum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Platshållare för sidfot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Platshållare för bildnummer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Rubrik-och-lodrät-text" style:page-layout-name="pageLayout1" draw:style-name="a312">
      <draw:frame draw:id="id53" presentation:style-name="a316" draw:name="Rubrik 1" svg:x="0.91667in" svg:y="0.39931in" svg:width="11.5in" svg:height="1.44965in" presentation:class="title" presentation:placeholder="false">
        <draw:text-box>
          <text:p text:style-name="a315" text:class-names="" text:cond-style-name=""><text:span text:style-name="a313" text:class-names="">Klicka här för att ändra mall för rubrikformat</text:span><text:span text:style-name="a314" text:class-names=""/></text:p>
        </draw:text-box>
        <svg:title/>
        <svg:desc/>
      </draw:frame>
      <draw:frame draw:id="id54" presentation:style-name="a333" draw:name="Platshållare för lodrät text 2" svg:x="0.91667in" svg:y="1.99653in" svg:width="11.5in" svg:height="4.75868in" presentation:class="outline" presentation:placeholder="false">
        <draw:text-box>
          <text:list text:style-name="a319">
            <text:list-item>
              <text:p text:style-name="a318" text:class-names="" text:cond-style-name=""><text:span text:style-name="a317" text:class-names="">Klicka här för att ändra format på bakgrundstexten</text:span></text:p>
            </text:list-item>
          </text:list>
          <text:list text:style-name="a322">
            <text:list-item>
              <text:list text:style-name="a322">
                <text:list-item>
                  <text:p text:style-name="a321" text:class-names="" text:cond-style-name=""><text:span text:style-name="a320" text:class-names="">Nivå två</text:span></text:p>
                </text:list-item>
              </text:list>
            </text:list-item>
          </text:list>
          <text:list text:style-name="a325">
            <text:list-item>
              <text:list text:style-name="a325">
                <text:list-item>
                  <text:list text:style-name="a325">
                    <text:list-item>
                      <text:p text:style-name="a324" text:class-names="" text:cond-style-name=""><text:span text:style-name="a323" text:class-names="">Nivå tre</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Nivå fyra</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Nivå fem</text:span><text:span text:style-name="a330" text:class-names=""/></text:p>
                            </text:list-item>
                          </text:list>
                        </text:list-item>
                      </text:list>
                    </text:list-item>
                  </text:list>
                </text:list-item>
              </text:list>
            </text:list-item>
          </text:list>
        </draw:text-box>
        <svg:title/>
        <svg:desc/>
      </draw:frame>
      <draw:frame draw:id="id55" presentation:style-name="a338" draw:name="Platshållare för datum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Platshållare för sidfot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Platshållare för bildnummer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Lodrät-rubrik-och-text" style:page-layout-name="pageLayout1" draw:style-name="a346">
      <draw:frame draw:id="id58" presentation:style-name="a350" draw:name="Lodrät rubrik 1" svg:x="9.54167in" svg:y="0.39931in" svg:width="2.875in" svg:height="6.3559in" presentation:class="title" presentation:placeholder="false">
        <draw:text-box>
          <text:p text:style-name="a349" text:class-names="" text:cond-style-name=""><text:span text:style-name="a347" text:class-names="">Klicka här för att ändra mall för rubrikformat</text:span><text:span text:style-name="a348" text:class-names=""/></text:p>
        </draw:text-box>
        <svg:title/>
        <svg:desc/>
      </draw:frame>
      <draw:frame draw:id="id59" presentation:style-name="a367" draw:name="Platshållare för lodrät text 2" svg:x="0.91667in" svg:y="0.39931in" svg:width="8.45833in" svg:height="6.3559in" presentation:class="outline" presentation:placeholder="false">
        <draw:text-box>
          <text:list text:style-name="a353">
            <text:list-item>
              <text:p text:style-name="a352" text:class-names="" text:cond-style-name=""><text:span text:style-name="a351" text:class-names="">Klicka här för att ändra format på bakgrundstexten</text:span></text:p>
            </text:list-item>
          </text:list>
          <text:list text:style-name="a356">
            <text:list-item>
              <text:list text:style-name="a356">
                <text:list-item>
                  <text:p text:style-name="a355" text:class-names="" text:cond-style-name=""><text:span text:style-name="a354" text:class-names="">Nivå två</text:span></text:p>
                </text:list-item>
              </text:list>
            </text:list-item>
          </text:list>
          <text:list text:style-name="a359">
            <text:list-item>
              <text:list text:style-name="a359">
                <text:list-item>
                  <text:list text:style-name="a359">
                    <text:list-item>
                      <text:p text:style-name="a358" text:class-names="" text:cond-style-name=""><text:span text:style-name="a357" text:class-names="">Nivå tre</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Nivå fyra</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Nivå fem</text:span><text:span text:style-name="a364" text:class-names=""/></text:p>
                            </text:list-item>
                          </text:list>
                        </text:list-item>
                      </text:list>
                    </text:list-item>
                  </text:list>
                </text:list-item>
              </text:list>
            </text:list-item>
          </text:list>
        </draw:text-box>
        <svg:title/>
        <svg:desc/>
      </draw:frame>
      <draw:frame draw:id="id60" presentation:style-name="a372" draw:name="Platshållare för datum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Platshållare för sidfot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Platshållare för bildnummer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Malware i DNS</dc:title>
    <meta:initial-creator>Jesper Värn</meta:initial-creator>
    <dc:creator>Jesper Värn</dc:creator>
    <meta:creation-date>2021-12-17T15:21:26Z</meta:creation-date>
    <dc:date>2021-12-17T15:25:57Z</dc:date>
    <meta:editing-cycles>1</meta:editing-cycles>
    <meta:editing-duration>PT271S</meta:editing-duration>
    <meta:document-statistic meta:paragraph-count="4" meta:word-count="15"/>
  </office:meta>
</office:document-meta>
</file>